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settings.xml" manifest:media-type="text/xml"/>
  <manifest:file-entry manifest:full-path="Object 51/" manifest:version="1.3" manifest:media-type="application/vnd.oasis.opendocument.formula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19/settings.xml" manifest:media-type="text/xml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settings.xml" manifest:media-type="text/xml"/>
  <manifest:file-entry manifest:full-path="Object 20/content.xml" manifest:media-type="text/xml"/>
  <manifest:file-entry manifest:full-path="Object 20/settings.xml" manifest:media-type="text/xml"/>
  <manifest:file-entry manifest:full-path="Object 20/Configurations2/" manifest:media-type="application/vnd.sun.xml.ui.configuration"/>
  <manifest:file-entry manifest:full-path="Object 20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manifest.rdf" manifest:media-type="application/rdf+xml"/>
  <manifest:file-entry manifest:full-path="styles.xml" manifest:media-type="text/xml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Thumbnails/thumbnail.png" manifest:media-type="image/png"/>
  <manifest:file-entry manifest:full-path="meta.xml" manifest:media-type="text/xml"/>
  <manifest:file-entry manifest:full-path="Pictures/100000010000001B00000029B3139A29B620D40A.png" manifest:media-type="image/png"/>
  <manifest:file-entry manifest:full-path="Pictures/20000021000002B20000041E7B03E3B7F747E5B3.svm" manifest:media-type="image/x-svm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content.xml" manifest:media-type="text/xml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3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" manifest:media-type="application/vnd.sun.xml.ui.configuration"/>
  <manifest:file-entry manifest:full-path="Object 14/" manifest:version="1.3" manifest:media-type="application/vnd.oasis.opendocument.formula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content.xml" manifest:media-type="text/xml"/>
  <manifest:file-entry manifest:full-path="Object 32/" manifest:version="1.3" manifest:media-type="application/vnd.oasis.opendocument.formula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settings.xml" manifest:media-type="text/xml"/>
  <manifest:file-entry manifest:full-path="Object 50/" manifest:version="1.3" manifest:media-type="application/vnd.oasis.opendocument.formula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content.xml" manifest:media-type="text/xml"/>
  <manifest:file-entry manifest:full-path="Object 33/" manifest:version="1.3" manifest:media-type="application/vnd.oasis.opendocument.formula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pitch="variable"/>
    <style:font-face style:name="Arial1" svg:font-family="Arial" style:font-family-generic="swiss" style:font-pitch="variable"/>
    <style:font-face style:name="Atalante" svg:font-family="Atalante" style:font-pitch="variable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4" svg:font-family="'Bitstream Vera Sans'" style:font-adornments="Gras" style:font-family-generic="swiss" style:font-pitch="variable"/>
    <style:font-face style:name="Bitstream Vera Sans5" svg:font-family="'Bitstream Vera Sans'" style:font-adornments="Oblique" style:font-family-generic="swiss" style:font-pitch="variable"/>
    <style:font-face style:name="Bitstream Vera Sans6" svg:font-family="'Bitstream Vera Sans'" style:font-adornments="Roman" style:font-family-generic="swiss" style:font-pitch="variable"/>
    <style:font-face style:name="Courier New" svg:font-family="'Courier New'" style:font-family-generic="modern" style:font-pitch="fixed"/>
    <style:font-face style:name="DejaVu Sans Mono" svg:font-family="'DejaVu Sans Mono'" style:font-adornments="Book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ucida Sans" svg:font-family="'Lucida Sans'" style:font-pitch="variable" style:font-charset="x-symbol"/>
    <style:font-face style:name="Lucida Sans Unicode" svg:font-family="'Lucida Sans Unicode'" style:font-pitch="variable"/>
    <style:font-face style:name="Lucida Sans Unicode1" svg:font-family="'Lucida Sans Unicode'" style:font-family-generic="system" style:font-pitch="variable"/>
    <style:font-face style:name="Lucida Sans1" svg:font-family="'Lucida Sans'" style:font-pitch="variable"/>
    <style:font-face style:name="Lucida Sans2" svg:font-family="'Lucida Sans'" style:font-family-generic="roman" style:font-pitch="variable"/>
    <style:font-face style:name="Lucida Sans3" svg:font-family="'Lucida Sans'" style:font-family-generic="system" style:font-pitch="variable" style:font-charset="x-symbol"/>
    <style:font-face style:name="Lucida Sans4" svg:font-family="'Lucida Sans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OpenSymbol1" svg:font-family="OpenSymbol" style:font-pitch="variable" style:font-charset="x-symbol"/>
    <style:font-face style:name="OpenSymbol2" svg:font-family="OpenSymbol" style:font-adornments="Regular" style:font-charset="x-symbol"/>
    <style:font-face style:name="OpenSymbol3" svg:font-family="OpenSymbol" style:font-adornments="Regular" style:font-pitch="variable" style:font-charset="x-symbol"/>
    <style:font-face style:name="SimSun" svg:font-family="SimSun" style:font-pitch="variable" style:font-charset="x-symbol"/>
    <style:font-face style:name="SimSun1" svg:font-family="SimSun" style:font-pitch="variable"/>
    <style:font-face style:name="SimSun2" svg:font-family="SimSun" style:font-family-generic="roman" style:font-pitch="variable"/>
    <style:font-face style:name="SimSun3" svg:font-family="SimSun" style:font-family-generic="system" style:font-pitch="variable" style:font-charset="x-symbol"/>
    <style:font-face style:name="SimSun4" svg:font-family="SimSun" style:font-family-generic="system" style:font-pitch="variable"/>
    <style:font-face style:name="StarSymbol" svg:font-family="StarSymbol" style:font-charset="x-symbol"/>
    <style:font-face style:name="StarSymbol1" svg:font-family="StarSymbol" style:font-pitch="variable" style:font-charset="x-symbol"/>
    <style:font-face style:name="Tahoma" svg:font-family="Tahoma"/>
    <style:font-face style:name="Tahoma1" svg:font-family="Tahoma" style:font-pitch="variable"/>
    <style:font-face style:name="Tahoma2" svg:font-family="Tahoma" style:font-family-generic="system" style:font-pitch="variable"/>
    <style:font-face style:name="Times New Roman" svg:font-family="'Times New Roman'" style:font-pitch="variable" style:font-charset="x-symbol"/>
    <style:font-face style:name="Times New Roman1" svg:font-family="'Times New Roman'" style:font-family-generic="roman" style:font-pitch="variable" style:font-charset="x-symbol"/>
    <style:font-face style:name="Times New Roman2" svg:font-family="'Times New Roman'" style:font-family-generic="roman" style:font-pitch="variable"/>
    <style:font-face style:name="Times New Roman3" svg:font-family="'Times New Roman'" style:font-family-generic="swiss" style:font-pitch="variable"/>
    <style:font-face style:name="Times New Roman4" svg:font-family="'Times New Roman'" style:font-adornments="Regular" style:font-family-generic="roman" style:font-pitch="variable"/>
  </office:font-face-decls>
  <office:automatic-styles>
    <style:style style:name="Tableau1" style:family="table">
      <style:table-properties style:width="9.151cm" table:align="margins" fo:background-color="transparent">
        <style:background-image/>
      </style:table-properties>
    </style:style>
    <style:style style:name="Tableau1.A" style:family="table-column">
      <style:table-column-properties style:column-width="5.398cm" style:rel-column-width="38654*"/>
    </style:style>
    <style:style style:name="Tableau1.B" style:family="table-column">
      <style:table-column-properties style:column-width="3.754cm" style:rel-column-width="26881*"/>
    </style:style>
    <style:style style:name="Tableau1.1" style:family="table-row">
      <style:table-row-properties fo:background-color="transparent">
        <style:background-image/>
      </style:table-row-properties>
    </style:style>
    <style:style style:name="Tableau1.A1" style:family="table-cell">
      <style:table-cell-properties style:vertical-align="middle" fo:background-color="#ffffff" fo:padding="0.049cm" fo:border="none" style:writing-mode="page">
        <style:background-image/>
      </style:table-cell-properties>
    </style:style>
    <style:style style:name="Tableau13" style:family="table">
      <style:table-properties style:width="9.151cm" table:align="margins"/>
    </style:style>
    <style:style style:name="Tableau13.A" style:family="table-column">
      <style:table-column-properties style:column-width="3.05cm" style:rel-column-width="21845*"/>
    </style:style>
    <style:style style:name="Tableau13.A1" style:family="table-cell">
      <style:table-cell-properties style:vertical-align="middle" fo:padding="0.097cm" fo:border="none"/>
    </style:style>
    <style:style style:name="Tableau13.B1" style:family="table-cell">
      <style:table-cell-properties style:vertical-align="middle" fo:padding="0.097cm" fo:border-left="2.25pt solid #cccccc" fo:border-right="none" fo:border-top="none" fo:border-bottom="none"/>
    </style:style>
    <style:style style:name="Tableau14" style:family="table">
      <style:table-properties style:width="9.151cm" table:align="margins"/>
    </style:style>
    <style:style style:name="Tableau14.A" style:family="table-column">
      <style:table-column-properties style:column-width="3.05cm" style:rel-column-width="21845*"/>
    </style:style>
    <style:style style:name="Tableau14.A1" style:family="table-cell">
      <style:table-cell-properties style:vertical-align="middle" fo:padding="0.097cm" fo:border="none"/>
    </style:style>
    <style:style style:name="Tableau14.B1" style:family="table-cell">
      <style:table-cell-properties style:vertical-align="middle" fo:padding="0.097cm" fo:border-left="2.25pt solid #cccccc" fo:border-right="none" fo:border-top="none" fo:border-bottom="none"/>
    </style:style>
    <style:style style:name="Tableau15" style:family="table">
      <style:table-properties style:width="9.151cm" table:align="margins"/>
    </style:style>
    <style:style style:name="Tableau15.A" style:family="table-column">
      <style:table-column-properties style:column-width="3.05cm" style:rel-column-width="21845*"/>
    </style:style>
    <style:style style:name="Tableau15.A1" style:family="table-cell">
      <style:table-cell-properties style:vertical-align="middle" fo:padding-left="0cm" fo:padding-right="0cm" fo:padding-top="0.101cm" fo:padding-bottom="0.101cm" fo:border="none"/>
    </style:style>
    <style:style style:name="Tableau15.B1" style:family="table-cell">
      <style:table-cell-properties style:vertical-align="middle" fo:padding-left="0cm" fo:padding-right="0cm" fo:padding-top="0.101cm" fo:padding-bottom="0.101cm" fo:border-left="2.25pt solid #cccccc" fo:border-right="none" fo:border-top="none" fo:border-bottom="none"/>
    </style:style>
    <style:style style:name="P1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104ebc9" officeooo:paragraph-rsid="0104ebc9"/>
    </style:style>
    <style:style style:name="P2" style:family="paragraph" style:parent-style-name="_5f_Header_20_G_20_page_20_paire_20__28_G_29_">
      <style:text-properties officeooo:rsid="00fbc68f" officeooo:paragraph-rsid="00fbc68f"/>
    </style:style>
    <style:style style:name="P3" style:family="paragraph" style:parent-style-name="_5f_Header_20_G_20_page_20_impaire_20__28_D_29_">
      <style:text-properties officeooo:rsid="00fc60e2" officeooo:paragraph-rsid="00fc60e2"/>
    </style:style>
    <style:style style:name="P4" style:family="paragraph" style:parent-style-name="_5f_Header_20_D_20_page_20_impaire_20__28_D_29_">
      <style:text-properties officeooo:rsid="00fe4814" officeooo:paragraph-rsid="00fe4814"/>
    </style:style>
    <style:style style:name="P5" style:family="paragraph" style:parent-style-name="_5f_Header_20_D_20_page_20_impaire_20__28_D_29_">
      <style:text-properties officeooo:rsid="0101821f" officeooo:paragraph-rsid="0101821f"/>
    </style:style>
    <style:style style:name="P6" style:family="paragraph" style:parent-style-name="_5f_Header_20_M_20_page_20_impaire_20__28_D_29_">
      <style:text-properties officeooo:rsid="0101a5c8" officeooo:paragraph-rsid="0101a5c8"/>
    </style:style>
    <style:style style:name="P7" style:family="paragraph" style:parent-style-name="_5f_Header_20_M_20_page_20_impaire_20__28_D_29_">
      <style:text-properties officeooo:rsid="01035d0f" officeooo:paragraph-rsid="01035d0f"/>
    </style:style>
    <style:style style:name="P8" style:family="paragraph" style:parent-style-name="_5f_Paragraphe">
      <style:text-properties officeooo:paragraph-rsid="015e33e3"/>
    </style:style>
    <style:style style:name="P9" style:family="paragraph" style:parent-style-name="_5f_Paragraphe">
      <style:paragraph-properties fo:text-align="justify" style:justify-single-word="false"/>
      <style:text-properties officeooo:paragraph-rsid="015e33e3"/>
    </style:style>
    <style:style style:name="P10" style:family="paragraph" style:parent-style-name="_5f_Paragraphe">
      <style:text-properties officeooo:paragraph-rsid="015f5c51"/>
    </style:style>
    <style:style style:name="P11" style:family="paragraph" style:parent-style-name="_5f_Paragraphe_5f_Réponse_5f_Elève">
      <style:text-properties officeooo:paragraph-rsid="015f5c51"/>
    </style:style>
    <style:style style:name="P12" style:family="paragraph" style:parent-style-name="_5f_Footer_20_page_20_impaire_20__28_D_29_"/>
    <style:style style:name="P13" style:family="paragraph" style:parent-style-name="_5f_Footer_20_page_20_impaire_20__28_D_29_">
      <style:text-properties officeooo:paragraph-rsid="01316a8b"/>
    </style:style>
    <style:style style:name="P14" style:family="paragraph" style:parent-style-name="_5f_Footer_20_page_20_impaire_20__28_D_29_">
      <style:paragraph-properties fo:text-align="start" style:justify-single-word="false"/>
      <style:text-properties officeooo:rsid="0104ebc9" officeooo:paragraph-rsid="0104ebc9"/>
    </style:style>
    <style:style style:name="P15" style:family="paragraph" style:parent-style-name="_5f_Footer_20_page_20_paire_20__28_G_29_">
      <style:paragraph-properties fo:text-align="end" style:justify-single-word="false"/>
      <style:text-properties officeooo:rsid="0104ebc9" officeooo:paragraph-rsid="0104ebc9"/>
    </style:style>
    <style:style style:name="P16" style:family="paragraph" style:parent-style-name="_5f_Footer_20_page_20_paire_20__28_G_29_"/>
    <style:style style:name="P17" style:family="paragraph" style:parent-style-name="_5f_Footer_20_page_20_paire_20__28_G_29_">
      <style:text-properties officeooo:paragraph-rsid="01316a8b"/>
    </style:style>
    <style:style style:name="P18" style:family="paragraph" style:parent-style-name="_5f_Footer_20_page_20_paire_20__28_G_29_">
      <style:text-properties officeooo:paragraph-rsid="01336347"/>
    </style:style>
    <style:style style:name="P19" style:family="paragraph" style:parent-style-name="_5f_Footer_20_page_20_paire_20__28_G_29_">
      <style:text-properties officeooo:paragraph-rsid="0135ac9e"/>
    </style:style>
    <style:style style:name="P20" style:family="paragraph" style:parent-style-name="_5f_Footer_20_page_20_paire_20__28_G_29_">
      <style:text-properties officeooo:paragraph-rsid="01397109"/>
    </style:style>
    <style:style style:name="P21" style:family="paragraph" style:parent-style-name="_5f_Footer_20_page_20_paire_20__28_G_29_">
      <style:text-properties officeooo:paragraph-rsid="013b50d8"/>
    </style:style>
    <style:style style:name="P22" style:family="paragraph" style:parent-style-name="_5f_Footer_20_page_20_paire_20__28_G_29_">
      <style:paragraph-properties fo:text-align="end" style:justify-single-word="false"/>
      <style:text-properties officeooo:paragraph-rsid="01336347"/>
    </style:style>
    <style:style style:name="P23" style:family="paragraph" style:parent-style-name="_5f_Footer_20_page_20_paire_20__28_G_29_">
      <style:paragraph-properties fo:text-align="end" style:justify-single-word="false"/>
      <style:text-properties officeooo:paragraph-rsid="0135ac9e"/>
    </style:style>
    <style:style style:name="P24" style:family="paragraph" style:parent-style-name="_5f_Footer_20_page_20_paire_20__28_G_29_">
      <style:paragraph-properties fo:text-align="end" style:justify-single-word="false"/>
      <style:text-properties officeooo:paragraph-rsid="01397109"/>
    </style:style>
    <style:style style:name="P25" style:family="paragraph" style:parent-style-name="_5f_Footer_20_page_20_paire_20__28_G_29_">
      <style:paragraph-properties fo:text-align="end" style:justify-single-word="false"/>
      <style:text-properties officeooo:paragraph-rsid="013b50d8"/>
    </style:style>
    <style:style style:name="P26" style:family="paragraph" style:parent-style-name="_5f_Header_20_D_20_page_20_paire_20__28_G_29_">
      <style:text-properties officeooo:paragraph-rsid="00fe4814"/>
    </style:style>
    <style:style style:name="P27" style:family="paragraph" style:parent-style-name="_5f_Header_20_D_20_page_20_paire_20__28_G_29_">
      <style:text-properties officeooo:rsid="0101821f" officeooo:paragraph-rsid="0101821f"/>
    </style:style>
    <style:style style:name="P28" style:family="paragraph" style:parent-style-name="_5f_Header_20_G_20_page_20_paire_20__28_G_29_">
      <style:text-properties officeooo:rsid="00ff3616" officeooo:paragraph-rsid="00ff3616"/>
    </style:style>
    <style:style style:name="P29" style:family="paragraph" style:parent-style-name="_5f_Header_20_G_20_page_20_paire_20__28_G_29_">
      <style:paragraph-properties fo:text-align="start" style:justify-single-word="false"/>
      <style:text-properties officeooo:rsid="00ff1fa1" officeooo:paragraph-rsid="00ff1fa1"/>
    </style:style>
    <style:style style:name="P30" style:family="paragraph" style:parent-style-name="_5f_Header_20_M_20_page_20_impaire_20__28_D_29_">
      <style:text-properties officeooo:rsid="01035d0f" officeooo:paragraph-rsid="01035d0f"/>
    </style:style>
    <style:style style:name="P31" style:family="paragraph" style:parent-style-name="_5f_Header_20_M_20_page_20_paire_20__28_G_29_">
      <style:text-properties officeooo:rsid="0101a5c8" officeooo:paragraph-rsid="0101a5c8"/>
    </style:style>
    <style:style style:name="P32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104ebc9" officeooo:paragraph-rsid="0104ebc9"/>
    </style:style>
    <style:style style:name="P33" style:family="paragraph" style:parent-style-name="_5f_Paragraphe_5f_Bullet" style:list-style-name=""/>
    <style:style style:name="P34" style:family="paragraph" style:parent-style-name="_5f_Paragraphe_5f_avec_5f_Num_5f_Question" style:list-style-name="_5f_Numérotation_20_des_20_exercices"/>
    <style:style style:name="P35" style:family="paragraph" style:parent-style-name="_5f_Paragraphe_5f_avec_5f_Num_5f_Question" style:list-style-name="_5f_Numérotation_20_des_20_exercices">
      <style:paragraph-properties fo:margin-top="0cm" fo:margin-bottom="0.101cm" style:contextual-spacing="false"/>
    </style:style>
    <style:style style:name="P36" style:family="paragraph" style:parent-style-name="_5f_Premier_5f_Titre_5f_Exercices_5f_avec_5f_Num_20_Exo_5f_Avec_5f_Titre" style:list-style-name="_5f_Numérotation_20_des_20_exercices"/>
    <style:style style:name="P37" style:family="paragraph" style:parent-style-name="_5f_Premier_5f_Titre_5f_Exercices_5f_avec_5f_Num_5f_Exo_5f_sans_5f_Titre" style:list-style-name="_5f_Numérotation_20_des_20_exercices"/>
    <style:style style:name="P38" style:family="paragraph" style:parent-style-name="_5f_Premier_5f_Titre_5f_Exercices_5f_avec_5f_Num_5f_Exo_5f_sans_5f_Titre" style:list-style-name="_5f_Numérotation_20_des_20_exercices" style:master-page-name="SERIE_5f_Geometrie_5f_CLR_5f_1ca2b8_5f_2col">
      <style:paragraph-properties style:page-number="auto"/>
    </style:style>
    <style:style style:name="P39" style:family="paragraph" style:parent-style-name="_5f_Titre_5f_Exercices_5f_avec_5f_Titre" style:list-style-name="_5f_Numérotation_20_des_20_exercices"/>
    <style:style style:name="P40" style:family="paragraph" style:parent-style-name="_5f_Titre_5f_Exercices_5f_avec_5f_Titre" style:list-style-name="_5f_Numérotation_20_des_20_exercices">
      <style:text-properties officeooo:paragraph-rsid="015f5c51"/>
    </style:style>
    <style:style style:name="P41" style:family="paragraph" style:parent-style-name="_5f_Titre_5f_Exercices_5f_sans_5f_Titre" style:list-style-name="_5f_Numérotation_20_des_20_exercices"/>
    <style:style style:name="P42" style:family="paragraph">
      <style:paragraph-properties fo:text-align="center"/>
    </style:style>
    <style:style style:name="P43" style:family="paragraph">
      <loext:graphic-properties draw:fill="none" draw:fill-color="#ffffff"/>
      <style:paragraph-properties fo:text-align="center"/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P44" style:family="paragraph">
      <loext:graphic-properties draw:fill="solid" draw:fill-color="#7fb241"/>
    </style:style>
    <style:style style:name="P45" style:family="paragraph">
      <loext:graphic-properties draw:fill="solid" draw:fill-color="#9d0f89"/>
    </style:style>
    <style:style style:name="P46" style:family="paragraph">
      <loext:graphic-properties draw:fill="solid" draw:fill-color="#1ca2b8"/>
    </style:style>
    <style:style style:name="P47" style:family="paragraph">
      <loext:graphic-properties draw:fill="solid" draw:fill-color="#d7e12c"/>
    </style:style>
    <style:style style:name="P48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4" style:font-size-complex="18pt" style:font-style-complex="normal" style:font-weight-complex="normal" style:text-emphasize="none" style:font-relief="none" style:text-overline-style="none" style:text-overline-color="font-color"/>
    </style:style>
    <style:style style:name="P49" style:family="paragraph">
      <style:paragraph-properties fo:margin-left="0cm" fo:margin-right="0cm" fo:margin-top="0cm" fo:margin-bottom="0cm" fo:line-height="100%" fo:text-indent="0cm" style:writing-mode="lr-tb"/>
    </style:style>
    <style:style style:name="P50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Times New Roman2" fo:font-size="12pt" fo:font-style="italic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4" style:font-size-complex="18pt" style:font-style-complex="normal" style:font-weight-complex="normal" style:text-emphasize="none" style:font-relief="none" style:text-overline-style="none" style:text-overline-color="font-color"/>
    </style:style>
    <style:style style:name="P51" style:family="paragraph">
      <loext:graphic-properties draw:fill="solid" draw:fill-color="#00b8ff" draw:fill-image-width="0cm" draw:fill-image-height="0cm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Times New Roman2" fo:font-size="24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52" style:family="paragraph">
      <loext:graphic-properties draw:fill="none" draw:fill-color="#ffffff" draw:fill-image-width="0cm" draw:fill-image-height="0cm"/>
      <style:paragraph-properties fo:margin-left="0cm" fo:margin-right="0cm" fo:margin-top="0cm" fo:margin-bottom="0cm" fo:line-height="100%" fo:text-indent="0cm"/>
      <style:text-properties fo:font-variant="normal" fo:text-transform="none" fo:color="#000000" loext:opacity="100%" style:text-outline="false" style:text-line-through-style="none" style:text-line-through-type="none" style:font-name="Bitstream Vera Sans6" fo:font-size="10pt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scale="100%" style:font-relief="none" style:text-overline-style="none" style:text-overline-color="font-color"/>
    </style:style>
    <style:style style:name="P53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4" style:font-size-complex="18pt" style:font-style-complex="normal" style:font-weight-complex="normal" style:text-emphasize="none" style:font-relief="none" style:text-overline-style="none" style:text-overline-color="font-color"/>
    </style:style>
    <style:style style:name="P54" style:family="paragraph">
      <style:paragraph-properties fo:margin-left="0cm" fo:margin-right="0cm" fo:margin-top="0cm" fo:margin-bottom="0cm" fo:line-height="100%" fo:text-indent="0cm"/>
    </style:style>
    <style:style style:name="P55" style:family="paragraph">
      <loext:graphic-properties draw:fill="none" draw:fill-color="#ffffff" draw:fill-image-width="0cm" draw:fill-image-height="0cm"/>
      <style:paragraph-properties fo:margin-left="0cm" fo:margin-right="0cm" fo:margin-top="0cm" fo:margin-bottom="0cm" fo:line-height="100%" fo:text-indent="0cm"/>
      <style:text-properties fo:font-variant="normal" fo:text-transform="none" fo:color="#000000" loext:opacity="100%" style:text-outline="false" style:text-line-through-style="none" style:text-line-through-type="none" style:font-name="Bitstream Vera Sans1" fo:font-size="10pt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scale="100%" style:font-relief="none" style:text-overline-style="none" style:text-overline-color="font-color"/>
    </style:style>
    <style:style style:name="P56" style:family="paragraph">
      <loext:graphic-properties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Times New Roman2" fo:font-size="24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57" style:family="paragraph">
      <loext:graphic-properties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indent="0cm"/>
      <style:text-properties fo:font-variant="normal" fo:text-transform="none" fo:color="#ffffff" loext:opacity="100%" style:text-outline="false" style:text-line-through-style="none" style:text-line-through-type="none" style:font-name="Bitstream Vera Sans6" fo:font-size="11pt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scale="90%" style:font-relief="none" style:text-overline-style="none" style:text-overline-color="font-color"/>
    </style:style>
    <style:style style:name="P58" style:family="paragraph">
      <loext:graphic-properties draw:fill="solid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Bitstream Vera Sans6" fo:font-size="10pt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text-scale="100%" style:font-relief="none" style:text-overline-style="none" style:text-overline-color="font-color"/>
    </style:style>
    <style:style style:name="P59" style:family="paragraph">
      <loext:graphic-properties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Times New Roman2" fo:font-size="24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60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Times New Roman2" fo:font-size="24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61" style:family="paragraph">
      <loext:graphic-properties draw:fill="none" draw:fill-color="#00b8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Bitstream Vera Sans6" fo:font-size="10pt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text-scale="100%" style:font-relief="none" style:text-overline-style="none" style:text-overline-color="font-color"/>
    </style:style>
    <style:style style:name="P62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fo:color="#000000" loext:opacity="100%" style:text-outline="false" style:text-line-through-style="none" style:text-line-through-typ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scale="100%" style:font-relief="none" style:text-overline-style="none" style:text-overline-color="font-color"/>
    </style:style>
    <style:style style:name="P63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Lucida Sans Unicode1" style:font-size-asian="18pt" style:font-style-asian="normal" style:font-weight-asian="normal" style:font-name-complex="Tahoma2" style:font-size-complex="18pt" style:font-style-complex="normal" style:font-weight-complex="normal" style:text-emphasize="none" style:font-relief="none" style:text-overline-style="none" style:text-overline-color="font-color"/>
    </style:style>
    <style:style style:name="P64" style:family="paragraph">
      <loext:graphic-properties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Times New Roman2" fo:font-size="24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65" style:family="paragraph">
      <style:paragraph-properties fo:margin-left="0cm" fo:margin-right="0cm" fo:margin-top="0cm" fo:margin-bottom="0cm" fo:line-height="100%" fo:text-indent="0cm" loext:tab-stop-distance="0cm" style:writing-mode="lr-tb">
        <style:tab-stops/>
      </style:paragraph-properties>
    </style:style>
    <style:style style:name="P66" style:family="paragraph">
      <loext:graphic-properties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indent="0cm" loext:tab-stop-distance="0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scale="100%" style:font-relief="none" style:text-overline-style="none" style:text-overline-color="font-color"/>
    </style:style>
    <style:style style:name="P67" style:family="paragraph">
      <loext:graphic-properties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Times New Roman2" fo:font-size="24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68" style:family="paragraph">
      <loext:graphic-properties draw:fill="solid" draw:fill-color="#00b8ff" draw:fill-image-width="0cm" draw:fill-image-height="0cm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Times New Roman2" fo:font-size="24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text-scale="80%" style:font-relief="none" style:text-overline-style="none" style:text-overline-color="font-color"/>
    </style:style>
    <style:style style:name="P69" style:family="paragraph">
      <loext:graphic-properties draw:fill="none" draw:fill-color="#ffffff" draw:fill-image-width="0cm" draw:fill-image-height="0cm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Bitstream Vera Sans6" fo:font-size="10pt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text-scale="80%" style:font-relief="none" style:text-overline-style="none" style:text-overline-color="font-color"/>
    </style:style>
    <style:style style:name="P70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Bitstream Vera Sans6" fo:font-size="10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71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Bitstream Vera Sans6" fo:font-size="10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72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fo:color="#000000" loext:opacity="100%" style:text-outline="false" style:text-line-through-style="none" style:text-line-through-type="none" style:font-name="Bitstream Vera Sans6" fo:font-size="10pt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scale="100%" style:font-relief="none" style:text-overline-style="none" style:text-overline-color="font-color"/>
    </style:style>
    <style:style style:name="P73" style:family="paragraph">
      <loext:graphic-properties draw:fill="solid" draw:fill-color="#00b8ff" draw:fill-image-width="0cm" draw:fill-image-height="0cm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Times New Roman2" fo:font-size="24pt" fo:font-style="normal" fo:text-shadow="none" style:text-underline-style="none" fo:font-weight="normal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74" style:family="paragraph">
      <style:paragraph-properties fo:margin-left="0cm" fo:margin-right="0cm" fo:margin-top="0cm" fo:margin-bottom="0cm" fo:line-height="100%" fo:text-indent="0cm" loext:tab-stop-distance="0cm">
        <style:tab-stops/>
      </style:paragraph-properties>
    </style:style>
    <style:style style:name="P75" style:family="paragraph">
      <loext:graphic-properties draw:fill="none" draw:fill-color="#ffffff" draw:fill-image-width="0cm" draw:fill-image-height="0cm"/>
      <style:paragraph-properties fo:margin-left="0cm" fo:margin-right="0cm" fo:margin-top="0cm" fo:margin-bottom="0cm" fo:line-height="100%" fo:text-indent="0cm" loext:tab-stop-distance="0cm">
        <style:tab-stops/>
      </style:paragraph-properties>
      <style:text-properties fo:color="#000000" loext:opacity="100%" style:text-outline="false" style:text-line-through-style="none" style:text-line-through-type="none" style:font-name="Bitstream Vera Sans1" fo:font-size="10pt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scale="100%" style:font-relief="none"/>
    </style:style>
    <style:style style:name="P76" style:family="paragraph">
      <loext:graphic-properties draw:fill="none" draw:fill-color="#ffffff" draw:fill-image-width="0cm" draw:fill-image-height="0cm"/>
      <style:paragraph-properties fo:margin-left="0cm" fo:margin-right="0cm" fo:margin-top="0cm" fo:margin-bottom="0cm" fo:line-height="100%" fo:text-indent="0cm"/>
      <style:text-properties fo:color="#000000" loext:opacity="100%" style:text-outline="false" style:text-line-through-style="none" style:text-line-through-type="none" style:font-name="Bitstream Vera Sans1" fo:font-size="10pt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scale="100%" style:font-relief="none"/>
    </style:style>
    <style:style style:name="P77" style:family="paragraph">
      <loext:graphic-properties draw:fill="solid" draw:fill-color="#ffffff" draw:fill-image-width="0cm" draw:fill-image-height="0cm"/>
      <style:paragraph-properties fo:margin-left="0cm" fo:margin-right="0cm" fo:margin-top="0cm" fo:margin-bottom="0cm" fo:line-height="100%" fo:text-indent="0cm"/>
      <style:text-properties fo:font-variant="normal" fo:text-transform="none" fo:color="#000000" loext:opacity="100%" style:text-outline="false" style:text-line-through-style="none" style:text-line-through-type="none" style:font-name="Bitstream Vera Sans6" fo:font-size="10pt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scale="100%" style:font-relief="none" style:text-overline-style="none" style:text-overline-color="font-color"/>
    </style:style>
    <style:style style:name="P78" style:family="paragraph">
      <loext:graphic-properties draw:fill="none" draw:fill-color="#ffffff" draw:fill-image-width="0cm" draw:fill-image-height="0cm"/>
      <style:paragraph-properties fo:margin-left="0cm" fo:margin-right="0cm" fo:margin-top="0cm" fo:margin-bottom="0cm" fo:line-height="100%" fo:text-indent="0cm"/>
      <style:text-properties fo:color="#000000" loext:opacity="100%" style:text-outline="false" style:text-line-through-style="none" style:text-line-through-type="none" style:font-name="Bitstream Vera Sans6" fo:font-size="10pt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scale="80%" style:font-relief="none"/>
    </style:style>
    <style:style style:name="P79" style:family="paragraph">
      <loext:graphic-properties draw:fill="none" draw:fill-color="#ffffff" draw:fill-image-width="0cm" draw:fill-image-height="0cm"/>
      <style:paragraph-properties fo:margin-left="0cm" fo:margin-right="0cm" fo:margin-top="0cm" fo:margin-bottom="0cm" fo:line-height="100%" fo:text-indent="0cm"/>
      <style:text-properties fo:color="#000000" loext:opacity="100%" style:text-outline="false" style:text-line-through-style="none" style:text-line-through-type="none" style:font-name="Bitstream Vera Sans6" fo:font-size="10pt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scale="100%" style:font-relief="none"/>
    </style:style>
    <style:style style:name="P80" style:family="paragraph">
      <loext:graphic-properties draw:fill="none" draw:fill-color="#729fc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4" style:font-size-complex="18pt" style:font-style-complex="normal" style:font-weight-complex="normal" style:text-emphasize="none" style:font-relief="none" style:text-overline-style="none" style:text-overline-color="font-color"/>
    </style:style>
    <style:style style:name="P81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Lucida Sans Unicode1" style:font-size-asian="10pt" style:font-style-asian="normal" style:font-weight-asian="normal" style:font-name-complex="Tahoma2" style:font-size-complex="10pt" style:font-style-complex="normal" style:font-weight-complex="normal" style:text-emphasize="none" style:font-relief="none" style:text-overline-style="none" style:text-overline-color="font-color"/>
    </style:style>
    <style:style style:name="P82" style:family="paragraph">
      <loext:graphic-properties draw:fill="none"/>
      <style:paragraph-properties fo:text-align="center"/>
    </style:style>
    <style:style style:name="P83" style:family="paragraph">
      <loext:graphic-properties draw:fill="solid" draw:fill-color="#ffffff" draw:fill-image-width="0cm" draw:fill-image-height="0cm"/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Bitstream Vera Sans6" fo:font-size="10pt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text-scale="100%" style:font-relief="none"/>
    </style:style>
    <style:style style:name="P84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Bitstream Vera Sans1" fo:font-size="10pt" fo:font-style="italic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4" style:font-size-complex="18pt" style:font-style-complex="normal" style:font-weight-complex="normal" style:text-emphasize="none" style:font-relief="none" style:text-overline-style="none" style:text-overline-color="font-color"/>
    </style:style>
    <style:style style:name="P85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Microsoft YaHei" style:font-size-asian="9pt" style:font-style-asian="normal" style:font-weight-asian="normal" style:font-name-complex="Lucida Sans4" style:font-size-complex="9pt" style:font-style-complex="normal" style:font-weight-complex="normal" style:text-emphasize="none" style:font-relief="none" style:text-overline-style="none" style:text-overline-color="font-color"/>
    </style:style>
    <style:style style:name="P86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Lucida Sans4" style:font-size-complex="10pt" style:font-style-complex="normal" style:font-weight-complex="normal" style:text-emphasize="none" style:font-relief="none" style:text-overline-style="none" style:text-overline-color="font-color"/>
    </style:style>
    <style:style style:name="P87" style:family="paragraph">
      <loext:graphic-properties draw:fill="solid" draw:fill-color="#00b8ff" draw:fill-image-width="0cm" draw:fill-image-height="0cm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Bitstream Vera Sans6" fo:font-size="9pt" fo:font-style="normal" fo:text-shadow="none" style:text-underline-style="none" fo:font-weight="normal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88" style:family="paragraph">
      <loext:graphic-properties draw:fill="none" draw:fill-color="#ffffff" draw:fill-image-width="0cm" draw:fill-image-height="0cm"/>
      <style:paragraph-properties fo:margin-left="0cm" fo:margin-right="0cm" fo:margin-top="0cm" fo:margin-bottom="0cm" fo:line-height="100%" fo:text-indent="0cm"/>
      <style:text-properties fo:color="#000000" loext:opacity="100%" style:text-outline="false" style:text-line-through-style="none" style:text-line-through-type="none" style:font-name="Bitstream Vera Sans6" fo:font-size="9pt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scale="100%" style:font-relief="none"/>
    </style:style>
    <style:style style:name="P89" style:family="paragraph">
      <loext:graphic-properties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Bitstream Vera Sans6" fo:font-size="9pt" fo:font-style="normal" fo:text-shadow="none" style:text-underline-style="none" fo:font-weight="normal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90" style:family="paragraph">
      <loext:graphic-properties draw:fill="none" draw:fill-color="#ffffff" draw:fill-image-width="0cm" draw:fill-image-height="0cm"/>
      <style:paragraph-properties fo:margin-left="0cm" fo:margin-right="0cm" fo:margin-top="0cm" fo:margin-bottom="0cm" fo:line-height="100%" fo:text-indent="0cm"/>
      <style:text-properties fo:color="#000000" loext:opacity="100%" style:text-outline="false" style:text-line-through-style="none" style:text-line-through-type="none" style:font-name="Bitstream Vera Sans1" fo:font-size="9pt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scale="100%" style:font-relief="none"/>
    </style:style>
    <style:style style:name="P91" style:family="paragraph">
      <loext:graphic-properties draw:fill="solid" draw:fill-color="#ffffff" draw:fill-image-width="0cm" draw:fill-image-height="0cm"/>
      <style:paragraph-properties fo:margin-left="0cm" fo:margin-right="0cm" fo:margin-top="0cm" fo:margin-bottom="0cm" fo:line-height="100%" fo:text-indent="0cm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Bitstream Vera Sans6" fo:font-size="10pt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text-scale="100%" style:font-relief="none" style:text-overline-style="none" style:text-overline-color="font-color"/>
    </style:style>
    <style:style style:name="P92" style:family="paragraph">
      <loext:graphic-properties draw:fill="solid" draw:fill-color="#00b8ff" draw:fill-image-width="0cm" draw:fill-image-height="0cm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Times New Roman2" fo:font-size="24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93" style:family="paragraph">
      <loext:graphic-properties draw:fill="solid" draw:fill-color="#ffffff" draw:fill-image-width="0cm" draw:fill-image-height="0cm"/>
      <style:paragraph-properties fo:margin-left="0cm" fo:margin-right="0cm" fo:margin-top="0cm" fo:margin-bottom="0cm" fo:line-height="100%" fo:text-indent="0cm"/>
      <style:text-properties fo:color="#000000" loext:opacity="100%" style:text-outline="false" style:text-line-through-style="none" style:text-line-through-type="none" style:font-name="Bitstream Vera Sans6" fo:font-size="10pt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scale="100%" style:font-relief="none"/>
    </style:style>
    <style:style style:name="P94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95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96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97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small-caps" fo:color="#1ca2b8" loext:opacity="100%" style:font-name="Bitstream Vera Sans3" fo:font-size="16pt" fo:font-style="normal" fo:text-shadow="none" fo:font-weight="bold"/>
    </style:style>
    <style:style style:name="T2" style:family="text">
      <style:text-properties fo:font-variant="small-caps" fo:color="#1ca2b8" loext:opacity="100%" style:font-name="Bitstream Vera Sans3" fo:font-size="16pt" fo:font-style="normal" fo:text-shadow="none" fo:font-weight="bold" officeooo:rsid="0334510d"/>
    </style:style>
    <style:style style:name="T3" style:family="text">
      <style:text-properties fo:font-variant="small-caps" fo:color="#7fb241" loext:opacity="100%" style:font-name="Bitstream Vera Sans6" fo:font-size="16pt" fo:font-weight="bold"/>
    </style:style>
    <style:style style:name="T4" style:family="text">
      <style:text-properties fo:font-variant="small-caps" fo:color="#7fb241" loext:opacity="100%" style:font-name="Bitstream Vera Sans6" fo:font-size="16pt" fo:font-weight="bold" officeooo:rsid="02768590"/>
    </style:style>
    <style:style style:name="T5" style:family="text">
      <style:text-properties fo:font-variant="small-caps" fo:color="#7fb241" loext:opacity="100%" style:font-name="Bitstream Vera Sans6" fo:font-size="16pt" fo:font-weight="bold" officeooo:rsid="0021cde5"/>
    </style:style>
    <style:style style:name="T6" style:family="text">
      <style:text-properties fo:font-size="16pt" officeooo:rsid="00fe4814" style:font-size-asian="16pt" style:font-size-complex="16pt"/>
    </style:style>
    <style:style style:name="T7" style:family="text">
      <style:text-properties officeooo:rsid="015e33e3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officeooo:rsid="015f5c51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15f5c51" style:font-weight-asian="bold" style:font-weight-complex="bold"/>
    </style:style>
    <style:style style:name="T12" style:family="text"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Lucida Sans4" style:font-size-complex="10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000000" loext:opacity="100%" style:text-outline="false" style:text-line-through-style="none" style:text-line-through-type="none" style:font-name="Bitstream Vera Sans6" fo:font-size="10pt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scale="100%" style:font-relief="none" style:text-overline-style="none" style:text-overline-color="font-color"/>
    </style:style>
    <style:style style:name="T15" style:family="text">
      <style:text-properties fo:font-variant="normal" fo:text-transform="none" fo:color="#000000" loext:opacity="100%" style:text-outline="false" style:text-line-through-style="none" style:text-line-through-type="none" style:font-name="OpenSymbol1" fo:font-size="10pt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scale="100%" style:font-relief="none" style:text-overline-style="none" style:text-overline-color="font-color"/>
    </style:style>
    <style:style style:name="T16" style:family="text">
      <style:text-properties fo:font-variant="normal" fo:text-transform="none" fo:color="#000000" loext:opacity="100%" style:text-outline="false" style:text-line-through-style="none" style:text-line-through-type="none" style:font-name="OpenSymbol3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letter-kerning="false" style:font-name-asian="OpenSymbol3" style:font-size-asian="10pt" style:language-asian="zxx" style:country-asian="none" style:font-style-asian="normal" style:font-weight-asian="normal" style:font-name-complex="OpenSymbol3" style:font-size-complex="10pt" style:font-style-complex="normal" style:font-weight-complex="normal" style:text-emphasize="none" style:text-scale="100%" style:font-relief="none" style:text-overline-style="none" style:text-overline-color="font-color"/>
    </style:style>
    <style:style style:name="T17" style:family="text">
      <style:text-properties fo:font-variant="normal" fo:text-transform="none" fo:color="#000000" loext:opacity="100%" style:text-outline="false" style:text-line-through-style="none" style:text-line-through-type="none" style:font-name="Bitstream Vera Sans1" fo:font-size="10pt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scale="100%" style:font-relief="none" style:text-overline-style="none" style:text-overline-color="font-color"/>
    </style:style>
    <style:style style:name="T18" style:family="text">
      <style:text-properties fo:font-variant="normal" fo:text-transform="none" fo:color="#ffffff" loext:opacity="100%" style:text-outline="false" style:text-line-through-style="none" style:text-line-through-type="none" style:font-name="Bitstream Vera Sans6" fo:font-size="11pt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scale="90%" style:font-relief="none" style:text-overline-style="none" style:text-overline-color="font-color"/>
    </style:style>
    <style:style style:name="T19" style:family="text">
      <style:text-properties fo:font-variant="normal" fo:text-transform="none" fo:color="#000000" loext:opacity="100%" style:text-outline="false" style:text-line-through-style="none" style:text-line-through-type="none" style:font-name="Bitstream Vera Sans6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" style:font-size-asian="10pt" style:language-asian="zxx" style:country-asian="none" style:font-style-asian="normal" style:font-weight-asian="normal" style:font-name-complex="Arial" style:font-size-complex="10pt" style:font-style-complex="normal" style:font-weight-complex="normal" style:text-emphasize="none" style:text-scale="100%" style:font-relief="none" style:text-overline-style="none" style:text-overline-color="font-color"/>
    </style:style>
    <style:style style:name="T20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6" fo:font-size="10pt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text-scale="100%" style:font-relief="none" style:text-overline-style="none" style:text-overline-color="font-color"/>
    </style:style>
    <style:style style:name="T21" style:family="text">
      <style:text-properties fo:font-variant="normal" fo:text-transform="none" fo:color="#000000" loext:opacity="100%" style:text-outline="false" style:text-line-through-style="none" style:text-line-through-type="none" style:font-name="Bitstream Vera Sans6" fo:font-size="11pt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scale="100%" style:font-relief="none" style:text-overline-style="none" style:text-overline-color="font-color"/>
    </style:style>
    <style:style style:name="T22" style:family="text">
      <style:text-properties fo:font-variant="normal" fo:text-transform="none" fo:color="#000000" loext:opacity="100%" style:text-outline="false" style:text-line-through-style="none" style:text-line-through-type="none" style:font-name="Bitstream Vera Sans6" fo:font-size="10pt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scale="90%" style:font-relief="none" style:text-overline-style="none" style:text-overline-color="font-color"/>
    </style:style>
    <style:style style:name="T23" style:family="text">
      <style:text-properties fo:color="#000000" loext:opacity="100%" style:text-outline="false" style:text-line-through-style="none" style:text-line-through-type="none" style:font-name="Bitstream Vera Sans6" fo:font-size="10pt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scale="100%" style:font-relief="none"/>
    </style:style>
    <style:style style:name="T24" style:family="text">
      <style:text-properties fo:font-variant="normal" fo:text-transform="none" fo:color="#000000" loext:opacity="100%" style:text-outline="false" style:text-line-through-style="none" style:text-line-through-type="none" style:font-name="StarSymbol1" fo:font-size="10pt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text-scale="90%" style:font-relief="none" style:text-overline-style="none" style:text-overline-color="font-color"/>
    </style:style>
    <style:style style:name="T25" style:family="text">
      <style:text-properties fo:color="#000000" loext:opacity="100%" style:text-outline="false" style:text-line-through-style="none" style:text-line-through-type="none" style:font-name="StarSymbol1" fo:font-size="10pt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text-scale="90%" style:font-relief="none"/>
    </style:style>
    <style:style style:name="T26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4" style:font-size-complex="18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Lucida Sans Unicode1" style:font-size-asian="10pt" style:font-style-asian="normal" style:font-weight-asian="normal" style:font-name-complex="Tahoma2" style:font-size-complex="10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style:use-window-font-color="true" loext:opacity="0%" style:text-outline="false" style:text-line-through-style="none" style:text-line-through-type="none" style:font-name="Bitstream Vera Sans6" fo:font-size="10pt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text-scale="100%" style:font-relief="none"/>
    </style:style>
    <style:style style:name="T29" style:family="text">
      <style:text-properties style:use-window-font-color="true" loext:opacity="0%" style:text-outline="false" style:text-line-through-style="none" style:text-line-through-type="none" style:font-name="OpenSymbol3" fo:font-size="10pt" fo:font-style="normal" fo:text-shadow="none" style:text-underline-style="none" fo:font-weight="normal" style:text-underline-mode="continuous" style:text-overline-mode="continuous" style:text-line-through-mode="continuous" style:letter-kerning="false" style:font-name-asian="OpenSymbol3" style:font-size-asian="24pt" style:font-style-asian="normal" style:font-weight-asian="normal" style:font-name-complex="OpenSymbol3" style:font-size-complex="24pt" style:font-style-complex="normal" style:font-weight-complex="normal" style:text-emphasize="none" style:text-scale="100%" style:font-relief="none"/>
    </style:style>
    <style:style style:name="T30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Microsoft YaHei" style:font-size-asian="9pt" style:font-style-asian="normal" style:font-weight-asian="normal" style:font-name-complex="Lucida Sans4" style:font-size-complex="9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color="#000000" loext:opacity="100%" style:text-outline="false" style:text-line-through-style="none" style:text-line-through-type="none" style:font-name="Bitstream Vera Sans6" fo:font-size="9pt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scale="100%" style:font-relief="none"/>
    </style:style>
    <style:style style:name="T32" style:family="text">
      <style:text-properties fo:color="#000000" loext:opacity="100%" style:text-outline="false" style:text-line-through-style="none" style:text-line-through-type="none" style:font-name="Bitstream Vera Sans1" fo:font-size="9pt" fo:language="zxx" fo:country="none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" style:font-size-asian="10pt" style:language-asian="zxx" style:country-asian="none" style:font-style-asian="normal" style:font-weight-asian="normal" style:font-name-complex="Arial" style:font-size-complex="10pt" style:font-style-complex="normal" style:font-weight-complex="normal" style:text-emphasize="none" style:text-scale="100%" style:font-relief="none"/>
    </style:style>
    <style:style style:name="T33" style:family="text">
      <style:text-properties fo:color="#000000" loext:opacity="100%" style:text-outline="false" style:text-line-through-style="none" style:text-line-through-type="none" style:font-name="Bitstream Vera Sans1" fo:font-size="9pt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scale="100%" style:font-relief="none"/>
    </style:style>
    <style:style style:name="T34" style:family="text">
      <style:text-properties fo:font-variant="normal" fo:text-transform="none" fo:color="#000000" loext:opacity="100%" style:text-outline="false" style:text-line-through-style="none" style:text-line-through-type="none" style:font-name="Bitstream Vera Sans1" fo:font-size="10pt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text-scale="90%" style:font-relief="none" style:text-overline-style="none" style:text-overline-color="font-color"/>
    </style:style>
    <style:style style:name="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fr2" style:family="graphic" style:parent-style-name="Formula">
      <style:graphic-properties fo:margin-left="0.011cm" fo:margin-right="0.011cm" style:wrap="parallel" style:number-wrapped-paragraphs="no-limit" style:wrap-contour="false" style:vertical-pos="middle" style:vertical-rel="text" style:horizontal-pos="from-left" style:horizontal-rel="paragraph-content" draw:wrap-influence-on-position="once-concurrent" loext:allow-overlap="true" draw:ole-draw-aspect="1"/>
    </style:style>
    <style:style style:name="fr3" style:family="graphic" style:parent-style-name="Formula">
      <style:graphic-properties fo:margin-left="0.011cm" fo:margin-right="0.011cm" style:wrap="parallel" style:number-wrapped-paragraphs="no-limit" style:wrap-contour="false" style:vertical-pos="middle" style:vertical-rel="text" style:horizontal-pos="from-left" style:horizontal-rel="paragraph-content" draw:ole-draw-aspect="1"/>
    </style:style>
    <style:style style:name="gr1" style:family="graphic">
      <style:graphic-properties draw:stroke="none" svg:stroke-color="#000000" draw:fill="none" draw:fill-color="#ffffff" fo:min-height="0.714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draw:fill="solid" draw:fill-color="#7fb241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06cm" svg:stroke-color="#9d0f89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none" draw:fill="solid" draw:fill-color="#9d0f89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stroke="none" draw:fill="solid" draw:fill-color="#1ca2b8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stroke="none" draw:fill="solid" draw:fill-color="#d7e12c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draw:stroke="solid" svg:stroke-width="0.025cm" svg:stroke-color="#000000" draw:marker-start="" draw:marker-start-width="0.199cm" draw:marker-start-center="false" draw:marker-end="Arrow_20_concave" draw:marker-end-width="0.199cm" draw:marker-end-center="false" draw:fill="solid" draw:fill-color="#729fcf" draw:textarea-horizontal-align="center" draw:textarea-vertical-align="middle" fo:padding-top="0.138cm" fo:padding-bottom="0.138cm" fo:padding-left="0.263cm" fo:padding-right="0.263cm" fo:wrap-option="wrap" draw:shadow="hidden" draw:shadow-offset-x="0.199cm" draw:shadow-offset-y="0.199cm" draw:shadow-color="#808080" loext:decorative="false" style:run-through="foreground"/>
    </style:style>
    <style:style style:name="gr11" style:family="graphic">
      <style:graphic-properties draw:stroke="none" svg:stroke-width="0.025cm" svg:stroke-color="#3465a4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413cm" fo:min-width="0.229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12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8cm" fo:padding-bottom="0.138cm" fo:padding-left="0.263cm" fo:padding-right="0.263cm" fo:wrap-option="wrap" draw:shadow="hidden" draw:shadow-offset-x="0.199cm" draw:shadow-offset-y="0.199cm" draw:shadow-color="#808080" loext:decorative="false" style:run-through="foreground"/>
    </style:style>
    <style:style style:name="gr13" style:family="graphic">
      <style:graphic-properties style:writing-mode="lr-tb" loext:decorative="false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14" style:family="graphic">
      <style:graphic-properties draw:stroke="solid" draw:stroke-dash="Dashed_20__28_var_29__20_2597" svg:stroke-width="0.019cm" svg:stroke-color="#000000" draw:marker-start="" draw:marker-start-width="0.333cm" draw:marker-start-center="false" draw:marker-end="Arrow_20_concave" draw:marker-end-width="0.2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15" style:family="graphic">
      <style:graphic-properties draw:stroke="solid" draw:stroke-dash="Dashed_20__28_var_29__20_2599" svg:stroke-width="0.019cm" svg:stroke-color="#000000" draw:marker-start="" draw:marker-start-width="0.333cm" draw:marker-start-center="false" draw:marker-end="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16" style:family="graphic">
      <style:graphic-properties draw:stroke="solid" draw:stroke-dash="Dashed_20__28_var_29__20_2601" svg:stroke-width="0.019cm" svg:stroke-color="#000000" draw:marker-start="" draw:marker-start-width="0.333cm" draw:marker-start-center="false" draw:marker-end="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17" style:family="graphic">
      <style:graphic-properties draw:stroke="solid" draw:stroke-dash="Dashed_20__28_var_29__20_2603" svg:stroke-width="0.019cm" svg:stroke-color="#000000" draw:marker-start="" draw:marker-start-width="0.333cm" draw:marker-start-center="false" draw:marker-end="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18" style:family="graphic">
      <style:graphic-properties draw:stroke="solid" draw:stroke-dash="Dashed_20__28_var_29__20_2605" svg:stroke-width="0.019cm" svg:stroke-color="#000000" draw:marker-start="" draw:marker-start-width="0.333cm" draw:marker-start-center="false" draw:marker-end="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19" style:family="graphic">
      <style:graphic-properties draw:stroke="solid" draw:stroke-dash="Dashed_20__28_var_29__20_2607" svg:stroke-width="0.019cm" svg:stroke-color="#000000" draw:marker-start="" draw:marker-start-width="0.333cm" draw:marker-start-center="false" draw:marker-end="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20" style:family="graphic">
      <style:graphic-properties draw:stroke="solid" draw:stroke-dash="Dashed_20__28_var_29__20_2609" svg:stroke-width="0.019cm" svg:stroke-color="#000000" draw:marker-start="" draw:marker-start-width="0.333cm" draw:marker-start-center="false" draw:marker-end="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21" style:family="graphic">
      <style:graphic-properties draw:stroke="solid" draw:stroke-dash="Dashed_20__28_var_29__20_2611" svg:stroke-width="0.019cm" svg:stroke-color="#000000" draw:marker-start="" draw:marker-start-width="0.333cm" draw:marker-start-center="false" draw:marker-end="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22" style:family="graphic">
      <style:graphic-properties draw:stroke="solid" draw:stroke-dash="Dashed_20__28_var_29__20_2613" svg:stroke-width="0.019cm" svg:stroke-color="#000000" draw:marker-start="" draw:marker-start-width="0.333cm" draw:marker-start-center="false" draw:marker-end="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23" style:family="graphic">
      <style:graphic-properties draw:stroke="solid" draw:stroke-dash="Dashed_20__28_var_29__20_2615" svg:stroke-width="0.019cm" svg:stroke-color="#000000" draw:marker-start="" draw:marker-start-width="0.333cm" draw:marker-start-center="false" draw:marker-end="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24" style:family="graphic">
      <style:graphic-properties draw:stroke="solid" draw:stroke-dash="Dashed_20__28_var_29__20_2617" svg:stroke-width="0.019cm" svg:stroke-color="#000000" draw:marker-start="" draw:marker-start-width="0.333cm" draw:marker-start-center="false" draw:marker-end="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25" style:family="graphic">
      <style:graphic-properties draw:stroke="solid" draw:stroke-dash="Dashed_20__28_var_29__20_2619" svg:stroke-width="0.019cm" svg:stroke-color="#000000" draw:marker-start="" draw:marker-start-width="0.333cm" draw:marker-start-center="false" draw:marker-end="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26" style:family="graphic">
      <style:graphic-properties loext:decorative="false" style:run-through="foreground"/>
    </style:style>
    <style:style style:name="gr27" style:family="graphic">
      <style:graphic-properties draw:stroke="none" draw:stroke-dash="Dashed_20__28_var_29__20_2623" svg:stroke-width="0.019cm" svg:stroke-color="#000000" draw:marker-start="" draw:marker-start-width="0.33cm" draw:marker-start-center="false" draw:marker-end="" draw:marker-end-width="0.33cm" draw:marker-end-center="false" draw:fill="none" draw:fill-color="#ffffff" draw:fill-image-width="0cm" draw:fill-image-height="0cm" draw:textarea-horizontal-align="left" draw:auto-grow-width="true" fo:min-height="0.415cm" fo:min-width="0.219cm" fo:padding-top="0.125cm" fo:padding-bottom="0.125cm" fo:padding-left="0.25cm" fo:padding-right="0.25cm" fo:wrap-option="wrap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28" style:family="graphic">
      <style:graphic-properties draw:stroke="none" draw:stroke-dash="Dashed_20__28_var_29__20_2625" svg:stroke-width="0.019cm" svg:stroke-color="#000000" draw:marker-start="" draw:marker-start-width="0.33cm" draw:marker-start-center="false" draw:marker-end="" draw:marker-end-width="0.33cm" draw:marker-end-center="false" draw:fill="none" draw:fill-color="#ffffff" draw:fill-image-width="0cm" draw:fill-image-height="0cm" draw:textarea-horizontal-align="left" draw:auto-grow-width="true" fo:min-height="0.413cm" fo:min-width="0.249cm" fo:padding-top="0.125cm" fo:padding-bottom="0.125cm" fo:padding-left="0.25cm" fo:padding-right="0.25cm" fo:wrap-option="wrap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29" style:family="graphic">
      <style:graphic-properties draw:stroke="solid" draw:stroke-dash="Dashed_20__28_var_29__20_2627" svg:stroke-width="0.019cm" svg:stroke-color="#000000" draw:marker-start="" draw:marker-start-width="0.333cm" draw:marker-start-center="false" draw:marker-end="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30" style:family="graphic">
      <style:graphic-properties draw:stroke="solid" draw:stroke-dash="Dashed_20__28_var_29__20_2629" svg:stroke-width="0.019cm" svg:stroke-color="#000000" draw:marker-start="" draw:marker-start-width="0.333cm" draw:marker-start-center="false" draw:marker-end="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31" style:family="graphic">
      <style:graphic-properties draw:stroke="solid" draw:stroke-dash="Dashed_20__28_var_29__20_2631" svg:stroke-width="0.019cm" svg:stroke-color="#000000" draw:marker-start="" draw:marker-start-width="0.333cm" draw:marker-start-center="false" draw:marker-end="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32" style:family="graphic">
      <style:graphic-properties draw:stroke="solid" draw:stroke-dash="Dashed_20__28_var_29__20_2633" svg:stroke-width="0.019cm" svg:stroke-color="#000000" draw:marker-start="" draw:marker-start-width="0.333cm" draw:marker-start-center="false" draw:marker-end="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33" style:family="graphic">
      <style:graphic-properties draw:stroke="solid" draw:stroke-dash="Dashed_20__28_var_29__20_2635" svg:stroke-width="0.019cm" svg:stroke-color="#000000" draw:marker-start="" draw:marker-start-width="0.333cm" draw:marker-start-center="false" draw:marker-end="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34" style:family="graphic">
      <style:graphic-properties draw:stroke="solid" draw:stroke-dash="Dashed_20__28_var_29__20_2637" svg:stroke-width="0.019cm" svg:stroke-color="#000000" draw:marker-start="" draw:marker-start-width="0.333cm" draw:marker-start-center="false" draw:marker-end="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35" style:family="graphic">
      <style:graphic-properties draw:stroke="solid" draw:stroke-dash="Dashed_20__28_var_29__20_2639" svg:stroke-width="0.019cm" svg:stroke-color="#000000" draw:marker-start="" draw:marker-start-width="0.333cm" draw:marker-start-center="false" draw:marker-end="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36" style:family="graphic">
      <style:graphic-properties draw:stroke="none" draw:stroke-dash="Dashed_20__28_var_29__20_2621" svg:stroke-width="0.019cm" svg:stroke-color="#000000" draw:marker-start="" draw:marker-start-width="0.33cm" draw:marker-start-center="false" draw:marker-end="" draw:marker-end-width="0.33cm" draw:marker-end-center="false" draw:fill="none" draw:fill-color="#ffffff" draw:fill-image-width="0cm" draw:fill-image-height="0cm" draw:textarea-horizontal-align="left" draw:auto-grow-width="true" fo:min-height="0.415cm" fo:min-width="0.526cm" fo:padding-top="0.125cm" fo:padding-bottom="0.125cm" fo:padding-left="0.25cm" fo:padding-right="0.25cm" fo:wrap-option="wrap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37" style:family="graphic">
      <style:graphic-properties draw:stroke="none" draw:stroke-dash="Dashed_20__28_var_29__20_2641" svg:stroke-width="0.019cm" svg:stroke-color="#000000" draw:marker-start="" draw:marker-start-width="0.33cm" draw:marker-start-center="false" draw:marker-end="" draw:marker-end-width="0.33cm" draw:marker-end-center="false" draw:fill="none" draw:fill-color="#ffffff" draw:fill-image-width="0cm" draw:fill-image-height="0cm" draw:textarea-horizontal-align="left" draw:auto-grow-width="true" fo:min-height="0.415cm" fo:min-width="0.51cm" fo:padding-top="0.125cm" fo:padding-bottom="0.125cm" fo:padding-left="0.25cm" fo:padding-right="0.25cm" fo:wrap-option="wrap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38" style:family="graphic">
      <style:graphic-properties draw:stroke="solid" svg:stroke-width="0.018cm" svg:stroke-color="#000000" draw:marker-start="" draw:marker-start-width="0.228cm" draw:marker-start-center="false" draw:marker-end="" draw:marker-end-width="0.228cm" draw:marker-end-center="false" draw:fill="none" draw:fill-color="#729fcf" draw:textarea-horizontal-align="justify" draw:textarea-vertical-align="middle" fo:padding-top="0.136cm" fo:padding-bottom="0.136cm" fo:padding-left="0.259cm" fo:padding-right="0.259cm" fo:wrap-option="wrap" draw:shadow="hidden" draw:shadow-offset-x="0.199cm" draw:shadow-offset-y="0.199cm" draw:shadow-color="#808080" loext:decorative="false" style:run-through="foreground"/>
    </style:style>
    <style:style style:name="gr39" style:family="graphic">
      <style:graphic-properties draw:stroke="solid" draw:stroke-dash="Dashed_20__28_var_29__20_4613" svg:stroke-width="0.019cm" svg:stroke-color="#000000" draw:marker-start="" draw:marker-start-width="0.335cm" draw:marker-start-center="false" draw:marker-end="Arrow_20_concave" draw:marker-end-width="0.2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40" style:family="graphic">
      <style:graphic-properties draw:stroke="solid" draw:stroke-dash="Dashed_20__28_var_29__20_4614" svg:stroke-width="0.019cm" svg:stroke-color="#000000" draw:marker-start="" draw:marker-start-width="0.335cm" draw:marker-start-center="false" draw:marker-end="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41" style:family="graphic">
      <style:graphic-properties draw:stroke="solid" draw:stroke-dash="Dashed_20__28_var_29__20_4615" svg:stroke-width="0.019cm" svg:stroke-color="#000000" draw:marker-start="" draw:marker-start-width="0.335cm" draw:marker-start-center="false" draw:marker-end="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42" style:family="graphic">
      <style:graphic-properties draw:stroke="solid" draw:stroke-dash="Dashed_20__28_var_29__20_4616" svg:stroke-width="0.019cm" svg:stroke-color="#000000" draw:marker-start="" draw:marker-start-width="0.335cm" draw:marker-start-center="false" draw:marker-end="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43" style:family="graphic">
      <style:graphic-properties draw:stroke="solid" draw:stroke-dash="Dashed_20__28_var_29__20_4617" svg:stroke-width="0.019cm" svg:stroke-color="#000000" draw:marker-start="" draw:marker-start-width="0.335cm" draw:marker-start-center="false" draw:marker-end="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44" style:family="graphic">
      <style:graphic-properties draw:stroke="solid" draw:stroke-dash="Dashed_20__28_var_29__20_4618" svg:stroke-width="0.019cm" svg:stroke-color="#000000" draw:marker-start="" draw:marker-start-width="0.335cm" draw:marker-start-center="false" draw:marker-end="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45" style:family="graphic">
      <style:graphic-properties draw:stroke="solid" draw:stroke-dash="Dashed_20__28_var_29__20_4619" svg:stroke-width="0.019cm" svg:stroke-color="#000000" draw:marker-start="" draw:marker-start-width="0.335cm" draw:marker-start-center="false" draw:marker-end="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46" style:family="graphic">
      <style:graphic-properties draw:stroke="solid" draw:stroke-dash="Dashed_20__28_var_29__20_4620" svg:stroke-width="0.019cm" svg:stroke-color="#000000" draw:marker-start="" draw:marker-start-width="0.335cm" draw:marker-start-center="false" draw:marker-end="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47" style:family="graphic">
      <style:graphic-properties draw:stroke="solid" draw:stroke-dash="Dashed_20__28_var_29__20_4621" svg:stroke-width="0.019cm" svg:stroke-color="#000000" draw:marker-start="" draw:marker-start-width="0.335cm" draw:marker-start-center="false" draw:marker-end="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48" style:family="graphic">
      <style:graphic-properties draw:stroke="solid" draw:stroke-dash="Dashed_20__28_var_29__20_4622" svg:stroke-width="0.019cm" svg:stroke-color="#000000" draw:marker-start="" draw:marker-start-width="0.335cm" draw:marker-start-center="false" draw:marker-end="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49" style:family="graphic">
      <style:graphic-properties draw:stroke="solid" draw:stroke-dash="Dashed_20__28_var_29__20_4623" svg:stroke-width="0.019cm" svg:stroke-color="#000000" draw:marker-start="" draw:marker-start-width="0.335cm" draw:marker-start-center="false" draw:marker-end="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50" style:family="graphic">
      <style:graphic-properties draw:stroke="none" draw:stroke-dash="Dashed_20__28_var_29__20_4624" svg:stroke-width="0.019cm" svg:stroke-color="#000000" draw:marker-start="" draw:marker-start-width="0.332cm" draw:marker-start-center="false" draw:marker-end="" draw:marker-end-width="0.332cm" draw:marker-end-center="false" draw:fill="none" draw:fill-color="#ffffff" draw:fill-image-width="0cm" draw:fill-image-height="0cm" draw:textarea-horizontal-align="left" draw:auto-grow-width="true" fo:min-height="0.413cm" fo:min-width="0.845cm" fo:padding-top="0.125cm" fo:padding-bottom="0.125cm" fo:padding-left="0.25cm" fo:padding-right="0.25cm" fo:wrap-option="wrap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51" style:family="graphic">
      <style:graphic-properties draw:stroke="none" draw:stroke-dash="Dashed_20__28_var_29__20_4625" svg:stroke-width="0.019cm" svg:stroke-color="#000000" draw:marker-start="" draw:marker-start-width="0.332cm" draw:marker-start-center="false" draw:marker-end="" draw:marker-end-width="0.332cm" draw:marker-end-center="false" draw:fill="none" draw:fill-color="#ffffff" draw:fill-image-width="0cm" draw:fill-image-height="0cm" draw:textarea-horizontal-align="left" draw:auto-grow-width="true" fo:min-height="0.413cm" fo:min-width="0.845cm" fo:padding-top="0.125cm" fo:padding-bottom="0.125cm" fo:padding-left="0.25cm" fo:padding-right="0.25cm" fo:wrap-option="wrap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52" style:family="graphic">
      <style:graphic-properties draw:stroke="solid" draw:stroke-dash="Dashed_20__28_var_29__20_4626" svg:stroke-width="0.019cm" svg:stroke-color="#000000" draw:marker-start="" draw:marker-start-width="0.335cm" draw:marker-start-center="false" draw:marker-end="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53" style:family="graphic">
      <style:graphic-properties draw:stroke="none" draw:stroke-dash="Dashed_20__28_var_29__20_4627" svg:stroke-width="0.019cm" svg:stroke-color="#000000" draw:marker-start="" draw:marker-start-width="0.33cm" draw:marker-start-center="false" draw:marker-end="" draw:marker-end-width="0.33cm" draw:marker-end-center="false" draw:fill="none" draw:fill-color="#ffffff" draw:fill-image-width="0cm" draw:fill-image-height="0cm" draw:textarea-horizontal-align="left" draw:auto-grow-width="true" fo:min-height="0.413cm" fo:min-width="0.201cm" fo:padding-top="0.125cm" fo:padding-bottom="0.125cm" fo:padding-left="0.25cm" fo:padding-right="0.25cm" fo:wrap-option="wrap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54" style:family="graphic">
      <style:graphic-properties draw:stroke="none" draw:stroke-dash="Dashed_20__28_var_29__20_4628" svg:stroke-width="0.019cm" svg:stroke-color="#000000" draw:marker-start="" draw:marker-start-width="0.332cm" draw:marker-start-center="false" draw:marker-end="" draw:marker-end-width="0.332cm" draw:marker-end-center="false" draw:fill="none" draw:fill-color="#ffffff" draw:fill-image-width="0cm" draw:fill-image-height="0cm" draw:textarea-horizontal-align="left" draw:auto-grow-width="true" fo:min-height="0.413cm" fo:min-width="0.845cm" fo:padding-top="0.125cm" fo:padding-bottom="0.125cm" fo:padding-left="0.25cm" fo:padding-right="0.25cm" fo:wrap-option="wrap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55" style:family="graphic">
      <style:graphic-properties draw:stroke="solid" draw:stroke-dash="Dashed_20__28_var_29__20_4629" svg:stroke-width="0.019cm" svg:stroke-color="#000000" draw:marker-start="" draw:marker-start-width="0.346cm" draw:marker-start-center="false" draw:marker-end="" draw:marker-end-width="0.346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56" style:family="graphic">
      <style:graphic-properties draw:stroke="solid" draw:stroke-dash="Dashed_20__28_var_29__20_4630" svg:stroke-width="0.019cm" svg:stroke-color="#000000" draw:marker-start="" draw:marker-start-width="0.346cm" draw:marker-start-center="false" draw:marker-end="" draw:marker-end-width="0.346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57" style:family="graphic">
      <style:graphic-properties draw:stroke="none" draw:stroke-dash="Dashed_20__28_var_29__20_4635" svg:stroke-width="0.019cm" svg:stroke-color="#000000" draw:marker-start="" draw:marker-start-width="0.33cm" draw:marker-start-center="false" draw:marker-end="" draw:marker-end-width="0.33cm" draw:marker-end-center="false" draw:fill="none" draw:fill-color="#ffffff" draw:fill-image-width="0cm" draw:fill-image-height="0cm" draw:textarea-horizontal-align="left" draw:auto-grow-width="true" fo:min-height="0.413cm" fo:min-width="0.268cm" fo:padding-top="0.125cm" fo:padding-bottom="0.125cm" fo:padding-left="0.25cm" fo:padding-right="0.25cm" fo:wrap-option="wrap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58" style:family="graphic">
      <style:graphic-properties draw:stroke="none" draw:stroke-dash="Dashed_20__28_var_29__20_4636" svg:stroke-width="0.019cm" svg:stroke-color="#000000" draw:marker-start="" draw:marker-start-width="0.33cm" draw:marker-start-center="false" draw:marker-end="" draw:marker-end-width="0.33cm" draw:marker-end-center="false" draw:fill="none" draw:fill-color="#ffffff" draw:fill-image-width="0cm" draw:fill-image-height="0cm" draw:textarea-horizontal-align="left" draw:auto-grow-width="true" fo:min-height="0.413cm" fo:min-width="0.24cm" fo:padding-top="0.125cm" fo:padding-bottom="0.125cm" fo:padding-left="0.25cm" fo:padding-right="0.25cm" fo:wrap-option="wrap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59" style:family="graphic">
      <style:graphic-properties draw:stroke="none" draw:stroke-dash="Dashed_20__28_var_29__20_3158" svg:stroke-width="0.019cm" svg:stroke-color="#000000" draw:marker-start="" draw:marker-start-width="0.231cm" draw:marker-start-center="false" draw:marker-end="" draw:marker-end-width="0.231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78cm" fo:min-width="0.226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  <style:paragraph-properties style:writing-mode="lr-tb"/>
    </style:style>
    <style:style style:name="gr60" style:family="graphic">
      <style:graphic-properties draw:stroke="solid" draw:stroke-dash="Dashed_20__28_var_29__20_4575" svg:stroke-width="0.019cm" svg:stroke-color="#000000" draw:marker-start="" draw:marker-start-width="0.335cm" draw:marker-start-center="false" draw:marker-end="Arrow_20_concave" draw:marker-end-width="0.2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61" style:family="graphic">
      <style:graphic-properties draw:stroke="solid" draw:stroke-dash="Dashed_20__28_var_29__20_4576" svg:stroke-width="0.019cm" svg:stroke-color="#000000" draw:marker-start="" draw:marker-start-width="0.335cm" draw:marker-start-center="false" draw:marker-end="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62" style:family="graphic">
      <style:graphic-properties draw:stroke="solid" draw:stroke-dash="Dashed_20__28_var_29__20_4577" svg:stroke-width="0.019cm" svg:stroke-color="#000000" draw:marker-start="" draw:marker-start-width="0.335cm" draw:marker-start-center="false" draw:marker-end="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63" style:family="graphic">
      <style:graphic-properties draw:stroke="solid" draw:stroke-dash="Dashed_20__28_var_29__20_4578" svg:stroke-width="0.019cm" svg:stroke-color="#000000" draw:marker-start="" draw:marker-start-width="0.335cm" draw:marker-start-center="false" draw:marker-end="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64" style:family="graphic">
      <style:graphic-properties draw:stroke="solid" draw:stroke-dash="Dashed_20__28_var_29__20_4579" svg:stroke-width="0.019cm" svg:stroke-color="#000000" draw:marker-start="" draw:marker-start-width="0.335cm" draw:marker-start-center="false" draw:marker-end="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65" style:family="graphic">
      <style:graphic-properties draw:stroke="solid" draw:stroke-dash="Dashed_20__28_var_29__20_4580" svg:stroke-width="0.019cm" svg:stroke-color="#000000" draw:marker-start="" draw:marker-start-width="0.335cm" draw:marker-start-center="false" draw:marker-end="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66" style:family="graphic">
      <style:graphic-properties draw:stroke="solid" draw:stroke-dash="Dashed_20__28_var_29__20_4581" svg:stroke-width="0.019cm" svg:stroke-color="#000000" draw:marker-start="" draw:marker-start-width="0.335cm" draw:marker-start-center="false" draw:marker-end="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67" style:family="graphic">
      <style:graphic-properties draw:stroke="solid" draw:stroke-dash="Dashed_20__28_var_29__20_4582" svg:stroke-width="0.019cm" svg:stroke-color="#000000" draw:marker-start="" draw:marker-start-width="0.335cm" draw:marker-start-center="false" draw:marker-end="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68" style:family="graphic">
      <style:graphic-properties draw:stroke="solid" draw:stroke-dash="Dashed_20__28_var_29__20_4583" svg:stroke-width="0.019cm" svg:stroke-color="#000000" draw:marker-start="" draw:marker-start-width="0.335cm" draw:marker-start-center="false" draw:marker-end="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69" style:family="graphic">
      <style:graphic-properties draw:stroke="solid" draw:stroke-dash="Dashed_20__28_var_29__20_4584" svg:stroke-width="0.019cm" svg:stroke-color="#000000" draw:marker-start="" draw:marker-start-width="0.335cm" draw:marker-start-center="false" draw:marker-end="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70" style:family="graphic">
      <style:graphic-properties draw:stroke="solid" draw:stroke-dash="Dashed_20__28_var_29__20_4585" svg:stroke-width="0.019cm" svg:stroke-color="#000000" draw:marker-start="" draw:marker-start-width="0.335cm" draw:marker-start-center="false" draw:marker-end="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71" style:family="graphic">
      <style:graphic-properties draw:stroke="solid" draw:stroke-dash="Dashed_20__28_var_29__20_4586" svg:stroke-width="0.019cm" svg:stroke-color="#000000" draw:marker-start="" draw:marker-start-width="0.335cm" draw:marker-start-center="false" draw:marker-end="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72" style:family="graphic">
      <style:graphic-properties draw:stroke="solid" draw:stroke-dash="Dashed_20__28_var_29__20_4587" svg:stroke-width="0.019cm" svg:stroke-color="#000000" draw:marker-start="" draw:marker-start-width="0.335cm" draw:marker-start-center="false" draw:marker-end="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73" style:family="graphic">
      <style:graphic-properties draw:stroke="solid" draw:stroke-dash="Dashed_20__28_var_29__20_4588" svg:stroke-width="0.019cm" svg:stroke-color="#000000" draw:marker-start="" draw:marker-start-width="0.335cm" draw:marker-start-center="false" draw:marker-end="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74" style:family="graphic">
      <style:graphic-properties draw:stroke="solid" draw:stroke-dash="Dashed_20__28_var_29__20_4589" svg:stroke-width="0.019cm" svg:stroke-color="#000000" draw:marker-start="" draw:marker-start-width="0.335cm" draw:marker-start-center="false" draw:marker-end="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75" style:family="graphic">
      <style:graphic-properties draw:stroke="solid" draw:stroke-dash="Dashed_20__28_var_29__20_4590" svg:stroke-width="0.019cm" svg:stroke-color="#000000" draw:marker-start="" draw:marker-start-width="0.335cm" draw:marker-start-center="false" draw:marker-end="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76" style:family="graphic">
      <style:graphic-properties draw:stroke="solid" draw:stroke-dash="Dashed_20__28_var_29__20_4591" svg:stroke-width="0.019cm" svg:stroke-color="#000000" draw:marker-start="" draw:marker-start-width="0.335cm" draw:marker-start-center="false" draw:marker-end="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77" style:family="graphic">
      <style:graphic-properties draw:stroke="solid" draw:stroke-dash="Dashed_20__28_var_29__20_4592" svg:stroke-width="0.019cm" svg:stroke-color="#000000" draw:marker-start="" draw:marker-start-width="0.335cm" draw:marker-start-center="false" draw:marker-end="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78" style:family="graphic">
      <style:graphic-properties draw:stroke="solid" draw:stroke-dash="Dashed_20__28_var_29__20_4593" svg:stroke-width="0.019cm" svg:stroke-color="#000000" draw:marker-start="" draw:marker-start-width="0.335cm" draw:marker-start-center="false" draw:marker-end="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79" style:family="graphic">
      <style:graphic-properties draw:stroke="solid" draw:stroke-dash="Dashed_20__28_var_29__20_4594" svg:stroke-width="0.019cm" svg:stroke-color="#000000" draw:marker-start="" draw:marker-start-width="0.335cm" draw:marker-start-center="false" draw:marker-end="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80" style:family="graphic">
      <style:graphic-properties draw:stroke="solid" draw:stroke-dash="Dashed_20__28_var_29__20_4595" svg:stroke-width="0.019cm" svg:stroke-color="#000000" draw:marker-start="" draw:marker-start-width="0.335cm" draw:marker-start-center="false" draw:marker-end="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81" style:family="graphic">
      <style:graphic-properties draw:stroke="solid" draw:stroke-dash="Dashed_20__28_var_29__20_4596" svg:stroke-width="0.019cm" svg:stroke-color="#000000" draw:marker-start="" draw:marker-start-width="0.335cm" draw:marker-start-center="false" draw:marker-end="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82" style:family="graphic">
      <style:graphic-properties draw:stroke="solid" draw:stroke-dash="Dashed_20__28_var_29__20_4597" svg:stroke-width="0.019cm" svg:stroke-color="#000000" draw:marker-start="" draw:marker-start-width="0.335cm" draw:marker-start-center="false" draw:marker-end="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83" style:family="graphic">
      <style:graphic-properties draw:stroke="solid" draw:stroke-dash="Dashed_20__28_var_29__20_4598" svg:stroke-width="0.019cm" svg:stroke-color="#000000" draw:marker-start="" draw:marker-start-width="0.335cm" draw:marker-start-center="false" draw:marker-end="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84" style:family="graphic">
      <style:graphic-properties draw:stroke="solid" draw:stroke-dash="Dashed_20__28_var_29__20_4599" svg:stroke-width="0.019cm" svg:stroke-color="#000000" draw:marker-start="" draw:marker-start-width="0.335cm" draw:marker-start-center="false" draw:marker-end="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85" style:family="graphic">
      <style:graphic-properties draw:stroke="solid" draw:stroke-dash="Dashed_20__28_var_29__20_4600" svg:stroke-width="0.019cm" svg:stroke-color="#000000" draw:marker-start="" draw:marker-start-width="0.335cm" draw:marker-start-center="false" draw:marker-end="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86" style:family="graphic">
      <style:graphic-properties draw:stroke="solid" draw:stroke-dash="Dashed_20__28_var_29__20_4601" svg:stroke-width="0.019cm" svg:stroke-color="#000000" draw:marker-start="" draw:marker-start-width="0.335cm" draw:marker-start-center="false" draw:marker-end="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87" style:family="graphic">
      <style:graphic-properties draw:stroke="none" draw:stroke-dash="Dashed_20__28_var_29__20_4602" svg:stroke-width="0.019cm" svg:stroke-color="#000000" draw:marker-start="" draw:marker-start-width="0.332cm" draw:marker-start-center="false" draw:marker-end="" draw:marker-end-width="0.332cm" draw:marker-end-center="false" draw:fill="none" draw:fill-color="#ffffff" draw:fill-image-width="0cm" draw:fill-image-height="0cm" draw:textarea-horizontal-align="left" draw:auto-grow-width="true" fo:min-height="0.413cm" fo:min-width="0.277cm" fo:padding-top="0.125cm" fo:padding-bottom="0.125cm" fo:padding-left="0.25cm" fo:padding-right="0.25cm" fo:wrap-option="wrap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88" style:family="graphic">
      <style:graphic-properties draw:stroke="none" draw:stroke-dash="Dashed_20__28_var_29__20_4603" svg:stroke-width="0.019cm" svg:stroke-color="#000000" draw:marker-start="" draw:marker-start-width="0.332cm" draw:marker-start-center="false" draw:marker-end="" draw:marker-end-width="0.332cm" draw:marker-end-center="false" draw:fill="none" draw:fill-color="#ffffff" draw:fill-image-width="0cm" draw:fill-image-height="0cm" draw:textarea-horizontal-align="left" draw:auto-grow-width="true" fo:min-height="0.413cm" fo:min-width="0.226cm" fo:padding-top="0.125cm" fo:padding-bottom="0.125cm" fo:padding-left="0.25cm" fo:padding-right="0.25cm" fo:wrap-option="wrap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89" style:family="graphic">
      <style:graphic-properties draw:stroke="none" draw:stroke-dash="Dashed_20__28_var_29__20_4604" svg:stroke-width="0.019cm" svg:stroke-color="#000000" draw:marker-start="" draw:marker-start-width="0.332cm" draw:marker-start-center="false" draw:marker-end="" draw:marker-end-width="0.332cm" draw:marker-end-center="false" draw:fill="none" draw:fill-color="#ffffff" draw:fill-image-width="0cm" draw:fill-image-height="0cm" draw:textarea-horizontal-align="left" draw:auto-grow-width="true" fo:min-height="0.413cm" fo:min-width="0.206cm" fo:padding-top="0.125cm" fo:padding-bottom="0.125cm" fo:padding-left="0.25cm" fo:padding-right="0.25cm" fo:wrap-option="wrap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90" style:family="graphic">
      <style:graphic-properties draw:stroke="none" draw:stroke-dash="Dashed_20__28_var_29__20_4605" svg:stroke-width="0.019cm" svg:stroke-color="#000000" draw:marker-start="" draw:marker-start-width="0.332cm" draw:marker-start-center="false" draw:marker-end="" draw:marker-end-width="0.332cm" draw:marker-end-center="false" draw:fill="none" draw:fill-color="#ffffff" draw:fill-image-width="0cm" draw:fill-image-height="0cm" draw:textarea-horizontal-align="left" draw:auto-grow-width="true" fo:min-height="0.413cm" fo:min-width="0.508cm" fo:padding-top="0.125cm" fo:padding-bottom="0.125cm" fo:padding-left="0.25cm" fo:padding-right="0.25cm" fo:wrap-option="wrap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91" style:family="graphic">
      <style:graphic-properties draw:stroke="none" draw:stroke-dash="Dashed_20__28_var_29__20_4606" svg:stroke-width="0.019cm" svg:stroke-color="#000000" draw:marker-start="" draw:marker-start-width="0.332cm" draw:marker-start-center="false" draw:marker-end="" draw:marker-end-width="0.332cm" draw:marker-end-center="false" draw:fill="none" draw:fill-color="#ffffff" draw:fill-image-width="0cm" draw:fill-image-height="0cm" draw:textarea-horizontal-align="left" draw:auto-grow-width="true" fo:min-height="0.413cm" fo:min-width="0.508cm" fo:padding-top="0.125cm" fo:padding-bottom="0.125cm" fo:padding-left="0.25cm" fo:padding-right="0.25cm" fo:wrap-option="wrap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92" style:family="graphic">
      <style:graphic-properties draw:stroke="solid" draw:stroke-dash="Dashed_20__28_var_29__20_4607" svg:stroke-width="0.019cm" svg:stroke-color="#000000" draw:marker-start="" draw:marker-start-width="0.346cm" draw:marker-start-center="false" draw:marker-end="" draw:marker-end-width="0.346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93" style:family="graphic">
      <style:graphic-properties draw:stroke="solid" draw:stroke-dash="Dashed_20__28_var_29__20_4608" svg:stroke-width="0.019cm" svg:stroke-color="#000000" draw:marker-start="" draw:marker-start-width="0.346cm" draw:marker-start-center="false" draw:marker-end="" draw:marker-end-width="0.346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94" style:family="graphic">
      <style:graphic-properties draw:stroke="none" draw:stroke-dash="Dashed_20__28_var_29__20_3133" svg:stroke-width="0.019cm" svg:stroke-color="#000000" draw:marker-start="" draw:marker-start-width="0.231cm" draw:marker-start-center="false" draw:marker-end="" draw:marker-end-width="0.231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76cm" fo:min-width="0.228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  <style:paragraph-properties style:writing-mode="lr-tb"/>
    </style:style>
    <style:style style:name="gr95" style:family="graphic">
      <style:graphic-properties draw:stroke="solid" draw:stroke-dash="Dashed_20__28_var_29__20_4551" svg:stroke-width="0.019cm" svg:stroke-color="#000000" draw:marker-start="" draw:marker-start-width="0.335cm" draw:marker-start-center="false" draw:marker-end="Arrow_20_concave" draw:marker-end-width="0.2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96" style:family="graphic">
      <style:graphic-properties draw:stroke="solid" draw:stroke-dash="Dashed_20__28_var_29__20_4552" svg:stroke-width="0.019cm" svg:stroke-color="#000000" draw:marker-start="" draw:marker-start-width="0.335cm" draw:marker-start-center="false" draw:marker-end="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97" style:family="graphic">
      <style:graphic-properties draw:stroke="solid" draw:stroke-dash="Dashed_20__28_var_29__20_4553" svg:stroke-width="0.019cm" svg:stroke-color="#000000" draw:marker-start="" draw:marker-start-width="0.335cm" draw:marker-start-center="false" draw:marker-end="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98" style:family="graphic">
      <style:graphic-properties draw:stroke="solid" draw:stroke-dash="Dashed_20__28_var_29__20_4554" svg:stroke-width="0.019cm" svg:stroke-color="#000000" draw:marker-start="" draw:marker-start-width="0.335cm" draw:marker-start-center="false" draw:marker-end="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99" style:family="graphic">
      <style:graphic-properties draw:stroke="solid" draw:stroke-dash="Dashed_20__28_var_29__20_4555" svg:stroke-width="0.019cm" svg:stroke-color="#000000" draw:marker-start="" draw:marker-start-width="0.335cm" draw:marker-start-center="false" draw:marker-end="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100" style:family="graphic">
      <style:graphic-properties draw:stroke="solid" draw:stroke-dash="Dashed_20__28_var_29__20_4556" svg:stroke-width="0.019cm" svg:stroke-color="#000000" draw:marker-start="" draw:marker-start-width="0.335cm" draw:marker-start-center="false" draw:marker-end="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101" style:family="graphic">
      <style:graphic-properties draw:stroke="solid" draw:stroke-dash="Dashed_20__28_var_29__20_4557" svg:stroke-width="0.019cm" svg:stroke-color="#000000" draw:marker-start="" draw:marker-start-width="0.335cm" draw:marker-start-center="false" draw:marker-end="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102" style:family="graphic">
      <style:graphic-properties draw:stroke="solid" draw:stroke-dash="Dashed_20__28_var_29__20_4558" svg:stroke-width="0.019cm" svg:stroke-color="#000000" draw:marker-start="" draw:marker-start-width="0.335cm" draw:marker-start-center="false" draw:marker-end="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103" style:family="graphic">
      <style:graphic-properties draw:stroke="solid" draw:stroke-dash="Dashed_20__28_var_29__20_4559" svg:stroke-width="0.019cm" svg:stroke-color="#000000" draw:marker-start="" draw:marker-start-width="0.335cm" draw:marker-start-center="false" draw:marker-end="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104" style:family="graphic">
      <style:graphic-properties draw:stroke="solid" draw:stroke-dash="Dashed_20__28_var_29__20_4560" svg:stroke-width="0.019cm" svg:stroke-color="#000000" draw:marker-start="" draw:marker-start-width="0.335cm" draw:marker-start-center="false" draw:marker-end="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105" style:family="graphic">
      <style:graphic-properties draw:stroke="none" draw:stroke-dash="Dashed_20__28_var_29__20_4561" svg:stroke-width="0.019cm" svg:stroke-color="#000000" draw:marker-start="" draw:marker-start-width="0.332cm" draw:marker-start-center="false" draw:marker-end="" draw:marker-end-width="0.332cm" draw:marker-end-center="false" draw:fill="none" draw:fill-color="#ffffff" draw:fill-image-width="0cm" draw:fill-image-height="0cm" draw:textarea-horizontal-align="left" draw:auto-grow-width="true" fo:min-height="0.413cm" fo:min-width="0.508cm" fo:padding-top="0.125cm" fo:padding-bottom="0.125cm" fo:padding-left="0.25cm" fo:padding-right="0.25cm" fo:wrap-option="wrap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106" style:family="graphic">
      <style:graphic-properties draw:stroke="none" draw:stroke-dash="Dashed_20__28_var_29__20_4562" svg:stroke-width="0.019cm" svg:stroke-color="#000000" draw:marker-start="" draw:marker-start-width="0.332cm" draw:marker-start-center="false" draw:marker-end="" draw:marker-end-width="0.332cm" draw:marker-end-center="false" draw:fill="none" draw:fill-color="#ffffff" draw:fill-image-width="0cm" draw:fill-image-height="0cm" draw:textarea-horizontal-align="left" draw:auto-grow-width="true" fo:min-height="0.413cm" fo:min-width="0.228cm" fo:padding-top="0.125cm" fo:padding-bottom="0.125cm" fo:padding-left="0.25cm" fo:padding-right="0.25cm" fo:wrap-option="wrap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107" style:family="graphic">
      <style:graphic-properties draw:stroke="solid" draw:stroke-dash="Dashed_20__28_var_29__20_4563" svg:stroke-width="0.019cm" svg:stroke-color="#000000" draw:marker-start="" draw:marker-start-width="0.335cm" draw:marker-start-center="false" draw:marker-end="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108" style:family="graphic">
      <style:graphic-properties draw:stroke="solid" draw:stroke-dash="Dashed_20__28_var_29__20_4564" svg:stroke-width="0.019cm" svg:stroke-color="#000000" draw:marker-start="" draw:marker-start-width="0.335cm" draw:marker-start-center="false" draw:marker-end="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109" style:family="graphic">
      <style:graphic-properties draw:stroke="none" draw:stroke-dash="Dashed_20__28_var_29__20_4565" svg:stroke-width="0.019cm" svg:stroke-color="#000000" draw:marker-start="" draw:marker-start-width="0.33cm" draw:marker-start-center="false" draw:marker-end="" draw:marker-end-width="0.33cm" draw:marker-end-center="false" draw:fill="none" draw:fill-color="#ffffff" draw:fill-image-width="0cm" draw:fill-image-height="0cm" draw:textarea-horizontal-align="left" draw:auto-grow-width="true" fo:min-height="0.413cm" fo:min-width="0.245cm" fo:padding-top="0.125cm" fo:padding-bottom="0.125cm" fo:padding-left="0.25cm" fo:padding-right="0.25cm" fo:wrap-option="wrap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110" style:family="graphic">
      <style:graphic-properties draw:stroke="solid" draw:stroke-dash="Dashed_20__28_var_29__20_4568" svg:stroke-width="0.019cm" svg:stroke-color="#000000" draw:marker-start="" draw:marker-start-width="0.346cm" draw:marker-start-center="false" draw:marker-end="" draw:marker-end-width="0.346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111" style:family="graphic">
      <style:graphic-properties draw:stroke="solid" draw:stroke-dash="Dashed_20__28_var_29__20_4569" svg:stroke-width="0.019cm" svg:stroke-color="#000000" draw:marker-start="" draw:marker-start-width="0.346cm" draw:marker-start-center="false" draw:marker-end="" draw:marker-end-width="0.346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112" style:family="graphic">
      <style:graphic-properties draw:stroke="none" draw:stroke-dash="Dashed_20__28_var_29__20_4570" svg:stroke-width="0.019cm" svg:stroke-color="#000000" draw:marker-start="" draw:marker-start-width="0.33cm" draw:marker-start-center="false" draw:marker-end="" draw:marker-end-width="0.33cm" draw:marker-end-center="false" draw:fill="none" draw:fill-color="#ffffff" draw:fill-image-width="0cm" draw:fill-image-height="0cm" draw:textarea-horizontal-align="left" draw:auto-grow-width="true" fo:min-height="0.413cm" fo:min-width="0.25cm" fo:padding-top="0.125cm" fo:padding-bottom="0.125cm" fo:padding-left="0.25cm" fo:padding-right="0.25cm" fo:wrap-option="wrap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113" style:family="graphic">
      <style:graphic-properties draw:stroke="none" draw:stroke-dash="Dashed_20__28_var_29__20_4573" svg:stroke-width="0.019cm" svg:stroke-color="#000000" draw:marker-start="" draw:marker-start-width="0.33cm" draw:marker-start-center="false" draw:marker-end="" draw:marker-end-width="0.33cm" draw:marker-end-center="false" draw:fill="none" draw:fill-color="#ffffff" draw:fill-image-width="0cm" draw:fill-image-height="0cm" draw:textarea-horizontal-align="left" draw:auto-grow-width="true" fo:min-height="0.413cm" fo:min-width="0.275cm" fo:padding-top="0.125cm" fo:padding-bottom="0.125cm" fo:padding-left="0.25cm" fo:padding-right="0.25cm" fo:wrap-option="wrap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114" style:family="graphic">
      <style:graphic-properties draw:stroke="none" draw:stroke-dash="Dashed_20__28_var_29__20_3093" svg:stroke-width="0.019cm" svg:stroke-color="#000000" draw:marker-start="" draw:marker-start-width="0.231cm" draw:marker-start-center="false" draw:marker-end="" draw:marker-end-width="0.231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76cm" fo:min-width="0.228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  <style:paragraph-properties style:writing-mode="lr-tb"/>
    </style:style>
    <style:style style:name="gr115" style:family="graphic">
      <style:graphic-properties draw:stroke="solid" draw:stroke-dash="Dashed_20__28_var_29__20_4574" svg:stroke-width="0.019cm" svg:stroke-color="#000000" draw:marker-start="" draw:marker-start-width="0.335cm" draw:marker-start-center="false" draw:marker-end="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116" style:family="graphic">
      <style:graphic-properties draw:stroke="none" draw:stroke-dash="Dashed_20__28_var_29__20_4124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36cm" fo:min-width="0.252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  <style:paragraph-properties style:writing-mode="lr-tb"/>
    </style:style>
    <style:style style:name="gr117" style:family="graphic">
      <style:graphic-properties draw:stroke="none" draw:stroke-dash="Dashed_20__28_var_29__20_4125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36cm" fo:min-width="0.266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  <style:paragraph-properties style:writing-mode="lr-tb"/>
    </style:style>
    <style:style style:name="gr118" style:family="graphic">
      <style:graphic-properties draw:stroke="none" draw:stroke-dash="Dashed_20__28_var_29__20_4126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36cm" fo:min-width="0.268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  <style:paragraph-properties style:writing-mode="lr-tb"/>
    </style:style>
    <style:style style:name="gr119" style:family="graphic">
      <style:graphic-properties draw:stroke="none" draw:stroke-dash="Dashed_20__28_var_29__20_4127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36cm" fo:min-width="0.31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  <style:paragraph-properties style:writing-mode="lr-tb"/>
    </style:style>
    <style:style style:name="gr120" style:family="graphic">
      <style:graphic-properties draw:stroke="solid" draw:stroke-dash="Dashed_20__28_var_29__20_4128" svg:stroke-width="0.019cm" svg:stroke-color="#000000" draw:marker-start="" draw:marker-start-width="0.155cm" draw:marker-start-center="false" draw:marker-end="Arrow_20_concave" draw:marker-end-width="0.25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121" style:family="graphic">
      <style:graphic-properties draw:stroke="solid" draw:stroke-dash="Dashed_20__28_var_29__20_4129" svg:stroke-width="0.019cm" svg:stroke-color="#000000" draw:marker-start="" draw:marker-start-width="0.155cm" draw:marker-start-center="false" draw:marker-end="" draw:marker-end-width="0.155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122" style:family="graphic">
      <style:graphic-properties draw:stroke="solid" draw:stroke-dash="Dashed_20__28_var_29__20_4130" svg:stroke-width="0.019cm" svg:stroke-color="#000000" draw:marker-start="" draw:marker-start-width="0.155cm" draw:marker-start-center="false" draw:marker-end="" draw:marker-end-width="0.155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123" style:family="graphic">
      <style:graphic-properties draw:stroke="solid" draw:stroke-dash="Dashed_20__28_var_29__20_4131" svg:stroke-width="0.019cm" svg:stroke-color="#000000" draw:marker-start="" draw:marker-start-width="0.155cm" draw:marker-start-center="false" draw:marker-end="" draw:marker-end-width="0.155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124" style:family="graphic">
      <style:graphic-properties draw:stroke="solid" draw:stroke-dash="Dashed_20__28_var_29__20_4132" svg:stroke-width="0.019cm" svg:stroke-color="#000000" draw:marker-start="" draw:marker-start-width="0.155cm" draw:marker-start-center="false" draw:marker-end="" draw:marker-end-width="0.155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125" style:family="graphic">
      <style:graphic-properties draw:stroke="solid" draw:stroke-dash="Dashed_20__28_var_29__20_4133" svg:stroke-width="0.019cm" svg:stroke-color="#000000" draw:marker-start="" draw:marker-start-width="0.155cm" draw:marker-start-center="false" draw:marker-end="" draw:marker-end-width="0.155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126" style:family="graphic">
      <style:graphic-properties draw:stroke="solid" draw:stroke-dash="Dashed_20__28_var_29__20_4134" svg:stroke-width="0.019cm" svg:stroke-color="#000000" draw:marker-start="" draw:marker-start-width="0.155cm" draw:marker-start-center="false" draw:marker-end="" draw:marker-end-width="0.155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127" style:family="graphic">
      <style:graphic-properties draw:stroke="solid" draw:stroke-dash="Dashed_20__28_var_29__20_4135" svg:stroke-width="0.019cm" svg:stroke-color="#000000" draw:marker-start="" draw:marker-start-width="0.155cm" draw:marker-start-center="false" draw:marker-end="" draw:marker-end-width="0.155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128" style:family="graphic">
      <style:graphic-properties draw:stroke="solid" draw:stroke-dash="Dashed_20__28_var_29__20_4136" svg:stroke-width="0.019cm" svg:stroke-color="#000000" draw:marker-start="" draw:marker-start-width="0.155cm" draw:marker-start-center="false" draw:marker-end="" draw:marker-end-width="0.155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129" style:family="graphic">
      <style:graphic-properties draw:stroke="solid" draw:stroke-dash="Dashed_20__28_var_29__20_4137" svg:stroke-width="0.019cm" svg:stroke-color="#000000" draw:marker-start="" draw:marker-start-width="0.155cm" draw:marker-start-center="false" draw:marker-end="" draw:marker-end-width="0.155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130" style:family="graphic">
      <style:graphic-properties draw:stroke="solid" draw:stroke-dash="Dashed_20__28_var_29__20_4138" svg:stroke-width="0.019cm" svg:stroke-color="#000000" draw:marker-start="" draw:marker-start-width="0.155cm" draw:marker-start-center="false" draw:marker-end="" draw:marker-end-width="0.155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131" style:family="graphic">
      <style:graphic-properties draw:stroke="solid" draw:stroke-dash="Dashed_20__28_var_29__20_4139" svg:stroke-width="0.019cm" svg:stroke-color="#000000" draw:marker-start="" draw:marker-start-width="0.155cm" draw:marker-start-center="false" draw:marker-end="" draw:marker-end-width="0.155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132" style:family="graphic">
      <style:graphic-properties draw:stroke="none" draw:stroke-dash="Dashed_20__28_var_29__20_4140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48cm" fo:min-width="0.863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  <style:paragraph-properties style:writing-mode="lr-tb"/>
    </style:style>
    <style:style style:name="gr133" style:family="graphic">
      <style:graphic-properties draw:stroke="none" draw:stroke-dash="Dashed_20__28_var_29__20_4141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48cm" fo:min-width="0.863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  <style:paragraph-properties style:writing-mode="lr-tb"/>
    </style:style>
    <style:style style:name="gr134" style:family="graphic">
      <style:graphic-properties draw:stroke="solid" draw:stroke-dash="Dashed_20__28_var_29__20_4142" svg:stroke-width="0.019cm" svg:stroke-color="#000000" draw:marker-start="" draw:marker-start-width="0.155cm" draw:marker-start-center="false" draw:marker-end="" draw:marker-end-width="0.155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135" style:family="graphic">
      <style:graphic-properties draw:stroke="solid" draw:stroke-dash="Dashed_20__28_var_29__20_4143" svg:stroke-width="0.019cm" svg:stroke-color="#000000" draw:marker-start="" draw:marker-start-width="0.155cm" draw:marker-start-center="false" draw:marker-end="" draw:marker-end-width="0.155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136" style:family="graphic">
      <style:graphic-properties draw:stroke="solid" draw:stroke-dash="Dashed_20__28_var_29__20_4144" svg:stroke-width="0.019cm" svg:stroke-color="#000000" draw:marker-start="" draw:marker-start-width="0.155cm" draw:marker-start-center="false" draw:marker-end="" draw:marker-end-width="0.155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137" style:family="graphic">
      <style:graphic-properties draw:stroke="solid" draw:stroke-dash="Dashed_20__28_var_29__20_4145" svg:stroke-width="0.019cm" svg:stroke-color="#000000" draw:marker-start="" draw:marker-start-width="0.155cm" draw:marker-start-center="false" draw:marker-end="" draw:marker-end-width="0.155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138" style:family="graphic">
      <style:graphic-properties draw:stroke="solid" draw:stroke-dash="Dashed_20__28_var_29__20_4146" svg:stroke-width="0.019cm" svg:stroke-color="#000000" draw:marker-start="" draw:marker-start-width="0.155cm" draw:marker-start-center="false" draw:marker-end="" draw:marker-end-width="0.155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139" style:family="graphic">
      <style:graphic-properties draw:stroke="solid" draw:stroke-dash="Dashed_20__28_var_29__20_4147" svg:stroke-width="0.019cm" svg:stroke-color="#000000" draw:marker-start="" draw:marker-start-width="0.155cm" draw:marker-start-center="false" draw:marker-end="" draw:marker-end-width="0.155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140" style:family="graphic">
      <style:graphic-properties draw:stroke="solid" draw:stroke-dash="Dashed_20__28_var_29__20_4148" svg:stroke-width="0.019cm" svg:stroke-color="#000000" draw:marker-start="" draw:marker-start-width="0.155cm" draw:marker-start-center="false" draw:marker-end="" draw:marker-end-width="0.155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141" style:family="graphic">
      <style:graphic-properties draw:stroke="solid" draw:stroke-dash="Dashed_20__28_var_29__20_4149" svg:stroke-width="0.019cm" svg:stroke-color="#000000" draw:marker-start="" draw:marker-start-width="0.155cm" draw:marker-start-center="false" draw:marker-end="" draw:marker-end-width="0.155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142" style:family="graphic">
      <style:graphic-properties draw:stroke="solid" draw:stroke-dash="Dashed_20__28_var_29__20_4150" svg:stroke-width="0.019cm" svg:stroke-color="#000000" draw:marker-start="" draw:marker-start-width="0.155cm" draw:marker-start-center="false" draw:marker-end="" draw:marker-end-width="0.155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143" style:family="graphic">
      <style:graphic-properties draw:stroke="solid" draw:stroke-dash="Dashed_20__28_var_29__20_4151" svg:stroke-width="0.019cm" svg:stroke-color="#000000" draw:marker-start="" draw:marker-start-width="0.155cm" draw:marker-start-center="false" draw:marker-end="" draw:marker-end-width="0.155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144" style:family="graphic">
      <style:graphic-properties draw:stroke="solid" svg:stroke-width="0.019cm" svg:stroke-color="#000000" draw:marker-start="" draw:marker-start-width="0.335cm" draw:marker-start-center="false" draw:marker-end="Arrow_20_concave" draw:marker-end-width="0.25cm" draw:marker-end-center="false" draw:fill="solid" draw:fill-color="#00b8ff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145" style:family="graphic">
      <style:graphic-properties draw:stroke="solid" svg:stroke-width="0.019cm" svg:stroke-color="#000000" draw:marker-start="" draw:marker-start-width="0.335cm" draw:marker-start-center="false" draw:marker-end="" draw:marker-end-width="0.335cm" draw:marker-end-center="false" draw:fill="solid" draw:fill-color="#00b8ff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146" style:family="graphic">
      <style:graphic-properties draw:stroke="none" draw:stroke-dash="Dashed_20__28_var_29__20_3651" svg:stroke-width="0.019cm" svg:stroke-color="#000000" draw:marker-start="" draw:marker-start-width="0.229cm" draw:marker-start-center="false" draw:marker-end="" draw:marker-end-width="0.229cm" draw:marker-end-center="false" draw:fill="none" draw:fill-color="#00b8ff" draw:textarea-horizontal-align="left" draw:auto-grow-width="true" fo:min-height="0.51cm" fo:min-width="0.526cm" fo:padding-top="0.125cm" fo:padding-bottom="0.125cm" fo:padding-left="0.25cm" fo:padding-right="0.25cm" fo:wrap-option="wrap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147" style:family="graphic">
      <style:graphic-properties draw:stroke="none" draw:stroke-dash="Dashed_20__28_var_29__20_3652" svg:stroke-width="0.019cm" svg:stroke-color="#000000" draw:marker-start="" draw:marker-start-width="0.229cm" draw:marker-start-center="false" draw:marker-end="" draw:marker-end-width="0.229cm" draw:marker-end-center="false" draw:fill="none" draw:fill-color="#00b8ff" draw:textarea-horizontal-align="left" draw:auto-grow-width="true" fo:min-height="0.512cm" fo:min-width="0.279cm" fo:padding-top="0.125cm" fo:padding-bottom="0.125cm" fo:padding-left="0.25cm" fo:padding-right="0.25cm" fo:wrap-option="wrap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148" style:family="graphic">
      <style:graphic-properties draw:stroke="none" draw:stroke-dash="Dashed_20__28_var_29__20_3653" svg:stroke-width="0.019cm" svg:stroke-color="#000000" draw:marker-start="" draw:marker-start-width="0.229cm" draw:marker-start-center="false" draw:marker-end="" draw:marker-end-width="0.229cm" draw:marker-end-center="false" draw:fill="none" draw:fill-color="#00b8ff" draw:textarea-horizontal-align="left" draw:auto-grow-width="true" fo:min-height="0.51cm" fo:min-width="0.208cm" fo:padding-top="0.125cm" fo:padding-bottom="0.125cm" fo:padding-left="0.25cm" fo:padding-right="0.25cm" fo:wrap-option="wrap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149" style:family="graphic">
      <style:graphic-properties draw:stroke="none" svg:stroke-width="0.019cm" svg:stroke-color="#000000" draw:marker-start="" draw:marker-start-width="0.332cm" draw:marker-start-center="false" draw:marker-end="" draw:marker-end-width="0.332cm" draw:marker-end-center="false" draw:fill="none" draw:fill-color="#ffffff" draw:textarea-horizontal-align="left" draw:auto-grow-width="true" fo:min-height="0.51cm" fo:min-width="0.27cm" fo:padding-top="0.125cm" fo:padding-bottom="0.125cm" fo:padding-left="0.25cm" fo:padding-right="0.25cm" fo:wrap-option="wrap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150" style:family="graphic">
      <style:graphic-properties draw:stroke="none" svg:stroke-width="0.019cm" svg:stroke-color="#000000" draw:marker-start="" draw:marker-start-width="0.332cm" draw:marker-start-center="false" draw:marker-end="" draw:marker-end-width="0.332cm" draw:marker-end-center="false" draw:fill="none" draw:fill-color="#ffffff" draw:textarea-horizontal-align="left" draw:auto-grow-width="true" fo:min-height="0.51cm" fo:min-width="0.24cm" fo:padding-top="0.125cm" fo:padding-bottom="0.125cm" fo:padding-left="0.25cm" fo:padding-right="0.25cm" fo:wrap-option="wrap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151" style:family="graphic">
      <style:graphic-properties draw:stroke="none" draw:stroke-dash="Dashed_20__28_var_29__20_3654" svg:stroke-width="0.019cm" svg:stroke-color="#000000" draw:marker-start="" draw:marker-start-width="0.229cm" draw:marker-start-center="false" draw:marker-end="" draw:marker-end-width="0.229cm" draw:marker-end-center="false" draw:fill="none" draw:fill-color="#00b8ff" draw:textarea-horizontal-align="left" draw:auto-grow-width="true" fo:min-height="0.51cm" fo:min-width="0.527cm" fo:padding-top="0.125cm" fo:padding-bottom="0.125cm" fo:padding-left="0.25cm" fo:padding-right="0.25cm" fo:wrap-option="wrap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152" style:family="graphic">
      <style:graphic-properties draw:stroke="solid" draw:stroke-dash="Dashed_20__28_var_29__20_3655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153" style:family="graphic">
      <style:graphic-properties draw:stroke="solid" draw:stroke-dash="Dashed_20__28_var_29__20_3656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154" style:family="graphic">
      <style:graphic-properties draw:stroke="solid" draw:stroke-dash="Dashed_20__28_var_29__20_3657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155" style:family="graphic">
      <style:graphic-properties draw:stroke="solid" draw:stroke-dash="Dashed_20__28_var_29__20_3658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156" style:family="graphic">
      <style:graphic-properties draw:stroke="solid" draw:stroke-dash="Dashed_20__28_var_29__20_3659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157" style:family="graphic">
      <style:graphic-properties draw:stroke="solid" draw:stroke-dash="Dashed_20__28_var_29__20_3660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158" style:family="graphic">
      <style:graphic-properties draw:stroke="solid" draw:stroke-dash="Dashed_20__28_var_29__20_3661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159" style:family="graphic">
      <style:graphic-properties draw:stroke="solid" draw:stroke-dash="Dashed_20__28_var_29__20_3662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160" style:family="graphic">
      <style:graphic-properties draw:stroke="solid" svg:stroke-width="0.009cm" svg:stroke-color="#b3b3b3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1cm" fo:padding-bottom="0.131cm" fo:padding-left="0.256cm" fo:padding-right="0.256cm" fo:wrap-option="wrap" draw:shadow="hidden" draw:shadow-offset-x="0.3cm" draw:shadow-offset-y="0.3cm" draw:shadow-color="#808080" loext:decorative="false" style:run-through="foreground"/>
    </style:style>
    <style:style style:name="gr161" style:family="graphic">
      <style:graphic-properties draw:stroke="solid" svg:stroke-width="0.018cm" svg:stroke-color="#80808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4cm" fo:padding-bottom="0.134cm" fo:padding-left="0.259cm" fo:padding-right="0.259cm" fo:wrap-option="wrap" draw:shadow="hidden" draw:shadow-offset-x="0.3cm" draw:shadow-offset-y="0.3cm" draw:shadow-color="#808080" loext:decorative="false" style:run-through="foreground"/>
    </style:style>
    <style:style style:name="gr162" style:family="graphic">
      <style:graphic-properties draw:stroke="solid" svg:stroke-width="0.019cm" svg:stroke-color="#666666" draw:marker-start="" draw:marker-start-width="0.191cm" draw:marker-start-center="false" draw:marker-end="" draw:marker-end-width="0.191cm" draw:marker-end-center="false" draw:fill="solid" draw:fill-color="#99ccff" draw:textarea-horizontal-align="center" draw:textarea-vertical-align="middle" fo:padding-top="0.136cm" fo:padding-bottom="0.136cm" fo:padding-left="0.259cm" fo:padding-right="0.259cm" fo:wrap-option="wrap" draw:shadow="hidden" draw:shadow-offset-x="0.3cm" draw:shadow-offset-y="0.3cm" draw:shadow-color="#808080" loext:decorative="false" style:run-through="foreground"/>
    </style:style>
    <style:style style:name="gr163" style:family="graphic">
      <style:graphic-properties draw:stroke="solid" svg:stroke-width="0.019cm" svg:stroke-color="#808080" draw:marker-start="" draw:marker-start-width="0.191cm" draw:marker-start-center="false" draw:marker-end="" draw:marker-end-width="0.191cm" draw:marker-end-center="false" draw:fill="solid" draw:fill-color="#99ccff" draw:textarea-horizontal-align="center" draw:textarea-vertical-align="middle" fo:padding-top="0.136cm" fo:padding-bottom="0.136cm" fo:padding-left="0.259cm" fo:padding-right="0.259cm" fo:wrap-option="wrap" draw:shadow="hidden" draw:shadow-offset-x="0.3cm" draw:shadow-offset-y="0.3cm" draw:shadow-color="#808080" loext:decorative="false" style:run-through="foreground"/>
    </style:style>
    <style:style style:name="gr164" style:family="graphic">
      <style:graphic-properties style:writing-mode="lr-tb" loext:decorative="false" style:run-through="foreground"/>
    </style:style>
    <style:style style:name="gr165" style:family="graphic">
      <style:graphic-properties draw:stroke="solid" draw:stroke-dash="Dashed_20__28_var_29__20_3624" svg:stroke-width="0.03cm" svg:stroke-color="#000000" draw:marker-start="" draw:marker-start-width="0.347cm" draw:marker-start-center="false" draw:marker-end="Arrow_20_concave" draw:marker-end-width="0.25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166" style:family="graphic">
      <style:graphic-properties draw:stroke="none" draw:stroke-dash="Dashed_20__28_var_29__20_4107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15cm" fo:min-width="0.229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  <style:paragraph-properties style:writing-mode="lr-tb"/>
    </style:style>
    <style:style style:name="gr167" style:family="graphic">
      <style:graphic-properties draw:stroke="solid" draw:stroke-dash="Dashed_20__28_var_29__20_3626" svg:stroke-width="0.03cm" svg:stroke-color="#000000" draw:marker-start="" draw:marker-start-width="0.245cm" draw:marker-start-center="false" draw:marker-end="" draw:marker-end-width="0.245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168" style:family="graphic">
      <style:graphic-properties draw:stroke="solid" draw:stroke-dash="Dashed_20__28_var_29__20_3627" svg:stroke-width="0.03cm" svg:stroke-color="#000000" draw:marker-start="" draw:marker-start-width="0.245cm" draw:marker-start-center="false" draw:marker-end="" draw:marker-end-width="0.245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169" style:family="graphic">
      <style:graphic-properties draw:stroke="solid" draw:stroke-dash="Dashed_20__28_var_29__20_3628" svg:stroke-width="0.03cm" svg:stroke-color="#000000" draw:marker-start="" draw:marker-start-width="0.245cm" draw:marker-start-center="false" draw:marker-end="" draw:marker-end-width="0.245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170" style:family="graphic">
      <style:graphic-properties draw:stroke="solid" draw:stroke-dash="Dashed_20__28_var_29__20_3629" svg:stroke-width="0.03cm" svg:stroke-color="#000000" draw:marker-start="" draw:marker-start-width="0.245cm" draw:marker-start-center="false" draw:marker-end="" draw:marker-end-width="0.245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171" style:family="graphic">
      <style:graphic-properties draw:stroke="solid" draw:stroke-dash="Dashed_20__28_var_29__20_3630" svg:stroke-width="0.03cm" svg:stroke-color="#000000" draw:marker-start="" draw:marker-start-width="0.245cm" draw:marker-start-center="false" draw:marker-end="" draw:marker-end-width="0.245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172" style:family="graphic">
      <style:graphic-properties draw:stroke="solid" draw:stroke-dash="Dashed_20__28_var_29__20_3631" svg:stroke-width="0.03cm" svg:stroke-color="#000000" draw:marker-start="" draw:marker-start-width="0.245cm" draw:marker-start-center="false" draw:marker-end="" draw:marker-end-width="0.245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173" style:family="graphic">
      <style:graphic-properties draw:stroke="solid" draw:stroke-dash="Dashed_20__28_var_29__20_3632" svg:stroke-width="0.03cm" svg:stroke-color="#000000" draw:marker-start="" draw:marker-start-width="0.245cm" draw:marker-start-center="false" draw:marker-end="" draw:marker-end-width="0.245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174" style:family="graphic">
      <style:graphic-properties draw:stroke="solid" draw:stroke-dash="Dashed_20__28_var_29__20_3633" svg:stroke-width="0.03cm" svg:stroke-color="#000000" draw:marker-start="" draw:marker-start-width="0.245cm" draw:marker-start-center="false" draw:marker-end="" draw:marker-end-width="0.245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175" style:family="graphic">
      <style:graphic-properties draw:stroke="none" draw:stroke-dash="Dashed_20__28_var_29__20_4108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3cm" fo:min-width="0.635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  <style:paragraph-properties style:writing-mode="lr-tb"/>
    </style:style>
    <style:style style:name="gr176" style:family="graphic">
      <style:graphic-properties draw:stroke="none" draw:stroke-dash="Dashed_20__28_var_29__20_4109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96cm" fo:min-width="0.272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  <style:paragraph-properties style:writing-mode="lr-tb"/>
    </style:style>
    <style:style style:name="gr177" style:family="graphic">
      <style:graphic-properties draw:stroke="solid" draw:stroke-dash="Dashed_20__28_var_29__20_3636" svg:stroke-width="0.03cm" svg:stroke-color="#000000" draw:marker-start="" draw:marker-start-width="0.245cm" draw:marker-start-center="false" draw:marker-end="" draw:marker-end-width="0.245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178" style:family="graphic">
      <style:graphic-properties draw:stroke="none" draw:stroke-dash="Dashed_20__28_var_29__20_4110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96cm" fo:min-width="0.277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  <style:paragraph-properties style:writing-mode="lr-tb"/>
    </style:style>
    <style:style style:name="gr179" style:family="graphic">
      <style:graphic-properties draw:stroke="none" draw:stroke-dash="Dashed_20__28_var_29__20_4111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96cm" fo:min-width="0.259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  <style:paragraph-properties style:writing-mode="lr-tb"/>
    </style:style>
    <style:style style:name="gr180" style:family="graphic">
      <style:graphic-properties draw:stroke="none" draw:stroke-dash="Dashed_20__28_var_29__20_4112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96cm" fo:min-width="0.307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  <style:paragraph-properties style:writing-mode="lr-tb"/>
    </style:style>
    <style:style style:name="gr181" style:family="graphic">
      <style:graphic-properties draw:stroke="none" draw:stroke-dash="Dashed_20__28_var_29__20_4113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96cm" fo:min-width="0.298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  <style:paragraph-properties style:writing-mode="lr-tb"/>
    </style:style>
    <style:style style:name="gr182" style:family="graphic">
      <style:graphic-properties draw:stroke="solid" draw:stroke-dash="Dashed_20__28_var_29__20_4114" svg:stroke-width="0.03cm" svg:stroke-color="#000000" draw:marker-start="" draw:marker-start-width="0.347cm" draw:marker-start-center="false" draw:marker-end="" draw:marker-end-width="0.347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183" style:family="graphic">
      <style:graphic-properties draw:stroke="solid" draw:stroke-dash="Dashed_20__28_var_29__20_4115" svg:stroke-width="0.03cm" svg:stroke-color="#000000" draw:marker-start="" draw:marker-start-width="0.347cm" draw:marker-start-center="false" draw:marker-end="" draw:marker-end-width="0.347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184" style:family="graphic">
      <style:graphic-properties draw:stroke="solid" draw:stroke-dash="Dashed_20__28_var_29__20_4116" svg:stroke-width="0.03cm" svg:stroke-color="#000000" draw:marker-start="" draw:marker-start-width="0.347cm" draw:marker-start-center="false" draw:marker-end="" draw:marker-end-width="0.347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185" style:family="graphic">
      <style:graphic-properties draw:stroke="solid" draw:stroke-dash="Dashed_20__28_var_29__20_4117" svg:stroke-width="0.03cm" svg:stroke-color="#000000" draw:marker-start="" draw:marker-start-width="0.347cm" draw:marker-start-center="false" draw:marker-end="" draw:marker-end-width="0.347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186" style:family="graphic">
      <style:graphic-properties draw:stroke="solid" draw:stroke-dash="Dashed_20__28_var_29__20_4118" svg:stroke-width="0.03cm" svg:stroke-color="#000000" draw:marker-start="" draw:marker-start-width="0.347cm" draw:marker-start-center="false" draw:marker-end="" draw:marker-end-width="0.347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187" style:family="graphic">
      <style:graphic-properties draw:stroke="solid" draw:stroke-dash="Dashed_20__28_var_29__20_4119" svg:stroke-width="0.03cm" svg:stroke-color="#000000" draw:marker-start="" draw:marker-start-width="0.347cm" draw:marker-start-center="false" draw:marker-end="" draw:marker-end-width="0.347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188" style:family="graphic">
      <style:graphic-properties draw:stroke="solid" draw:stroke-dash="Dashed_20__28_var_29__20_4120" svg:stroke-width="0.03cm" svg:stroke-color="#000000" draw:marker-start="" draw:marker-start-width="0.347cm" draw:marker-start-center="false" draw:marker-end="" draw:marker-end-width="0.347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189" style:family="graphic">
      <style:graphic-properties draw:stroke="solid" draw:stroke-dash="Dashed_20__28_var_29__20_4121" svg:stroke-width="0.03cm" svg:stroke-color="#000000" draw:marker-start="" draw:marker-start-width="0.347cm" draw:marker-start-center="false" draw:marker-end="" draw:marker-end-width="0.347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190" style:family="graphic">
      <style:graphic-properties draw:stroke="solid" draw:stroke-dash="Dashed_20__28_var_29__20_4122" svg:stroke-width="0.03cm" svg:stroke-color="#000000" draw:marker-start="" draw:marker-start-width="0.347cm" draw:marker-start-center="false" draw:marker-end="" draw:marker-end-width="0.347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191" style:family="graphic">
      <style:graphic-properties draw:stroke="solid" draw:stroke-dash="Dashed_20__28_var_29__20_4123" svg:stroke-width="0.03cm" svg:stroke-color="#000000" draw:marker-start="" draw:marker-start-width="0.347cm" draw:marker-start-center="false" draw:marker-end="" draw:marker-end-width="0.347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192" style:family="graphic">
      <style:graphic-properties draw:stroke="solid" draw:stroke-dash="Dashed_20__28_var_29__20_6809" svg:stroke-width="0.019cm" svg:stroke-color="#000000" draw:marker-start="" draw:marker-start-width="0.335cm" draw:marker-start-center="false" draw:marker-end="Arrow_20_concave" draw:marker-end-width="0.2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fo:margin-top="1.199cm" fo:margin-bottom="0.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93" style:family="graphic">
      <style:graphic-properties style:writing-mode="lr-tb" loext:decorative="false" style:run-through="foreground" style:wrap="none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194" style:family="graphic">
      <style:graphic-properties draw:stroke="solid" draw:stroke-dash="Dashed_20__28_var_29__20_4385" svg:stroke-width="0.019cm" svg:stroke-color="#000000" draw:marker-start="" draw:marker-start-width="0.337cm" draw:marker-start-center="false" draw:marker-end="Arrow_20_concave" draw:marker-end-width="0.2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195" style:family="graphic">
      <style:graphic-properties draw:stroke="solid" draw:stroke-dash="Dashed_20__28_var_29__20_4386" svg:stroke-width="0.019cm" svg:stroke-color="#000000" draw:marker-start="" draw:marker-start-width="0.337cm" draw:marker-start-center="false" draw:marker-end="" draw:marker-end-width="0.337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196" style:family="graphic">
      <style:graphic-properties draw:stroke="solid" draw:stroke-dash="Dashed_20__28_var_29__20_4387" svg:stroke-width="0.041cm" svg:stroke-color="#000000" draw:marker-start="" draw:marker-start-width="0.332cm" draw:marker-start-center="false" draw:marker-end="" draw:marker-end-width="0.332cm" draw:marker-end-center="false" draw:fill="solid" draw:fill-color="#00b8ff" draw:fill-image-width="0cm" draw:fill-image-height="0cm" draw:textarea-horizontal-align="center" draw:textarea-vertical-align="middle" fo:padding-top="0.019cm" fo:padding-bottom="0.019cm" fo:padding-left="0.019cm" fo:padding-right="0.019cm" fo:wrap-option="wrap" draw:shadow="hidden" draw:shadow-offset-x="0.3cm" draw:shadow-offset-y="0.3cm" draw:shadow-color="#808080" loext:decorative="false" style:run-through="foreground"/>
    </style:style>
    <style:style style:name="gr197" style:family="graphic">
      <style:graphic-properties draw:stroke="solid" draw:stroke-dash="Dashed_20__28_var_29__20_4388" svg:stroke-width="0.019cm" svg:stroke-color="#000000" draw:marker-start="" draw:marker-start-width="0.337cm" draw:marker-start-center="false" draw:marker-end="" draw:marker-end-width="0.337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198" style:family="graphic">
      <style:graphic-properties draw:stroke="solid" draw:stroke-dash="Dashed_20__28_var_29__20_4389" svg:stroke-width="0.019cm" svg:stroke-color="#000000" draw:marker-start="" draw:marker-start-width="0.337cm" draw:marker-start-center="false" draw:marker-end="" draw:marker-end-width="0.337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199" style:family="graphic">
      <style:graphic-properties draw:stroke="none" draw:stroke-dash="Dashed_20__28_var_29__20_4390" svg:stroke-width="0.019cm" svg:stroke-color="#000000" draw:marker-start="" draw:marker-start-width="0.332cm" draw:marker-start-center="false" draw:marker-end="" draw:marker-end-width="0.332cm" draw:marker-end-center="false" draw:fill="none" draw:fill-color="#ffffff" draw:fill-image-width="0cm" draw:fill-image-height="0cm" draw:textarea-horizontal-align="left" draw:auto-grow-width="true" fo:min-height="0.415cm" fo:min-width="0.228cm" fo:padding-top="0.125cm" fo:padding-bottom="0.125cm" fo:padding-left="0.25cm" fo:padding-right="0.25cm" fo:wrap-option="wrap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200" style:family="graphic">
      <style:graphic-properties draw:stroke="solid" draw:stroke-dash="Dashed_20__28_var_29__20_4391" svg:stroke-width="0.019cm" svg:stroke-color="#000000" draw:marker-start="" draw:marker-start-width="0.333cm" draw:marker-start-center="false" draw:marker-end="" draw:marker-end-width="0.3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201" style:family="graphic">
      <style:graphic-properties draw:stroke="solid" draw:stroke-dash="Dashed_20__28_var_29__20_4392" svg:stroke-width="0.019cm" svg:stroke-color="#000000" draw:marker-start="" draw:marker-start-width="0.333cm" draw:marker-start-center="false" draw:marker-end="" draw:marker-end-width="0.3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202" style:family="graphic">
      <style:graphic-properties draw:stroke="solid" draw:stroke-dash="Dashed_20__28_var_29__20_4393" svg:stroke-width="0.019cm" svg:stroke-color="#000000" draw:marker-start="" draw:marker-start-width="0.337cm" draw:marker-start-center="false" draw:marker-end="" draw:marker-end-width="0.337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203" style:family="graphic">
      <style:graphic-properties draw:stroke="solid" draw:stroke-dash="Dashed_20__28_var_29__20_4394" svg:stroke-width="0.041cm" svg:stroke-color="#000000" draw:marker-start="" draw:marker-start-width="0.332cm" draw:marker-start-center="false" draw:marker-end="" draw:marker-end-width="0.332cm" draw:marker-end-center="false" draw:fill="solid" draw:fill-color="#00b8ff" draw:fill-image-width="0cm" draw:fill-image-height="0cm" draw:textarea-horizontal-align="center" draw:textarea-vertical-align="middle" fo:padding-top="0.019cm" fo:padding-bottom="0.019cm" fo:padding-left="0.019cm" fo:padding-right="0.019cm" fo:wrap-option="wrap" draw:shadow="hidden" draw:shadow-offset-x="0.3cm" draw:shadow-offset-y="0.3cm" draw:shadow-color="#808080" loext:decorative="false" style:run-through="foreground"/>
    </style:style>
    <style:style style:name="gr204" style:family="graphic">
      <style:graphic-properties draw:stroke="solid" draw:stroke-dash="Dashed_20__28_var_29__20_4395" svg:stroke-width="0.019cm" svg:stroke-color="#000000" draw:marker-start="" draw:marker-start-width="0.337cm" draw:marker-start-center="false" draw:marker-end="" draw:marker-end-width="0.337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205" style:family="graphic">
      <style:graphic-properties draw:stroke="solid" draw:stroke-dash="Dashed_20__28_var_29__20_4396" svg:stroke-width="0.019cm" svg:stroke-color="#000000" draw:marker-start="" draw:marker-start-width="0.337cm" draw:marker-start-center="false" draw:marker-end="" draw:marker-end-width="0.337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206" style:family="graphic">
      <style:graphic-properties draw:stroke="solid" draw:stroke-dash="Dashed_20__28_var_29__20_4397" svg:stroke-width="0.019cm" svg:stroke-color="#000000" draw:marker-start="" draw:marker-start-width="0.337cm" draw:marker-start-center="false" draw:marker-end="" draw:marker-end-width="0.337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207" style:family="graphic">
      <style:graphic-properties draw:stroke="solid" draw:stroke-dash="Dashed_20__28_var_29__20_4398" svg:stroke-width="0.041cm" svg:stroke-color="#000000" draw:marker-start="" draw:marker-start-width="0.332cm" draw:marker-start-center="false" draw:marker-end="" draw:marker-end-width="0.332cm" draw:marker-end-center="false" draw:fill="solid" draw:fill-color="#00b8ff" draw:fill-image-width="0cm" draw:fill-image-height="0cm" draw:textarea-horizontal-align="center" draw:textarea-vertical-align="middle" fo:padding-top="0.019cm" fo:padding-bottom="0.019cm" fo:padding-left="0.019cm" fo:padding-right="0.019cm" fo:wrap-option="wrap" draw:shadow="hidden" draw:shadow-offset-x="0.3cm" draw:shadow-offset-y="0.3cm" draw:shadow-color="#808080" loext:decorative="false" style:run-through="foreground"/>
    </style:style>
    <style:style style:name="gr208" style:family="graphic">
      <style:graphic-properties draw:stroke="solid" draw:stroke-dash="Dashed_20__28_var_29__20_4399" svg:stroke-width="0.019cm" svg:stroke-color="#000000" draw:marker-start="" draw:marker-start-width="0.337cm" draw:marker-start-center="false" draw:marker-end="" draw:marker-end-width="0.337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209" style:family="graphic">
      <style:graphic-properties draw:stroke="solid" draw:stroke-dash="Dashed_20__28_var_29__20_4400" svg:stroke-width="0.041cm" svg:stroke-color="#000000" draw:marker-start="" draw:marker-start-width="0.332cm" draw:marker-start-center="false" draw:marker-end="" draw:marker-end-width="0.332cm" draw:marker-end-center="false" draw:fill="solid" draw:fill-color="#00b8ff" draw:fill-image-width="0cm" draw:fill-image-height="0cm" draw:textarea-horizontal-align="center" draw:textarea-vertical-align="middle" fo:padding-top="0.019cm" fo:padding-bottom="0.019cm" fo:padding-left="0.019cm" fo:padding-right="0.019cm" fo:wrap-option="wrap" draw:shadow="hidden" draw:shadow-offset-x="0.3cm" draw:shadow-offset-y="0.3cm" draw:shadow-color="#808080" loext:decorative="false" style:run-through="foreground"/>
    </style:style>
    <style:style style:name="gr210" style:family="graphic">
      <style:graphic-properties draw:stroke="solid" draw:stroke-dash="Dashed_20__28_var_29__20_4401" svg:stroke-width="0.019cm" svg:stroke-color="#000000" draw:marker-start="" draw:marker-start-width="0.337cm" draw:marker-start-center="false" draw:marker-end="" draw:marker-end-width="0.337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211" style:family="graphic">
      <style:graphic-properties draw:stroke="solid" draw:stroke-dash="Dashed_20__28_var_29__20_4402" svg:stroke-width="0.019cm" svg:stroke-color="#000000" draw:marker-start="" draw:marker-start-width="0.337cm" draw:marker-start-center="false" draw:marker-end="" draw:marker-end-width="0.337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212" style:family="graphic">
      <style:graphic-properties draw:stroke="solid" draw:stroke-dash="Dashed_20__28_var_29__20_4403" svg:stroke-width="0.019cm" svg:stroke-color="#000000" draw:marker-start="" draw:marker-start-width="0.337cm" draw:marker-start-center="false" draw:marker-end="" draw:marker-end-width="0.337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213" style:family="graphic">
      <style:graphic-properties draw:stroke="solid" draw:stroke-dash="Dashed_20__28_var_29__20_4404" svg:stroke-width="0.041cm" svg:stroke-color="#000000" draw:marker-start="" draw:marker-start-width="0.332cm" draw:marker-start-center="false" draw:marker-end="" draw:marker-end-width="0.332cm" draw:marker-end-center="false" draw:fill="solid" draw:fill-color="#00b8ff" draw:fill-image-width="0cm" draw:fill-image-height="0cm" draw:textarea-horizontal-align="center" draw:textarea-vertical-align="middle" fo:padding-top="0.019cm" fo:padding-bottom="0.019cm" fo:padding-left="0.019cm" fo:padding-right="0.019cm" fo:wrap-option="wrap" draw:shadow="hidden" draw:shadow-offset-x="0.3cm" draw:shadow-offset-y="0.3cm" draw:shadow-color="#808080" loext:decorative="false" style:run-through="foreground"/>
    </style:style>
    <style:style style:name="gr214" style:family="graphic">
      <style:graphic-properties draw:stroke="solid" draw:stroke-dash="Dashed_20__28_var_29__20_4405" svg:stroke-width="0.019cm" svg:stroke-color="#000000" draw:marker-start="" draw:marker-start-width="0.337cm" draw:marker-start-center="false" draw:marker-end="" draw:marker-end-width="0.337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215" style:family="graphic">
      <style:graphic-properties draw:stroke="solid" draw:stroke-dash="Dashed_20__28_var_29__20_4406" svg:stroke-width="0.041cm" svg:stroke-color="#000000" draw:marker-start="" draw:marker-start-width="0.332cm" draw:marker-start-center="false" draw:marker-end="" draw:marker-end-width="0.332cm" draw:marker-end-center="false" draw:fill="solid" draw:fill-color="#00b8ff" draw:fill-image-width="0cm" draw:fill-image-height="0cm" draw:textarea-horizontal-align="center" draw:textarea-vertical-align="middle" fo:padding-top="0.019cm" fo:padding-bottom="0.019cm" fo:padding-left="0.019cm" fo:padding-right="0.019cm" fo:wrap-option="wrap" draw:shadow="hidden" draw:shadow-offset-x="0.3cm" draw:shadow-offset-y="0.3cm" draw:shadow-color="#808080" loext:decorative="false" style:run-through="foreground"/>
    </style:style>
    <style:style style:name="gr216" style:family="graphic">
      <style:graphic-properties draw:stroke="solid" draw:stroke-dash="Dashed_20__28_var_29__20_4407" svg:stroke-width="0.019cm" svg:stroke-color="#000000" draw:marker-start="" draw:marker-start-width="0.337cm" draw:marker-start-center="false" draw:marker-end="" draw:marker-end-width="0.337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217" style:family="graphic">
      <style:graphic-properties draw:stroke="solid" draw:stroke-dash="Dashed_20__28_var_29__20_4408" svg:stroke-width="0.019cm" svg:stroke-color="#000000" draw:marker-start="" draw:marker-start-width="0.337cm" draw:marker-start-center="false" draw:marker-end="" draw:marker-end-width="0.337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218" style:family="graphic">
      <style:graphic-properties draw:stroke="solid" draw:stroke-dash="Dashed_20__28_var_29__20_4409" svg:stroke-width="0.019cm" svg:stroke-color="#000000" draw:marker-start="" draw:marker-start-width="0.337cm" draw:marker-start-center="false" draw:marker-end="" draw:marker-end-width="0.337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219" style:family="graphic">
      <style:graphic-properties draw:stroke="solid" draw:stroke-dash="Dashed_20__28_var_29__20_4410" svg:stroke-width="0.041cm" svg:stroke-color="#000000" draw:marker-start="" draw:marker-start-width="0.332cm" draw:marker-start-center="false" draw:marker-end="" draw:marker-end-width="0.332cm" draw:marker-end-center="false" draw:fill="solid" draw:fill-color="#00b8ff" draw:fill-image-width="0cm" draw:fill-image-height="0cm" draw:textarea-horizontal-align="center" draw:textarea-vertical-align="middle" fo:padding-top="0.019cm" fo:padding-bottom="0.019cm" fo:padding-left="0.019cm" fo:padding-right="0.019cm" fo:wrap-option="wrap" draw:shadow="hidden" draw:shadow-offset-x="0.3cm" draw:shadow-offset-y="0.3cm" draw:shadow-color="#808080" loext:decorative="false" style:run-through="foreground"/>
    </style:style>
    <style:style style:name="gr220" style:family="graphic">
      <style:graphic-properties draw:stroke="solid" draw:stroke-dash="Dashed_20__28_var_29__20_4411" svg:stroke-width="0.019cm" svg:stroke-color="#000000" draw:marker-start="" draw:marker-start-width="0.337cm" draw:marker-start-center="false" draw:marker-end="" draw:marker-end-width="0.337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221" style:family="graphic">
      <style:graphic-properties draw:stroke="solid" draw:stroke-dash="Dashed_20__28_var_29__20_4412" svg:stroke-width="0.019cm" svg:stroke-color="#000000" draw:marker-start="" draw:marker-start-width="0.337cm" draw:marker-start-center="false" draw:marker-end="" draw:marker-end-width="0.337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222" style:family="graphic">
      <style:graphic-properties draw:stroke="solid" draw:stroke-dash="Dashed_20__28_var_29__20_4413" svg:stroke-width="0.041cm" svg:stroke-color="#000000" draw:marker-start="" draw:marker-start-width="0.332cm" draw:marker-start-center="false" draw:marker-end="" draw:marker-end-width="0.332cm" draw:marker-end-center="false" draw:fill="solid" draw:fill-color="#00b8ff" draw:fill-image-width="0cm" draw:fill-image-height="0cm" draw:textarea-horizontal-align="center" draw:textarea-vertical-align="middle" fo:padding-top="0.019cm" fo:padding-bottom="0.019cm" fo:padding-left="0.019cm" fo:padding-right="0.019cm" fo:wrap-option="wrap" draw:shadow="hidden" draw:shadow-offset-x="0.3cm" draw:shadow-offset-y="0.3cm" draw:shadow-color="#808080" loext:decorative="false" style:run-through="foreground"/>
    </style:style>
    <style:style style:name="gr223" style:family="graphic">
      <style:graphic-properties draw:stroke="solid" draw:stroke-dash="Dashed_20__28_var_29__20_4414" svg:stroke-width="0.019cm" svg:stroke-color="#000000" draw:marker-start="" draw:marker-start-width="0.337cm" draw:marker-start-center="false" draw:marker-end="" draw:marker-end-width="0.337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224" style:family="graphic">
      <style:graphic-properties draw:stroke="solid" draw:stroke-dash="Dashed_20__28_var_29__20_4415" svg:stroke-width="0.019cm" svg:stroke-color="#000000" draw:marker-start="" draw:marker-start-width="0.337cm" draw:marker-start-center="false" draw:marker-end="" draw:marker-end-width="0.337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225" style:family="graphic">
      <style:graphic-properties draw:stroke="solid" draw:stroke-dash="Dashed_20__28_var_29__20_4416" svg:stroke-width="0.019cm" svg:stroke-color="#000000" draw:marker-start="" draw:marker-start-width="0.337cm" draw:marker-start-center="false" draw:marker-end="" draw:marker-end-width="0.337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226" style:family="graphic">
      <style:graphic-properties draw:stroke="solid" draw:stroke-dash="Dashed_20__28_var_29__20_4417" svg:stroke-width="0.041cm" svg:stroke-color="#000000" draw:marker-start="" draw:marker-start-width="0.332cm" draw:marker-start-center="false" draw:marker-end="" draw:marker-end-width="0.332cm" draw:marker-end-center="false" draw:fill="solid" draw:fill-color="#00b8ff" draw:fill-image-width="0cm" draw:fill-image-height="0cm" draw:textarea-horizontal-align="center" draw:textarea-vertical-align="middle" fo:padding-top="0.019cm" fo:padding-bottom="0.019cm" fo:padding-left="0.019cm" fo:padding-right="0.019cm" fo:wrap-option="wrap" draw:shadow="hidden" draw:shadow-offset-x="0.3cm" draw:shadow-offset-y="0.3cm" draw:shadow-color="#808080" loext:decorative="false" style:run-through="foreground"/>
    </style:style>
    <style:style style:name="gr227" style:family="graphic">
      <style:graphic-properties draw:stroke="none" draw:stroke-dash="Dashed_20__28_var_29__20_4418" svg:stroke-width="0.019cm" svg:stroke-color="#000000" draw:marker-start="" draw:marker-start-width="0.332cm" draw:marker-start-center="false" draw:marker-end="" draw:marker-end-width="0.332cm" draw:marker-end-center="false" draw:fill="none" draw:fill-color="#ffffff" draw:fill-image-width="0cm" draw:fill-image-height="0cm" draw:textarea-horizontal-align="left" draw:auto-grow-width="true" fo:min-height="0.415cm" fo:min-width="0.254cm" fo:padding-top="0.125cm" fo:padding-bottom="0.125cm" fo:padding-left="0.25cm" fo:padding-right="0.25cm" fo:wrap-option="wrap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228" style:family="graphic">
      <style:graphic-properties draw:stroke="solid" draw:stroke-dash="Dashed_20__28_var_29__20_4419" svg:stroke-width="0.019cm" svg:stroke-color="#000000" draw:marker-start="" draw:marker-start-width="0.333cm" draw:marker-start-center="false" draw:marker-end="" draw:marker-end-width="0.3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229" style:family="graphic">
      <style:graphic-properties draw:stroke="solid" draw:stroke-dash="Dashed_20__28_var_29__20_4420" svg:stroke-width="0.019cm" svg:stroke-color="#000000" draw:marker-start="" draw:marker-start-width="0.333cm" draw:marker-start-center="false" draw:marker-end="" draw:marker-end-width="0.3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230" style:family="graphic">
      <style:graphic-properties draw:stroke="none" draw:stroke-dash="Dashed_20__28_var_29__20_4421" svg:stroke-width="0.019cm" svg:stroke-color="#000000" draw:marker-start="" draw:marker-start-width="0.332cm" draw:marker-start-center="false" draw:marker-end="" draw:marker-end-width="0.332cm" draw:marker-end-center="false" draw:fill="none" draw:fill-color="#ffffff" draw:fill-image-width="0cm" draw:fill-image-height="0cm" draw:textarea-horizontal-align="left" draw:auto-grow-width="true" fo:min-height="0.415cm" fo:min-width="0.256cm" fo:padding-top="0.125cm" fo:padding-bottom="0.125cm" fo:padding-left="0.25cm" fo:padding-right="0.25cm" fo:wrap-option="wrap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231" style:family="graphic">
      <style:graphic-properties draw:stroke="solid" draw:stroke-dash="Dashed_20__28_var_29__20_4422" svg:stroke-width="0.019cm" svg:stroke-color="#000000" draw:marker-start="" draw:marker-start-width="0.333cm" draw:marker-start-center="false" draw:marker-end="" draw:marker-end-width="0.3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232" style:family="graphic">
      <style:graphic-properties draw:stroke="solid" draw:stroke-dash="Dashed_20__28_var_29__20_4423" svg:stroke-width="0.019cm" svg:stroke-color="#000000" draw:marker-start="" draw:marker-start-width="0.333cm" draw:marker-start-center="false" draw:marker-end="" draw:marker-end-width="0.3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233" style:family="graphic">
      <style:graphic-properties draw:stroke="none" draw:stroke-dash="Dashed_20__28_var_29__20_4424" svg:stroke-width="0.019cm" svg:stroke-color="#000000" draw:marker-start="" draw:marker-start-width="0.332cm" draw:marker-start-center="false" draw:marker-end="" draw:marker-end-width="0.332cm" draw:marker-end-center="false" draw:fill="none" draw:fill-color="#ffffff" draw:fill-image-width="0cm" draw:fill-image-height="0cm" draw:textarea-horizontal-align="left" draw:auto-grow-width="true" fo:min-height="0.415cm" fo:min-width="0.363cm" fo:padding-top="0.125cm" fo:padding-bottom="0.125cm" fo:padding-left="0.25cm" fo:padding-right="0.25cm" fo:wrap-option="wrap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234" style:family="graphic">
      <style:graphic-properties draw:stroke="solid" draw:stroke-dash="Dashed_20__28_var_29__20_4425" svg:stroke-width="0.019cm" svg:stroke-color="#000000" draw:marker-start="" draw:marker-start-width="0.333cm" draw:marker-start-center="false" draw:marker-end="" draw:marker-end-width="0.3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235" style:family="graphic">
      <style:graphic-properties draw:stroke="solid" draw:stroke-dash="Dashed_20__28_var_29__20_4426" svg:stroke-width="0.019cm" svg:stroke-color="#000000" draw:marker-start="" draw:marker-start-width="0.333cm" draw:marker-start-center="false" draw:marker-end="" draw:marker-end-width="0.3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236" style:family="graphic">
      <style:graphic-properties draw:stroke="none" svg:stroke-width="0.019cm" svg:stroke-color="#000000" draw:marker-start="" draw:marker-start-width="0.332cm" draw:marker-start-center="false" draw:marker-end="" draw:marker-end-width="0.332cm" draw:marker-end-center="false" draw:fill="none" draw:fill-color="#ffffff" draw:textarea-horizontal-align="left" draw:auto-grow-width="true" fo:min-height="0.413cm" fo:min-width="0.238cm" fo:padding-top="0.125cm" fo:padding-bottom="0.125cm" fo:padding-left="0.25cm" fo:padding-right="0.25cm" fo:wrap-option="wrap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237" style:family="graphic">
      <style:graphic-properties draw:stroke="none" svg:stroke-width="0.019cm" svg:stroke-color="#000000" draw:marker-start="" draw:marker-start-width="0.332cm" draw:marker-start-center="false" draw:marker-end="" draw:marker-end-width="0.332cm" draw:marker-end-center="false" draw:fill="none" draw:fill-color="#ffffff" draw:textarea-horizontal-align="left" draw:auto-grow-width="true" fo:min-height="0.413cm" fo:min-width="0.538cm" fo:padding-top="0.125cm" fo:padding-bottom="0.125cm" fo:padding-left="0.25cm" fo:padding-right="0.25cm" fo:wrap-option="wrap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238" style:family="graphic">
      <style:graphic-properties style:writing-mode="lr-tb" loext:decorative="false" style:run-through="foreground" style:wrap="none" style:vertical-pos="from-top" style:horizontal-pos="from-left" style:horizontal-rel="paragraph" draw:wrap-influence-on-position="once-concurrent" loext:allow-overlap="true" style:flow-with-text="false"/>
    </style:style>
    <style:style style:name="gr239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240" style:family="graphic">
      <style:graphic-properties draw:stroke="solid" svg:stroke-width="0.019cm" svg:stroke-color="#000000" draw:marker-start="" draw:marker-start-width="0.333cm" draw:marker-start-center="false" draw:marker-end="Arrow_20_concave" draw:marker-end-width="0.25cm" draw:marker-end-center="false" draw:fill="solid" draw:fill-color="#00b8ff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241" style:family="graphic">
      <style:graphic-properties draw:stroke="none" svg:stroke-width="0.019cm" svg:stroke-color="#000000" draw:marker-start="" draw:marker-start-width="0.33cm" draw:marker-start-center="false" draw:marker-end="" draw:marker-end-width="0.33cm" draw:marker-end-center="false" draw:fill="none" draw:fill-color="#ffffff" draw:textarea-horizontal-align="left" draw:auto-grow-width="true" fo:min-height="0.413cm" fo:min-width="0.206cm" fo:padding-top="0.125cm" fo:padding-bottom="0.125cm" fo:padding-left="0.25cm" fo:padding-right="0.25cm" fo:wrap-option="wrap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242" style:family="graphic">
      <style:graphic-properties draw:stroke="none" svg:stroke-width="0.019cm" svg:stroke-color="#000000" draw:marker-start="" draw:marker-start-width="0.33cm" draw:marker-start-center="false" draw:marker-end="" draw:marker-end-width="0.33cm" draw:marker-end-center="false" draw:fill="none" draw:fill-color="#ffffff" draw:textarea-horizontal-align="left" draw:auto-grow-width="true" fo:min-height="0.413cm" fo:min-width="0.261cm" fo:padding-top="0.125cm" fo:padding-bottom="0.125cm" fo:padding-left="0.25cm" fo:padding-right="0.25cm" fo:wrap-option="wrap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243" style:family="graphic">
      <style:graphic-properties draw:stroke="none" svg:stroke-width="0.019cm" svg:stroke-color="#000000" draw:marker-start="" draw:marker-start-width="0.33cm" draw:marker-start-center="false" draw:marker-end="" draw:marker-end-width="0.33cm" draw:marker-end-center="false" draw:fill="none" draw:fill-color="#ffffff" draw:textarea-horizontal-align="left" draw:auto-grow-width="true" fo:min-height="0.413cm" fo:min-width="0.245cm" fo:padding-top="0.125cm" fo:padding-bottom="0.125cm" fo:padding-left="0.25cm" fo:padding-right="0.25cm" fo:wrap-option="wrap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244" style:family="graphic">
      <style:graphic-properties draw:stroke="solid" svg:stroke-width="0.019cm" svg:stroke-color="#000000" draw:marker-start="" draw:marker-start-width="0.379cm" draw:marker-start-center="false" draw:marker-end="" draw:marker-end-width="0.379cm" draw:marker-end-center="false" draw:fill="solid" draw:fill-color="#00b8ff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245" style:family="graphic">
      <style:graphic-properties loext:decorative="false" fo:margin-top="0.101cm" fo:margin-bottom="0.101cm" style:run-through="foreground" style:wrap="none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246" style:family="graphic">
      <style:graphic-properties draw:stroke="solid" draw:stroke-dash="Dashed_20__28_var_29__20_4166" svg:stroke-width="0.019cm" svg:stroke-color="#000000" draw:marker-start-width="0.333cm" draw:marker-start-center="false" draw:marker-end="Arrow_20_concave" draw:marker-end-width="0.2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247" style:family="graphic">
      <style:graphic-properties draw:stroke="solid" draw:stroke-dash="Dashed_20__28_var_29__20_4167" svg:stroke-width="0.019cm" svg:stroke-color="#000000" draw:marker-start-width="0.333cm" draw:marker-start-center="false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248" style:family="graphic">
      <style:graphic-properties draw:stroke="solid" draw:stroke-dash="Dashed_20__28_var_29__20_4168" svg:stroke-width="0.019cm" svg:stroke-color="#000000" draw:marker-start-width="0.333cm" draw:marker-start-center="false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249" style:family="graphic">
      <style:graphic-properties draw:stroke="solid" draw:stroke-dash="Dashed_20__28_var_29__20_4169" svg:stroke-width="0.019cm" svg:stroke-color="#000000" draw:marker-start-width="0.333cm" draw:marker-start-center="false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250" style:family="graphic">
      <style:graphic-properties draw:stroke="solid" draw:stroke-dash="Dashed_20__28_var_29__20_4170" svg:stroke-width="0.019cm" svg:stroke-color="#000000" draw:marker-start-width="0.333cm" draw:marker-start-center="false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251" style:family="graphic">
      <style:graphic-properties draw:stroke="solid" draw:stroke-dash="Dashed_20__28_var_29__20_4171" svg:stroke-width="0.019cm" svg:stroke-color="#000000" draw:marker-start-width="0.333cm" draw:marker-start-center="false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252" style:family="graphic">
      <style:graphic-properties draw:stroke="solid" draw:stroke-dash="Dashed_20__28_var_29__20_4172" svg:stroke-width="0.019cm" svg:stroke-color="#000000" draw:marker-start-width="0.333cm" draw:marker-start-center="false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253" style:family="graphic">
      <style:graphic-properties draw:stroke="solid" draw:stroke-dash="Dashed_20__28_var_29__20_4173" svg:stroke-width="0.019cm" svg:stroke-color="#000000" draw:marker-start-width="0.333cm" draw:marker-start-center="false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254" style:family="graphic">
      <style:graphic-properties draw:stroke="solid" draw:stroke-dash="Dashed_20__28_var_29__20_4174" svg:stroke-width="0.019cm" svg:stroke-color="#000000" draw:marker-start-width="0.333cm" draw:marker-start-center="false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255" style:family="graphic">
      <style:graphic-properties draw:stroke="solid" draw:stroke-dash="Dashed_20__28_var_29__20_4175" svg:stroke-width="0.019cm" svg:stroke-color="#000000" draw:marker-start-width="0.333cm" draw:marker-start-center="false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256" style:family="graphic">
      <style:graphic-properties draw:stroke="solid" draw:stroke-dash="Dashed_20__28_var_29__20_4176" svg:stroke-width="0.019cm" svg:stroke-color="#000000" draw:marker-start-width="0.333cm" draw:marker-start-center="false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257" style:family="graphic">
      <style:graphic-properties draw:stroke="solid" draw:stroke-dash="Dashed_20__28_var_29__20_4177" svg:stroke-width="0.019cm" svg:stroke-color="#000000" draw:marker-start-width="0.333cm" draw:marker-start-center="false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258" style:family="graphic">
      <style:graphic-properties draw:stroke="solid" draw:stroke-dash="Dashed_20__28_var_29__20_4178" svg:stroke-width="0.019cm" svg:stroke-color="#000000" draw:marker-start-width="0.333cm" draw:marker-start-center="false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259" style:family="graphic">
      <style:graphic-properties draw:stroke="solid" draw:stroke-dash="Dashed_20__28_var_29__20_4179" svg:stroke-width="0.019cm" svg:stroke-color="#000000" draw:marker-start-width="0.333cm" draw:marker-start-center="false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260" style:family="graphic">
      <style:graphic-properties draw:stroke="solid" draw:stroke-dash="Dashed_20__28_var_29__20_4180" svg:stroke-width="0.019cm" svg:stroke-color="#000000" draw:marker-start-width="0.333cm" draw:marker-start-center="false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261" style:family="graphic">
      <style:graphic-properties draw:stroke="solid" draw:stroke-dash="Dashed_20__28_var_29__20_4181" svg:stroke-width="0.019cm" svg:stroke-color="#000000" draw:marker-start-width="0.333cm" draw:marker-start-center="false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262" style:family="graphic">
      <style:graphic-properties draw:stroke="solid" draw:stroke-dash="Dashed_20__28_var_29__20_4182" svg:stroke-width="0.019cm" svg:stroke-color="#000000" draw:marker-start-width="0.333cm" draw:marker-start-center="false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263" style:family="graphic">
      <style:graphic-properties draw:stroke="solid" draw:stroke-dash="Dashed_20__28_var_29__20_4183" svg:stroke-width="0.019cm" svg:stroke-color="#000000" draw:marker-start-width="0.333cm" draw:marker-start-center="false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264" style:family="graphic">
      <style:graphic-properties draw:stroke="solid" draw:stroke-dash="Dashed_20__28_var_29__20_4184" svg:stroke-width="0.019cm" svg:stroke-color="#000000" draw:marker-start-width="0.333cm" draw:marker-start-center="false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265" style:family="graphic">
      <style:graphic-properties draw:stroke="solid" draw:stroke-dash="Dashed_20__28_var_29__20_4185" svg:stroke-width="0.019cm" svg:stroke-color="#000000" draw:marker-start-width="0.333cm" draw:marker-start-center="false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266" style:family="graphic">
      <style:graphic-properties draw:stroke="solid" draw:stroke-dash="Dashed_20__28_var_29__20_4186" svg:stroke-width="0.019cm" svg:stroke-color="#000000" draw:marker-start-width="0.333cm" draw:marker-start-center="false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267" style:family="graphic">
      <style:graphic-properties draw:stroke="solid" draw:stroke-dash="Dashed_20__28_var_29__20_4187" svg:stroke-width="0.019cm" svg:stroke-color="#000000" draw:marker-start-width="0.333cm" draw:marker-start-center="false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268" style:family="graphic">
      <style:graphic-properties draw:stroke="solid" draw:stroke-dash="Dashed_20__28_var_29__20_4188" svg:stroke-width="0.019cm" svg:stroke-color="#000000" draw:marker-start-width="0.333cm" draw:marker-start-center="false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269" style:family="graphic">
      <style:graphic-properties draw:stroke="none" draw:stroke-dash="Dashed_20__28_var_29__20_4189" svg:stroke-width="0.019cm" svg:stroke-color="#000000" draw:marker-start-width="0.33cm" draw:marker-start-center="false" draw:marker-end-width="0.33cm" draw:marker-end-center="false" draw:fill="none" draw:fill-color="#ffffff" draw:fill-image-width="0cm" draw:fill-image-height="0cm" draw:textarea-horizontal-align="left" draw:auto-grow-width="true" fo:min-height="0.476cm" fo:min-width="0.228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270" style:family="graphic">
      <style:graphic-properties draw:stroke="none" draw:stroke-dash="Dashed_20__28_var_29__20_4190" svg:stroke-width="0.019cm" svg:stroke-color="#000000" draw:marker-start-width="0.33cm" draw:marker-start-center="false" draw:marker-end-width="0.33cm" draw:marker-end-center="false" draw:fill="none" draw:fill-color="#ffffff" draw:fill-image-width="0cm" draw:fill-image-height="0cm" draw:textarea-horizontal-align="left" draw:auto-grow-width="true" fo:min-height="0.476cm" fo:min-width="0.228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271" style:family="graphic">
      <style:graphic-properties loext:decorative="false" style:run-through="foreground" style:wrap="none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272" style:family="graphic">
      <style:graphic-properties draw:stroke="solid" draw:stroke-dash="Dashed_20__28_var_29__20_3801" svg:stroke-width="0.019cm" svg:stroke-color="#000000" draw:marker-start="" draw:marker-start-width="0.335cm" draw:marker-start-center="false" draw:marker-end="Arrow_20_concave" draw:marker-end-width="0.2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273" style:family="graphic">
      <style:graphic-properties draw:stroke="solid" draw:stroke-dash="Dashed_20__28_var_29__20_3802" svg:stroke-width="0.019cm" svg:stroke-color="#000000" draw:marker-start="" draw:marker-start-width="0.335cm" draw:marker-start-center="false" draw:marker-end="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274" style:family="graphic">
      <style:graphic-properties draw:stroke="solid" draw:stroke-dash="Dashed_20__28_var_29__20_3804" svg:stroke-width="0.041cm" svg:stroke-color="#000000" draw:marker-start="" draw:marker-start-width="0.363cm" draw:marker-start-center="false" draw:marker-end="" draw:marker-end-width="0.363cm" draw:marker-end-center="false" draw:fill="solid" draw:fill-color="#00b8ff" draw:fill-image-width="0cm" draw:fill-image-height="0cm" draw:textarea-horizontal-align="center" draw:textarea-vertical-align="middle" fo:padding-top="0.019cm" fo:padding-bottom="0.019cm" fo:padding-left="0.019cm" fo:padding-right="0.019cm" fo:wrap-option="wrap" draw:shadow="hidden" draw:shadow-offset-x="0.3cm" draw:shadow-offset-y="0.3cm" draw:shadow-color="#808080" loext:decorative="false" style:run-through="foreground"/>
    </style:style>
    <style:style style:name="gr275" style:family="graphic">
      <style:graphic-properties draw:stroke="solid" draw:stroke-dash="Dashed_20__28_var_29__20_3807" svg:stroke-width="0.019cm" svg:stroke-color="#000000" draw:marker-start="" draw:marker-start-width="0.335cm" draw:marker-start-center="false" draw:marker-end="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276" style:family="graphic">
      <style:graphic-properties draw:stroke="solid" draw:stroke-dash="Dashed_20__28_var_29__20_3809" svg:stroke-width="0.019cm" svg:stroke-color="#000000" draw:marker-start="" draw:marker-start-width="0.335cm" draw:marker-start-center="false" draw:marker-end="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277" style:family="graphic">
      <style:graphic-properties draw:stroke="solid" draw:stroke-dash="Dashed_20__28_var_29__20_3810" svg:stroke-width="0.019cm" svg:stroke-color="#000000" draw:marker-start="" draw:marker-start-width="0.335cm" draw:marker-start-center="false" draw:marker-end="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278" style:family="graphic">
      <style:graphic-properties draw:stroke="solid" draw:stroke-dash="Dashed_20__28_var_29__20_3814" svg:stroke-width="0.019cm" svg:stroke-color="#000000" draw:marker-start="" draw:marker-start-width="0.335cm" draw:marker-start-center="false" draw:marker-end="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279" style:family="graphic">
      <style:graphic-properties draw:stroke="solid" draw:stroke-dash="Dashed_20__28_var_29__20_3817" svg:stroke-width="0.041cm" svg:stroke-color="#000000" draw:marker-start="" draw:marker-start-width="0.365cm" draw:marker-start-center="false" draw:marker-end="" draw:marker-end-width="0.365cm" draw:marker-end-center="false" draw:fill="solid" draw:fill-color="#00b8ff" draw:fill-image-width="0cm" draw:fill-image-height="0cm" draw:textarea-horizontal-align="center" draw:textarea-vertical-align="middle" fo:padding-top="0.019cm" fo:padding-bottom="0.019cm" fo:padding-left="0.019cm" fo:padding-right="0.019cm" fo:wrap-option="wrap" draw:shadow="hidden" draw:shadow-offset-x="0.3cm" draw:shadow-offset-y="0.3cm" draw:shadow-color="#808080" loext:decorative="false" style:run-through="foreground"/>
    </style:style>
    <style:style style:name="gr280" style:family="graphic">
      <style:graphic-properties draw:stroke="solid" draw:stroke-dash="Dashed_20__28_var_29__20_3818" svg:stroke-width="0.019cm" svg:stroke-color="#000000" draw:marker-start="" draw:marker-start-width="0.335cm" draw:marker-start-center="false" draw:marker-end="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281" style:family="graphic">
      <style:graphic-properties draw:stroke="solid" draw:stroke-dash="Dashed_20__28_var_29__20_3819" svg:stroke-width="0.019cm" svg:stroke-color="#000000" draw:marker-start="" draw:marker-start-width="0.335cm" draw:marker-start-center="false" draw:marker-end="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282" style:family="graphic">
      <style:graphic-properties draw:stroke="solid" draw:stroke-dash="Dashed_20__28_var_29__20_3820" svg:stroke-width="0.019cm" svg:stroke-color="#000000" draw:marker-start="" draw:marker-start-width="0.335cm" draw:marker-start-center="false" draw:marker-end="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283" style:family="graphic">
      <style:graphic-properties draw:stroke="solid" draw:stroke-dash="Dashed_20__28_var_29__20_3826" svg:stroke-width="0.019cm" svg:stroke-color="#000000" draw:marker-start="" draw:marker-start-width="0.335cm" draw:marker-start-center="false" draw:marker-end="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284" style:family="graphic">
      <style:graphic-properties draw:stroke="solid" draw:stroke-dash="Dashed_20__28_var_29__20_3828" svg:stroke-width="0.019cm" svg:stroke-color="#000000" draw:marker-start="" draw:marker-start-width="0.335cm" draw:marker-start-center="false" draw:marker-end="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285" style:family="graphic">
      <style:graphic-properties draw:stroke="solid" draw:stroke-dash="Dashed_20__28_var_29__20_3833" svg:stroke-width="0.019cm" svg:stroke-color="#000000" draw:marker-start="" draw:marker-start-width="0.335cm" draw:marker-start-center="false" draw:marker-end="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286" style:family="graphic">
      <style:graphic-properties draw:stroke="solid" draw:stroke-dash="Dashed_20__28_var_29__20_3837" svg:stroke-width="0.019cm" svg:stroke-color="#000000" draw:marker-start="" draw:marker-start-width="0.335cm" draw:marker-start-center="false" draw:marker-end="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287" style:family="graphic">
      <style:graphic-properties draw:stroke="none" draw:stroke-dash="Dashed_20__28_var_29__20_3840" svg:stroke-width="0.019cm" svg:stroke-color="#000000" draw:marker-start="" draw:marker-start-width="0.33cm" draw:marker-start-center="false" draw:marker-end="" draw:marker-end-width="0.33cm" draw:marker-end-center="false" draw:fill="solid" draw:fill-color="#ffffff" draw:fill-image-width="0cm" draw:fill-image-height="0cm" draw:textarea-horizontal-align="left" draw:auto-grow-width="true" fo:min-height="0.413cm" fo:min-width="0.48cm" fo:padding-top="0.125cm" fo:padding-bottom="0.125cm" fo:padding-left="0.25cm" fo:padding-right="0.25cm" fo:wrap-option="wrap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288" style:family="graphic">
      <style:graphic-properties draw:stroke="none" draw:stroke-dash="Dashed_20__28_var_29__20_3841" svg:stroke-width="0.019cm" svg:stroke-color="#000000" draw:marker-start="" draw:marker-start-width="0.33cm" draw:marker-start-center="false" draw:marker-end="" draw:marker-end-width="0.33cm" draw:marker-end-center="false" draw:fill="solid" draw:fill-color="#ffffff" draw:fill-image-width="0cm" draw:fill-image-height="0cm" draw:textarea-horizontal-align="left" draw:auto-grow-width="true" fo:min-height="0.413cm" fo:min-width="0.48cm" fo:padding-top="0.125cm" fo:padding-bottom="0.125cm" fo:padding-left="0.25cm" fo:padding-right="0.25cm" fo:wrap-option="wrap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289" style:family="graphic">
      <style:graphic-properties draw:stroke="solid" draw:stroke-dash="Dashed_20__28_var_29__20_3842" svg:stroke-width="0.041cm" svg:stroke-color="#000000" draw:marker-start="" draw:marker-start-width="0.363cm" draw:marker-start-center="false" draw:marker-end="" draw:marker-end-width="0.363cm" draw:marker-end-center="false" draw:fill="solid" draw:fill-color="#00b8ff" draw:fill-image-width="0cm" draw:fill-image-height="0cm" draw:textarea-horizontal-align="center" draw:textarea-vertical-align="middle" fo:padding-top="0.019cm" fo:padding-bottom="0.019cm" fo:padding-left="0.019cm" fo:padding-right="0.019cm" fo:wrap-option="wrap" draw:shadow="hidden" draw:shadow-offset-x="0.3cm" draw:shadow-offset-y="0.3cm" draw:shadow-color="#808080" loext:decorative="false" style:run-through="foreground"/>
    </style:style>
    <style:style style:name="gr290" style:family="graphic">
      <style:graphic-properties draw:stroke="none" draw:stroke-dash="Dashed_20__28_var_29__20_3843" svg:stroke-width="0.019cm" svg:stroke-color="#000000" draw:marker-start="" draw:marker-start-width="0.33cm" draw:marker-start-center="false" draw:marker-end="" draw:marker-end-width="0.33cm" draw:marker-end-center="false" draw:fill="solid" draw:fill-color="#ffffff" draw:fill-image-width="0cm" draw:fill-image-height="0cm" draw:textarea-horizontal-align="left" draw:auto-grow-width="true" fo:min-height="0.413cm" fo:min-width="0.228cm" fo:padding-top="0.125cm" fo:padding-bottom="0.125cm" fo:padding-left="0.25cm" fo:padding-right="0.25cm" fo:wrap-option="wrap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291" style:family="graphic">
      <style:graphic-properties draw:stroke="solid" draw:stroke-dash="Dashed_20__28_var_29__20_3844" svg:stroke-width="0.019cm" svg:stroke-color="#000000" draw:marker-start="" draw:marker-start-width="0.335cm" draw:marker-start-center="false" draw:marker-end="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292" style:family="graphic">
      <style:graphic-properties draw:stroke="solid" draw:stroke-dash="Dashed_20__28_var_29__20_3846" svg:stroke-width="0.019cm" svg:stroke-color="#000000" draw:marker-start="" draw:marker-start-width="0.335cm" draw:marker-start-center="false" draw:marker-end="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293" style:family="graphic">
      <style:graphic-properties draw:stroke="solid" draw:stroke-dash="Dashed_20__28_var_29__20_3848" svg:stroke-width="0.019cm" svg:stroke-color="#000000" draw:marker-start="" draw:marker-start-width="0.335cm" draw:marker-start-center="false" draw:marker-end="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294" style:family="graphic">
      <style:graphic-properties draw:stroke="solid" draw:stroke-dash="Dashed_20__28_var_29__20_4312" svg:stroke-width="0.019cm" svg:stroke-color="#000000" draw:marker-start-width="0.333cm" draw:marker-start-center="false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295" style:family="graphic">
      <style:graphic-properties draw:stroke="solid" draw:stroke-dash="Dashed_20__28_var_29__20_4313" svg:stroke-width="0.019cm" svg:stroke-color="#000000" draw:marker-start-width="0.333cm" draw:marker-start-center="false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296" style:family="graphic">
      <style:graphic-properties draw:stroke="solid" draw:stroke-dash="Dashed_20__28_var_29__20_4314" svg:stroke-width="0.019cm" svg:stroke-color="#000000" draw:marker-start-width="0.333cm" draw:marker-start-center="false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297" style:family="graphic">
      <style:graphic-properties draw:stroke="solid" draw:stroke-dash="Dashed_20__28_var_29__20_4315" svg:stroke-width="0.019cm" svg:stroke-color="#000000" draw:marker-start-width="0.333cm" draw:marker-start-center="false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298" style:family="graphic">
      <style:graphic-properties draw:stroke="solid" draw:stroke-dash="Dashed_20__28_var_29__20_4316" svg:stroke-width="0.03cm" svg:stroke-color="#000000" draw:marker-start-width="0.349cm" draw:marker-start-center="false" draw:marker-end-width="0.349cm" draw:marker-end-center="false" draw:fill="solid" draw:fill-color="#00b8ff" draw:fill-image-width="0cm" draw:fill-image-height="0cm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loext:decorative="false" style:run-through="foreground"/>
    </style:style>
    <style:style style:name="gr299" style:family="graphic">
      <style:graphic-properties draw:stroke="solid" draw:stroke-dash="Dashed_20__28_var_29__20_4317" svg:stroke-width="0.019cm" svg:stroke-color="#000000" draw:marker-start-width="0.333cm" draw:marker-start-center="false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300" style:family="graphic">
      <style:graphic-properties draw:stroke="solid" draw:stroke-dash="Dashed_20__28_var_29__20_4318" svg:stroke-width="0.019cm" svg:stroke-color="#000000" draw:marker-start-width="0.333cm" draw:marker-start-center="false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301" style:family="graphic">
      <style:graphic-properties draw:stroke="solid" draw:stroke-dash="Dashed_20__28_var_29__20_4319" svg:stroke-width="0.019cm" svg:stroke-color="#000000" draw:marker-start-width="0.333cm" draw:marker-start-center="false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302" style:family="graphic">
      <style:graphic-properties draw:stroke="solid" draw:stroke-dash="Dashed_20__28_var_29__20_4320" svg:stroke-width="0.019cm" svg:stroke-color="#000000" draw:marker-start-width="0.333cm" draw:marker-start-center="false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303" style:family="graphic">
      <style:graphic-properties draw:stroke="solid" draw:stroke-dash="Dashed_20__28_var_29__20_4321" svg:stroke-width="0.03cm" svg:stroke-color="#000000" draw:marker-start-width="0.349cm" draw:marker-start-center="false" draw:marker-end-width="0.349cm" draw:marker-end-center="false" draw:fill="solid" draw:fill-color="#00b8ff" draw:fill-image-width="0cm" draw:fill-image-height="0cm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loext:decorative="false" style:run-through="foreground"/>
    </style:style>
    <style:style style:name="gr304" style:family="graphic">
      <style:graphic-properties draw:stroke="solid" draw:stroke-dash="Dashed_20__28_var_29__20_4322" svg:stroke-width="0.019cm" svg:stroke-color="#000000" draw:marker-start-width="0.333cm" draw:marker-start-center="false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305" style:family="graphic">
      <style:graphic-properties draw:stroke="solid" draw:stroke-dash="Dashed_20__28_var_29__20_4323" svg:stroke-width="0.019cm" svg:stroke-color="#000000" draw:marker-start-width="0.333cm" draw:marker-start-center="false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306" style:family="graphic">
      <style:graphic-properties draw:stroke="solid" draw:stroke-dash="Dashed_20__28_var_29__20_4324" svg:stroke-width="0.03cm" svg:stroke-color="#000000" draw:marker-start-width="0.349cm" draw:marker-start-center="false" draw:marker-end-width="0.349cm" draw:marker-end-center="false" draw:fill="solid" draw:fill-color="#00b8ff" draw:fill-image-width="0cm" draw:fill-image-height="0cm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loext:decorative="false" style:run-through="foreground"/>
    </style:style>
    <style:style style:name="gr307" style:family="graphic">
      <style:graphic-properties draw:stroke="solid" draw:stroke-dash="Dashed_20__28_var_29__20_4325" svg:stroke-width="0.019cm" svg:stroke-color="#000000" draw:marker-start-width="0.333cm" draw:marker-start-center="false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308" style:family="graphic">
      <style:graphic-properties draw:stroke="solid" draw:stroke-dash="Dashed_20__28_var_29__20_4326" svg:stroke-width="0.019cm" svg:stroke-color="#000000" draw:marker-start-width="0.333cm" draw:marker-start-center="false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309" style:family="graphic">
      <style:graphic-properties draw:stroke="solid" draw:stroke-dash="Dashed_20__28_var_29__20_4327" svg:stroke-width="0.019cm" svg:stroke-color="#000000" draw:marker-start-width="0.333cm" draw:marker-start-center="false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310" style:family="graphic">
      <style:graphic-properties draw:stroke="solid" draw:stroke-dash="Dashed_20__28_var_29__20_4328" svg:stroke-width="0.019cm" svg:stroke-color="#000000" draw:marker-start-width="0.333cm" draw:marker-start-center="false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311" style:family="graphic">
      <style:graphic-properties draw:stroke="solid" draw:stroke-dash="Dashed_20__28_var_29__20_4329" svg:stroke-width="0.019cm" svg:stroke-color="#000000" draw:marker-start-width="0.333cm" draw:marker-start-center="false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312" style:family="graphic">
      <style:graphic-properties draw:stroke="solid" draw:stroke-dash="Dashed_20__28_var_29__20_4330" svg:stroke-width="0.019cm" svg:stroke-color="#000000" draw:marker-start-width="0.333cm" draw:marker-start-center="false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313" style:family="graphic">
      <style:graphic-properties draw:stroke="solid" draw:stroke-dash="Dashed_20__28_var_29__20_4331" svg:stroke-width="0.019cm" svg:stroke-color="#000000" draw:marker-start-width="0.333cm" draw:marker-start-center="false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314" style:family="graphic">
      <style:graphic-properties draw:stroke="solid" draw:stroke-dash="Dashed_20__28_var_29__20_4332" svg:stroke-width="0.019cm" svg:stroke-color="#000000" draw:marker-start-width="0.333cm" draw:marker-start-center="false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315" style:family="graphic">
      <style:graphic-properties draw:stroke="solid" draw:stroke-dash="Dashed_20__28_var_29__20_4333" svg:stroke-width="0.019cm" svg:stroke-color="#000000" draw:marker-start-width="0.333cm" draw:marker-start-center="false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316" style:family="graphic">
      <style:graphic-properties draw:stroke="solid" draw:stroke-dash="Dashed_20__28_var_29__20_4334" svg:stroke-width="0.019cm" svg:stroke-color="#000000" draw:marker-start-width="0.333cm" draw:marker-start-center="false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317" style:family="graphic">
      <style:graphic-properties draw:stroke="solid" draw:stroke-dash="Dashed_20__28_var_29__20_4335" svg:stroke-width="0.019cm" svg:stroke-color="#000000" draw:marker-start-width="0.333cm" draw:marker-start-center="false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318" style:family="graphic">
      <style:graphic-properties draw:stroke="solid" draw:stroke-dash="Dashed_20__28_var_29__20_4336" svg:stroke-width="0.019cm" svg:stroke-color="#000000" draw:marker-start-width="0.333cm" draw:marker-start-center="false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319" style:family="graphic">
      <style:graphic-properties draw:stroke="solid" draw:stroke-dash="Dashed_20__28_var_29__20_4337" svg:stroke-width="0.019cm" svg:stroke-color="#000000" draw:marker-start-width="0.333cm" draw:marker-start-center="false" draw:marker-end="Arrow_20_concave" draw:marker-end-width="0.2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320" style:family="graphic">
      <style:graphic-properties draw:stroke="none" draw:stroke-dash="Dashed_20__28_var_29__20_4338" svg:stroke-width="0.019cm" svg:stroke-color="#000000" draw:marker-start-width="0.33cm" draw:marker-start-center="false" draw:marker-end-width="0.33cm" draw:marker-end-center="false" draw:fill="none" draw:fill-color="#ffffff" draw:fill-image-width="0cm" draw:fill-image-height="0cm" draw:textarea-horizontal-align="left" draw:auto-grow-width="true" fo:min-height="0.492cm" fo:min-width="0.854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321" style:family="graphic">
      <style:graphic-properties draw:stroke="none" draw:stroke-dash="Dashed_20__28_var_29__20_4339" svg:stroke-width="0.019cm" svg:stroke-color="#000000" draw:marker-start-width="0.33cm" draw:marker-start-center="false" draw:marker-end-width="0.33cm" draw:marker-end-center="false" draw:fill="none" draw:fill-color="#ffffff" draw:fill-image-width="0cm" draw:fill-image-height="0cm" draw:textarea-horizontal-align="left" draw:auto-grow-width="true" fo:min-height="0.422cm" fo:min-width="0.564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322" style:family="graphic">
      <style:graphic-properties draw:stroke="none" draw:stroke-dash="Dashed_20__28_var_29__20_4340" svg:stroke-width="0.019cm" svg:stroke-color="#000000" draw:marker-start-width="0.33cm" draw:marker-start-center="false" draw:marker-end-width="0.33cm" draw:marker-end-center="false" draw:fill="none" draw:fill-color="#ffffff" draw:fill-image-width="0cm" draw:fill-image-height="0cm" draw:textarea-horizontal-align="left" draw:auto-grow-width="true" fo:min-height="0.422cm" fo:min-width="0.564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323" style:family="graphic">
      <style:graphic-properties draw:stroke="solid" draw:stroke-dash="Dashed_20__28_var_29__20_4341" svg:stroke-width="0.019cm" svg:stroke-color="#000000" draw:marker-start-width="0.333cm" draw:marker-start-center="false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324" style:family="graphic">
      <style:graphic-properties draw:stroke="solid" draw:stroke-dash="Dashed_20__28_var_29__20_4342" svg:stroke-width="0.019cm" svg:stroke-color="#000000" draw:marker-start-width="0.333cm" draw:marker-start-center="false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325" style:family="graphic">
      <style:graphic-properties draw:stroke="solid" draw:stroke-dash="Dashed_20__28_var_29__20_4191" svg:stroke-width="0.019cm" svg:stroke-color="#000000" draw:marker-start-width="0.333cm" draw:marker-start-center="false" draw:marker-end="Arrow_20_concave" draw:marker-end-width="0.2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326" style:family="graphic">
      <style:graphic-properties draw:stroke="solid" draw:stroke-dash="Dashed_20__28_var_29__20_4192" svg:stroke-width="0.019cm" svg:stroke-color="#000000" draw:marker-start-width="0.333cm" draw:marker-start-center="false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327" style:family="graphic">
      <style:graphic-properties draw:stroke="solid" draw:stroke-dash="Dashed_20__28_var_29__20_4193" svg:stroke-width="0.019cm" svg:stroke-color="#000000" draw:marker-start-width="0.333cm" draw:marker-start-center="false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328" style:family="graphic">
      <style:graphic-properties draw:stroke="solid" draw:stroke-dash="Dashed_20__28_var_29__20_4194" svg:stroke-width="0.019cm" svg:stroke-color="#000000" draw:marker-start-width="0.333cm" draw:marker-start-center="false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329" style:family="graphic">
      <style:graphic-properties draw:stroke="solid" draw:stroke-dash="Dashed_20__28_var_29__20_4195" svg:stroke-width="0.019cm" svg:stroke-color="#000000" draw:marker-start-width="0.333cm" draw:marker-start-center="false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330" style:family="graphic">
      <style:graphic-properties draw:stroke="solid" draw:stroke-dash="Dashed_20__28_var_29__20_4196" svg:stroke-width="0.019cm" svg:stroke-color="#000000" draw:marker-start-width="0.333cm" draw:marker-start-center="false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331" style:family="graphic">
      <style:graphic-properties draw:stroke="solid" draw:stroke-dash="Dashed_20__28_var_29__20_4197" svg:stroke-width="0.019cm" svg:stroke-color="#000000" draw:marker-start-width="0.333cm" draw:marker-start-center="false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332" style:family="graphic">
      <style:graphic-properties draw:stroke="solid" draw:stroke-dash="Dashed_20__28_var_29__20_4198" svg:stroke-width="0.019cm" svg:stroke-color="#000000" draw:marker-start-width="0.333cm" draw:marker-start-center="false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333" style:family="graphic">
      <style:graphic-properties draw:stroke="solid" draw:stroke-dash="Dashed_20__28_var_29__20_4199" svg:stroke-width="0.019cm" svg:stroke-color="#000000" draw:marker-start-width="0.333cm" draw:marker-start-center="false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334" style:family="graphic">
      <style:graphic-properties draw:stroke="solid" draw:stroke-dash="Dashed_20__28_var_29__20_4200" svg:stroke-width="0.019cm" svg:stroke-color="#000000" draw:marker-start-width="0.333cm" draw:marker-start-center="false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335" style:family="graphic">
      <style:graphic-properties draw:stroke="solid" draw:stroke-dash="Dashed_20__28_var_29__20_4201" svg:stroke-width="0.019cm" svg:stroke-color="#000000" draw:marker-start-width="0.333cm" draw:marker-start-center="false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336" style:family="graphic">
      <style:graphic-properties draw:stroke="solid" draw:stroke-dash="Dashed_20__28_var_29__20_4202" svg:stroke-width="0.019cm" svg:stroke-color="#000000" draw:marker-start-width="0.333cm" draw:marker-start-center="false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337" style:family="graphic">
      <style:graphic-properties draw:stroke="solid" draw:stroke-dash="Dashed_20__28_var_29__20_4203" svg:stroke-width="0.019cm" svg:stroke-color="#000000" draw:marker-start-width="0.333cm" draw:marker-start-center="false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338" style:family="graphic">
      <style:graphic-properties draw:stroke="solid" draw:stroke-dash="Dashed_20__28_var_29__20_4204" svg:stroke-width="0.019cm" svg:stroke-color="#000000" draw:marker-start-width="0.333cm" draw:marker-start-center="false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339" style:family="graphic">
      <style:graphic-properties draw:stroke="solid" draw:stroke-dash="Dashed_20__28_var_29__20_4205" svg:stroke-width="0.019cm" svg:stroke-color="#000000" draw:marker-start-width="0.333cm" draw:marker-start-center="false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340" style:family="graphic">
      <style:graphic-properties draw:stroke="solid" draw:stroke-dash="Dashed_20__28_var_29__20_4206" svg:stroke-width="0.019cm" svg:stroke-color="#000000" draw:marker-start-width="0.333cm" draw:marker-start-center="false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341" style:family="graphic">
      <style:graphic-properties draw:stroke="solid" draw:stroke-dash="Dashed_20__28_var_29__20_4207" svg:stroke-width="0.019cm" svg:stroke-color="#000000" draw:marker-start-width="0.333cm" draw:marker-start-center="false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342" style:family="graphic">
      <style:graphic-properties draw:stroke="solid" draw:stroke-dash="Dashed_20__28_var_29__20_4208" svg:stroke-width="0.019cm" svg:stroke-color="#000000" draw:marker-start-width="0.333cm" draw:marker-start-center="false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343" style:family="graphic">
      <style:graphic-properties draw:stroke="solid" draw:stroke-dash="Dashed_20__28_var_29__20_4209" svg:stroke-width="0.019cm" svg:stroke-color="#000000" draw:marker-start-width="0.333cm" draw:marker-start-center="false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344" style:family="graphic">
      <style:graphic-properties draw:stroke="solid" draw:stroke-dash="Dashed_20__28_var_29__20_4210" svg:stroke-width="0.019cm" svg:stroke-color="#000000" draw:marker-start-width="0.333cm" draw:marker-start-center="false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345" style:family="graphic">
      <style:graphic-properties draw:stroke="solid" draw:stroke-dash="Dashed_20__28_var_29__20_4211" svg:stroke-width="0.019cm" svg:stroke-color="#000000" draw:marker-start-width="0.333cm" draw:marker-start-center="false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346" style:family="graphic">
      <style:graphic-properties draw:stroke="solid" draw:stroke-dash="Dashed_20__28_var_29__20_4212" svg:stroke-width="0.019cm" svg:stroke-color="#000000" draw:marker-start-width="0.333cm" draw:marker-start-center="false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347" style:family="graphic">
      <style:graphic-properties draw:stroke="solid" draw:stroke-dash="Dashed_20__28_var_29__20_4213" svg:stroke-width="0.019cm" svg:stroke-color="#000000" draw:marker-start-width="0.333cm" draw:marker-start-center="false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348" style:family="graphic">
      <style:graphic-properties draw:stroke="none" draw:stroke-dash="Dashed_20__28_var_29__20_4214" svg:stroke-width="0.019cm" svg:stroke-color="#000000" draw:marker-start-width="0.33cm" draw:marker-start-center="false" draw:marker-end-width="0.33cm" draw:marker-end-center="false" draw:fill="none" draw:fill-color="#ffffff" draw:fill-image-width="0cm" draw:fill-image-height="0cm" draw:textarea-horizontal-align="left" draw:auto-grow-width="true" fo:min-height="0.415cm" fo:min-width="0.228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349" style:family="graphic">
      <style:graphic-properties draw:stroke="none" draw:stroke-dash="Dashed_20__28_var_29__20_4215" svg:stroke-width="0.019cm" svg:stroke-color="#000000" draw:marker-start-width="0.33cm" draw:marker-start-center="false" draw:marker-end-width="0.33cm" draw:marker-end-center="false" draw:fill="none" draw:fill-color="#ffffff" draw:fill-image-width="0cm" draw:fill-image-height="0cm" draw:textarea-horizontal-align="left" draw:auto-grow-width="true" fo:min-height="0.415cm" fo:min-width="0.452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350" style:family="graphic">
      <style:graphic-properties draw:stroke="solid" svg:stroke-width="0.019cm" svg:stroke-color="#000000" draw:marker-start="" draw:marker-start-width="0.259cm" draw:marker-start-center="false" draw:marker-end="" draw:marker-end-width="0.259cm" draw:marker-end-center="false" draw:fill="solid" draw:fill-color="#00b8ff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351" style:family="graphic">
      <style:graphic-properties draw:stroke="none" svg:stroke-width="0.019cm" svg:stroke-color="#000000" draw:marker-start="" draw:marker-start-width="0.33cm" draw:marker-start-center="false" draw:marker-end="" draw:marker-end-width="0.33cm" draw:marker-end-center="false" draw:fill="none" draw:fill-color="#ffffff" draw:textarea-horizontal-align="left" draw:auto-grow-width="true" fo:min-height="0.439cm" fo:min-width="0.226cm" fo:padding-top="0.125cm" fo:padding-bottom="0.125cm" fo:padding-left="0.25cm" fo:padding-right="0.25cm" fo:wrap-option="wrap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352" style:family="graphic">
      <style:graphic-properties draw:stroke="none" svg:stroke-width="0.019cm" svg:stroke-color="#000000" draw:marker-start="" draw:marker-start-width="0.33cm" draw:marker-start-center="false" draw:marker-end="" draw:marker-end-width="0.33cm" draw:marker-end-center="false" draw:fill="none" draw:fill-color="#ffffff" draw:textarea-horizontal-align="left" draw:auto-grow-width="true" fo:min-height="0.436cm" fo:min-width="0.226cm" fo:padding-top="0.125cm" fo:padding-bottom="0.125cm" fo:padding-left="0.25cm" fo:padding-right="0.25cm" fo:wrap-option="wrap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353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loext:fill-use-slide-background="false" draw:textarea-horizontal-align="justify" fo:min-height="0.413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354" style:family="graphic">
      <style:graphic-properties draw:stroke="none" svg:stroke-width="0.019cm" svg:stroke-color="#000000" draw:marker-start="" draw:marker-start-width="0.33cm" draw:marker-start-center="false" draw:marker-end="" draw:marker-end-width="0.33cm" draw:marker-end-center="false" draw:fill="none" draw:fill-color="#ffffff" draw:textarea-horizontal-align="left" draw:auto-grow-width="true" fo:min-height="0.439cm" fo:min-width="0.27cm" fo:padding-top="0.125cm" fo:padding-bottom="0.125cm" fo:padding-left="0.25cm" fo:padding-right="0.25cm" fo:wrap-option="wrap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355" style:family="graphic">
      <style:graphic-properties draw:stroke="none" svg:stroke-width="0.019cm" svg:stroke-color="#000000" draw:marker-start="" draw:marker-start-width="0.33cm" draw:marker-start-center="false" draw:marker-end="" draw:marker-end-width="0.33cm" draw:marker-end-center="false" draw:fill="none" draw:fill-color="#ffffff" draw:textarea-horizontal-align="left" draw:auto-grow-width="true" fo:min-height="0.436cm" fo:min-width="0.295cm" fo:padding-top="0.125cm" fo:padding-bottom="0.125cm" fo:padding-left="0.25cm" fo:padding-right="0.25cm" fo:wrap-option="wrap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356" style:family="graphic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auto-grow-height="true" draw:auto-grow-width="true" fo:min-height="0.418cm" fo:min-width="0.256cm" fo:padding-top="0.125cm" fo:padding-bottom="0.125cm" fo:padding-left="0.25cm" fo:padding-right="0.25cm" fo:wrap-option="wrap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357" style:family="graphic">
      <style:graphic-properties draw:stroke="solid" svg:stroke-width="0.041cm" svg:stroke-color="#000000" draw:marker-start="" draw:marker-start-width="0.362cm" draw:marker-start-center="false" draw:marker-end="" draw:marker-end-width="0.362cm" draw:marker-end-center="false" draw:fill="solid" draw:fill-color="#99ccff" draw:textarea-horizontal-align="center" draw:textarea-vertical-align="middle" fo:padding-top="0.145cm" fo:padding-bottom="0.145cm" fo:padding-left="0.27cm" fo:padding-right="0.27cm" fo:wrap-option="wrap" draw:shadow="hidden" draw:shadow-offset-x="0.3cm" draw:shadow-offset-y="0.3cm" draw:shadow-color="#808080" loext:decorative="false" style:run-through="foreground"/>
    </style:style>
    <style:style style:name="gr358" style:family="graphic">
      <style:graphic-properties draw:stroke="solid" svg:stroke-width="0.019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4cm" fo:padding-bottom="0.134cm" fo:padding-left="0.259cm" fo:padding-right="0.259cm" fo:wrap-option="wrap" draw:shadow="hidden" draw:shadow-offset-x="0.3cm" draw:shadow-offset-y="0.3cm" draw:shadow-color="#808080" loext:decorative="false" style:run-through="foreground"/>
    </style:style>
    <style:style style:name="gr359" style:family="graphic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auto-grow-height="true" draw:auto-grow-width="true" fo:min-height="0.416cm" fo:min-width="0.254cm" fo:padding-top="0.125cm" fo:padding-bottom="0.125cm" fo:padding-left="0.25cm" fo:padding-right="0.25cm" fo:wrap-option="wrap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360" style:family="graphic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auto-grow-height="true" draw:auto-grow-width="true" fo:min-height="0.418cm" fo:min-width="0.282cm" fo:padding-top="0.125cm" fo:padding-bottom="0.125cm" fo:padding-left="0.25cm" fo:padding-right="0.25cm" fo:wrap-option="wrap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361" style:family="graphic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auto-grow-height="true" draw:auto-grow-width="true" fo:min-height="0.416cm" fo:min-width="0.272cm" fo:padding-top="0.125cm" fo:padding-bottom="0.125cm" fo:padding-left="0.25cm" fo:padding-right="0.25cm" fo:wrap-option="wrap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362" style:family="graphic">
      <style:graphic-properties draw:stroke="none" svg:stroke-width="0.019cm" svg:stroke-color="#000000" draw:marker-start="" draw:marker-start-width="0.332cm" draw:marker-start-center="false" draw:marker-end="" draw:marker-end-width="0.332cm" draw:marker-end-center="false" draw:fill="none" draw:fill-color="#ffffff" draw:textarea-horizontal-align="left" draw:auto-grow-width="true" fo:min-height="0.415cm" fo:min-width="0.228cm" fo:padding-top="0.125cm" fo:padding-bottom="0.125cm" fo:padding-left="0.25cm" fo:padding-right="0.25cm" fo:wrap-option="wrap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363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 style:run-through="foreground"/>
    </style:style>
    <style:style style:name="gr364" style:family="graphic">
      <style:graphic-properties draw:stroke="none" svg:stroke-width="0.019cm" svg:stroke-color="#000000" draw:marker-start="" draw:marker-start-width="0.332cm" draw:marker-start-center="false" draw:marker-end="" draw:marker-end-width="0.332cm" draw:marker-end-center="false" draw:fill="none" draw:fill-color="#ffffff" draw:textarea-horizontal-align="left" draw:auto-grow-width="true" fo:min-height="0.416cm" fo:min-width="0.229cm" fo:padding-top="0.125cm" fo:padding-bottom="0.125cm" fo:padding-left="0.25cm" fo:padding-right="0.25cm" fo:wrap-option="wrap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365" style:family="graphic">
      <style:graphic-properties draw:stroke="solid" draw:stroke-dash="Dashed_20__28_var_29__20_4247" svg:stroke-width="0.019cm" svg:stroke-color="#000000" draw:marker-start-width="0.335cm" draw:marker-start-center="false" draw:marker-end="Arrow_20_concave" draw:marker-end-width="0.2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366" style:family="graphic">
      <style:graphic-properties draw:stroke="solid" draw:stroke-dash="Dashed_20__28_var_29__20_4248" svg:stroke-width="0.041cm" svg:stroke-color="#000000" draw:marker-start-width="0.367cm" draw:marker-start-center="false" draw:marker-end-width="0.367cm" draw:marker-end-center="false" draw:fill="solid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loext:decorative="false" style:run-through="foreground"/>
    </style:style>
    <style:style style:name="gr367" style:family="graphic">
      <style:graphic-properties draw:stroke="solid" draw:stroke-dash="Dashed_20__28_var_29__20_4249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368" style:family="graphic">
      <style:graphic-properties draw:stroke="solid" draw:stroke-dash="Dashed_20__28_var_29__20_4250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369" style:family="graphic">
      <style:graphic-properties draw:stroke="solid" draw:stroke-dash="Dashed_20__28_var_29__20_4251" svg:stroke-width="0.041cm" svg:stroke-color="#000000" draw:marker-start-width="0.367cm" draw:marker-start-center="false" draw:marker-end-width="0.367cm" draw:marker-end-center="false" draw:fill="solid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loext:decorative="false" style:run-through="foreground"/>
    </style:style>
    <style:style style:name="gr370" style:family="graphic">
      <style:graphic-properties draw:stroke="solid" draw:stroke-dash="Dashed_20__28_var_29__20_4252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371" style:family="graphic">
      <style:graphic-properties draw:stroke="solid" draw:stroke-dash="Dashed_20__28_var_29__20_4253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372" style:family="graphic">
      <style:graphic-properties draw:stroke="solid" draw:stroke-dash="Dashed_20__28_var_29__20_4254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373" style:family="graphic">
      <style:graphic-properties draw:stroke="solid" draw:stroke-dash="Dashed_20__28_var_29__20_4255" svg:stroke-width="0.041cm" svg:stroke-color="#000000" draw:marker-start-width="0.367cm" draw:marker-start-center="false" draw:marker-end-width="0.367cm" draw:marker-end-center="false" draw:fill="solid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loext:decorative="false" style:run-through="foreground"/>
    </style:style>
    <style:style style:name="gr374" style:family="graphic">
      <style:graphic-properties draw:stroke="none" draw:stroke-dash="Dashed_20__28_var_29__20_4256" svg:stroke-width="0.019cm" svg:stroke-color="#000000" draw:marker-start-width="0.33cm" draw:marker-start-center="false" draw:marker-end-width="0.33cm" draw:marker-end-center="false" draw:fill="solid" draw:fill-color="#ffffff" draw:fill-image-width="0cm" draw:fill-image-height="0cm" draw:textarea-horizontal-align="left" draw:auto-grow-width="true" fo:min-height="0.415cm" fo:min-width="0.228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375" style:family="graphic">
      <style:graphic-properties draw:stroke="solid" draw:stroke-dash="Dashed_20__28_var_29__20_4257" svg:stroke-width="0.041cm" svg:stroke-color="#000000" draw:marker-start-width="0.367cm" draw:marker-start-center="false" draw:marker-end-width="0.367cm" draw:marker-end-center="false" draw:fill="solid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loext:decorative="false" style:run-through="foreground"/>
    </style:style>
    <style:style style:name="gr376" style:family="graphic">
      <style:graphic-properties draw:stroke="solid" draw:stroke-dash="Dashed_20__28_var_29__20_4258" svg:stroke-width="0.041cm" svg:stroke-color="#000000" draw:marker-start-width="0.367cm" draw:marker-start-center="false" draw:marker-end-width="0.367cm" draw:marker-end-center="false" draw:fill="solid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loext:decorative="false" style:run-through="foreground"/>
    </style:style>
    <style:style style:name="gr377" style:family="graphic">
      <style:graphic-properties draw:stroke="solid" draw:stroke-dash="Dashed_20__28_var_29__20_4259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378" style:family="graphic">
      <style:graphic-properties draw:stroke="none" draw:stroke-dash="Dashed_20__28_var_29__20_4260" svg:stroke-width="0.019cm" svg:stroke-color="#000000" draw:marker-start-width="0.33cm" draw:marker-start-center="false" draw:marker-end-width="0.33cm" draw:marker-end-center="false" draw:fill="solid" draw:fill-color="#ffffff" draw:fill-image-width="0cm" draw:fill-image-height="0cm" draw:textarea-horizontal-align="left" draw:auto-grow-width="true" fo:min-height="0.448cm" fo:min-width="0.526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379" style:family="graphic">
      <style:graphic-properties draw:stroke="solid" draw:stroke-dash="Dashed_20__28_var_29__20_4261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380" style:family="graphic">
      <style:graphic-properties draw:stroke="solid" draw:stroke-dash="Dashed_20__28_var_29__20_4262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381" style:family="graphic">
      <style:graphic-properties draw:stroke="solid" draw:stroke-dash="Dashed_20__28_var_29__20_4263" svg:stroke-width="0.041cm" svg:stroke-color="#000000" draw:marker-start-width="0.367cm" draw:marker-start-center="false" draw:marker-end-width="0.367cm" draw:marker-end-center="false" draw:fill="solid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loext:decorative="false" style:run-through="foreground"/>
    </style:style>
    <style:style style:name="gr382" style:family="graphic">
      <style:graphic-properties draw:stroke="solid" draw:stroke-dash="Dashed_20__28_var_29__20_4264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383" style:family="graphic">
      <style:graphic-properties draw:stroke="solid" draw:stroke-dash="Dashed_20__28_var_29__20_4265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384" style:family="graphic">
      <style:graphic-properties draw:stroke="solid" draw:stroke-dash="Dashed_20__28_var_29__20_4266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385" style:family="graphic">
      <style:graphic-properties draw:stroke="solid" draw:stroke-dash="Dashed_20__28_var_29__20_4267" svg:stroke-width="0.041cm" svg:stroke-color="#000000" draw:marker-start-width="0.367cm" draw:marker-start-center="false" draw:marker-end-width="0.367cm" draw:marker-end-center="false" draw:fill="solid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loext:decorative="false" style:run-through="foreground"/>
    </style:style>
    <style:style style:name="gr386" style:family="graphic">
      <style:graphic-properties draw:stroke="none" svg:stroke-width="0.025cm" svg:stroke-color="#3465a4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573cm" fo:min-width="0.263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387" style:family="graphic">
      <style:graphic-properties draw:stroke="none" svg:stroke-width="0.025cm" svg:stroke-color="#3465a4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688cm" fo:min-width="0.261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388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526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389" style:family="graphic">
      <style:graphic-properties draw:stroke="solid" svg:stroke-width="0.028cm" svg:stroke-color="#000000" draw:marker-start="" draw:marker-start-width="0.243cm" draw:marker-start-center="false" draw:marker-end="" draw:marker-end-width="0.243cm" draw:marker-end-center="false" draw:fill="none" draw:fill-color="#729fcf" draw:textarea-horizontal-align="justify" draw:textarea-vertical-align="middle" fo:padding-top="0.139cm" fo:padding-bottom="0.139cm" fo:padding-left="0.265cm" fo:padding-right="0.265cm" fo:wrap-option="wrap" draw:shadow="hidden" draw:shadow-offset-x="0.199cm" draw:shadow-offset-y="0.199cm" draw:shadow-color="#808080" loext:decorative="false" style:run-through="foreground"/>
    </style:style>
    <style:style style:name="gr390" style:family="graphic">
      <style:graphic-properties style:writing-mode="lr-tb" loext:decorative="false" fo:margin-top="0cm" fo:margin-bottom="0.101cm" style:run-through="foreground" style:wrap="none" style:vertical-pos="from-top" style:horizontal-pos="from-left" style:horizontal-rel="paragraph" draw:wrap-influence-on-position="once-concurrent" loext:allow-overlap="true" style:flow-with-text="false"/>
    </style:style>
    <style:style style:name="gr391" style:family="graphic">
      <style:graphic-properties draw:stroke="solid" draw:stroke-dash="Dashed_20__28_var_29__20_4533" svg:stroke-width="0.019cm" svg:stroke-color="#000000" draw:marker-start-width="0.335cm" draw:marker-start-center="false" draw:marker-end="Arrow_20_concave" draw:marker-end-width="0.2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392" style:family="graphic">
      <style:graphic-properties draw:stroke="solid" draw:stroke-dash="Dashed_20__28_var_29__20_4534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393" style:family="graphic">
      <style:graphic-properties draw:stroke="solid" draw:stroke-dash="Dashed_20__28_var_29__20_4535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394" style:family="graphic">
      <style:graphic-properties draw:stroke="solid" draw:stroke-dash="Dashed_20__28_var_29__20_4536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395" style:family="graphic">
      <style:graphic-properties draw:stroke="solid" draw:stroke-dash="Dashed_20__28_var_29__20_4537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396" style:family="graphic">
      <style:graphic-properties draw:stroke="solid" draw:stroke-dash="Dashed_20__28_var_29__20_4538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397" style:family="graphic">
      <style:graphic-properties draw:stroke="solid" draw:stroke-dash="Dashed_20__28_var_29__20_4539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398" style:family="graphic">
      <style:graphic-properties draw:stroke="solid" draw:stroke-dash="Dashed_20__28_var_29__20_4540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399" style:family="graphic">
      <style:graphic-properties draw:stroke="solid" draw:stroke-dash="Dashed_20__28_var_29__20_4541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400" style:family="graphic">
      <style:graphic-properties draw:stroke="solid" draw:stroke-dash="Dashed_20__28_var_29__20_4542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401" style:family="graphic">
      <style:graphic-properties draw:stroke="solid" draw:stroke-dash="Dashed_20__28_var_29__20_4543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402" style:family="graphic">
      <style:graphic-properties draw:stroke="solid" draw:stroke-dash="Dashed_20__28_var_29__20_4544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403" style:family="graphic">
      <style:graphic-properties draw:stroke="solid" draw:stroke-dash="Dashed_20__28_var_29__20_4545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404" style:family="graphic">
      <style:graphic-properties draw:stroke="solid" draw:stroke-dash="Dashed_20__28_var_29__20_4546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405" style:family="graphic">
      <style:graphic-properties draw:stroke="none" draw:stroke-dash="Dashed_20__28_var_29__20_4547" svg:stroke-width="0.019cm" svg:stroke-color="#000000" draw:marker-start-width="0.332cm" draw:marker-start-center="false" draw:marker-end-width="0.332cm" draw:marker-end-center="false" draw:fill="none" draw:fill-color="#ffffff" draw:fill-image-width="0cm" draw:fill-image-height="0cm" draw:textarea-horizontal-align="left" draw:auto-grow-width="true" fo:min-height="0.415cm" fo:min-width="0.245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406" style:family="graphic">
      <style:graphic-properties draw:stroke="solid" draw:stroke-dash="Dashed_20__28_var_29__20_3196" svg:stroke-width="0.019cm" svg:stroke-color="#000000" draw:marker-start-width="0.346cm" draw:marker-start-center="false" draw:marker-end-width="0.346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407" style:family="graphic">
      <style:graphic-properties draw:stroke="solid" draw:stroke-dash="Dashed_20__28_var_29__20_3197" svg:stroke-width="0.019cm" svg:stroke-color="#000000" draw:marker-start-width="0.346cm" draw:marker-start-center="false" draw:marker-end-width="0.346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408" style:family="graphic">
      <style:graphic-properties draw:stroke="none" draw:stroke-dash="Dashed_20__28_var_29__20_4548" svg:stroke-width="0.019cm" svg:stroke-color="#000000" draw:marker-start-width="0.332cm" draw:marker-start-center="false" draw:marker-end-width="0.332cm" draw:marker-end-center="false" draw:fill="none" draw:fill-color="#ffffff" draw:fill-image-width="0cm" draw:fill-image-height="0cm" draw:textarea-horizontal-align="left" draw:auto-grow-width="true" fo:min-height="0.415cm" fo:min-width="0.778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409" style:family="graphic">
      <style:graphic-properties draw:stroke="none" draw:stroke-dash="Dashed_20__28_var_29__20_4549" svg:stroke-width="0.019cm" svg:stroke-color="#000000" draw:marker-start-width="0.332cm" draw:marker-start-center="false" draw:marker-end-width="0.332cm" draw:marker-end-center="false" draw:fill="none" draw:fill-color="#ffffff" draw:fill-image-width="0cm" draw:fill-image-height="0cm" draw:textarea-horizontal-align="left" draw:auto-grow-width="true" fo:min-height="0.415cm" fo:min-width="0.778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410" style:family="graphic">
      <style:graphic-properties draw:stroke="solid" draw:stroke-dash="Dashed_20__28_var_29__20_4550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411" style:family="graphic">
      <style:graphic-properties draw:stroke="solid" draw:stroke-dash="Dashed_20__28_var_29__20_3431" svg:stroke-width="0.019cm" svg:stroke-color="#000000" draw:marker-start="" draw:marker-start-width="0.332cm" draw:marker-start-center="false" draw:marker-end="Arrow_20_concave" draw:marker-end-width="0.25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412" style:family="graphic">
      <style:graphic-properties draw:stroke="none" draw:stroke-dash="Dashed_20__28_var_29__20_6806" svg:stroke-width="0.019cm" svg:stroke-color="#000000" draw:marker-start="" draw:marker-start-width="0.33cm" draw:marker-start-center="false" draw:marker-end="" draw:marker-end-width="0.33cm" draw:marker-end-center="false" draw:fill="solid" draw:fill-color="#ffffff" draw:fill-image-width="0cm" draw:fill-image-height="0cm" draw:textarea-horizontal-align="left" draw:auto-grow-width="true" fo:min-height="0.415cm" fo:min-width="0.229cm" fo:padding-top="0cm" fo:padding-bottom="0cm" fo:padding-left="0cm" fo:padding-right="0cm" fo:wrap-option="wrap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413" style:family="graphic">
      <style:graphic-properties draw:stroke="none" draw:stroke-dash="Dashed_20__28_var_29__20_6807" svg:stroke-width="0.019cm" svg:stroke-color="#000000" draw:marker-start="" draw:marker-start-width="0.33cm" draw:marker-start-center="false" draw:marker-end="" draw:marker-end-width="0.33cm" draw:marker-end-center="false" draw:fill="solid" draw:fill-color="#ffffff" draw:fill-image-width="0cm" draw:fill-image-height="0cm" draw:textarea-horizontal-align="left" draw:auto-grow-width="true" fo:min-height="0.415cm" fo:min-width="0.228cm" fo:padding-top="0cm" fo:padding-bottom="0cm" fo:padding-left="0cm" fo:padding-right="0cm" fo:wrap-option="wrap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414" style:family="graphic">
      <style:graphic-properties loext:decorative="false" style:run-through="foreground" style:wrap="none" style:vertical-pos="from-top" style:horizontal-pos="from-left" style:horizontal-rel="paragraph" draw:wrap-influence-on-position="once-concurrent" loext:allow-overlap="true" style:flow-with-text="false"/>
    </style:style>
    <style:style style:name="gr415" style:family="graphic">
      <style:graphic-properties draw:stroke="solid" draw:stroke-dash="Dashed_20__28_var_29__20_4268" svg:stroke-width="0.019cm" svg:stroke-color="#000000" draw:marker-start-width="0.335cm" draw:marker-start-center="false" draw:marker-end="Arrow_20_concave" draw:marker-end-width="0.2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416" style:family="graphic">
      <style:graphic-properties draw:stroke="solid" draw:stroke-dash="Dashed_20__28_var_29__20_4269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417" style:family="graphic">
      <style:graphic-properties draw:stroke="solid" draw:stroke-dash="Dashed_20__28_var_29__20_4270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418" style:family="graphic">
      <style:graphic-properties draw:stroke="solid" draw:stroke-dash="Dashed_20__28_var_29__20_4271" svg:stroke-width="0.041cm" svg:stroke-color="#000000" draw:marker-start-width="0.365cm" draw:marker-start-center="false" draw:marker-end-width="0.365cm" draw:marker-end-center="false" draw:fill="solid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loext:decorative="false" style:run-through="foreground"/>
    </style:style>
    <style:style style:name="gr419" style:family="graphic">
      <style:graphic-properties draw:stroke="solid" draw:stroke-dash="Dashed_20__28_var_29__20_4272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420" style:family="graphic">
      <style:graphic-properties draw:stroke="solid" draw:stroke-dash="Dashed_20__28_var_29__20_4273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421" style:family="graphic">
      <style:graphic-properties draw:stroke="solid" draw:stroke-dash="Dashed_20__28_var_29__20_4274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422" style:family="graphic">
      <style:graphic-properties draw:stroke="solid" draw:stroke-dash="Dashed_20__28_var_29__20_4275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423" style:family="graphic">
      <style:graphic-properties draw:stroke="solid" draw:stroke-dash="Dashed_20__28_var_29__20_4276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424" style:family="graphic">
      <style:graphic-properties draw:stroke="solid" draw:stroke-dash="Dashed_20__28_var_29__20_4277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425" style:family="graphic">
      <style:graphic-properties draw:stroke="solid" draw:stroke-dash="Dashed_20__28_var_29__20_4278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426" style:family="graphic">
      <style:graphic-properties draw:stroke="solid" draw:stroke-dash="Dashed_20__28_var_29__20_4279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427" style:family="graphic">
      <style:graphic-properties draw:stroke="solid" draw:stroke-dash="Dashed_20__28_var_29__20_4280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428" style:family="graphic">
      <style:graphic-properties draw:stroke="solid" draw:stroke-dash="Dashed_20__28_var_29__20_4281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429" style:family="graphic">
      <style:graphic-properties draw:stroke="solid" draw:stroke-dash="Dashed_20__28_var_29__20_4282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430" style:family="graphic">
      <style:graphic-properties draw:stroke="solid" draw:stroke-dash="Dashed_20__28_var_29__20_4283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431" style:family="graphic">
      <style:graphic-properties draw:stroke="solid" draw:stroke-dash="Dashed_20__28_var_29__20_4284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432" style:family="graphic">
      <style:graphic-properties draw:stroke="solid" draw:stroke-dash="Dashed_20__28_var_29__20_4285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433" style:family="graphic">
      <style:graphic-properties draw:stroke="solid" draw:stroke-dash="Dashed_20__28_var_29__20_4286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434" style:family="graphic">
      <style:graphic-properties draw:stroke="solid" draw:stroke-dash="Dashed_20__28_var_29__20_4287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435" style:family="graphic">
      <style:graphic-properties draw:stroke="solid" draw:stroke-dash="Dashed_20__28_var_29__20_4288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436" style:family="graphic">
      <style:graphic-properties draw:stroke="solid" draw:stroke-dash="Dashed_20__28_var_29__20_4289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437" style:family="graphic">
      <style:graphic-properties draw:stroke="solid" draw:stroke-dash="Dashed_20__28_var_29__20_4290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438" style:family="graphic">
      <style:graphic-properties draw:stroke="solid" draw:stroke-dash="Dashed_20__28_var_29__20_4291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439" style:family="graphic">
      <style:graphic-properties draw:stroke="solid" draw:stroke-dash="Dashed_20__28_var_29__20_4292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440" style:family="graphic">
      <style:graphic-properties draw:stroke="solid" draw:stroke-dash="Dashed_20__28_var_29__20_4293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441" style:family="graphic">
      <style:graphic-properties draw:stroke="solid" draw:stroke-dash="Dashed_20__28_var_29__20_4294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442" style:family="graphic">
      <style:graphic-properties draw:stroke="solid" draw:stroke-dash="Dashed_20__28_var_29__20_4295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443" style:family="graphic">
      <style:graphic-properties draw:stroke="solid" draw:stroke-dash="Dashed_20__28_var_29__20_4296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444" style:family="graphic">
      <style:graphic-properties draw:stroke="solid" draw:stroke-dash="Dashed_20__28_var_29__20_4297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445" style:family="graphic">
      <style:graphic-properties draw:stroke="solid" draw:stroke-dash="Dashed_20__28_var_29__20_4298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446" style:family="graphic">
      <style:graphic-properties draw:stroke="solid" draw:stroke-dash="Dashed_20__28_var_29__20_4299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447" style:family="graphic">
      <style:graphic-properties draw:stroke="solid" draw:stroke-dash="Dashed_20__28_var_29__20_4300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448" style:family="graphic">
      <style:graphic-properties draw:stroke="solid" draw:stroke-dash="Dashed_20__28_var_29__20_4301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449" style:family="graphic">
      <style:graphic-properties draw:stroke="solid" draw:stroke-dash="Dashed_20__28_var_29__20_4302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450" style:family="graphic">
      <style:graphic-properties draw:stroke="solid" draw:stroke-dash="Dashed_20__28_var_29__20_4303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451" style:family="graphic">
      <style:graphic-properties draw:stroke="solid" draw:stroke-dash="Dashed_20__28_var_29__20_4304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452" style:family="graphic">
      <style:graphic-properties draw:stroke="solid" draw:stroke-dash="Dashed_20__28_var_29__20_4305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453" style:family="graphic">
      <style:graphic-properties draw:stroke="none" draw:stroke-dash="Dashed_20__28_var_29__20_4306" svg:stroke-width="0.019cm" svg:stroke-color="#000000" draw:marker-start-width="0.33cm" draw:marker-start-center="false" draw:marker-end-width="0.33cm" draw:marker-end-center="false" draw:fill="solid" draw:fill-color="#ffffff" draw:fill-image-width="0cm" draw:fill-image-height="0cm" draw:textarea-horizontal-align="left" draw:auto-grow-width="true" fo:min-height="0.448cm" fo:min-width="0.524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454" style:family="graphic">
      <style:graphic-properties draw:stroke="none" draw:stroke-dash="Dashed_20__28_var_29__20_4307" svg:stroke-width="0.019cm" svg:stroke-color="#000000" draw:marker-start-width="0.33cm" draw:marker-start-center="false" draw:marker-end-width="0.33cm" draw:marker-end-center="false" draw:fill="solid" draw:fill-color="#ffffff" draw:fill-image-width="0cm" draw:fill-image-height="0cm" draw:textarea-horizontal-align="left" draw:auto-grow-width="true" fo:min-height="0.448cm" fo:min-width="0.524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455" style:family="graphic">
      <style:graphic-properties draw:stroke="solid" draw:stroke-dash="Dashed_20__28_var_29__20_4308" svg:stroke-width="0.041cm" svg:stroke-color="#000000" draw:marker-start-width="0.365cm" draw:marker-start-center="false" draw:marker-end-width="0.365cm" draw:marker-end-center="false" draw:fill="solid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loext:decorative="false" style:run-through="foreground"/>
    </style:style>
    <style:style style:name="gr456" style:family="graphic">
      <style:graphic-properties draw:stroke="none" draw:stroke-dash="Dashed_20__28_var_29__20_4309" svg:stroke-width="0.019cm" svg:stroke-color="#000000" draw:marker-start-width="0.33cm" draw:marker-start-center="false" draw:marker-end-width="0.33cm" draw:marker-end-center="false" draw:fill="solid" draw:fill-color="#ffffff" draw:fill-image-width="0cm" draw:fill-image-height="0cm" draw:textarea-horizontal-align="left" draw:auto-grow-width="true" fo:min-height="0.492cm" fo:min-width="0.524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457" style:family="graphic">
      <style:graphic-properties draw:stroke="solid" draw:stroke-dash="Dashed_20__28_var_29__20_4310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458" style:family="graphic">
      <style:graphic-properties draw:stroke="solid" draw:stroke-dash="Dashed_20__28_var_29__20_4311" svg:stroke-width="0.041cm" svg:stroke-color="#000000" draw:marker-start-width="0.365cm" draw:marker-start-center="false" draw:marker-end-width="0.365cm" draw:marker-end-center="false" draw:fill="solid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loext:decorative="false" style:run-through="foreground"/>
    </style:style>
    <style:style style:name="gr459" style:family="graphic">
      <style:graphic-properties loext:decorative="false" style:run-through="foreground" style:wrap="none" style:vertical-pos="from-top" style:vertical-rel="paragraph" style:horizontal-pos="center" style:horizontal-rel="paragraph" draw:wrap-influence-on-position="once-concurrent" loext:allow-overlap="true" style:flow-with-text="false"/>
    </style:style>
    <style:style style:name="gr460" style:family="graphic">
      <style:graphic-properties draw:stroke="solid" draw:stroke-dash="Dashed_20__28_var_29__20_4529" svg:stroke-width="0.019cm" svg:stroke-color="#999999" draw:marker-start="" draw:marker-start-width="0.3cm" draw:marker-start-center="false" draw:marker-end="" draw:marker-end-width="0.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461" style:family="graphic">
      <style:graphic-properties draw:stroke="solid" draw:stroke-dash="Dashed_20__28_var_29__20_3952" svg:stroke-width="0.019cm" svg:stroke-color="#000000" draw:marker-start="" draw:marker-start-width="0.259cm" draw:marker-start-center="false" draw:marker-end="" draw:marker-end-width="0.25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462" style:family="graphic">
      <style:graphic-properties draw:stroke="solid" draw:stroke-dash="Dashed_20__28_var_29__20_3953" svg:stroke-width="0.041cm" svg:stroke-color="#000000" draw:marker-start="" draw:marker-start-width="0.289cm" draw:marker-start-center="false" draw:marker-end="" draw:marker-end-width="0.28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463" style:family="graphic">
      <style:graphic-properties draw:stroke="none" draw:stroke-dash="Dashed_20__28_var_29__20_4530" svg:stroke-width="0.019cm" svg:stroke-color="#000000" draw:marker-start="" draw:marker-start-width="0.33cm" draw:marker-start-center="false" draw:marker-end="" draw:marker-end-width="0.33cm" draw:marker-end-center="false" draw:fill="none" draw:fill-color="#ffffff" draw:fill-image-width="0cm" draw:fill-image-height="0cm" draw:textarea-horizontal-align="left" draw:auto-grow-width="true" fo:min-height="0.494cm" fo:min-width="0.746cm" fo:padding-top="0cm" fo:padding-bottom="0cm" fo:padding-left="0cm" fo:padding-right="0cm" fo:wrap-option="wrap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464" style:family="graphic">
      <style:graphic-properties draw:stroke="solid" draw:stroke-dash="Dashed_20__28_var_29__20_3955" svg:stroke-width="0.041cm" svg:stroke-color="#000000" draw:marker-start="" draw:marker-start-width="0.291cm" draw:marker-start-center="false" draw:marker-end="" draw:marker-end-width="0.291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465" style:family="graphic">
      <style:graphic-properties draw:stroke="none" draw:stroke-dash="Dashed_20__28_var_29__20_4531" svg:stroke-width="0.019cm" svg:stroke-color="#000000" draw:marker-start="" draw:marker-start-width="0.33cm" draw:marker-start-center="false" draw:marker-end="" draw:marker-end-width="0.33cm" draw:marker-end-center="false" draw:fill="none" draw:fill-color="#ffffff" draw:fill-image-width="0cm" draw:fill-image-height="0cm" draw:textarea-horizontal-align="left" draw:auto-grow-width="true" fo:min-height="0.494cm" fo:min-width="0.746cm" fo:padding-top="0cm" fo:padding-bottom="0cm" fo:padding-left="0cm" fo:padding-right="0cm" fo:wrap-option="wrap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466" style:family="graphic">
      <style:graphic-properties draw:stroke="none" draw:stroke-dash="Dashed_20__28_var_29__20_4532" svg:stroke-width="0.019cm" svg:stroke-color="#000000" draw:marker-start="" draw:marker-start-width="0.33cm" draw:marker-start-center="false" draw:marker-end="" draw:marker-end-width="0.33cm" draw:marker-end-center="false" draw:fill="none" draw:fill-color="#ffffff" draw:fill-image-width="0cm" draw:fill-image-height="0cm" draw:textarea-horizontal-align="left" draw:auto-grow-width="true" fo:min-height="0.494cm" fo:min-width="0.746cm" fo:padding-top="0cm" fo:padding-bottom="0cm" fo:padding-left="0cm" fo:padding-right="0cm" fo:wrap-option="wrap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467" style:family="graphic">
      <style:graphic-properties draw:stroke="solid" draw:stroke-dash="Dashed_20__28_var_29__20_3959" svg:stroke-width="0.019cm" svg:stroke-color="#000000" draw:marker-start="" draw:marker-start-width="0.259cm" draw:marker-start-center="false" draw:marker-end="" draw:marker-end-width="0.25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468" style:family="graphic">
      <style:graphic-properties draw:stroke="solid" draw:stroke-dash="Dashed_20__28_var_29__20_3960" svg:stroke-width="0.041cm" svg:stroke-color="#000000" draw:marker-start="" draw:marker-start-width="0.291cm" draw:marker-start-center="false" draw:marker-end="" draw:marker-end-width="0.291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469" style:family="graphic">
      <style:graphic-properties draw:stroke="solid" draw:stroke-dash="Dashed_20__28_var_29__20_3961" svg:stroke-width="0.041cm" svg:stroke-color="#000000" draw:marker-start="" draw:marker-start-width="0.291cm" draw:marker-start-center="false" draw:marker-end="" draw:marker-end-width="0.291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470" style:family="graphic">
      <style:graphic-properties draw:stroke="solid" draw:stroke-dash="Dashed_20__28_var_29__20_3962" svg:stroke-width="0.019cm" svg:stroke-color="#000000" draw:marker-start="" draw:marker-start-width="0.259cm" draw:marker-start-center="false" draw:marker-end="" draw:marker-end-width="0.25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471" style:family="graphic">
      <style:graphic-properties draw:stroke="solid" draw:stroke-dash="Dashed_20__28_var_29__20_3963" svg:stroke-width="0.019cm" svg:stroke-color="#000000" draw:marker-start="" draw:marker-start-width="0.259cm" draw:marker-start-center="false" draw:marker-end="" draw:marker-end-width="0.25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472" style:family="graphic">
      <style:graphic-properties draw:stroke="solid" draw:stroke-dash="Dashed_20__28_var_29__20_3956" svg:stroke-width="0.03cm" svg:stroke-color="#000000" draw:marker-start="" draw:marker-start-width="0.259cm" draw:marker-start-center="false" draw:marker-end="Arrow_20_concave" draw:marker-end-width="0.25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05cm" fo:padding-bottom="0.005cm" fo:padding-left="0.005cm" fo:padding-right="0.00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473" style:family="graphic">
      <style:graphic-properties draw:stroke="none" draw:stroke-dash="Dashed_20__28_var_29__20_4532" svg:stroke-width="0.019cm" svg:stroke-color="#000000" draw:marker-start="" draw:marker-start-width="0.33cm" draw:marker-start-center="false" draw:marker-end="" draw:marker-end-width="0.33cm" draw:marker-end-center="false" draw:fill="none" draw:fill-color="#ffffff" draw:fill-image-width="0cm" draw:fill-image-height="0cm" draw:textarea-horizontal-align="left" draw:auto-grow-width="true" fo:min-height="0.496cm" fo:min-width="0.746cm" fo:padding-top="0cm" fo:padding-bottom="0cm" fo:padding-left="0cm" fo:padding-right="0cm" fo:wrap-option="wrap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474" style:family="graphic">
      <style:graphic-properties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75" style:family="graphic">
      <style:graphic-properties draw:stroke="solid" draw:stroke-dash="Dashed_20__28_var_29__20_3801" svg:stroke-width="0.019cm" svg:stroke-color="#000000" draw:marker-start-width="0.335cm" draw:marker-start-center="false" draw:marker-end="Arrow_20_concave" draw:marker-end-width="0.2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476" style:family="graphic">
      <style:graphic-properties draw:stroke="solid" draw:stroke-dash="Dashed_20__28_var_29__20_3802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477" style:family="graphic">
      <style:graphic-properties draw:stroke="solid" draw:stroke-dash="Dashed_20__28_var_29__20_3803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478" style:family="graphic">
      <style:graphic-properties draw:stroke="solid" draw:stroke-dash="Dashed_20__28_var_29__20_3804" svg:stroke-width="0.041cm" svg:stroke-color="#000000" draw:marker-start-width="0.363cm" draw:marker-start-center="false" draw:marker-end-width="0.363cm" draw:marker-end-center="false" draw:fill="solid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loext:decorative="false" style:run-through="foreground"/>
    </style:style>
    <style:style style:name="gr479" style:family="graphic">
      <style:graphic-properties draw:stroke="solid" draw:stroke-dash="Dashed_20__28_var_29__20_3805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480" style:family="graphic">
      <style:graphic-properties draw:stroke="solid" draw:stroke-dash="Dashed_20__28_var_29__20_3806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481" style:family="graphic">
      <style:graphic-properties draw:stroke="solid" draw:stroke-dash="Dashed_20__28_var_29__20_3807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482" style:family="graphic">
      <style:graphic-properties draw:stroke="solid" draw:stroke-dash="Dashed_20__28_var_29__20_3808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483" style:family="graphic">
      <style:graphic-properties draw:stroke="solid" draw:stroke-dash="Dashed_20__28_var_29__20_3809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484" style:family="graphic">
      <style:graphic-properties draw:stroke="solid" draw:stroke-dash="Dashed_20__28_var_29__20_3810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485" style:family="graphic">
      <style:graphic-properties draw:stroke="solid" draw:stroke-dash="Dashed_20__28_var_29__20_3811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486" style:family="graphic">
      <style:graphic-properties draw:stroke="solid" draw:stroke-dash="Dashed_20__28_var_29__20_3812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487" style:family="graphic">
      <style:graphic-properties draw:stroke="solid" draw:stroke-dash="Dashed_20__28_var_29__20_3813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488" style:family="graphic">
      <style:graphic-properties draw:stroke="solid" draw:stroke-dash="Dashed_20__28_var_29__20_3814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489" style:family="graphic">
      <style:graphic-properties draw:stroke="solid" draw:stroke-dash="Dashed_20__28_var_29__20_3815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490" style:family="graphic">
      <style:graphic-properties draw:stroke="solid" draw:stroke-dash="Dashed_20__28_var_29__20_3816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491" style:family="graphic">
      <style:graphic-properties draw:stroke="solid" draw:stroke-dash="Dashed_20__28_var_29__20_3817" svg:stroke-width="0.041cm" svg:stroke-color="#000000" draw:marker-start-width="0.365cm" draw:marker-start-center="false" draw:marker-end-width="0.365cm" draw:marker-end-center="false" draw:fill="solid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loext:decorative="false" style:run-through="foreground"/>
    </style:style>
    <style:style style:name="gr492" style:family="graphic">
      <style:graphic-properties draw:stroke="solid" draw:stroke-dash="Dashed_20__28_var_29__20_3818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493" style:family="graphic">
      <style:graphic-properties draw:stroke="solid" draw:stroke-dash="Dashed_20__28_var_29__20_3819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494" style:family="graphic">
      <style:graphic-properties draw:stroke="solid" draw:stroke-dash="Dashed_20__28_var_29__20_3820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495" style:family="graphic">
      <style:graphic-properties draw:stroke="solid" draw:stroke-dash="Dashed_20__28_var_29__20_3821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496" style:family="graphic">
      <style:graphic-properties draw:stroke="solid" draw:stroke-dash="Dashed_20__28_var_29__20_3822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497" style:family="graphic">
      <style:graphic-properties draw:stroke="solid" draw:stroke-dash="Dashed_20__28_var_29__20_3823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498" style:family="graphic">
      <style:graphic-properties draw:stroke="solid" draw:stroke-dash="Dashed_20__28_var_29__20_3824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499" style:family="graphic">
      <style:graphic-properties draw:stroke="solid" draw:stroke-dash="Dashed_20__28_var_29__20_3825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500" style:family="graphic">
      <style:graphic-properties draw:stroke="solid" draw:stroke-dash="Dashed_20__28_var_29__20_3826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501" style:family="graphic">
      <style:graphic-properties draw:stroke="solid" draw:stroke-dash="Dashed_20__28_var_29__20_3827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502" style:family="graphic">
      <style:graphic-properties draw:stroke="solid" draw:stroke-dash="Dashed_20__28_var_29__20_3828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503" style:family="graphic">
      <style:graphic-properties draw:stroke="solid" draw:stroke-dash="Dashed_20__28_var_29__20_3829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504" style:family="graphic">
      <style:graphic-properties draw:stroke="solid" draw:stroke-dash="Dashed_20__28_var_29__20_3830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505" style:family="graphic">
      <style:graphic-properties draw:stroke="solid" draw:stroke-dash="Dashed_20__28_var_29__20_3831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506" style:family="graphic">
      <style:graphic-properties draw:stroke="solid" draw:stroke-dash="Dashed_20__28_var_29__20_3832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507" style:family="graphic">
      <style:graphic-properties draw:stroke="solid" draw:stroke-dash="Dashed_20__28_var_29__20_3833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508" style:family="graphic">
      <style:graphic-properties draw:stroke="solid" draw:stroke-dash="Dashed_20__28_var_29__20_3834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509" style:family="graphic">
      <style:graphic-properties draw:stroke="solid" draw:stroke-dash="Dashed_20__28_var_29__20_3835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510" style:family="graphic">
      <style:graphic-properties draw:stroke="solid" draw:stroke-dash="Dashed_20__28_var_29__20_3836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511" style:family="graphic">
      <style:graphic-properties draw:stroke="solid" draw:stroke-dash="Dashed_20__28_var_29__20_3837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512" style:family="graphic">
      <style:graphic-properties draw:stroke="solid" draw:stroke-dash="Dashed_20__28_var_29__20_3838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513" style:family="graphic">
      <style:graphic-properties draw:stroke="solid" draw:stroke-dash="Dashed_20__28_var_29__20_3839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514" style:family="graphic">
      <style:graphic-properties draw:stroke="none" draw:stroke-dash="Dashed_20__28_var_29__20_3840" svg:stroke-width="0.019cm" svg:stroke-color="#000000" draw:marker-start-width="0.33cm" draw:marker-start-center="false" draw:marker-end-width="0.33cm" draw:marker-end-center="false" draw:fill="solid" draw:fill-color="#ffffff" draw:fill-image-width="0cm" draw:fill-image-height="0cm" draw:textarea-horizontal-align="left" draw:auto-grow-width="true" fo:min-height="0.492cm" fo:min-width="0.861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515" style:family="graphic">
      <style:graphic-properties draw:stroke="none" draw:stroke-dash="Dashed_20__28_var_29__20_3841" svg:stroke-width="0.019cm" svg:stroke-color="#000000" draw:marker-start-width="0.33cm" draw:marker-start-center="false" draw:marker-end-width="0.33cm" draw:marker-end-center="false" draw:fill="solid" draw:fill-color="#ffffff" draw:fill-image-width="0cm" draw:fill-image-height="0cm" draw:textarea-horizontal-align="left" draw:auto-grow-width="true" fo:min-height="0.492cm" fo:min-width="0.861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516" style:family="graphic">
      <style:graphic-properties draw:stroke="solid" draw:stroke-dash="Dashed_20__28_var_29__20_3842" svg:stroke-width="0.041cm" svg:stroke-color="#000000" draw:marker-start-width="0.363cm" draw:marker-start-center="false" draw:marker-end-width="0.363cm" draw:marker-end-center="false" draw:fill="solid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loext:decorative="false" style:run-through="foreground"/>
    </style:style>
    <style:style style:name="gr517" style:family="graphic">
      <style:graphic-properties draw:stroke="none" draw:stroke-dash="Dashed_20__28_var_29__20_3843" svg:stroke-width="0.019cm" svg:stroke-color="#000000" draw:marker-start-width="0.33cm" draw:marker-start-center="false" draw:marker-end-width="0.33cm" draw:marker-end-center="false" draw:fill="solid" draw:fill-color="#ffffff" draw:fill-image-width="0cm" draw:fill-image-height="0cm" draw:textarea-horizontal-align="left" draw:auto-grow-width="true" fo:min-height="0.415cm" fo:min-width="0.228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518" style:family="graphic">
      <style:graphic-properties draw:stroke="solid" draw:stroke-dash="Dashed_20__28_var_29__20_3844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519" style:family="graphic">
      <style:graphic-properties draw:stroke="solid" draw:stroke-dash="Dashed_20__28_var_29__20_3845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520" style:family="graphic">
      <style:graphic-properties draw:stroke="solid" draw:stroke-dash="Dashed_20__28_var_29__20_3846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521" style:family="graphic">
      <style:graphic-properties draw:stroke="solid" draw:stroke-dash="Dashed_20__28_var_29__20_3847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522" style:family="graphic">
      <style:graphic-properties draw:stroke="solid" draw:stroke-dash="Dashed_20__28_var_29__20_3848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523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24" style:family="graphic">
      <style:graphic-properties draw:stroke="none" draw:fill="solid" draw:fill-color="#1ca2b8" loext:decorative="false" style:run-through="back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25" style:family="graphic">
      <style:graphic-properties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26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gr527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gr528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gr529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_5f_Numérotation_20_des_20_exercices">
        <text:list-item>
          <text:h text:style-name="P38" text:outline-level="1"><text:span text:style-name="_5f_Caractères"> Dans chacun des cas suivants, donne les abscisses décimales des points.</text:span></text:h>
          <text:list>
            <text:list-item>
              <text:h text:style-name="P34" text:outline-level="2"><draw:g text:anchor-type="as-char" draw:z-index="59" draw:name="Forme14" draw:style-name="gr13"><draw:g draw:style-name="gr26"><draw:line draw:style-name="gr160" draw:text-style-name="P63" svg:x1="0.108cm" svg:y1="0.049cm" svg:x2="0.108cm" svg:y2="1.082cm"><text:p/></draw:line><draw:line draw:style-name="gr160" draw:text-style-name="P63" svg:x1="0.21cm" svg:y1="0.049cm" svg:x2="0.21cm" svg:y2="1.082cm"><text:p/></draw:line><draw:line draw:style-name="gr160" draw:text-style-name="P63" svg:x1="0.309cm" svg:y1="0.049cm" svg:x2="0.309cm" svg:y2="1.082cm"><text:p/></draw:line><draw:line draw:style-name="gr160" draw:text-style-name="P63" svg:x1="0.411cm" svg:y1="0.049cm" svg:x2="0.411cm" svg:y2="1.082cm"><text:p/></draw:line><draw:line draw:style-name="gr160" draw:text-style-name="P63" svg:x1="0.609cm" svg:y1="0.049cm" svg:x2="0.609cm" svg:y2="1.082cm"><text:p/></draw:line><draw:line draw:style-name="gr160" draw:text-style-name="P63" svg:x1="0.713cm" svg:y1="0.049cm" svg:x2="0.713cm" svg:y2="1.082cm"><text:p/></draw:line><draw:line draw:style-name="gr160" draw:text-style-name="P63" svg:x1="0.81cm" svg:y1="0.049cm" svg:x2="0.81cm" svg:y2="1.082cm"><text:p/></draw:line><draw:line draw:style-name="gr160" draw:text-style-name="P63" svg:x1="0.907cm" svg:y1="0.049cm" svg:x2="0.907cm" svg:y2="1.082cm"><text:p/></draw:line><draw:line draw:style-name="gr160" draw:text-style-name="P63" svg:x1="1.108cm" svg:y1="0.049cm" svg:x2="1.108cm" svg:y2="1.082cm"><text:p/></draw:line><draw:line draw:style-name="gr160" draw:text-style-name="P63" svg:x1="1.21cm" svg:y1="0.049cm" svg:x2="1.21cm" svg:y2="1.082cm"><text:p/></draw:line><draw:line draw:style-name="gr160" draw:text-style-name="P63" svg:x1="1.309cm" svg:y1="0.049cm" svg:x2="1.309cm" svg:y2="1.082cm"><text:p/></draw:line><draw:line draw:style-name="gr160" draw:text-style-name="P63" svg:x1="1.408cm" svg:y1="0.049cm" svg:x2="1.408cm" svg:y2="1.082cm"><text:p/></draw:line><draw:line draw:style-name="gr160" draw:text-style-name="P63" svg:x1="1.609cm" svg:y1="0.049cm" svg:x2="1.609cm" svg:y2="1.082cm"><text:p/></draw:line><draw:line draw:style-name="gr160" draw:text-style-name="P63" svg:x1="1.709cm" svg:y1="0.049cm" svg:x2="1.709cm" svg:y2="1.082cm"><text:p/></draw:line><draw:line draw:style-name="gr160" draw:text-style-name="P63" svg:x1="1.808cm" svg:y1="0.049cm" svg:x2="1.808cm" svg:y2="1.082cm"><text:p/></draw:line><draw:line draw:style-name="gr160" draw:text-style-name="P63" svg:x1="1.909cm" svg:y1="0.049cm" svg:x2="1.909cm" svg:y2="1.082cm"><text:p/></draw:line><draw:line draw:style-name="gr160" draw:text-style-name="P63" svg:x1="2.11cm" svg:y1="0.049cm" svg:x2="2.11cm" svg:y2="1.082cm"><text:p/></draw:line><draw:line draw:style-name="gr160" draw:text-style-name="P63" svg:x1="2.207cm" svg:y1="0.049cm" svg:x2="2.207cm" svg:y2="1.082cm"><text:p/></draw:line><draw:line draw:style-name="gr160" draw:text-style-name="P63" svg:x1="2.309cm" svg:y1="0.049cm" svg:x2="2.309cm" svg:y2="1.082cm"><text:p/></draw:line><draw:line draw:style-name="gr160" draw:text-style-name="P63" svg:x1="2.408cm" svg:y1="0.049cm" svg:x2="2.408cm" svg:y2="1.082cm"><text:p/></draw:line><draw:line draw:style-name="gr160" draw:text-style-name="P63" svg:x1="2.607cm" svg:y1="0.049cm" svg:x2="2.607cm" svg:y2="1.082cm"><text:p/></draw:line><draw:line draw:style-name="gr160" draw:text-style-name="P63" svg:x1="2.708cm" svg:y1="0.049cm" svg:x2="2.708cm" svg:y2="1.082cm"><text:p/></draw:line><draw:line draw:style-name="gr160" draw:text-style-name="P63" svg:x1="2.805cm" svg:y1="0.049cm" svg:x2="2.805cm" svg:y2="1.082cm"><text:p/></draw:line><draw:line draw:style-name="gr160" draw:text-style-name="P63" svg:x1="2.909cm" svg:y1="0.049cm" svg:x2="2.909cm" svg:y2="1.082cm"><text:p/></draw:line><draw:line draw:style-name="gr160" draw:text-style-name="P63" svg:x1="3.108cm" svg:y1="0.049cm" svg:x2="3.108cm" svg:y2="1.082cm"><text:p/></draw:line><draw:line draw:style-name="gr160" draw:text-style-name="P63" svg:x1="3.208cm" svg:y1="0.049cm" svg:x2="3.208cm" svg:y2="1.082cm"><text:p/></draw:line><draw:line draw:style-name="gr160" draw:text-style-name="P63" svg:x1="3.306cm" svg:y1="0.049cm" svg:x2="3.306cm" svg:y2="1.082cm"><text:p/></draw:line><draw:line draw:style-name="gr160" draw:text-style-name="P63" svg:x1="3.406cm" svg:y1="0.049cm" svg:x2="3.406cm" svg:y2="1.082cm"><text:p/></draw:line><draw:line draw:style-name="gr160" draw:text-style-name="P63" svg:x1="3.604cm" svg:y1="0.049cm" svg:x2="3.604cm" svg:y2="1.082cm"><text:p/></draw:line><draw:line draw:style-name="gr160" draw:text-style-name="P63" svg:x1="3.706cm" svg:y1="0.049cm" svg:x2="3.706cm" svg:y2="1.082cm"><text:p/></draw:line><draw:line draw:style-name="gr160" draw:text-style-name="P63" svg:x1="3.805cm" svg:y1="0.049cm" svg:x2="3.805cm" svg:y2="1.082cm"><text:p/></draw:line><draw:line draw:style-name="gr160" draw:text-style-name="P63" svg:x1="3.907cm" svg:y1="0.049cm" svg:x2="3.907cm" svg:y2="1.082cm"><text:p/></draw:line><draw:line draw:style-name="gr160" draw:text-style-name="P63" svg:x1="4.105cm" svg:y1="0.049cm" svg:x2="4.105cm" svg:y2="1.082cm"><text:p/></draw:line><draw:line draw:style-name="gr160" draw:text-style-name="P63" svg:x1="4.209cm" svg:y1="0.049cm" svg:x2="4.209cm" svg:y2="1.082cm"><text:p/></draw:line><draw:line draw:style-name="gr160" draw:text-style-name="P63" svg:x1="4.306cm" svg:y1="0.049cm" svg:x2="4.306cm" svg:y2="1.082cm"><text:p/></draw:line><draw:line draw:style-name="gr160" draw:text-style-name="P63" svg:x1="4.406cm" svg:y1="0.049cm" svg:x2="4.406cm" svg:y2="1.082cm"><text:p/></draw:line><draw:line draw:style-name="gr160" draw:text-style-name="P63" svg:x1="4.606cm" svg:y1="0.049cm" svg:x2="4.606cm" svg:y2="1.082cm"><text:p/></draw:line><draw:line draw:style-name="gr160" draw:text-style-name="P63" svg:x1="4.706cm" svg:y1="0.049cm" svg:x2="4.706cm" svg:y2="1.082cm"><text:p/></draw:line><draw:line draw:style-name="gr160" draw:text-style-name="P63" svg:x1="4.805cm" svg:y1="0.049cm" svg:x2="4.805cm" svg:y2="1.082cm"><text:p/></draw:line><draw:line draw:style-name="gr160" draw:text-style-name="P63" svg:x1="4.904cm" svg:y1="0.049cm" svg:x2="4.904cm" svg:y2="1.082cm"><text:p/></draw:line><draw:line draw:style-name="gr160" draw:text-style-name="P63" svg:x1="5.105cm" svg:y1="0.049cm" svg:x2="5.105cm" svg:y2="1.082cm"><text:p/></draw:line><draw:line draw:style-name="gr160" draw:text-style-name="P63" svg:x1="5.205cm" svg:y1="0.049cm" svg:x2="5.205cm" svg:y2="1.082cm"><text:p/></draw:line><draw:line draw:style-name="gr160" draw:text-style-name="P63" svg:x1="5.304cm" svg:y1="0.049cm" svg:x2="5.304cm" svg:y2="1.082cm"><text:p/></draw:line><draw:line draw:style-name="gr160" draw:text-style-name="P63" svg:x1="5.405cm" svg:y1="0.049cm" svg:x2="5.405cm" svg:y2="1.082cm"><text:p/></draw:line><draw:line draw:style-name="gr160" draw:text-style-name="P63" svg:x1="5.606cm" svg:y1="0.049cm" svg:x2="5.606cm" svg:y2="1.082cm"><text:p/></draw:line><draw:line draw:style-name="gr160" draw:text-style-name="P63" svg:x1="5.703cm" svg:y1="0.049cm" svg:x2="5.703cm" svg:y2="1.082cm"><text:p/></draw:line><draw:line draw:style-name="gr160" draw:text-style-name="P63" svg:x1="5.805cm" svg:y1="0.049cm" svg:x2="5.805cm" svg:y2="1.082cm"><text:p/></draw:line><draw:line draw:style-name="gr160" draw:text-style-name="P63" svg:x1="5.905cm" svg:y1="0.049cm" svg:x2="5.905cm" svg:y2="1.082cm"><text:p/></draw:line><draw:line draw:style-name="gr160" draw:text-style-name="P63" svg:x1="6.103cm" svg:y1="0.049cm" svg:x2="6.103cm" svg:y2="1.082cm"><text:p/></draw:line><draw:line draw:style-name="gr160" draw:text-style-name="P63" svg:x1="6.204cm" svg:y1="0.049cm" svg:x2="6.204cm" svg:y2="1.082cm"><text:p/></draw:line><draw:line draw:style-name="gr160" draw:text-style-name="P63" svg:x1="6.301cm" svg:y1="0.049cm" svg:x2="6.301cm" svg:y2="1.082cm"><text:p/></draw:line><draw:line draw:style-name="gr160" draw:text-style-name="P63" svg:x1="6.403cm" svg:y1="0.049cm" svg:x2="6.403cm" svg:y2="1.082cm"><text:p/></draw:line><draw:line draw:style-name="gr160" draw:text-style-name="P63" svg:x1="6.604cm" svg:y1="0.049cm" svg:x2="6.604cm" svg:y2="1.082cm"><text:p/></draw:line><draw:line draw:style-name="gr160" draw:text-style-name="P63" svg:x1="6.704cm" svg:y1="0.049cm" svg:x2="6.704cm" svg:y2="1.082cm"><text:p/></draw:line><draw:line draw:style-name="gr160" draw:text-style-name="P63" svg:x1="6.802cm" svg:y1="0.049cm" svg:x2="6.802cm" svg:y2="1.082cm"><text:p/></draw:line><draw:line draw:style-name="gr160" draw:text-style-name="P63" svg:x1="6.906cm" svg:y1="0.049cm" svg:x2="6.906cm" svg:y2="1.082cm"><text:p/></draw:line><draw:line draw:style-name="gr160" draw:text-style-name="P63" svg:x1="7.103cm" svg:y1="0.049cm" svg:x2="7.103cm" svg:y2="1.082cm"><text:p/></draw:line><draw:line draw:style-name="gr160" draw:text-style-name="P63" svg:x1="7.202cm" svg:y1="0.049cm" svg:x2="7.202cm" svg:y2="1.082cm"><text:p/></draw:line><draw:line draw:style-name="gr160" draw:text-style-name="P63" svg:x1="7.303cm" svg:y1="0.049cm" svg:x2="7.303cm" svg:y2="1.082cm"><text:p/></draw:line><draw:line draw:style-name="gr160" draw:text-style-name="P63" svg:x1="7.403cm" svg:y1="0.049cm" svg:x2="7.403cm" svg:y2="1.082cm"><text:p/></draw:line><draw:line draw:style-name="gr160" draw:text-style-name="P63" svg:x1="7.601cm" svg:y1="0.049cm" svg:x2="7.601cm" svg:y2="1.082cm"><text:p/></draw:line><draw:line draw:style-name="gr160" draw:text-style-name="P63" svg:x1="7.703cm" svg:y1="0.049cm" svg:x2="7.703cm" svg:y2="1.082cm"><text:p/></draw:line><draw:line draw:style-name="gr160" draw:text-style-name="P63" svg:x1="7.802cm" svg:y1="0.049cm" svg:x2="7.802cm" svg:y2="1.082cm"><text:p/></draw:line><draw:line draw:style-name="gr160" draw:text-style-name="P63" svg:x1="7.902cm" svg:y1="0.049cm" svg:x2="7.902cm" svg:y2="1.082cm"><text:p/></draw:line><draw:line draw:style-name="gr160" draw:text-style-name="P63" svg:x1="8.102cm" svg:y1="0.049cm" svg:x2="8.102cm" svg:y2="1.082cm"><text:p/></draw:line><draw:line draw:style-name="gr160" draw:text-style-name="P63" svg:x1="8.199cm" svg:y1="0.049cm" svg:x2="8.199cm" svg:y2="1.082cm"><text:p/></draw:line><draw:line draw:style-name="gr160" draw:text-style-name="P63" svg:x1="8.303cm" svg:y1="0.049cm" svg:x2="8.303cm" svg:y2="1.082cm"><text:p/></draw:line><draw:line draw:style-name="gr160" draw:text-style-name="P63" svg:x1="8.4cm" svg:y1="0.049cm" svg:x2="8.4cm" svg:y2="1.082cm"><text:p/></draw:line><draw:line draw:style-name="gr160" draw:text-style-name="P63" svg:x1="8.601cm" svg:y1="0.049cm" svg:x2="8.601cm" svg:y2="1.082cm"><text:p/></draw:line><draw:line draw:style-name="gr160" draw:text-style-name="P63" svg:x1="8.7cm" svg:y1="0.049cm" svg:x2="8.7cm" svg:y2="1.082cm"><text:p/></draw:line><draw:line draw:style-name="gr160" draw:text-style-name="P63" svg:x1="8.8cm" svg:y1="0.049cm" svg:x2="8.8cm" svg:y2="1.082cm"><text:p/></draw:line><draw:line draw:style-name="gr160" draw:text-style-name="P63" svg:x1="8.901cm" svg:y1="0.049cm" svg:x2="8.901cm" svg:y2="1.082cm"><text:p/></draw:line><draw:line draw:style-name="gr160" draw:text-style-name="P63" svg:x1="0.011cm" svg:y1="0.153cm" svg:x2="9cm" svg:y2="0.153cm"><text:p/></draw:line><draw:line draw:style-name="gr160" draw:text-style-name="P63" svg:x1="0.011cm" svg:y1="0.259cm" svg:x2="9cm" svg:y2="0.259cm"><text:p/></draw:line><draw:line draw:style-name="gr160" draw:text-style-name="P63" svg:x1="0.011cm" svg:y1="0.363cm" svg:x2="9cm" svg:y2="0.363cm"><text:p/></draw:line><draw:line draw:style-name="gr160" draw:text-style-name="P63" svg:x1="0.011cm" svg:y1="0.464cm" svg:x2="9cm" svg:y2="0.464cm"><text:p/></draw:line><draw:line draw:style-name="gr160" draw:text-style-name="P63" svg:x1="0.011cm" svg:y1="0.67cm" svg:x2="9cm" svg:y2="0.67cm"><text:p/></draw:line><draw:line draw:style-name="gr160" draw:text-style-name="P63" svg:x1="0.011cm" svg:y1="0.774cm" svg:x2="9cm" svg:y2="0.774cm"><text:p/></draw:line><draw:line draw:style-name="gr160" draw:text-style-name="P63" svg:x1="0.011cm" svg:y1="0.875cm" svg:x2="9cm" svg:y2="0.875cm"><text:p/></draw:line><draw:line draw:style-name="gr160" draw:text-style-name="P63" svg:x1="0.011cm" svg:y1="0.979cm" svg:x2="9cm" svg:y2="0.979cm"><text:p/></draw:line><draw:line draw:style-name="gr161" draw:text-style-name="P63" svg:x1="0.511cm" svg:y1="0.049cm" svg:x2="0.511cm" svg:y2="1.082cm"><text:p/></draw:line><draw:line draw:style-name="gr161" draw:text-style-name="P63" svg:x1="1.512cm" svg:y1="0.049cm" svg:x2="1.512cm" svg:y2="1.082cm"><text:p/></draw:line><draw:line draw:style-name="gr161" draw:text-style-name="P63" svg:x1="2.508cm" svg:y1="0.049cm" svg:x2="2.508cm" svg:y2="1.082cm"><text:p/></draw:line><draw:line draw:style-name="gr161" draw:text-style-name="P63" svg:x1="3.507cm" svg:y1="0.049cm" svg:x2="3.507cm" svg:y2="1.082cm"><text:p/></draw:line><draw:line draw:style-name="gr161" draw:text-style-name="P63" svg:x1="4.505cm" svg:y1="0.049cm" svg:x2="4.505cm" svg:y2="1.082cm"><text:p/></draw:line><draw:line draw:style-name="gr161" draw:text-style-name="P63" svg:x1="5.502cm" svg:y1="0.049cm" svg:x2="5.502cm" svg:y2="1.082cm"><text:p/></draw:line><draw:line draw:style-name="gr161" draw:text-style-name="P63" svg:x1="6.502cm" svg:y1="0.049cm" svg:x2="6.502cm" svg:y2="1.082cm"><text:p/></draw:line><draw:line draw:style-name="gr161" draw:text-style-name="P63" svg:x1="7.502cm" svg:y1="0.049cm" svg:x2="7.502cm" svg:y2="1.082cm"><text:p/></draw:line><draw:line draw:style-name="gr161" draw:text-style-name="P63" svg:x1="8.502cm" svg:y1="0.049cm" svg:x2="8.502cm" svg:y2="1.082cm"><text:p/></draw:line><draw:line draw:style-name="gr162" draw:text-style-name="P63" svg:x1="0.011cm" svg:y1="0.049cm" svg:x2="0.011cm" svg:y2="1.082cm"><text:p/></draw:line><draw:line draw:style-name="gr162" draw:text-style-name="P63" svg:x1="1.009cm" svg:y1="0.049cm" svg:x2="1.009cm" svg:y2="1.082cm"><text:p/></draw:line><draw:line draw:style-name="gr162" draw:text-style-name="P63" svg:x1="2.009cm" svg:y1="0.049cm" svg:x2="2.009cm" svg:y2="1.082cm"><text:p/></draw:line><draw:line draw:style-name="gr162" draw:text-style-name="P63" svg:x1="3.006cm" svg:y1="0.049cm" svg:x2="3.006cm" svg:y2="1.082cm"><text:p/></draw:line><draw:line draw:style-name="gr162" draw:text-style-name="P63" svg:x1="4.007cm" svg:y1="0.049cm" svg:x2="4.007cm" svg:y2="1.082cm"><text:p/></draw:line><draw:line draw:style-name="gr162" draw:text-style-name="P63" svg:x1="5.006cm" svg:y1="0.049cm" svg:x2="5.006cm" svg:y2="1.082cm"><text:p/></draw:line><draw:line draw:style-name="gr162" draw:text-style-name="P63" svg:x1="6.003cm" svg:y1="0.049cm" svg:x2="6.003cm" svg:y2="1.082cm"><text:p/></draw:line><draw:line draw:style-name="gr162" draw:text-style-name="P63" svg:x1="7.003cm" svg:y1="0.049cm" svg:x2="7.003cm" svg:y2="1.082cm"><text:p/></draw:line><draw:line draw:style-name="gr162" draw:text-style-name="P63" svg:x1="8.001cm" svg:y1="0.049cm" svg:x2="8.001cm" svg:y2="1.082cm"><text:p/></draw:line><draw:line draw:style-name="gr163" draw:text-style-name="P63" svg:x1="0.011cm" svg:y1="0.049cm" svg:x2="9cm" svg:y2="0.049cm"><text:p/></draw:line><draw:line draw:style-name="gr162" draw:text-style-name="P63" svg:x1="8.998cm" svg:y1="0.049cm" svg:x2="8.998cm" svg:y2="1.082cm"><text:p/></draw:line><draw:line draw:style-name="gr163" draw:text-style-name="P63" svg:x1="0.011cm" svg:y1="1.088cm" svg:x2="9cm" svg:y2="1.088cm"><text:p/></draw:line></draw:g><draw:g draw:style-name="gr164"><draw:line draw:style-name="gr165" draw:text-style-name="P64" svg:x1="0.001cm" svg:y1="0.557cm" svg:x2="8.988cm" svg:y2="0.557cm"><text:p/></draw:line><draw:frame draw:style-name="gr166" draw:text-style-name="P66" svg:width="0.23cm" svg:height="0.415cm" svg:x="2.912cm" svg:y="0.693cm"><draw:text-box><text:p text:style-name="P65"><text:span text:style-name="T14">0</text:span></text:p></draw:text-box></draw:frame><draw:line draw:style-name="gr167" draw:text-style-name="P64" svg:x1="3.01cm" svg:y1="0.404cm" svg:x2="3.01cm" svg:y2="0.704cm"><text:p/></draw:line><draw:line draw:style-name="gr168" draw:text-style-name="P64" svg:x1="1.011cm" svg:y1="0.4cm" svg:x2="1.011cm" svg:y2="0.714cm"><text:p/></draw:line><draw:line draw:style-name="gr169" draw:text-style-name="P64" svg:x1="2.01cm" svg:y1="0.404cm" svg:x2="2.01cm" svg:y2="0.704cm"><text:p/></draw:line><draw:line draw:style-name="gr170" draw:text-style-name="P64" svg:x1="4.008cm" svg:y1="0.404cm" svg:x2="4.008cm" svg:y2="0.704cm"><text:p/></draw:line><draw:line draw:style-name="gr171" draw:text-style-name="P64" svg:x1="5.008cm" svg:y1="0.404cm" svg:x2="5.008cm" svg:y2="0.704cm"><text:p/></draw:line><draw:line draw:style-name="gr172" draw:text-style-name="P64" svg:x1="8.002cm" svg:y1="0.404cm" svg:x2="8.002cm" svg:y2="0.704cm"><text:p/></draw:line><draw:line draw:style-name="gr173" draw:text-style-name="P64" svg:x1="7.003cm" svg:y1="0.404cm" svg:x2="7.003cm" svg:y2="0.704cm"><text:p/></draw:line><draw:line draw:style-name="gr174" draw:text-style-name="P64" svg:x1="6.007cm" svg:y1="0.404cm" svg:x2="6.007cm" svg:y2="0.704cm"><text:p/></draw:line><draw:frame draw:style-name="gr175" draw:text-style-name="P66" svg:width="0.636cm" svg:height="0.431cm" svg:x="3.769cm" svg:y="0.684cm"><draw:text-box><text:p text:style-name="P65"><text:span text:style-name="T14">+</text:span><text:span text:style-name="T14">1</text:span></text:p></draw:text-box></draw:frame><draw:frame draw:style-name="gr176" draw:text-style-name="P66" svg:width="0.272cm" svg:height="0.496cm" svg:x="3.713cm" svg:y="0cm"><draw:text-box><text:p text:style-name="P65"><text:span text:style-name="T21">A</text:span></text:p></draw:text-box></draw:frame><draw:line draw:style-name="gr177" draw:text-style-name="P64" svg:x1="1.011cm" svg:y1="0.404cm" svg:x2="1.011cm" svg:y2="0.704cm"><text:p/></draw:line><draw:frame draw:style-name="gr178" draw:text-style-name="P66" svg:width="0.278cm" svg:height="0.496cm" svg:x="0.469cm" svg:y="0cm"><draw:text-box><text:p text:style-name="P65"><text:span text:style-name="T14">D</text:span></text:p></draw:text-box></draw:frame><draw:frame draw:style-name="gr179" draw:text-style-name="P66" svg:width="0.26cm" svg:height="0.496cm" svg:x="1.296cm" svg:y="0cm"><draw:text-box><text:p text:style-name="P65"><text:span text:style-name="T21">E</text:span></text:p></draw:text-box></draw:frame><draw:frame draw:style-name="gr180" draw:text-style-name="P66" svg:width="0.308cm" svg:height="0.496cm" svg:x="2.798cm" svg:y="0cm"><draw:text-box><text:p text:style-name="P65"><text:span text:style-name="T21">B</text:span></text:p></draw:text-box></draw:frame><draw:frame draw:style-name="gr181" draw:text-style-name="P66" svg:width="0.299cm" svg:height="0.496cm" svg:x="6.973cm" svg:y="0cm"><draw:text-box><text:p text:style-name="P65"><text:span text:style-name="T21">C</text:span></text:p></draw:text-box></draw:frame><draw:g draw:style-name="gr26"><draw:line draw:style-name="gr182" draw:text-style-name="P67" svg:x1="0.545cm" svg:y1="0.635cm" svg:x2="0.688cm" svg:y2="0.485cm"><text:p/></draw:line><draw:line draw:style-name="gr183" draw:text-style-name="P67" svg:x1="0.688cm" svg:y1="0.635cm" svg:x2="0.545cm" svg:y2="0.485cm"><text:p/></draw:line></draw:g><draw:g draw:style-name="gr26"><draw:line draw:style-name="gr184" draw:text-style-name="P67" svg:x1="7.013cm" svg:y1="0.659cm" svg:x2="7.214cm" svg:y2="0.46cm"><text:p/></draw:line><draw:line draw:style-name="gr185" draw:text-style-name="P67" svg:x1="7.214cm" svg:y1="0.659cm" svg:x2="7.013cm" svg:y2="0.46cm"><text:p/></draw:line></draw:g><draw:g draw:style-name="gr26"><draw:line draw:style-name="gr186" draw:text-style-name="P67" svg:x1="3.716cm" svg:y1="0.659cm" svg:x2="3.915cm" svg:y2="0.46cm"><text:p/></draw:line><draw:line draw:style-name="gr187" draw:text-style-name="P67" svg:x1="3.915cm" svg:y1="0.659cm" svg:x2="3.716cm" svg:y2="0.46cm"><text:p/></draw:line></draw:g><draw:g draw:style-name="gr26"><draw:line draw:style-name="gr188" draw:text-style-name="P67" svg:x1="2.816cm" svg:y1="0.659cm" svg:x2="3.017cm" svg:y2="0.46cm"><text:p/></draw:line><draw:line draw:style-name="gr189" draw:text-style-name="P67" svg:x1="3.017cm" svg:y1="0.659cm" svg:x2="2.816cm" svg:y2="0.46cm"><text:p/></draw:line></draw:g><draw:g draw:style-name="gr26"><draw:line draw:style-name="gr190" draw:text-style-name="P67" svg:x1="1.316cm" svg:y1="0.659cm" svg:x2="1.515cm" svg:y2="0.46cm"><text:p/></draw:line><draw:line draw:style-name="gr191" draw:text-style-name="P67" svg:x1="1.515cm" svg:y1="0.659cm" svg:x2="1.316cm" svg:y2="0.46cm"><text:p/></draw:line></draw:g></draw:g></draw:g></text:h>
            </text:list-item>
          </text:list>
        </text:list-item>
      </text:list>
      <text:h text:style-name="_5f_Paragraphe" text:outline-level="1"><text:span text:style-name="_5f_Caractères">A( </text:span><text:span text:style-name="_5f_pointillés_20_gris">....... </text:span><text:span text:style-name="_5f_Caractères">) ; B( </text:span><text:span text:style-name="_5f_pointillés_20_gris">....... </text:span><text:span text:style-name="_5f_Caractères">) ; C( </text:span><text:span text:style-name="_5f_pointillés_20_gris">....... </text:span><text:span text:style-name="_5f_Caractères">) ; D( </text:span><text:span text:style-name="_5f_pointillés_20_gris">....... </text:span><text:span text:style-name="_5f_Caractères">) ; E( </text:span><text:span text:style-name="_5f_pointillés_20_gris">....... </text:span><text:span text:style-name="_5f_Caractères">)</text:span></text:h>
      <text:list text:continue-numbering="true" text:style-name="_5f_Numérotation_20_des_20_exercices">
        <text:list-item>
          <text:list>
            <text:list-item>
              <text:h text:style-name="P34" text:outline-level="2"><draw:g text:anchor-type="as-char" draw:z-index="61" draw:name="Forme1" draw:style-name="gr13"><draw:line draw:style-name="gr144" draw:text-style-name="P60" svg:x1="0.001cm" svg:y1="0.679cm" svg:x2="9.006cm" svg:y2="0.679cm"><text:p/></draw:line><draw:line draw:style-name="gr145" draw:text-style-name="P60" svg:x1="0.359cm" svg:y1="0.512cm" svg:x2="0.359cm" svg:y2="0.855cm"><text:p/></draw:line><draw:line draw:style-name="gr145" draw:text-style-name="P60" svg:x1="1.103cm" svg:y1="0.512cm" svg:x2="1.103cm" svg:y2="0.855cm"><text:p/></draw:line><draw:line draw:style-name="gr145" draw:text-style-name="P60" svg:x1="2.593cm" svg:y1="0.512cm" svg:x2="2.593cm" svg:y2="0.855cm"><text:p/></draw:line><draw:line draw:style-name="gr145" draw:text-style-name="P60" svg:x1="4.839cm" svg:y1="0.512cm" svg:x2="4.839cm" svg:y2="0.855cm"><text:p/></draw:line><draw:line draw:style-name="gr145" draw:text-style-name="P60" svg:x1="5.585cm" svg:y1="0.512cm" svg:x2="5.585cm" svg:y2="0.855cm"><text:p/></draw:line><draw:line draw:style-name="gr145" draw:text-style-name="P60" svg:x1="4.088cm" svg:y1="0.518cm" svg:x2="4.088cm" svg:y2="0.859cm"><text:p/></draw:line><draw:line draw:style-name="gr145" draw:text-style-name="P60" svg:x1="7.079cm" svg:y1="0.512cm" svg:x2="7.079cm" svg:y2="0.855cm"><text:p/></draw:line><draw:line draw:style-name="gr145" draw:text-style-name="P60" svg:x1="7.827cm" svg:y1="0.512cm" svg:x2="7.827cm" svg:y2="0.855cm"><text:p/></draw:line><draw:line draw:style-name="gr145" draw:text-style-name="P60" svg:x1="1.846cm" svg:y1="0.512cm" svg:x2="1.846cm" svg:y2="0.855cm"><text:p/></draw:line><draw:line draw:style-name="gr145" draw:text-style-name="P60" svg:x1="3.345cm" svg:y1="0.512cm" svg:x2="3.345cm" svg:y2="0.855cm"><text:p/></draw:line><draw:line draw:style-name="gr145" draw:text-style-name="P60" svg:x1="6.333cm" svg:y1="0.512cm" svg:x2="6.333cm" svg:y2="0.855cm"><text:p/></draw:line><draw:frame draw:style-name="gr146" draw:text-style-name="P61" svg:width="1.027cm" svg:height="0.761cm" svg:x="4.325cm" svg:y="0.693cm"><draw:text-box><text:p text:style-name="P49"><text:span text:style-name="T14">+</text:span><text:span text:style-name="T14">3</text:span></text:p></draw:text-box></draw:frame><draw:frame draw:style-name="gr147" draw:text-style-name="P61" svg:width="0.78cm" svg:height="0.763cm" svg:x="0.704cm" svg:y="0.009cm"><draw:text-box><text:p text:style-name="P49"><text:span text:style-name="T14">G</text:span></text:p></draw:text-box></draw:frame><draw:frame draw:style-name="gr148" draw:text-style-name="P61" svg:width="0.71cm" svg:height="0.761cm" svg:x="6.75cm" svg:y="0cm"><draw:text-box><text:p text:style-name="P49"><text:span text:style-name="T14">F</text:span></text:p></draw:text-box></draw:frame><draw:frame draw:style-name="gr149" draw:text-style-name="P62" svg:width="0.772cm" svg:height="0.761cm" svg:x="2.981cm" svg:y="0cm"><draw:text-box><text:p text:style-name="P49"><text:span text:style-name="T14">H</text:span></text:p></draw:text-box></draw:frame><draw:frame draw:style-name="gr150" draw:text-style-name="P62" svg:width="0.742cm" svg:height="0.761cm" svg:x="0.007cm" svg:y="0cm"><draw:text-box><text:p text:style-name="P49"><text:span text:style-name="T14">K</text:span></text:p></draw:text-box></draw:frame><draw:frame draw:style-name="gr151" draw:text-style-name="P61" svg:width="1.029cm" svg:height="0.761cm" svg:x="2.085cm" svg:y="0.693cm"><draw:text-box><text:p text:style-name="P49"><text:span text:style-name="T14">−</text:span><text:span text:style-name="T14">9</text:span></text:p></draw:text-box></draw:frame><draw:g draw:style-name="gr26"><draw:line draw:style-name="gr152" draw:text-style-name="P59" svg:x1="0.254cm" svg:y1="0.796cm" svg:x2="0.455cm" svg:y2="0.568cm"><text:p/></draw:line><draw:line draw:style-name="gr153" draw:text-style-name="P59" svg:x1="0.455cm" svg:y1="0.796cm" svg:x2="0.254cm" svg:y2="0.568cm"><text:p/></draw:line></draw:g><draw:g draw:style-name="gr26"><draw:line draw:style-name="gr154" draw:text-style-name="P59" svg:x1="6.981cm" svg:y1="0.796cm" svg:x2="7.182cm" svg:y2="0.568cm"><text:p/></draw:line><draw:line draw:style-name="gr155" draw:text-style-name="P59" svg:x1="7.182cm" svg:y1="0.796cm" svg:x2="6.981cm" svg:y2="0.568cm"><text:p/></draw:line></draw:g><draw:g draw:style-name="gr26"><draw:line draw:style-name="gr156" draw:text-style-name="P59" svg:x1="3.248cm" svg:y1="0.796cm" svg:x2="3.449cm" svg:y2="0.568cm"><text:p/></draw:line><draw:line draw:style-name="gr157" draw:text-style-name="P59" svg:x1="3.449cm" svg:y1="0.796cm" svg:x2="3.248cm" svg:y2="0.568cm"><text:p/></draw:line></draw:g><draw:g draw:style-name="gr26"><draw:line draw:style-name="gr158" draw:text-style-name="P59" svg:x1="1.006cm" svg:y1="0.796cm" svg:x2="1.205cm" svg:y2="0.568cm"><text:p/></draw:line><draw:line draw:style-name="gr159" draw:text-style-name="P59" svg:x1="1.205cm" svg:y1="0.796cm" svg:x2="1.006cm" svg:y2="0.568cm"><text:p/></draw:line></draw:g></draw:g></text:h>
            </text:list-item>
          </text:list>
        </text:list-item>
      </text:list>
      <text:h text:style-name="_5f_Paragraphe" text:outline-level="1"><text:span text:style-name="_5f_Caractères">F( </text:span><text:span text:style-name="_5f_pointillés_20_gris">....... </text:span><text:span text:style-name="_5f_Caractères">) ; G( </text:span><text:span text:style-name="_5f_pointillés_20_gris">....... </text:span><text:span text:style-name="_5f_Caractères">) ; H( </text:span><text:span text:style-name="_5f_pointillés_20_gris">....... </text:span><text:span text:style-name="_5f_Caractères">) ; K( </text:span><text:span text:style-name="_5f_pointillés_20_gris">....... </text:span><text:span text:style-name="_5f_Caractères">) </text:span></text:h>
      <text:list text:continue-numbering="true" text:style-name="_5f_Numérotation_20_des_20_exercices">
        <text:list-item>
          <text:list>
            <text:list-item>
              <text:h text:style-name="P34" text:outline-level="2"><draw:g text:anchor-type="as-char" draw:z-index="62" draw:name="Forme16" draw:style-name="gr13"><draw:frame draw:style-name="gr116" draw:text-style-name="P58" svg:width="0.253cm" svg:height="0.436cm" svg:x="7.743cm" svg:y="0cm"><draw:text-box><text:p text:style-name="P49"><text:span text:style-name="T20">L</text:span></text:p></draw:text-box></draw:frame><draw:frame draw:style-name="gr117" draw:text-style-name="P58" svg:width="0.267cm" svg:height="0.436cm" svg:x="4.695cm" svg:y="0cm"><draw:text-box><text:p text:style-name="P49"><text:span text:style-name="T20">P</text:span></text:p></draw:text-box></draw:frame><draw:frame draw:style-name="gr118" draw:text-style-name="P58" svg:width="0.269cm" svg:height="0.436cm" svg:x="3.925cm" svg:y="0cm"><draw:text-box><text:p text:style-name="P49"><text:span text:style-name="T20">N</text:span></text:p></draw:text-box></draw:frame><draw:frame draw:style-name="gr119" draw:text-style-name="P58" svg:width="0.311cm" svg:height="0.436cm" svg:x="0.93cm" svg:y="0cm"><draw:text-box><text:p text:style-name="P49"><text:span text:style-name="T20">M</text:span></text:p></draw:text-box></draw:frame><draw:line draw:style-name="gr120" draw:text-style-name="P59" svg:x1="0.001cm" svg:y1="0.538cm" svg:x2="9cm" svg:y2="0.538cm"><text:p/></draw:line><draw:line draw:style-name="gr121" draw:text-style-name="P59" svg:x1="0.358cm" svg:y1="0.393cm" svg:x2="0.358cm" svg:y2="0.684cm"><text:p/></draw:line><draw:line draw:style-name="gr122" draw:text-style-name="P59" svg:x1="1.097cm" svg:y1="0.393cm" svg:x2="1.097cm" svg:y2="0.673cm"><text:p/></draw:line><draw:line draw:style-name="gr123" draw:text-style-name="P59" svg:x1="2.591cm" svg:y1="0.393cm" svg:x2="2.591cm" svg:y2="0.684cm"><text:p/></draw:line><draw:line draw:style-name="gr124" draw:text-style-name="P59" svg:x1="4.831cm" svg:y1="0.386cm" svg:x2="4.82cm" svg:y2="0.677cm"><text:p/></draw:line><draw:line draw:style-name="gr125" draw:text-style-name="P59" svg:x1="5.573cm" svg:y1="0.393cm" svg:x2="5.573cm" svg:y2="0.684cm"><text:p/></draw:line><draw:line draw:style-name="gr126" draw:text-style-name="P59" svg:x1="4.085cm" svg:y1="0.393cm" svg:x2="4.085cm" svg:y2="0.686cm"><text:p/></draw:line><draw:line draw:style-name="gr127" draw:text-style-name="P59" svg:x1="7.067cm" svg:y1="0.393cm" svg:x2="7.067cm" svg:y2="0.684cm"><text:p/></draw:line><draw:line draw:style-name="gr128" draw:text-style-name="P59" svg:x1="7.814cm" svg:y1="0.393cm" svg:x2="7.814cm" svg:y2="0.684cm"><text:p/></draw:line><draw:line draw:style-name="gr129" draw:text-style-name="P59" svg:x1="1.845cm" svg:y1="0.393cm" svg:x2="1.845cm" svg:y2="0.684cm"><text:p/></draw:line><draw:line draw:style-name="gr130" draw:text-style-name="P59" svg:x1="3.337cm" svg:y1="0.393cm" svg:x2="3.337cm" svg:y2="0.684cm"><text:p/></draw:line><draw:line draw:style-name="gr131" draw:text-style-name="P59" svg:x1="6.319cm" svg:y1="0.393cm" svg:x2="6.319cm" svg:y2="0.684cm"><text:p/></draw:line><draw:frame draw:style-name="gr132" draw:text-style-name="P58" svg:width="0.863cm" svg:height="0.449cm" svg:x="5.232cm" svg:y="0.73cm"><draw:text-box><text:p text:style-name="P54"><text:span text:style-name="T20">−</text:span><text:span text:style-name="T20">2</text:span><text:span text:style-name="T20">,</text:span><text:span text:style-name="T20">4</text:span></text:p></draw:text-box></draw:frame><draw:frame draw:style-name="gr133" draw:text-style-name="P58" svg:width="0.863cm" svg:height="0.449cm" svg:x="2.252cm" svg:y="0.73cm"><draw:text-box><text:p text:style-name="P54"><text:span text:style-name="T20">−</text:span><text:span text:style-name="T20">2</text:span><text:span text:style-name="T20">,</text:span><text:span text:style-name="T20">6</text:span></text:p></draw:text-box></draw:frame><draw:g draw:style-name="gr26"><draw:line draw:style-name="gr134" draw:text-style-name="P59" svg:x1="1.001cm" svg:y1="0.728cm" svg:x2="1.001cm" svg:y2="0.728cm"><text:p/></draw:line><draw:line draw:style-name="gr135" draw:text-style-name="P59" svg:x1="1.001cm" svg:y1="0.728cm" svg:x2="1.001cm" svg:y2="0.728cm"><text:p/></draw:line></draw:g><draw:g draw:style-name="gr26"><draw:line draw:style-name="gr136" draw:text-style-name="P59" svg:x1="0.994cm" svg:y1="0.642cm" svg:x2="1.193cm" svg:y2="0.443cm"><text:p/></draw:line><draw:line draw:style-name="gr137" draw:text-style-name="P59" svg:x1="1.193cm" svg:y1="0.642cm" svg:x2="0.994cm" svg:y2="0.443cm"><text:p/></draw:line></draw:g><draw:g draw:style-name="gr26"><draw:line draw:style-name="gr138" draw:text-style-name="P59" svg:x1="3.992cm" svg:y1="0.635cm" svg:x2="4.193cm" svg:y2="0.436cm"><text:p/></draw:line><draw:line draw:style-name="gr139" draw:text-style-name="P59" svg:x1="4.193cm" svg:y1="0.635cm" svg:x2="3.992cm" svg:y2="0.436cm"><text:p/></draw:line></draw:g><draw:g draw:style-name="gr26"><draw:line draw:style-name="gr140" draw:text-style-name="P59" svg:x1="4.727cm" svg:y1="0.642cm" svg:x2="4.928cm" svg:y2="0.443cm"><text:p/></draw:line><draw:line draw:style-name="gr141" draw:text-style-name="P59" svg:x1="4.928cm" svg:y1="0.642cm" svg:x2="4.727cm" svg:y2="0.443cm"><text:p/></draw:line></draw:g><draw:g draw:style-name="gr26"><draw:line draw:style-name="gr142" draw:text-style-name="P59" svg:x1="7.717cm" svg:y1="0.64cm" svg:x2="7.916cm" svg:y2="0.439cm"><text:p/></draw:line><draw:line draw:style-name="gr143" draw:text-style-name="P59" svg:x1="7.916cm" svg:y1="0.64cm" svg:x2="7.717cm" svg:y2="0.439cm"><text:p/></draw:line></draw:g></draw:g></text:h>
            </text:list-item>
          </text:list>
        </text:list-item>
      </text:list>
      <text:h text:style-name="_5f_Paragraphe" text:outline-level="1"><text:span text:style-name="_5f_Caractères">L( </text:span><text:span text:style-name="_5f_pointillés_20_gris">....... </text:span><text:span text:style-name="_5f_Caractères">) ; M( </text:span><text:span text:style-name="_5f_pointillés_20_gris">....... </text:span><text:span text:style-name="_5f_Caractères">) ; N( </text:span><text:span text:style-name="_5f_pointillés_20_gris">....... </text:span><text:span text:style-name="_5f_Caractères">) ; P( </text:span><text:span text:style-name="_5f_pointillés_20_gris">....... </text:span><text:span text:style-name="_5f_Caractères">) </text:span></text:h>
      <text:list text:continue-numbering="true" text:style-name="_5f_Numérotation_20_des_20_exercices">
        <text:list-item>
          <text:h text:style-name="P39" text:outline-level="1"><text:span text:style-name="_5f_Caractères_5f_gras"> Code secret</text:span></text:h>
        </text:list-item>
      </text:list>
      <text:h text:style-name="P9" text:outline-level="1"><text:span text:style-name="_5f_Caractères_5f_espacement_5f_-0_2c_3pt">Baptiste et </text:span><text:span text:style-name="_5f_Caractères_5f_espacement_5f_-0_2c_3pt"><text:span text:style-name="T7">Inaya</text:span></text:span><text:span text:style-name="_5f_Caractères_5f_espacement_5f_-0_2c_3pt"> utilisent un code secret pour échanger des messages. Ils remplacent les lettres par </text:span><text:span text:style-name="_5f_Caractères_5f_espacement_5f_-0_2c_2pt">l’abscisse du point correspondant, sur l’axe gradué ci-dessous :</text:span></text:h>
      <text:h text:style-name="P9" text:outline-level="1"><text:span text:style-name="_5f_Caractères"><draw:g text:anchor-type="as-char" draw:z-index="33" draw:name="Forme2" draw:style-name="gr193"><draw:frame draw:style-name="gr386" draw:text-style-name="P50" svg:width="0.765cm" svg:height="0.825cm" svg:x="4.632cm" svg:y="1.111cm"><draw:text-box><text:p text:style-name="P49"><text:span text:style-name="T13">1</text:span></text:p></draw:text-box></draw:frame><draw:frame draw:style-name="gr387" draw:text-style-name="P84" svg:width="0.763cm" svg:height="0.939cm" svg:x="3.981cm" svg:y="1.113cm"><draw:text-box><text:p text:style-name="P49"><text:span text:style-name="T13">0</text:span></text:p></draw:text-box></draw:frame><draw:frame draw:style-name="gr388" draw:text-style-name="P85" svg:width="0.736cm" svg:height="0.777cm" svg:x="7.899cm" svg:y="0cm"><draw:text-box><text:p text:style-name="P49"><text:span text:style-name="T30">A</text:span></text:p></draw:text-box></draw:frame><draw:frame draw:style-name="gr388" draw:text-style-name="P86" svg:width="0.736cm" svg:height="0.777cm" svg:x="1.309cm" svg:y="0cm"><draw:text-box><text:p text:style-name="P49"><text:span text:style-name="T13">C</text:span></text:p></draw:text-box></draw:frame><draw:frame draw:style-name="gr388" draw:text-style-name="P85" svg:width="0.738cm" svg:height="0.777cm" svg:x="4.639cm" svg:y="0cm"><draw:text-box><text:p text:style-name="P49"><text:span text:style-name="T30">I</text:span></text:p></draw:text-box></draw:frame><draw:frame draw:style-name="gr388" draw:text-style-name="P85" svg:width="0.735cm" svg:height="0.777cm" svg:x="2.016cm" svg:y="0cm"><draw:text-box><text:p text:style-name="P49"><text:span text:style-name="T30">E</text:span></text:p></draw:text-box></draw:frame><draw:frame draw:style-name="gr388" draw:text-style-name="P85" svg:width="0.738cm" svg:height="0.777cm" svg:x="0.7cm" svg:y="0cm"><draw:text-box><text:p text:style-name="P49"><text:span text:style-name="T30">T</text:span></text:p></draw:text-box></draw:frame><draw:frame draw:style-name="gr388" draw:text-style-name="P86" svg:width="0.736cm" svg:height="0.777cm" svg:x="2.618cm" svg:y="0cm"><draw:text-box><text:p text:style-name="P49"><text:span text:style-name="T13">H</text:span></text:p></draw:text-box></draw:frame><draw:frame draw:style-name="gr388" draw:text-style-name="P85" svg:width="0.736cm" svg:height="0.777cm" svg:x="3.272cm" svg:y="0cm"><draw:text-box><text:p text:style-name="P49"><text:span text:style-name="T30">M</text:span></text:p></draw:text-box></draw:frame><draw:frame draw:style-name="gr388" draw:text-style-name="P85" svg:width="0.738cm" svg:height="0.777cm" svg:x="7.262cm" svg:y="0cm"><draw:text-box><text:p text:style-name="P49"><text:span text:style-name="T30">N</text:span></text:p></draw:text-box></draw:frame><draw:frame draw:style-name="gr388" draw:text-style-name="P86" svg:width="0.736cm" svg:height="0.777cm" svg:x="3.93cm" svg:y="0cm"><draw:text-box><text:p text:style-name="P49"><text:span text:style-name="T13">O</text:span></text:p></draw:text-box></draw:frame><draw:frame draw:style-name="gr388" draw:text-style-name="P86" svg:width="0.736cm" svg:height="0.777cm" svg:x="5.336cm" svg:y="0cm"><draw:text-box><text:p text:style-name="P49"><text:span text:style-name="T13">P</text:span></text:p></draw:text-box></draw:frame><draw:frame draw:style-name="gr388" draw:text-style-name="P86" svg:width="0.742cm" svg:height="0.777cm" svg:x="5.934cm" svg:y="0cm"><draw:text-box><text:p text:style-name="P49"><text:span text:style-name="T13">L</text:span></text:p></draw:text-box></draw:frame><draw:frame draw:style-name="gr388" draw:text-style-name="P86" svg:width="0.738cm" svg:height="0.777cm" svg:x="8.562cm" svg:y="0cm"><draw:text-box><text:p text:style-name="P49"><text:span text:style-name="T13">U</text:span></text:p></draw:text-box></draw:frame><draw:frame draw:style-name="gr388" draw:text-style-name="P85" svg:width="0.735cm" svg:height="0.777cm" svg:x="6.618cm" svg:y="0cm"><draw:text-box><text:p text:style-name="P49"><text:span text:style-name="T30">S</text:span></text:p></draw:text-box></draw:frame><draw:line draw:style-name="gr10" draw:text-style-name="P48" svg:x1="0.339cm" svg:y1="0.889cm" svg:x2="9.318cm" svg:y2="0.889cm"><text:p/></draw:line><draw:line draw:style-name="gr12" draw:text-style-name="P48" svg:x1="0.997cm" svg:y1="0.591cm" svg:x2="0.997cm" svg:y2="1.178cm"><text:p/></draw:line><draw:line draw:style-name="gr12" draw:text-style-name="P48" svg:x1="1.655cm" svg:y1="0.591cm" svg:x2="1.655cm" svg:y2="1.177cm"><text:p/></draw:line><draw:line draw:style-name="gr12" draw:text-style-name="P48" svg:x1="2.32cm" svg:y1="0.591cm" svg:x2="2.32cm" svg:y2="1.177cm"><text:p/></draw:line><draw:line draw:style-name="gr12" draw:text-style-name="P48" svg:x1="2.976cm" svg:y1="0.591cm" svg:x2="2.976cm" svg:y2="1.177cm"><text:p/></draw:line><draw:line draw:style-name="gr12" draw:text-style-name="P48" svg:x1="3.634cm" svg:y1="0.591cm" svg:x2="3.634cm" svg:y2="1.178cm"><text:p/></draw:line><draw:line draw:style-name="gr12" draw:text-style-name="P48" svg:x1="4.292cm" svg:y1="0.591cm" svg:x2="4.292cm" svg:y2="1.177cm"><text:p/></draw:line><draw:line draw:style-name="gr12" draw:text-style-name="P48" svg:x1="4.949cm" svg:y1="0.591cm" svg:x2="4.949cm" svg:y2="1.177cm"><text:p/></draw:line><draw:line draw:style-name="gr12" draw:text-style-name="P48" svg:x1="5.613cm" svg:y1="0.591cm" svg:x2="5.613cm" svg:y2="1.177cm"><text:p/></draw:line><draw:line draw:style-name="gr12" draw:text-style-name="P48" svg:x1="6.271cm" svg:y1="0.591cm" svg:x2="6.271cm" svg:y2="1.178cm"><text:p/></draw:line><draw:line draw:style-name="gr12" draw:text-style-name="P48" svg:x1="6.929cm" svg:y1="0.591cm" svg:x2="6.929cm" svg:y2="1.177cm"><text:p/></draw:line><draw:line draw:style-name="gr12" draw:text-style-name="P48" svg:x1="7.586cm" svg:y1="0.591cm" svg:x2="7.586cm" svg:y2="1.178cm"><text:p/></draw:line><draw:line draw:style-name="gr12" draw:text-style-name="P48" svg:x1="8.251cm" svg:y1="0.591cm" svg:x2="8.251cm" svg:y2="1.177cm"><text:p/></draw:line><draw:line draw:style-name="gr12" draw:text-style-name="P48" svg:x1="8.908cm" svg:y1="0.591cm" svg:x2="8.908cm" svg:y2="1.178cm"><text:p/></draw:line><draw:line draw:style-name="gr12" draw:text-style-name="P48" svg:x1="0.339cm" svg:y1="0.591cm" svg:x2="0.339cm" svg:y2="1.178cm"><text:p/></draw:line><draw:frame draw:style-name="gr388" draw:text-style-name="P85" svg:width="0.736cm" svg:height="0.777cm" svg:x="0cm" svg:y="0cm"><draw:text-box><text:p text:style-name="P49"><text:span text:style-name="T30">R</text:span></text:p></draw:text-box></draw:frame><draw:g draw:style-name="gr26"><draw:line draw:style-name="gr389" draw:text-style-name="P53" svg:x1="0.261cm" svg:y1="0.975cm" svg:x2="0.402cm" svg:y2="0.81cm"><text:p/></draw:line><draw:line draw:style-name="gr389" draw:text-style-name="P53" svg:x1="0.261cm" svg:y1="0.81cm" svg:x2="0.402cm" svg:y2="0.975cm"><text:p/></draw:line></draw:g><draw:g draw:style-name="gr26"><draw:line draw:style-name="gr389" draw:text-style-name="P53" svg:x1="0.928cm" svg:y1="0.975cm" svg:x2="1.069cm" svg:y2="0.81cm"><text:p/></draw:line><draw:line draw:style-name="gr389" draw:text-style-name="P53" svg:x1="0.928cm" svg:y1="0.81cm" svg:x2="1.069cm" svg:y2="0.975cm"><text:p/></draw:line></draw:g><draw:g draw:style-name="gr26"><draw:line draw:style-name="gr389" draw:text-style-name="P53" svg:x1="1.585cm" svg:y1="0.975cm" svg:x2="1.726cm" svg:y2="0.81cm"><text:p/></draw:line><draw:line draw:style-name="gr389" draw:text-style-name="P53" svg:x1="1.585cm" svg:y1="0.81cm" svg:x2="1.726cm" svg:y2="0.975cm"><text:p/></draw:line></draw:g><draw:g draw:style-name="gr26"><draw:line draw:style-name="gr389" draw:text-style-name="P53" svg:x1="2.244cm" svg:y1="0.967cm" svg:x2="2.385cm" svg:y2="0.802cm"><text:p/></draw:line><draw:line draw:style-name="gr389" draw:text-style-name="P53" svg:x1="2.244cm" svg:y1="0.802cm" svg:x2="2.385cm" svg:y2="0.967cm"><text:p/></draw:line></draw:g><draw:g draw:style-name="gr26"><draw:line draw:style-name="gr389" draw:text-style-name="P53" svg:x1="2.908cm" svg:y1="0.967cm" svg:x2="3.049cm" svg:y2="0.802cm"><text:p/></draw:line><draw:line draw:style-name="gr389" draw:text-style-name="P53" svg:x1="2.908cm" svg:y1="0.802cm" svg:x2="3.049cm" svg:y2="0.967cm"><text:p/></draw:line></draw:g><draw:g draw:style-name="gr26"><draw:line draw:style-name="gr389" draw:text-style-name="P53" svg:x1="3.564cm" svg:y1="0.975cm" svg:x2="3.705cm" svg:y2="0.81cm"><text:p/></draw:line><draw:line draw:style-name="gr389" draw:text-style-name="P53" svg:x1="3.564cm" svg:y1="0.81cm" svg:x2="3.705cm" svg:y2="0.975cm"><text:p/></draw:line></draw:g><draw:g draw:style-name="gr26"><draw:line draw:style-name="gr389" draw:text-style-name="P53" svg:x1="4.224cm" svg:y1="0.975cm" svg:x2="4.365cm" svg:y2="0.81cm"><text:p/></draw:line><draw:line draw:style-name="gr389" draw:text-style-name="P53" svg:x1="4.224cm" svg:y1="0.81cm" svg:x2="4.365cm" svg:y2="0.975cm"><text:p/></draw:line></draw:g><draw:g draw:style-name="gr26"><draw:line draw:style-name="gr389" draw:text-style-name="P53" svg:x1="4.887cm" svg:y1="0.975cm" svg:x2="5.028cm" svg:y2="0.81cm"><text:p/></draw:line><draw:line draw:style-name="gr389" draw:text-style-name="P53" svg:x1="4.887cm" svg:y1="0.81cm" svg:x2="5.028cm" svg:y2="0.975cm"><text:p/></draw:line></draw:g><draw:g draw:style-name="gr26"><draw:line draw:style-name="gr389" draw:text-style-name="P53" svg:x1="5.539cm" svg:y1="0.975cm" svg:x2="5.68cm" svg:y2="0.81cm"><text:p/></draw:line><draw:line draw:style-name="gr389" draw:text-style-name="P53" svg:x1="5.539cm" svg:y1="0.81cm" svg:x2="5.68cm" svg:y2="0.975cm"><text:p/></draw:line></draw:g><draw:g draw:style-name="gr26"><draw:line draw:style-name="gr389" draw:text-style-name="P53" svg:x1="6.204cm" svg:y1="0.975cm" svg:x2="6.345cm" svg:y2="0.81cm"><text:p/></draw:line><draw:line draw:style-name="gr389" draw:text-style-name="P53" svg:x1="6.204cm" svg:y1="0.81cm" svg:x2="6.345cm" svg:y2="0.975cm"><text:p/></draw:line></draw:g><draw:g draw:style-name="gr26"><draw:line draw:style-name="gr389" draw:text-style-name="P53" svg:x1="8.827cm" svg:y1="0.967cm" svg:x2="8.968cm" svg:y2="0.802cm"><text:p/></draw:line><draw:line draw:style-name="gr389" draw:text-style-name="P53" svg:x1="8.827cm" svg:y1="0.802cm" svg:x2="8.968cm" svg:y2="0.967cm"><text:p/></draw:line></draw:g><draw:g draw:style-name="gr26"><draw:line draw:style-name="gr389" draw:text-style-name="P53" svg:x1="6.854cm" svg:y1="0.967cm" svg:x2="6.995cm" svg:y2="0.802cm"><text:p/></draw:line><draw:line draw:style-name="gr389" draw:text-style-name="P53" svg:x1="6.854cm" svg:y1="0.802cm" svg:x2="6.995cm" svg:y2="0.967cm"><text:p/></draw:line></draw:g><draw:g draw:style-name="gr26"><draw:line draw:style-name="gr389" draw:text-style-name="P53" svg:x1="7.511cm" svg:y1="0.975cm" svg:x2="7.652cm" svg:y2="0.81cm"><text:p/></draw:line><draw:line draw:style-name="gr389" draw:text-style-name="P53" svg:x1="7.511cm" svg:y1="0.81cm" svg:x2="7.652cm" svg:y2="0.975cm"><text:p/></draw:line></draw:g><draw:g draw:style-name="gr26"><draw:line draw:style-name="gr389" draw:text-style-name="P53" svg:x1="8.176cm" svg:y1="0.968cm" svg:x2="8.317cm" svg:y2="0.803cm"><text:p/></draw:line><draw:line draw:style-name="gr389" draw:text-style-name="P53" svg:x1="8.176cm" svg:y1="0.803cm" svg:x2="8.317cm" svg:y2="0.968cm"><text:p/></draw:line></draw:g></draw:g></text:span></text:h>
      <text:list text:continue-numbering="true" text:style-name="_5f_Numérotation_20_des_20_exercices">
        <text:list-item>
          <text:list>
            <text:list-item>
              <text:h text:style-name="P34" text:outline-level="2"><text:span text:style-name="_5f_Caractères">Décode le message de Baptiste :</text:span></text:h>
            </text:list-item>
          </text:list>
        </text:list-item>
      </text:list>
      <text:h text:style-name="P8" text:outline-level="1"><text:span text:style-name="_5f_Caractères_5f_encadré">3</text:span><text:span text:style-name="_5f_Caractères"> </text:span><text:span text:style-name="_5f_Caractères_5f_encadré">–3</text:span><text:span text:style-name="_5f_Caractères"> </text:span><text:span text:style-name="_5f_Caractères_5f_encadré">4</text:span><text:span text:style-name="_5f_pointillés_20_gris"><text:span text:style-name="T7"> <text:tab/></text:span></text:span><text:span text:style-name="_5f_Caractères_5f_encadré">–1</text:span><text:span text:style-name="_5f_Caractères"> </text:span><text:span text:style-name="_5f_Caractères_5f_encadré">6</text:span><text:span text:style-name="_5f_Caractères"> </text:span><text:span text:style-name="_5f_Caractères_5f_encadré">–5</text:span><text:span text:style-name="_5f_Caractères"> </text:span><text:span text:style-name="_5f_Caractères_5f_encadré">–2</text:span><text:span text:style-name="_5f_Caractères"> </text:span><text:span text:style-name="_5f_Caractères_5f_encadré">4</text:span></text:h>
      <text:h text:style-name="P8" text:outline-level="1"><text:span text:style-name="_5f_Caractères_5f_encadré">–4</text:span><text:span text:style-name="_5f_Caractères"> </text:span><text:span text:style-name="_5f_Caractères_5f_encadré">–3</text:span><text:span text:style-name="_5f_Caractères"> </text:span><text:span text:style-name="_5f_Caractères_5f_encadré">4</text:span><text:span text:style-name="_5f_Caractères"> </text:span><text:span text:style-name="_5f_Caractères_5f_encadré">–5</text:span><text:span text:style-name="_5f_pointillés_20_gris"><text:tab/></text:span><text:span text:style-name="_5f_Caractères_5f_encadré">4</text:span><text:span text:style-name="_5f_Caractères"> </text:span><text:span text:style-name="_5f_Caractères_5f_encadré">7</text:span><text:span text:style-name="_5f_Caractères"> </text:span><text:span text:style-name="_5f_Caractères_5f_encadré">2</text:span><text:span text:style-name="_5f_Caractères"> </text:span><text:span text:style-name="_5f_Caractères_5f_encadré">–3</text:span><text:span text:style-name="_5f_Caractères"> </text:span><text:span text:style-name="_5f_Caractères_5f_encadré">–6</text:span><text:span text:style-name="_5f_Caractères"> !</text:span></text:h>
      <text:p text:style-name="_5f_Paragraphe_5f_Réponse_5f_Pointillés_5f_Grisés"><text:span text:style-name="_5f_pointillés_20_gris"><text:tab/></text:span></text:p>
      <text:list text:continue-numbering="true" text:style-name="_5f_Numérotation_20_des_20_exercices">
        <text:list-item>
          <text:list>
            <text:list-item>
              <text:h text:style-name="P34" text:outline-level="2"><text:span text:style-name="_5f_Caractères">Code la réponse de Nour : « Oui, tu as raison ! »</text:span></text:h>
            </text:list-item>
          </text:list>
        </text:list-item>
      </text:list>
      <text:h text:style-name="P8" text:outline-level="1"><text:span text:style-name="_5f_Caractères_5f_encadré"><text:span text:style-name="T8">  </text:span></text:span><text:span text:style-name="_5f_Caractères"> </text:span><text:span text:style-name="_5f_Caractères_5f_encadré">  </text:span><text:span text:style-name="_5f_Caractères"> </text:span><text:span text:style-name="_5f_Caractères_5f_encadré">  </text:span><text:span text:style-name="_5f_Caractères">, </text:span><text:span text:style-name="_5f_Caractères_5f_encadré">  </text:span><text:span text:style-name="_5f_Caractères"> </text:span><text:span text:style-name="_5f_Caractères_5f_encadré">  </text:span><text:span text:style-name="_5f_Caractères"> </text:span><text:span text:style-name="_5f_Caractères_5f_encadré">  </text:span><text:span text:style-name="_5f_Caractères"> </text:span><text:span text:style-name="_5f_Caractères_5f_encadré">  </text:span><text:span text:style-name="_5f_Caractères"> </text:span><text:span text:style-name="_5f_Caractères_5f_encadré">  </text:span><text:span text:style-name="_5f_Caractères"> </text:span><text:span text:style-name="_5f_Caractères_5f_encadré">  </text:span></text:h>
      <text:h text:style-name="P8" text:outline-level="1"><text:span text:style-name="_5f_Caractères_5f_encadré">  </text:span><text:span text:style-name="_5f_Caractères"> </text:span><text:span text:style-name="_5f_Caractères_5f_encadré">  </text:span><text:span text:style-name="_5f_Caractères"> </text:span><text:span text:style-name="_5f_Caractères_5f_encadré">  </text:span><text:span text:style-name="_5f_Caractères"> </text:span><text:span text:style-name="_5f_Caractères_5f_encadré">  </text:span><text:span text:style-name="_5f_Caractères"> </text:span><text:span text:style-name="_5f_Caractères_5f_encadré">  </text:span><text:span text:style-name="_5f_Caractères"> </text:span><text:span text:style-name="_5f_Caractères_5f_encadré">  </text:span><text:span text:style-name="_5f_Caractères"> !</text:span></text:h>
      <text:h text:style-name="_5f_Paragraphe" text:outline-level="1"><text:span text:style-name="_5f_Caractères"/></text:h>
      <text:list text:continue-numbering="true" text:style-name="_5f_Numérotation_20_des_20_exercices">
        <text:list-item>
          <text:h text:style-name="P41" text:outline-level="1"><text:span text:style-name="_5f_Caractères"> Dans chaque cas, place précisément les points donnés.</text:span></text:h>
          <text:list>
            <text:list-item>
              <text:h text:style-name="P34" text:outline-level="2"><text:span text:style-name="_5f_Caractères">A(−3)  ; B(+2,5)  ; C(−0,5)  ; D(−1,5)</text:span></text:h>
            </text:list-item>
          </text:list>
        </text:list-item>
      </text:list>
      <text:h text:style-name="_5f_Paragraphe" text:outline-level="1"><text:span text:style-name="_5f_Caractères"><draw:g text:anchor-type="as-char" draw:z-index="34" draw:name="Forme 30" draw:style-name="gr271"><draw:line draw:style-name="gr365" draw:text-style-name="P73" svg:x1="0cm" svg:y1="0.122cm" svg:x2="8.999cm" svg:y2="0.122cm"><text:p/></draw:line><draw:line draw:style-name="gr366" draw:text-style-name="P73" svg:x1="0.353cm" svg:y1="0cm" svg:x2="0.353cm" svg:y2="0.247cm"><text:p/></draw:line><draw:line draw:style-name="gr367" draw:text-style-name="P73" svg:x1="0.998cm" svg:y1="0cm" svg:x2="0.998cm" svg:y2="0.247cm"><text:p/></draw:line><draw:line draw:style-name="gr368" draw:text-style-name="P73" svg:x1="2.291cm" svg:y1="0cm" svg:x2="2.291cm" svg:y2="0.247cm"><text:p/></draw:line><draw:line draw:style-name="gr369" draw:text-style-name="P73" svg:x1="4.23cm" svg:y1="0cm" svg:x2="4.23cm" svg:y2="0.247cm"><text:p/></draw:line><draw:line draw:style-name="gr370" draw:text-style-name="P73" svg:x1="4.875cm" svg:y1="0cm" svg:x2="4.875cm" svg:y2="0.247cm"><text:p/></draw:line><draw:line draw:style-name="gr371" draw:text-style-name="P73" svg:x1="3.581cm" svg:y1="0.003cm" svg:x2="3.581cm" svg:y2="0.25cm"><text:p/></draw:line><draw:line draw:style-name="gr372" draw:text-style-name="P73" svg:x1="6.172cm" svg:y1="0cm" svg:x2="6.172cm" svg:y2="0.247cm"><text:p/></draw:line><draw:line draw:style-name="gr373" draw:text-style-name="P73" svg:x1="6.814cm" svg:y1="0cm" svg:x2="6.814cm" svg:y2="0.247cm"><text:p/></draw:line><draw:frame draw:style-name="gr374" draw:text-style-name="P83" svg:width="0.228cm" svg:height="0.415cm" svg:x="4.119cm" svg:y="0.288cm"><draw:text-box><text:p text:style-name="P54"><text:span text:style-name="T28">0</text:span></text:p></draw:text-box></draw:frame><draw:line draw:style-name="gr375" draw:text-style-name="P73" svg:x1="1.642cm" svg:y1="0cm" svg:x2="1.642cm" svg:y2="0.247cm"><text:p/></draw:line><draw:line draw:style-name="gr376" draw:text-style-name="P73" svg:x1="2.933cm" svg:y1="0cm" svg:x2="2.933cm" svg:y2="0.247cm"><text:p/></draw:line><draw:line draw:style-name="gr377" draw:text-style-name="P73" svg:x1="5.519cm" svg:y1="0cm" svg:x2="5.519cm" svg:y2="0.247cm"><text:p/></draw:line><draw:frame draw:style-name="gr378" draw:text-style-name="P83" svg:width="0.526cm" svg:height="0.449cm" svg:x="5.26cm" svg:y="0.288cm"><draw:text-box><text:p text:style-name="P54"><text:span text:style-name="T29"></text:span><text:span text:style-name="T28">1</text:span></text:p></draw:text-box></draw:frame><draw:line draw:style-name="gr379" draw:text-style-name="P73" svg:x1="4.875cm" svg:y1="0cm" svg:x2="4.875cm" svg:y2="0.247cm"><text:p/></draw:line><draw:line draw:style-name="gr380" draw:text-style-name="P73" svg:x1="6.172cm" svg:y1="0cm" svg:x2="6.172cm" svg:y2="0.247cm"><text:p/></draw:line><draw:line draw:style-name="gr381" draw:text-style-name="P73" svg:x1="5.519cm" svg:y1="0cm" svg:x2="5.519cm" svg:y2="0.247cm"><text:p/></draw:line><draw:line draw:style-name="gr382" draw:text-style-name="P73" svg:x1="7.479cm" svg:y1="0cm" svg:x2="7.479cm" svg:y2="0.247cm"><text:p/></draw:line><draw:line draw:style-name="gr383" draw:text-style-name="P73" svg:x1="8.123cm" svg:y1="0cm" svg:x2="8.123cm" svg:y2="0.247cm"><text:p/></draw:line><draw:line draw:style-name="gr384" draw:text-style-name="P73" svg:x1="7.479cm" svg:y1="0cm" svg:x2="7.479cm" svg:y2="0.247cm"><text:p/></draw:line><draw:line draw:style-name="gr385" draw:text-style-name="P73" svg:x1="8.123cm" svg:y1="0cm" svg:x2="8.123cm" svg:y2="0.247cm"><text:p/></draw:line></draw:g></text:span></text:h>
      <text:list text:continue-numbering="true" text:style-name="_5f_Numérotation_20_des_20_exercices">
        <text:list-item>
          <text:list>
            <text:list-item>
              <text:h text:style-name="P34" text:outline-level="2"><text:span text:style-name="_5f_Caractères">E(−2,6) ; F(−3,1) ; G(−1,8) ; H(−4,2)</text:span></text:h>
            </text:list-item>
          </text:list>
        </text:list-item>
      </text:list>
      <text:h text:style-name="_5f_Paragraphe" text:outline-level="1"><text:span text:style-name="_5f_Caractères"><draw:g text:anchor-type="as-char" svg:y="-0.411cm" draw:z-index="30" draw:name="Forme 31" draw:style-name="gr414"><draw:line draw:style-name="gr415" draw:text-style-name="P73" svg:x1="0cm" svg:y1="0.201cm" svg:x2="8.999cm" svg:y2="0.201cm"><text:p/></draw:line><draw:line draw:style-name="gr416" draw:text-style-name="P73" svg:x1="0.543cm" svg:y1="0.048cm" svg:x2="0.543cm" svg:y2="0.35cm"><text:p/></draw:line><draw:line draw:style-name="gr417" draw:text-style-name="P73" svg:x1="0.799cm" svg:y1="0.048cm" svg:x2="0.799cm" svg:y2="0.35cm"><text:p/></draw:line><draw:line draw:style-name="gr418" draw:text-style-name="P73" svg:x1="1.055cm" svg:y1="0cm" svg:x2="1.055cm" svg:y2="0.404cm"><text:p/></draw:line><draw:line draw:style-name="gr419" draw:text-style-name="P73" svg:x1="1.314cm" svg:y1="0.048cm" svg:x2="1.314cm" svg:y2="0.35cm"><text:p/></draw:line><draw:line draw:style-name="gr420" draw:text-style-name="P73" svg:x1="0.543cm" svg:y1="0.048cm" svg:x2="0.543cm" svg:y2="0.35cm"><text:p/></draw:line><draw:line draw:style-name="gr421" draw:text-style-name="P73" svg:x1="1.573cm" svg:y1="0.048cm" svg:x2="1.573cm" svg:y2="0.35cm"><text:p/></draw:line><draw:line draw:style-name="gr422" draw:text-style-name="P73" svg:x1="1.829cm" svg:y1="0.048cm" svg:x2="1.829cm" svg:y2="0.35cm"><text:p/></draw:line><draw:line draw:style-name="gr423" draw:text-style-name="P73" svg:x1="2.087cm" svg:y1="0.048cm" svg:x2="2.087cm" svg:y2="0.35cm"><text:p/></draw:line><draw:line draw:style-name="gr424" draw:text-style-name="P73" svg:x1="2.344cm" svg:y1="0.048cm" svg:x2="2.344cm" svg:y2="0.35cm"><text:p/></draw:line><draw:line draw:style-name="gr425" draw:text-style-name="P73" svg:x1="1.573cm" svg:y1="0.048cm" svg:x2="1.573cm" svg:y2="0.35cm"><text:p/></draw:line><draw:line draw:style-name="gr426" draw:text-style-name="P73" svg:x1="2.605cm" svg:y1="0.048cm" svg:x2="2.605cm" svg:y2="0.35cm"><text:p/></draw:line><draw:line draw:style-name="gr427" draw:text-style-name="P73" svg:x1="2.859cm" svg:y1="0.048cm" svg:x2="2.859cm" svg:y2="0.35cm"><text:p/></draw:line><draw:line draw:style-name="gr428" draw:text-style-name="P73" svg:x1="3.117cm" svg:y1="0.048cm" svg:x2="3.117cm" svg:y2="0.35cm"><text:p/></draw:line><draw:line draw:style-name="gr429" draw:text-style-name="P73" svg:x1="3.374cm" svg:y1="0.048cm" svg:x2="3.374cm" svg:y2="0.35cm"><text:p/></draw:line><draw:line draw:style-name="gr430" draw:text-style-name="P73" svg:x1="2.605cm" svg:y1="0.048cm" svg:x2="2.605cm" svg:y2="0.35cm"><text:p/></draw:line><draw:line draw:style-name="gr431" draw:text-style-name="P73" svg:x1="3.889cm" svg:y1="0.048cm" svg:x2="3.889cm" svg:y2="0.35cm"><text:p/></draw:line><draw:line draw:style-name="gr432" draw:text-style-name="P73" svg:x1="4.147cm" svg:y1="0.048cm" svg:x2="4.147cm" svg:y2="0.35cm"><text:p/></draw:line><draw:line draw:style-name="gr433" draw:text-style-name="P73" svg:x1="4.404cm" svg:y1="0.048cm" svg:x2="4.404cm" svg:y2="0.35cm"><text:p/></draw:line><draw:line draw:style-name="gr434" draw:text-style-name="P73" svg:x1="4.66cm" svg:y1="0.048cm" svg:x2="4.66cm" svg:y2="0.35cm"><text:p/></draw:line><draw:line draw:style-name="gr435" draw:text-style-name="P73" svg:x1="4.921cm" svg:y1="0.048cm" svg:x2="4.921cm" svg:y2="0.35cm"><text:p/></draw:line><draw:line draw:style-name="gr436" draw:text-style-name="P73" svg:x1="5.177cm" svg:y1="0.048cm" svg:x2="5.177cm" svg:y2="0.35cm"><text:p/></draw:line><draw:line draw:style-name="gr437" draw:text-style-name="P73" svg:x1="5.436cm" svg:y1="0.048cm" svg:x2="5.436cm" svg:y2="0.35cm"><text:p/></draw:line><draw:line draw:style-name="gr438" draw:text-style-name="P73" svg:x1="4.66cm" svg:y1="0.048cm" svg:x2="4.66cm" svg:y2="0.35cm"><text:p/></draw:line><draw:line draw:style-name="gr439" draw:text-style-name="P73" svg:x1="5.692cm" svg:y1="0.048cm" svg:x2="5.692cm" svg:y2="0.35cm"><text:p/></draw:line><draw:line draw:style-name="gr440" draw:text-style-name="P73" svg:x1="5.948cm" svg:y1="0.048cm" svg:x2="5.948cm" svg:y2="0.35cm"><text:p/></draw:line><draw:line draw:style-name="gr441" draw:text-style-name="P73" svg:x1="6.207cm" svg:y1="0.048cm" svg:x2="6.207cm" svg:y2="0.35cm"><text:p/></draw:line><draw:line draw:style-name="gr442" draw:text-style-name="P73" svg:x1="6.466cm" svg:y1="0.048cm" svg:x2="6.466cm" svg:y2="0.35cm"><text:p/></draw:line><draw:line draw:style-name="gr443" draw:text-style-name="P73" svg:x1="5.692cm" svg:y1="0.048cm" svg:x2="5.692cm" svg:y2="0.35cm"><text:p/></draw:line><draw:line draw:style-name="gr444" draw:text-style-name="P73" svg:x1="6.72cm" svg:y1="0.048cm" svg:x2="6.72cm" svg:y2="0.35cm"><text:p/></draw:line><draw:line draw:style-name="gr445" draw:text-style-name="P73" svg:x1="6.981cm" svg:y1="0.048cm" svg:x2="6.981cm" svg:y2="0.35cm"><text:p/></draw:line><draw:line draw:style-name="gr446" draw:text-style-name="P73" svg:x1="7.237cm" svg:y1="0.048cm" svg:x2="7.237cm" svg:y2="0.35cm"><text:p/></draw:line><draw:line draw:style-name="gr447" draw:text-style-name="P73" svg:x1="7.495cm" svg:y1="0.048cm" svg:x2="7.495cm" svg:y2="0.35cm"><text:p/></draw:line><draw:line draw:style-name="gr448" draw:text-style-name="P73" svg:x1="6.72cm" svg:y1="0.048cm" svg:x2="6.72cm" svg:y2="0.35cm"><text:p/></draw:line><draw:line draw:style-name="gr449" draw:text-style-name="P73" svg:x1="7.752cm" svg:y1="0.048cm" svg:x2="7.752cm" svg:y2="0.35cm"><text:p/></draw:line><draw:line draw:style-name="gr450" draw:text-style-name="P73" svg:x1="8.008cm" svg:y1="0.048cm" svg:x2="8.008cm" svg:y2="0.35cm"><text:p/></draw:line><draw:line draw:style-name="gr451" draw:text-style-name="P73" svg:x1="8.269cm" svg:y1="0.048cm" svg:x2="8.269cm" svg:y2="0.35cm"><text:p/></draw:line><draw:line draw:style-name="gr452" draw:text-style-name="P73" svg:x1="7.752cm" svg:y1="0.048cm" svg:x2="7.752cm" svg:y2="0.35cm"><text:p/></draw:line><draw:frame draw:style-name="gr453" draw:text-style-name="P83" svg:width="0.525cm" svg:height="0.449cm" svg:x="0.826cm" svg:y="0.423cm"><draw:text-box><text:p><text:span text:style-name="T28">−</text:span><text:span text:style-name="T28">4</text:span></text:p></draw:text-box></draw:frame><draw:frame draw:style-name="gr454" draw:text-style-name="P83" svg:width="0.525cm" svg:height="0.449cm" svg:x="3.395cm" svg:y="0.423cm"><draw:text-box><text:p><text:span text:style-name="T28">−</text:span><text:span text:style-name="T28">3</text:span></text:p></draw:text-box></draw:frame><draw:line draw:style-name="gr455" draw:text-style-name="P73" svg:x1="6.207cm" svg:y1="0cm" svg:x2="6.207cm" svg:y2="0.404cm"><text:p/></draw:line><draw:frame draw:style-name="gr456" draw:text-style-name="P83" svg:width="0.525cm" svg:height="0.493cm" svg:x="5.965cm" svg:y="0.423cm"><draw:text-box><text:p><text:span text:style-name="T28">−</text:span><text:span text:style-name="T28">2</text:span></text:p></draw:text-box></draw:frame><draw:line draw:style-name="gr457" draw:text-style-name="P73" svg:x1="0.282cm" svg:y1="0.048cm" svg:x2="0.282cm" svg:y2="0.35cm"><text:p/></draw:line><draw:line draw:style-name="gr458" draw:text-style-name="P73" svg:x1="3.635cm" svg:y1="0cm" svg:x2="3.635cm" svg:y2="0.404cm"><text:p/></draw:line></draw:g></text:span><text:span text:style-name="_5f_Caractères"> </text:span></text:h>
      <text:list text:continue-numbering="true" text:style-name="_5f_Numérotation_20_des_20_exercices">
        <text:list-item>
          <text:h text:style-name="P41" text:outline-level="1"><text:span text:style-name="_5f_Caractères">Dans chaque cas, place précisément les points donnés.</text:span></text:h>
          <text:list>
            <text:list-item>
              <text:h text:style-name="P34" text:outline-level="2"><text:span text:style-name="_5f_Caractères">K(−0,12)  ; L(−0,21)  ; M(0,06)  ; N(−0,03)</text:span></text:h>
            </text:list-item>
            <text:list-item>
              <text:h text:style-name="P34" text:outline-level="2"><draw:g text:anchor-type="paragraph" draw:z-index="28" draw:name="Forme21" draw:style-name="gr474"><draw:line draw:style-name="gr475" draw:text-style-name="P73" svg:x1="0.141cm" svg:y1="0.299cm" svg:x2="9.14cm" svg:y2="0.299cm"><text:p/></draw:line><draw:line draw:style-name="gr476" draw:text-style-name="P73" svg:x1="0.586cm" svg:y1="0.15cm" svg:x2="0.586cm" svg:y2="0.45cm"><text:p/></draw:line><draw:line draw:style-name="gr477" draw:text-style-name="P73" svg:x1="0.84cm" svg:y1="0.15cm" svg:x2="0.84cm" svg:y2="0.45cm"><text:p/></draw:line><draw:line draw:style-name="gr478" draw:text-style-name="P73" svg:x1="1.09cm" svg:y1="0.105cm" svg:x2="1.09cm" svg:y2="0.505cm"><text:p/></draw:line><draw:line draw:style-name="gr479" draw:text-style-name="P73" svg:x1="1.346cm" svg:y1="0.15cm" svg:x2="1.346cm" svg:y2="0.45cm"><text:p/></draw:line><draw:line draw:style-name="gr480" draw:text-style-name="P73" svg:x1="0.586cm" svg:y1="0.15cm" svg:x2="0.586cm" svg:y2="0.45cm"><text:p/></draw:line><draw:line draw:style-name="gr481" draw:text-style-name="P73" svg:x1="1.602cm" svg:y1="0.15cm" svg:x2="1.602cm" svg:y2="0.45cm"><text:p/></draw:line><draw:line draw:style-name="gr482" draw:text-style-name="P73" svg:x1="1.854cm" svg:y1="0.15cm" svg:x2="1.854cm" svg:y2="0.45cm"><text:p/></draw:line><draw:line draw:style-name="gr483" draw:text-style-name="P73" svg:x1="2.108cm" svg:y1="0.15cm" svg:x2="2.108cm" svg:y2="0.45cm"><text:p/></draw:line><draw:line draw:style-name="gr484" draw:text-style-name="P73" svg:x1="2.362cm" svg:y1="0.15cm" svg:x2="2.362cm" svg:y2="0.45cm"><text:p/></draw:line><draw:line draw:style-name="gr485" draw:text-style-name="P73" svg:x1="1.602cm" svg:y1="0.15cm" svg:x2="1.602cm" svg:y2="0.45cm"><text:p/></draw:line><draw:line draw:style-name="gr486" draw:text-style-name="P73" svg:x1="2.616cm" svg:y1="0.15cm" svg:x2="2.616cm" svg:y2="0.45cm"><text:p/></draw:line><draw:line draw:style-name="gr487" draw:text-style-name="P73" svg:x1="2.87cm" svg:y1="0.15cm" svg:x2="2.87cm" svg:y2="0.45cm"><text:p/></draw:line><draw:line draw:style-name="gr488" draw:text-style-name="P73" svg:x1="3.126cm" svg:y1="0.15cm" svg:x2="3.126cm" svg:y2="0.45cm"><text:p/></draw:line><draw:line draw:style-name="gr489" draw:text-style-name="P73" svg:x1="3.376cm" svg:y1="0.15cm" svg:x2="3.376cm" svg:y2="0.45cm"><text:p/></draw:line><draw:line draw:style-name="gr490" draw:text-style-name="P73" svg:x1="2.616cm" svg:y1="0.15cm" svg:x2="2.616cm" svg:y2="0.45cm"><text:p/></draw:line><draw:line draw:style-name="gr491" draw:text-style-name="P73" svg:x1="3.632cm" svg:y1="0.101cm" svg:x2="3.632cm" svg:y2="0.501cm"><text:p/></draw:line><draw:line draw:style-name="gr492" draw:text-style-name="P73" svg:x1="3.886cm" svg:y1="0.15cm" svg:x2="3.886cm" svg:y2="0.45cm"><text:p/></draw:line><draw:line draw:style-name="gr493" draw:text-style-name="P73" svg:x1="4.14cm" svg:y1="0.15cm" svg:x2="4.14cm" svg:y2="0.45cm"><text:p/></draw:line><draw:line draw:style-name="gr494" draw:text-style-name="P73" svg:x1="4.39cm" svg:y1="0.15cm" svg:x2="4.39cm" svg:y2="0.45cm"><text:p/></draw:line><draw:line draw:style-name="gr495" draw:text-style-name="P73" svg:x1="4.644cm" svg:y1="0.15cm" svg:x2="4.644cm" svg:y2="0.45cm"><text:p/></draw:line><draw:line draw:style-name="gr496" draw:text-style-name="P73" svg:x1="4.9cm" svg:y1="0.15cm" svg:x2="4.9cm" svg:y2="0.45cm"><text:p/></draw:line><draw:line draw:style-name="gr497" draw:text-style-name="P73" svg:x1="5.154cm" svg:y1="0.15cm" svg:x2="5.154cm" svg:y2="0.45cm"><text:p/></draw:line><draw:line draw:style-name="gr498" draw:text-style-name="P73" svg:x1="5.406cm" svg:y1="0.15cm" svg:x2="5.406cm" svg:y2="0.45cm"><text:p/></draw:line><draw:line draw:style-name="gr499" draw:text-style-name="P73" svg:x1="4.644cm" svg:y1="0.15cm" svg:x2="4.644cm" svg:y2="0.45cm"><text:p/></draw:line><draw:line draw:style-name="gr500" draw:text-style-name="P73" svg:x1="5.66cm" svg:y1="0.15cm" svg:x2="5.66cm" svg:y2="0.45cm"><text:p/></draw:line><draw:line draw:style-name="gr501" draw:text-style-name="P73" svg:x1="5.914cm" svg:y1="0.15cm" svg:x2="5.914cm" svg:y2="0.45cm"><text:p/></draw:line><draw:line draw:style-name="gr502" draw:text-style-name="P73" svg:x1="6.168cm" svg:y1="0.15cm" svg:x2="6.168cm" svg:y2="0.45cm"><text:p/></draw:line><draw:line draw:style-name="gr503" draw:text-style-name="P73" svg:x1="6.422cm" svg:y1="0.15cm" svg:x2="6.422cm" svg:y2="0.45cm"><text:p/></draw:line><draw:line draw:style-name="gr504" draw:text-style-name="P73" svg:x1="5.66cm" svg:y1="0.15cm" svg:x2="5.66cm" svg:y2="0.45cm"><text:p/></draw:line><draw:line draw:style-name="gr505" draw:text-style-name="P73" svg:x1="6.676cm" svg:y1="0.15cm" svg:x2="6.676cm" svg:y2="0.45cm"><text:p/></draw:line><draw:line draw:style-name="gr506" draw:text-style-name="P73" svg:x1="6.932cm" svg:y1="0.15cm" svg:x2="6.932cm" svg:y2="0.45cm"><text:p/></draw:line><draw:line draw:style-name="gr507" draw:text-style-name="P73" svg:x1="7.181cm" svg:y1="0.15cm" svg:x2="7.181cm" svg:y2="0.45cm"><text:p/></draw:line><draw:line draw:style-name="gr508" draw:text-style-name="P73" svg:x1="7.435cm" svg:y1="0.15cm" svg:x2="7.435cm" svg:y2="0.45cm"><text:p/></draw:line><draw:line draw:style-name="gr509" draw:text-style-name="P73" svg:x1="6.676cm" svg:y1="0.15cm" svg:x2="6.676cm" svg:y2="0.45cm"><text:p/></draw:line><draw:line draw:style-name="gr510" draw:text-style-name="P73" svg:x1="7.692cm" svg:y1="0.15cm" svg:x2="7.692cm" svg:y2="0.45cm"><text:p/></draw:line><draw:line draw:style-name="gr511" draw:text-style-name="P73" svg:x1="7.943cm" svg:y1="0.15cm" svg:x2="7.943cm" svg:y2="0.45cm"><text:p/></draw:line><draw:line draw:style-name="gr512" draw:text-style-name="P73" svg:x1="8.197cm" svg:y1="0.15cm" svg:x2="8.197cm" svg:y2="0.45cm"><text:p/></draw:line><draw:line draw:style-name="gr513" draw:text-style-name="P73" svg:x1="7.692cm" svg:y1="0.15cm" svg:x2="7.692cm" svg:y2="0.45cm"><text:p/></draw:line><draw:frame draw:style-name="gr514" draw:text-style-name="P93" svg:width="0.862cm" svg:height="0.493cm" svg:x="0.668cm" svg:y="0.505cm"><draw:text-box><text:p><text:span text:style-name="T23">−</text:span><text:span text:style-name="T23">0,2</text:span></text:p></draw:text-box></draw:frame><draw:frame draw:style-name="gr515" draw:text-style-name="P93" svg:width="0.862cm" svg:height="0.493cm" svg:x="3.208cm" svg:y="0.505cm"><draw:text-box><text:p><text:span text:style-name="T23">−</text:span><text:span text:style-name="T23">0,1</text:span></text:p></draw:text-box></draw:frame><draw:line draw:style-name="gr516" draw:text-style-name="P73" svg:x1="6.17cm" svg:y1="0.105cm" svg:x2="6.17cm" svg:y2="0.505cm"><text:p/></draw:line><draw:frame draw:style-name="gr517" draw:text-style-name="P93" svg:width="0.228cm" svg:height="0.415cm" svg:x="6.059cm" svg:y="0.505cm"><draw:text-box><text:p text:style-name="P54"><text:span text:style-name="T23">0</text:span></text:p></draw:text-box></draw:frame><draw:line draw:style-name="gr518" draw:text-style-name="P73" svg:x1="8.197cm" svg:y1="0.15cm" svg:x2="8.197cm" svg:y2="0.45cm"><text:p/></draw:line><draw:line draw:style-name="gr519" draw:text-style-name="P73" svg:x1="8.47cm" svg:y1="0.15cm" svg:x2="8.47cm" svg:y2="0.45cm"><text:p/></draw:line><draw:line draw:style-name="gr520" draw:text-style-name="P73" svg:x1="8.47cm" svg:y1="0.15cm" svg:x2="8.47cm" svg:y2="0.45cm"><text:p/></draw:line><draw:line draw:style-name="gr521" draw:text-style-name="P73" svg:x1="0.323cm" svg:y1="0.15cm" svg:x2="0.323cm" svg:y2="0.45cm"><text:p/></draw:line><draw:line draw:style-name="gr522" draw:text-style-name="P73" svg:x1="0.323cm" svg:y1="0.15cm" svg:x2="0.323cm" svg:y2="0.45cm"><text:p/></draw:line></draw:g><text:span text:style-name="_5f_Caractères">R(−74,1)  ; S(−73,5)  ; T(−75,3)  ; U(−72,6)</text:span></text:h>
            </text:list-item>
          </text:list>
        </text:list-item>
        <text:list-item>
          <text:h text:style-name="P41" text:outline-level="1"><draw:g text:anchor-type="paragraph" draw:z-index="29" draw:name="Forme3" draw:style-name="gr459"><draw:line draw:style-name="gr160" draw:text-style-name="P63" svg:x1="0.168cm" svg:y1="0.101cm" svg:x2="0.168cm" svg:y2="1.138cm"><text:p/></draw:line><draw:line draw:style-name="gr160" draw:text-style-name="P63" svg:x1="0.27cm" svg:y1="0.101cm" svg:x2="0.27cm" svg:y2="1.138cm"><text:p/></draw:line><draw:line draw:style-name="gr160" draw:text-style-name="P63" svg:x1="0.374cm" svg:y1="0.101cm" svg:x2="0.374cm" svg:y2="1.138cm"><text:p/></draw:line><draw:line draw:style-name="gr160" draw:text-style-name="P63" svg:x1="0.471cm" svg:y1="0.101cm" svg:x2="0.471cm" svg:y2="1.138cm"><text:p/></draw:line><draw:line draw:style-name="gr160" draw:text-style-name="P63" svg:x1="0.669cm" svg:y1="0.101cm" svg:x2="0.669cm" svg:y2="1.138cm"><text:p/></draw:line><draw:line draw:style-name="gr160" draw:text-style-name="P63" svg:x1="0.772cm" svg:y1="0.101cm" svg:x2="0.772cm" svg:y2="1.138cm"><text:p/></draw:line><draw:line draw:style-name="gr160" draw:text-style-name="P63" svg:x1="0.875cm" svg:y1="0.101cm" svg:x2="0.875cm" svg:y2="1.138cm"><text:p/></draw:line><draw:line draw:style-name="gr160" draw:text-style-name="P63" svg:x1="0.972cm" svg:y1="0.101cm" svg:x2="0.972cm" svg:y2="1.138cm"><text:p/></draw:line><draw:line draw:style-name="gr160" draw:text-style-name="P63" svg:x1="1.173cm" svg:y1="0.101cm" svg:x2="1.173cm" svg:y2="1.138cm"><text:p/></draw:line><draw:line draw:style-name="gr160" draw:text-style-name="P63" svg:x1="1.27cm" svg:y1="0.101cm" svg:x2="1.27cm" svg:y2="1.138cm"><text:p/></draw:line><draw:line draw:style-name="gr160" draw:text-style-name="P63" svg:x1="1.369cm" svg:y1="0.101cm" svg:x2="1.369cm" svg:y2="1.138cm"><text:p/></draw:line><draw:line draw:style-name="gr160" draw:text-style-name="P63" svg:x1="1.473cm" svg:y1="0.101cm" svg:x2="1.473cm" svg:y2="1.138cm"><text:p/></draw:line><draw:line draw:style-name="gr160" draw:text-style-name="P63" svg:x1="1.674cm" svg:y1="0.101cm" svg:x2="1.674cm" svg:y2="1.138cm"><text:p/></draw:line><draw:line draw:style-name="gr160" draw:text-style-name="P63" svg:x1="1.771cm" svg:y1="0.101cm" svg:x2="1.771cm" svg:y2="1.138cm"><text:p/></draw:line><draw:line draw:style-name="gr160" draw:text-style-name="P63" svg:x1="1.869cm" svg:y1="0.101cm" svg:x2="1.869cm" svg:y2="1.138cm"><text:p/></draw:line><draw:line draw:style-name="gr160" draw:text-style-name="P63" svg:x1="1.972cm" svg:y1="0.101cm" svg:x2="1.972cm" svg:y2="1.138cm"><text:p/></draw:line><draw:line draw:style-name="gr160" draw:text-style-name="P63" svg:x1="2.174cm" svg:y1="0.101cm" svg:x2="2.174cm" svg:y2="1.138cm"><text:p/></draw:line><draw:line draw:style-name="gr160" draw:text-style-name="P63" svg:x1="2.272cm" svg:y1="0.101cm" svg:x2="2.272cm" svg:y2="1.138cm"><text:p/></draw:line><draw:line draw:style-name="gr160" draw:text-style-name="P63" svg:x1="2.371cm" svg:y1="0.101cm" svg:x2="2.371cm" svg:y2="1.138cm"><text:p/></draw:line><draw:line draw:style-name="gr160" draw:text-style-name="P63" svg:x1="2.473cm" svg:y1="0.101cm" svg:x2="2.473cm" svg:y2="1.138cm"><text:p/></draw:line><draw:line draw:style-name="gr160" draw:text-style-name="P63" svg:x1="2.668cm" svg:y1="0.101cm" svg:x2="2.668cm" svg:y2="1.138cm"><text:p/></draw:line><draw:line draw:style-name="gr160" draw:text-style-name="P63" svg:x1="2.773cm" svg:y1="0.101cm" svg:x2="2.773cm" svg:y2="1.138cm"><text:p/></draw:line><draw:line draw:style-name="gr160" draw:text-style-name="P63" svg:x1="2.87cm" svg:y1="0.101cm" svg:x2="2.87cm" svg:y2="1.138cm"><text:p/></draw:line><draw:line draw:style-name="gr160" draw:text-style-name="P63" svg:x1="2.974cm" svg:y1="0.101cm" svg:x2="2.974cm" svg:y2="1.138cm"><text:p/></draw:line><draw:line draw:style-name="gr160" draw:text-style-name="P63" svg:x1="3.175cm" svg:y1="0.101cm" svg:x2="3.175cm" svg:y2="1.138cm"><text:p/></draw:line><draw:line draw:style-name="gr160" draw:text-style-name="P63" svg:x1="3.272cm" svg:y1="0.101cm" svg:x2="3.272cm" svg:y2="1.138cm"><text:p/></draw:line><draw:line draw:style-name="gr160" draw:text-style-name="P63" svg:x1="3.369cm" svg:y1="0.101cm" svg:x2="3.369cm" svg:y2="1.138cm"><text:p/></draw:line><draw:line draw:style-name="gr160" draw:text-style-name="P63" svg:x1="3.468cm" svg:y1="0.101cm" svg:x2="3.468cm" svg:y2="1.138cm"><text:p/></draw:line><draw:line draw:style-name="gr160" draw:text-style-name="P63" svg:x1="3.669cm" svg:y1="0.101cm" svg:x2="3.669cm" svg:y2="1.138cm"><text:p/></draw:line><draw:line draw:style-name="gr160" draw:text-style-name="P63" svg:x1="3.773cm" svg:y1="0.101cm" svg:x2="3.773cm" svg:y2="1.138cm"><text:p/></draw:line><draw:line draw:style-name="gr160" draw:text-style-name="P63" svg:x1="3.87cm" svg:y1="0.101cm" svg:x2="3.87cm" svg:y2="1.138cm"><text:p/></draw:line><draw:line draw:style-name="gr160" draw:text-style-name="P63" svg:x1="3.97cm" svg:y1="0.101cm" svg:x2="3.97cm" svg:y2="1.138cm"><text:p/></draw:line><draw:line draw:style-name="gr160" draw:text-style-name="P63" svg:x1="4.17cm" svg:y1="0.101cm" svg:x2="4.17cm" svg:y2="1.138cm"><text:p/></draw:line><draw:line draw:style-name="gr160" draw:text-style-name="P63" svg:x1="4.274cm" svg:y1="0.101cm" svg:x2="4.274cm" svg:y2="1.138cm"><text:p/></draw:line><draw:line draw:style-name="gr160" draw:text-style-name="P63" svg:x1="4.371cm" svg:y1="0.101cm" svg:x2="4.371cm" svg:y2="1.138cm"><text:p/></draw:line><draw:line draw:style-name="gr160" draw:text-style-name="P63" svg:x1="4.469cm" svg:y1="0.101cm" svg:x2="4.469cm" svg:y2="1.138cm"><text:p/></draw:line><draw:line draw:style-name="gr160" draw:text-style-name="P63" svg:x1="4.669cm" svg:y1="0.101cm" svg:x2="4.669cm" svg:y2="1.138cm"><text:p/></draw:line><draw:line draw:style-name="gr160" draw:text-style-name="P63" svg:x1="4.769cm" svg:y1="0.101cm" svg:x2="4.769cm" svg:y2="1.138cm"><text:p/></draw:line><draw:line draw:style-name="gr160" draw:text-style-name="P63" svg:x1="4.872cm" svg:y1="0.101cm" svg:x2="4.872cm" svg:y2="1.138cm"><text:p/></draw:line><draw:line draw:style-name="gr160" draw:text-style-name="P63" svg:x1="4.969cm" svg:y1="0.101cm" svg:x2="4.969cm" svg:y2="1.138cm"><text:p/></draw:line><draw:line draw:style-name="gr160" draw:text-style-name="P63" svg:x1="5.17cm" svg:y1="0.101cm" svg:x2="5.17cm" svg:y2="1.138cm"><text:p/></draw:line><draw:line draw:style-name="gr160" draw:text-style-name="P63" svg:x1="5.269cm" svg:y1="0.101cm" svg:x2="5.269cm" svg:y2="1.138cm"><text:p/></draw:line><draw:line draw:style-name="gr160" draw:text-style-name="P63" svg:x1="5.368cm" svg:y1="0.101cm" svg:x2="5.368cm" svg:y2="1.138cm"><text:p/></draw:line><draw:line draw:style-name="gr160" draw:text-style-name="P63" svg:x1="5.47cm" svg:y1="0.101cm" svg:x2="5.47cm" svg:y2="1.138cm"><text:p/></draw:line><draw:line draw:style-name="gr160" draw:text-style-name="P63" svg:x1="5.671cm" svg:y1="0.101cm" svg:x2="5.671cm" svg:y2="1.138cm"><text:p/></draw:line><draw:line draw:style-name="gr160" draw:text-style-name="P63" svg:x1="5.769cm" svg:y1="0.101cm" svg:x2="5.769cm" svg:y2="1.138cm"><text:p/></draw:line><draw:line draw:style-name="gr160" draw:text-style-name="P63" svg:x1="5.872cm" svg:y1="0.101cm" svg:x2="5.872cm" svg:y2="1.138cm"><text:p/></draw:line><draw:line draw:style-name="gr160" draw:text-style-name="P63" svg:x1="5.969cm" svg:y1="0.101cm" svg:x2="5.969cm" svg:y2="1.138cm"><text:p/></draw:line><draw:line draw:style-name="gr160" draw:text-style-name="P63" svg:x1="6.172cm" svg:y1="0.101cm" svg:x2="6.172cm" svg:y2="1.138cm"><text:p/></draw:line><draw:line draw:style-name="gr160" draw:text-style-name="P63" svg:x1="6.27cm" svg:y1="0.101cm" svg:x2="6.27cm" svg:y2="1.138cm"><text:p/></draw:line><draw:line draw:style-name="gr160" draw:text-style-name="P63" svg:x1="6.368cm" svg:y1="0.101cm" svg:x2="6.368cm" svg:y2="1.138cm"><text:p/></draw:line><draw:line draw:style-name="gr160" draw:text-style-name="P63" svg:x1="6.47cm" svg:y1="0.101cm" svg:x2="6.47cm" svg:y2="1.138cm"><text:p/></draw:line><draw:line draw:style-name="gr160" draw:text-style-name="P63" svg:x1="6.671cm" svg:y1="0.101cm" svg:x2="6.671cm" svg:y2="1.138cm"><text:p/></draw:line><draw:line draw:style-name="gr160" draw:text-style-name="P63" svg:x1="6.769cm" svg:y1="0.101cm" svg:x2="6.769cm" svg:y2="1.138cm"><text:p/></draw:line><draw:line draw:style-name="gr160" draw:text-style-name="P63" svg:x1="6.868cm" svg:y1="0.101cm" svg:x2="6.868cm" svg:y2="1.138cm"><text:p/></draw:line><draw:line draw:style-name="gr160" draw:text-style-name="P63" svg:x1="6.971cm" svg:y1="0.101cm" svg:x2="6.971cm" svg:y2="1.138cm"><text:p/></draw:line><draw:line draw:style-name="gr160" draw:text-style-name="P63" svg:x1="7.172cm" svg:y1="0.101cm" svg:x2="7.172cm" svg:y2="1.138cm"><text:p/></draw:line><draw:line draw:style-name="gr160" draw:text-style-name="P63" svg:x1="7.269cm" svg:y1="0.101cm" svg:x2="7.269cm" svg:y2="1.138cm"><text:p/></draw:line><draw:line draw:style-name="gr160" draw:text-style-name="P63" svg:x1="7.369cm" svg:y1="0.101cm" svg:x2="7.369cm" svg:y2="1.138cm"><text:p/></draw:line><draw:line draw:style-name="gr160" draw:text-style-name="P63" svg:x1="7.472cm" svg:y1="0.101cm" svg:x2="7.472cm" svg:y2="1.138cm"><text:p/></draw:line><draw:line draw:style-name="gr160" draw:text-style-name="P63" svg:x1="7.668cm" svg:y1="0.101cm" svg:x2="7.668cm" svg:y2="1.138cm"><text:p/></draw:line><draw:line draw:style-name="gr160" draw:text-style-name="P63" svg:x1="7.77cm" svg:y1="0.101cm" svg:x2="7.77cm" svg:y2="1.138cm"><text:p/></draw:line><draw:line draw:style-name="gr160" draw:text-style-name="P63" svg:x1="7.869cm" svg:y1="0.101cm" svg:x2="7.869cm" svg:y2="1.138cm"><text:p/></draw:line><draw:line draw:style-name="gr160" draw:text-style-name="P63" svg:x1="7.971cm" svg:y1="0.101cm" svg:x2="7.971cm" svg:y2="1.138cm"><text:p/></draw:line><draw:line draw:style-name="gr160" draw:text-style-name="P63" svg:x1="8.174cm" svg:y1="0.101cm" svg:x2="8.174cm" svg:y2="1.138cm"><text:p/></draw:line><draw:line draw:style-name="gr160" draw:text-style-name="P63" svg:x1="8.271cm" svg:y1="0.101cm" svg:x2="8.271cm" svg:y2="1.138cm"><text:p/></draw:line><draw:line draw:style-name="gr160" draw:text-style-name="P63" svg:x1="8.37cm" svg:y1="0.101cm" svg:x2="8.37cm" svg:y2="1.138cm"><text:p/></draw:line><draw:line draw:style-name="gr160" draw:text-style-name="P63" svg:x1="8.472cm" svg:y1="0.101cm" svg:x2="8.472cm" svg:y2="1.138cm"><text:p/></draw:line><draw:line draw:style-name="gr160" draw:text-style-name="P63" svg:x1="8.669cm" svg:y1="0.101cm" svg:x2="8.669cm" svg:y2="1.138cm"><text:p/></draw:line><draw:line draw:style-name="gr160" draw:text-style-name="P63" svg:x1="8.772cm" svg:y1="0.101cm" svg:x2="8.772cm" svg:y2="1.138cm"><text:p/></draw:line><draw:line draw:style-name="gr160" draw:text-style-name="P63" svg:x1="8.869cm" svg:y1="0.101cm" svg:x2="8.869cm" svg:y2="1.138cm"><text:p/></draw:line><draw:line draw:style-name="gr160" draw:text-style-name="P63" svg:x1="8.973cm" svg:y1="0.101cm" svg:x2="8.973cm" svg:y2="1.138cm"><text:p/></draw:line><draw:line draw:style-name="gr160" draw:text-style-name="P63" svg:x1="0.071cm" svg:y1="0.21cm" svg:x2="9.069cm" svg:y2="0.21cm"><text:p/></draw:line><draw:line draw:style-name="gr160" draw:text-style-name="P63" svg:x1="0.071cm" svg:y1="0.308cm" svg:x2="9.069cm" svg:y2="0.308cm"><text:p/></draw:line><draw:line draw:style-name="gr160" draw:text-style-name="P63" svg:x1="0.071cm" svg:y1="0.413cm" svg:x2="9.069cm" svg:y2="0.413cm"><text:p/></draw:line><draw:line draw:style-name="gr160" draw:text-style-name="P63" svg:x1="0.071cm" svg:y1="0.519cm" svg:x2="9.069cm" svg:y2="0.519cm"><text:p/></draw:line><draw:line draw:style-name="gr160" draw:text-style-name="P63" svg:x1="0.071cm" svg:y1="0.725cm" svg:x2="9.069cm" svg:y2="0.725cm"><text:p/></draw:line><draw:line draw:style-name="gr160" draw:text-style-name="P63" svg:x1="0.071cm" svg:y1="0.825cm" svg:x2="9.069cm" svg:y2="0.825cm"><text:p/></draw:line><draw:line draw:style-name="gr160" draw:text-style-name="P63" svg:x1="0.071cm" svg:y1="0.934cm" svg:x2="9.069cm" svg:y2="0.934cm"><text:p/></draw:line><draw:line draw:style-name="gr160" draw:text-style-name="P63" svg:x1="0.071cm" svg:y1="1.039cm" svg:x2="9.069cm" svg:y2="1.039cm"><text:p/></draw:line><draw:line draw:style-name="gr161" draw:text-style-name="P63" svg:x1="0.57cm" svg:y1="0.101cm" svg:x2="0.57cm" svg:y2="1.138cm"><text:p/></draw:line><draw:line draw:style-name="gr161" draw:text-style-name="P63" svg:x1="1.572cm" svg:y1="0.101cm" svg:x2="1.572cm" svg:y2="1.138cm"><text:p/></draw:line><draw:line draw:style-name="gr161" draw:text-style-name="P63" svg:x1="2.57cm" svg:y1="0.101cm" svg:x2="2.57cm" svg:y2="1.138cm"><text:p/></draw:line><draw:line draw:style-name="gr161" draw:text-style-name="P63" svg:x1="3.572cm" svg:y1="0.101cm" svg:x2="3.572cm" svg:y2="1.138cm"><text:p/></draw:line><draw:line draw:style-name="gr161" draw:text-style-name="P63" svg:x1="4.572cm" svg:y1="0.101cm" svg:x2="4.572cm" svg:y2="1.138cm"><text:p/></draw:line><draw:line draw:style-name="gr161" draw:text-style-name="P63" svg:x1="5.568cm" svg:y1="0.101cm" svg:x2="5.568cm" svg:y2="1.138cm"><text:p/></draw:line><draw:line draw:style-name="gr161" draw:text-style-name="P63" svg:x1="6.569cm" svg:y1="0.101cm" svg:x2="6.569cm" svg:y2="1.138cm"><text:p/></draw:line><draw:line draw:style-name="gr161" draw:text-style-name="P63" svg:x1="7.569cm" svg:y1="0.101cm" svg:x2="7.569cm" svg:y2="1.138cm"><text:p/></draw:line><draw:line draw:style-name="gr161" draw:text-style-name="P63" svg:x1="8.57cm" svg:y1="0.101cm" svg:x2="8.57cm" svg:y2="1.138cm"><text:p/></draw:line><draw:line draw:style-name="gr162" draw:text-style-name="P63" svg:x1="0.071cm" svg:y1="0.101cm" svg:x2="0.071cm" svg:y2="1.138cm"><text:p/></draw:line><draw:line draw:style-name="gr162" draw:text-style-name="P63" svg:x1="1.07cm" svg:y1="0.101cm" svg:x2="1.07cm" svg:y2="1.138cm"><text:p/></draw:line><draw:line draw:style-name="gr162" draw:text-style-name="P63" svg:x1="2.07cm" svg:y1="0.101cm" svg:x2="2.07cm" svg:y2="1.138cm"><text:p/></draw:line><draw:line draw:style-name="gr162" draw:text-style-name="P63" svg:x1="3.071cm" svg:y1="0.101cm" svg:x2="3.071cm" svg:y2="1.138cm"><text:p/></draw:line><draw:line draw:style-name="gr162" draw:text-style-name="P63" svg:x1="4.073cm" svg:y1="0.101cm" svg:x2="4.073cm" svg:y2="1.138cm"><text:p/></draw:line><draw:line draw:style-name="gr162" draw:text-style-name="P63" svg:x1="5.073cm" svg:y1="0.101cm" svg:x2="5.073cm" svg:y2="1.138cm"><text:p/></draw:line><draw:line draw:style-name="gr162" draw:text-style-name="P63" svg:x1="6.069cm" svg:y1="0.101cm" svg:x2="6.069cm" svg:y2="1.138cm"><text:p/></draw:line><draw:line draw:style-name="gr162" draw:text-style-name="P63" svg:x1="7.07cm" svg:y1="0.101cm" svg:x2="7.07cm" svg:y2="1.138cm"><text:p/></draw:line><draw:line draw:style-name="gr162" draw:text-style-name="P63" svg:x1="8.068cm" svg:y1="0.101cm" svg:x2="8.068cm" svg:y2="1.138cm"><text:p/></draw:line><draw:line draw:style-name="gr163" draw:text-style-name="P63" svg:x1="0.071cm" svg:y1="0.101cm" svg:x2="9.069cm" svg:y2="0.101cm"><text:p/></draw:line><draw:line draw:style-name="gr162" draw:text-style-name="P63" svg:x1="9.07cm" svg:y1="0.101cm" svg:x2="9.07cm" svg:y2="1.138cm"><text:p/></draw:line><draw:line draw:style-name="gr163" draw:text-style-name="P63" svg:x1="0.071cm" svg:y1="1.143cm" svg:x2="9.069cm" svg:y2="1.143cm"><text:p/></draw:line><draw:polyline draw:style-name="gr460" draw:text-style-name="P92" svg:width="0cm" svg:height="0cm" svg:x="0.076cm" svg:y="1.069cm" svg:viewBox="0 0 0 0" draw:points="0,0"><text:p/></draw:polyline><draw:line draw:style-name="gr461" draw:text-style-name="P56" svg:x1="4.068cm" svg:y1="0.466cm" svg:x2="4.068cm" svg:y2="0.769cm"><text:p/></draw:line><draw:line draw:style-name="gr462" draw:text-style-name="P56" svg:x1="7.068cm" svg:y1="0.466cm" svg:x2="7.068cm" svg:y2="0.769cm"><text:p/></draw:line><draw:frame draw:style-name="gr463" draw:text-style-name="P52" svg:width="0.747cm" svg:height="0.495cm" svg:x="2.685cm" svg:y="0.789cm"><draw:text-box><text:p text:style-name="P49"><text:span text:style-name="T34">−</text:span><text:span text:style-name="T14">74</text:span></text:p></draw:text-box></draw:frame><draw:line draw:style-name="gr464" draw:text-style-name="P56" svg:x1="1.07cm" svg:y1="0.466cm" svg:x2="1.07cm" svg:y2="0.769cm"><text:p/></draw:line><draw:frame draw:style-name="gr465" draw:text-style-name="P52" svg:width="0.747cm" svg:height="0.495cm" svg:x="0.702cm" svg:y="0.796cm"><draw:text-box><text:p text:style-name="P49"><text:span text:style-name="T34">−</text:span><text:span text:style-name="T14">75</text:span></text:p></draw:text-box></draw:frame><draw:frame draw:style-name="gr466" draw:text-style-name="P52" svg:width="0.747cm" svg:height="0.495cm" svg:x="4.687cm" svg:y="0.782cm"><draw:text-box><text:p text:style-name="P49"><text:span text:style-name="T34">−</text:span><text:span text:style-name="T14">73</text:span></text:p></draw:text-box></draw:frame><draw:line draw:style-name="gr467" draw:text-style-name="P56" svg:x1="2.078cm" svg:y1="0.466cm" svg:x2="2.078cm" svg:y2="0.769cm"><text:p/></draw:line><draw:line draw:style-name="gr468" draw:text-style-name="P56" svg:x1="3.071cm" svg:y1="0.466cm" svg:x2="3.071cm" svg:y2="0.769cm"><text:p/></draw:line><draw:line draw:style-name="gr469" draw:text-style-name="P56" svg:x1="5.073cm" svg:y1="0.466cm" svg:x2="5.073cm" svg:y2="0.769cm"><text:p/></draw:line><draw:line draw:style-name="gr470" draw:text-style-name="P56" svg:x1="6.068cm" svg:y1="0.466cm" svg:x2="6.068cm" svg:y2="0.769cm"><text:p/></draw:line><draw:line draw:style-name="gr471" draw:text-style-name="P56" svg:x1="8.064cm" svg:y1="0.466cm" svg:x2="8.064cm" svg:y2="0.769cm"><text:p/></draw:line><draw:line draw:style-name="gr472" draw:text-style-name="P56" svg:x1="0.071cm" svg:y1="0.615cm" svg:x2="9.08cm" svg:y2="0.615cm"><text:p/></draw:line><draw:frame draw:style-name="gr473" draw:text-style-name="P52" svg:width="0.747cm" svg:height="0.496cm" svg:x="6.691cm" svg:y="0.782cm"><draw:text-box><text:p text:style-name="P49"><text:span text:style-name="T34">−</text:span><text:span text:style-name="T14">72</text:span></text:p></draw:text-box></draw:frame></draw:g><text:span text:style-name="_5f_Caractères"> Complète ces droites graduées en écrivant sous chaque trait de graduation le nombre relatif <text:s/>qui convient sous sa forme fractionnaire.</text:span></text:h>
          <text:list>
            <text:list-item>
              <text:h text:style-name="P34" text:outline-level="2"><draw:g text:anchor-type="as-char" draw:z-index="35" draw:name="Objet de groupe 10" draw:style-name="gr271"><draw:line draw:style-name="gr144" draw:text-style-name="P60" svg:x1="0.001cm" svg:y1="0.152cm" svg:x2="9.006cm" svg:y2="0.152cm"><text:p/></draw:line><draw:line draw:style-name="gr145" draw:text-style-name="P60" svg:x1="0.354cm" svg:y1="0.001cm" svg:x2="0.354cm" svg:y2="0.302cm"><text:p/></draw:line><draw:line draw:style-name="gr145" draw:text-style-name="P60" svg:x1="4.232cm" svg:y1="0.001cm" svg:x2="4.232cm" svg:y2="0.302cm"><text:p/></draw:line><draw:line draw:style-name="gr145" draw:text-style-name="P60" svg:x1="6.816cm" svg:y1="0.001cm" svg:x2="6.816cm" svg:y2="0.302cm"><text:p/></draw:line><draw:frame draw:style-name="gr364" draw:text-style-name="P62" svg:width="0.731cm" svg:height="0.668cm" svg:x="2.582cm" svg:y="0.362cm"><draw:text-box><text:p text:style-name="P49"><text:span text:style-name="T14">0</text:span></text:p></draw:text-box></draw:frame><draw:line draw:style-name="gr145" draw:text-style-name="P60" svg:x1="1.644cm" svg:y1="0.001cm" svg:x2="1.644cm" svg:y2="0.302cm"><text:p/></draw:line><draw:line draw:style-name="gr145" draw:text-style-name="P60" svg:x1="2.939cm" svg:y1="0.001cm" svg:x2="2.939cm" svg:y2="0.302cm"><text:p/></draw:line><draw:line draw:style-name="gr145" draw:text-style-name="P60" svg:x1="5.518cm" svg:y1="0.001cm" svg:x2="5.518cm" svg:y2="0.302cm"><text:p/></draw:line><draw:line draw:style-name="gr145" draw:text-style-name="P60" svg:x1="5.518cm" svg:y1="0.001cm" svg:x2="5.518cm" svg:y2="0.302cm"><text:p/></draw:line><draw:line draw:style-name="gr145" draw:text-style-name="P60" svg:x1="8.129cm" svg:y1="0.001cm" svg:x2="8.129cm" svg:y2="0.302cm"><text:p/></draw:line><draw:line draw:style-name="gr145" draw:text-style-name="P60" svg:x1="8.129cm" svg:y1="0.001cm" svg:x2="8.129cm" svg:y2="0.302cm"><text:p/></draw:line><draw:frame draw:style-name="gr364" draw:text-style-name="P62" svg:width="0.731cm" svg:height="0.668cm" svg:x="7.765cm" svg:y="0.362cm"><draw:text-box><text:p text:style-name="P49"><text:span text:style-name="T14">1</text:span></text:p></draw:text-box></draw:frame><draw:frame draw:style-name="gr363" draw:text-style-name="P82" svg:width="0.69cm" svg:height="1.054cm" svg:x="0.044cm" svg:y="0.319cm"><draw:image xlink:href="Pictures/20000021000002B20000041E7B03E3B7F747E5B3.svm" xlink:type="simple" xlink:show="embed" xlink:actuate="onLoad" draw:mime-type="image/x-svm"><text:p/></draw:image><draw:image xlink:href="Pictures/100000010000001B00000029B3139A29B620D40A.png" xlink:type="simple" xlink:show="embed" xlink:actuate="onLoad" draw:mime-type="image/png"/></draw:frame><draw:frame draw:style-name="gr363" draw:text-style-name="P82" svg:width="0.689cm" svg:height="1.054cm" svg:x="1.346cm" svg:y="0.319cm"><draw:image xlink:href="Pictures/20000021000002B20000041E7B03E3B7F747E5B3.svm" xlink:type="simple" xlink:show="embed" xlink:actuate="onLoad" draw:mime-type="image/x-svm"><text:p/></draw:image><draw:image xlink:href="Pictures/100000010000001B00000029B3139A29B620D40A.png" xlink:type="simple" xlink:show="embed" xlink:actuate="onLoad" draw:mime-type="image/png"/></draw:frame><draw:frame draw:style-name="gr363" draw:text-style-name="P82" svg:width="0.689cm" svg:height="1.054cm" svg:x="3.847cm" svg:y="0.319cm"><draw:image xlink:href="Pictures/20000021000002B20000041E7B03E3B7F747E5B3.svm" xlink:type="simple" xlink:show="embed" xlink:actuate="onLoad" draw:mime-type="image/x-svm"><text:p/></draw:image><draw:image xlink:href="Pictures/100000010000001B00000029B3139A29B620D40A.png" xlink:type="simple" xlink:show="embed" xlink:actuate="onLoad" draw:mime-type="image/png"/></draw:frame><draw:frame draw:style-name="gr363" draw:text-style-name="P82" svg:width="0.689cm" svg:height="1.052cm" svg:x="5.248cm" svg:y="0.321cm"><draw:image xlink:href="Pictures/20000021000002B20000041E7B03E3B7F747E5B3.svm" xlink:type="simple" xlink:show="embed" xlink:actuate="onLoad" draw:mime-type="image/x-svm"><text:p/></draw:image><draw:image xlink:href="Pictures/100000010000001B00000029B3139A29B620D40A.png" xlink:type="simple" xlink:show="embed" xlink:actuate="onLoad" draw:mime-type="image/png"/></draw:frame><draw:frame draw:style-name="gr363" draw:text-style-name="P82" svg:width="0.69cm" svg:height="1.054cm" svg:x="6.548cm" svg:y="0.321cm"><draw:image xlink:href="Pictures/20000021000002B20000041E7B03E3B7F747E5B3.svm" xlink:type="simple" xlink:show="embed" xlink:actuate="onLoad" draw:mime-type="image/x-svm"><text:p/></draw:image><draw:image xlink:href="Pictures/100000010000001B00000029B3139A29B620D40A.png" xlink:type="simple" xlink:show="embed" xlink:actuate="onLoad" draw:mime-type="image/png"/></draw:frame></draw:g></text:h>
            </text:list-item>
            <text:list-item>
              <text:h text:style-name="P34" text:outline-level="2"><draw:g text:anchor-type="as-char" draw:z-index="36" draw:name="Objet de groupe 20" draw:style-name="gr271"><draw:line draw:style-name="gr144" draw:text-style-name="P60" svg:x1="0.041cm" svg:y1="0.148cm" svg:x2="9.04cm" svg:y2="0.148cm"><text:p/></draw:line><draw:line draw:style-name="gr145" draw:text-style-name="P60" svg:x1="0.398cm" svg:y1="0cm" svg:x2="0.398cm" svg:y2="0.3cm"><text:p/></draw:line><draw:line draw:style-name="gr145" draw:text-style-name="P60" svg:x1="4.275cm" svg:y1="0cm" svg:x2="4.275cm" svg:y2="0.3cm"><text:p/></draw:line><draw:line draw:style-name="gr145" draw:text-style-name="P60" svg:x1="6.853cm" svg:y1="0cm" svg:x2="6.853cm" svg:y2="0.3cm"><text:p/></draw:line><draw:frame draw:style-name="gr362" draw:text-style-name="P62" svg:width="0.729cm" svg:height="0.666cm" svg:x="3.925cm" svg:y="0.362cm"><draw:text-box><text:p text:style-name="P49"><text:span text:style-name="T14">0</text:span></text:p></draw:text-box></draw:frame><draw:line draw:style-name="gr145" draw:text-style-name="P60" svg:x1="1.683cm" svg:y1="0cm" svg:x2="1.683cm" svg:y2="0.3cm"><text:p/></draw:line><draw:line draw:style-name="gr145" draw:text-style-name="P60" svg:x1="2.982cm" svg:y1="0cm" svg:x2="2.982cm" svg:y2="0.3cm"><text:p/></draw:line><draw:line draw:style-name="gr145" draw:text-style-name="P60" svg:x1="5.56cm" svg:y1="0cm" svg:x2="5.56cm" svg:y2="0.3cm"><text:p/></draw:line><draw:line draw:style-name="gr145" draw:text-style-name="P60" svg:x1="5.56cm" svg:y1="0cm" svg:x2="5.56cm" svg:y2="0.3cm"><text:p/></draw:line><draw:line draw:style-name="gr145" draw:text-style-name="P60" svg:x1="8.167cm" svg:y1="0cm" svg:x2="8.167cm" svg:y2="0.3cm"><text:p/></draw:line><draw:line draw:style-name="gr145" draw:text-style-name="P60" svg:x1="8.167cm" svg:y1="0cm" svg:x2="8.167cm" svg:y2="0.3cm"><text:p/></draw:line><draw:frame draw:style-name="gr362" draw:text-style-name="P62" svg:width="0.729cm" svg:height="0.666cm" svg:x="7.805cm" svg:y="0.362cm"><draw:text-box><text:p text:style-name="P49"><text:span text:style-name="T14">1</text:span></text:p></draw:text-box></draw:frame><draw:frame draw:style-name="gr363" draw:text-style-name="P82" svg:width="0.689cm" svg:height="1.054cm" svg:x="6.496cm" svg:y="0.268cm"><draw:image xlink:href="Pictures/20000021000002B20000041E7B03E3B7F747E5B3.svm" xlink:type="simple" xlink:show="embed" xlink:actuate="onLoad" draw:mime-type="image/x-svm"><text:p/></draw:image><draw:image xlink:href="Pictures/100000010000001B00000029B3139A29B620D40A.png" xlink:type="simple" xlink:show="embed" xlink:actuate="onLoad" draw:mime-type="image/png"/></draw:frame><draw:frame draw:style-name="gr363" draw:text-style-name="P82" svg:width="0.69cm" svg:height="1.054cm" svg:x="5.196cm" svg:y="0.27cm"><draw:image xlink:href="Pictures/20000021000002B20000041E7B03E3B7F747E5B3.svm" xlink:type="simple" xlink:show="embed" xlink:actuate="onLoad" draw:mime-type="image/x-svm"><text:p/></draw:image><draw:image xlink:href="Pictures/100000010000001B00000029B3139A29B620D40A.png" xlink:type="simple" xlink:show="embed" xlink:actuate="onLoad" draw:mime-type="image/png"/></draw:frame><draw:frame draw:style-name="gr363" draw:text-style-name="P82" svg:width="0.689cm" svg:height="1.054cm" svg:x="2.598cm" svg:y="0.27cm"><draw:image xlink:href="Pictures/20000021000002B20000041E7B03E3B7F747E5B3.svm" xlink:type="simple" xlink:show="embed" xlink:actuate="onLoad" draw:mime-type="image/x-svm"><text:p/></draw:image><draw:image xlink:href="Pictures/100000010000001B00000029B3139A29B620D40A.png" xlink:type="simple" xlink:show="embed" xlink:actuate="onLoad" draw:mime-type="image/png"/></draw:frame><draw:frame draw:style-name="gr363" draw:text-style-name="P82" svg:width="0.69cm" svg:height="1.054cm" svg:x="1.298cm" svg:y="0.272cm"><draw:image xlink:href="Pictures/20000021000002B20000041E7B03E3B7F747E5B3.svm" xlink:type="simple" xlink:show="embed" xlink:actuate="onLoad" draw:mime-type="image/x-svm"><text:p/></draw:image><draw:image xlink:href="Pictures/100000010000001B00000029B3139A29B620D40A.png" xlink:type="simple" xlink:show="embed" xlink:actuate="onLoad" draw:mime-type="image/png"/></draw:frame><draw:frame draw:style-name="gr363" draw:text-style-name="P82" svg:width="0.69cm" svg:height="1.054cm" svg:x="0cm" svg:y="0.272cm"><draw:image xlink:href="Pictures/20000021000002B20000041E7B03E3B7F747E5B3.svm" xlink:type="simple" xlink:show="embed" xlink:actuate="onLoad" draw:mime-type="image/x-svm"><text:p/></draw:image><draw:image xlink:href="Pictures/100000010000001B00000029B3139A29B620D40A.png" xlink:type="simple" xlink:show="embed" xlink:actuate="onLoad" draw:mime-type="image/png"/></draw:frame></draw:g></text:h>
            </text:list-item>
          </text:list>
        </text:list-item>
        <text:list-item>
          <text:h text:style-name="P41" text:outline-level="1"><text:span text:style-name="_5f_Caractères_5f_espacement_5f_-0_2c_3pt">Écris, sous forme de fraction, l’abscisse de chacun des points.</text:span></text:h>
          <text:list>
            <text:list-item>
              <text:h text:style-name="_5f_Paragraphe_5f_avec_5f_Num_5f_Question" text:outline-level="2"><text:span text:style-name="_5f_Caractères"><draw:g text:anchor-type="as-char" draw:z-index="37" draw:name="Forme23" draw:style-name="gr193"><draw:line draw:style-name="gr240" draw:text-style-name="P71" svg:x1="0.376cm" svg:y1="0.737cm" svg:x2="9.353cm" svg:y2="0.737cm"><text:p/></draw:line><draw:g draw:style-name="gr26"><draw:line draw:style-name="gr244" draw:text-style-name="P70" svg:x1="1.154cm" svg:y1="0.61cm" svg:x2="1.405cm" svg:y2="0.853cm"><text:p/></draw:line><draw:line draw:style-name="gr244" draw:text-style-name="P70" svg:x1="1.405cm" svg:y1="0.61cm" svg:x2="1.154cm" svg:y2="0.853cm"><text:p/></draw:line></draw:g><draw:g draw:style-name="gr26"><draw:line draw:style-name="gr244" draw:text-style-name="P70" svg:x1="4.142cm" svg:y1="0.61cm" svg:x2="4.391cm" svg:y2="0.853cm"><text:p/></draw:line><draw:line draw:style-name="gr244" draw:text-style-name="P70" svg:x1="4.391cm" svg:y1="0.61cm" svg:x2="4.142cm" svg:y2="0.853cm"><text:p/></draw:line></draw:g><draw:frame draw:style-name="gr356" draw:text-style-name="P81" svg:width="0.757cm" svg:height="0.669cm" svg:x="0cm" svg:y="0.88cm"><draw:text-box><text:p text:style-name="P49"><text:span text:style-name="T27">0</text:span></text:p></draw:text-box></draw:frame><draw:line draw:style-name="gr357" draw:text-style-name="P63" svg:x1="0.376cm" svg:y1="0.587cm" svg:x2="0.376cm" svg:y2="0.878cm"><text:p/></draw:line><draw:line draw:style-name="gr357" draw:text-style-name="P63" svg:x1="1.87cm" svg:y1="0.587cm" svg:x2="1.87cm" svg:y2="0.879cm"><text:p/></draw:line><draw:line draw:style-name="gr358" draw:text-style-name="P63" svg:x1="2.17cm" svg:y1="0.64cm" svg:x2="2.17cm" svg:y2="0.834cm"><text:p/></draw:line><draw:line draw:style-name="gr358" draw:text-style-name="P63" svg:x1="2.468cm" svg:y1="0.64cm" svg:x2="2.468cm" svg:y2="0.834cm"><text:p/></draw:line><draw:line draw:style-name="gr358" draw:text-style-name="P63" svg:x1="2.768cm" svg:y1="0.64cm" svg:x2="2.768cm" svg:y2="0.834cm"><text:p/></draw:line><draw:line draw:style-name="gr358" draw:text-style-name="P63" svg:x1="3.066cm" svg:y1="0.64cm" svg:x2="3.066cm" svg:y2="0.834cm"><text:p/></draw:line><draw:line draw:style-name="gr358" draw:text-style-name="P63" svg:x1="1.579cm" svg:y1="0.64cm" svg:x2="1.579cm" svg:y2="0.834cm"><text:p/></draw:line><draw:line draw:style-name="gr358" draw:text-style-name="P63" svg:x1="1.281cm" svg:y1="0.64cm" svg:x2="1.281cm" svg:y2="0.834cm"><text:p/></draw:line><draw:line draw:style-name="gr358" draw:text-style-name="P63" svg:x1="0.981cm" svg:y1="0.64cm" svg:x2="0.981cm" svg:y2="0.834cm"><text:p/></draw:line><draw:line draw:style-name="gr358" draw:text-style-name="P63" svg:x1="0.676cm" svg:y1="0.64cm" svg:x2="0.676cm" svg:y2="0.834cm"><text:p/></draw:line><draw:line draw:style-name="gr358" draw:text-style-name="P63" svg:x1="3.373cm" svg:y1="0.587cm" svg:x2="3.373cm" svg:y2="0.878cm"><text:p/></draw:line><draw:line draw:style-name="gr358" draw:text-style-name="P63" svg:x1="4.867cm" svg:y1="0.64cm" svg:x2="4.867cm" svg:y2="0.833cm"><text:p/></draw:line><draw:line draw:style-name="gr358" draw:text-style-name="P63" svg:x1="5.165cm" svg:y1="0.64cm" svg:x2="5.165cm" svg:y2="0.834cm"><text:p/></draw:line><draw:line draw:style-name="gr358" draw:text-style-name="P63" svg:x1="5.465cm" svg:y1="0.64cm" svg:x2="5.465cm" svg:y2="0.834cm"><text:p/></draw:line><draw:line draw:style-name="gr358" draw:text-style-name="P63" svg:x1="5.763cm" svg:y1="0.64cm" svg:x2="5.763cm" svg:y2="0.834cm"><text:p/></draw:line><draw:line draw:style-name="gr358" draw:text-style-name="P63" svg:x1="6.061cm" svg:y1="0.64cm" svg:x2="6.061cm" svg:y2="0.834cm"><text:p/></draw:line><draw:line draw:style-name="gr358" draw:text-style-name="P63" svg:x1="4.567cm" svg:y1="0.64cm" svg:x2="4.567cm" svg:y2="0.834cm"><text:p/></draw:line><draw:line draw:style-name="gr358" draw:text-style-name="P63" svg:x1="4.269cm" svg:y1="0.64cm" svg:x2="4.269cm" svg:y2="0.834cm"><text:p/></draw:line><draw:line draw:style-name="gr358" draw:text-style-name="P63" svg:x1="3.971cm" svg:y1="0.64cm" svg:x2="3.971cm" svg:y2="0.834cm"><text:p/></draw:line><draw:line draw:style-name="gr358" draw:text-style-name="P63" svg:x1="3.671cm" svg:y1="0.64cm" svg:x2="3.671cm" svg:y2="0.834cm"><text:p/></draw:line><draw:line draw:style-name="gr358" draw:text-style-name="P63" svg:x1="6.361cm" svg:y1="0.587cm" svg:x2="6.361cm" svg:y2="0.878cm"><text:p/></draw:line><draw:line draw:style-name="gr358" draw:text-style-name="P63" svg:x1="6.659cm" svg:y1="0.64cm" svg:x2="6.659cm" svg:y2="0.834cm"><text:p/></draw:line><draw:line draw:style-name="gr358" draw:text-style-name="P63" svg:x1="6.959cm" svg:y1="0.64cm" svg:x2="6.959cm" svg:y2="0.834cm"><text:p/></draw:line><draw:line draw:style-name="gr358" draw:text-style-name="P63" svg:x1="7.257cm" svg:y1="0.64cm" svg:x2="7.257cm" svg:y2="0.834cm"><text:p/></draw:line><draw:line draw:style-name="gr358" draw:text-style-name="P63" svg:x1="7.559cm" svg:y1="0.64cm" svg:x2="7.559cm" svg:y2="0.834cm"><text:p/></draw:line><draw:frame draw:style-name="gr359" draw:text-style-name="P81" svg:width="0.756cm" svg:height="0.668cm" svg:x="1.533cm" svg:y="0.878cm"><draw:text-box><text:p text:style-name="P49"><text:span text:style-name="T27">1</text:span></text:p></draw:text-box></draw:frame><draw:line draw:style-name="gr358" draw:text-style-name="P63" svg:x1="3.373cm" svg:y1="0.64cm" svg:x2="3.373cm" svg:y2="0.833cm"><text:p/></draw:line><draw:frame draw:style-name="gr360" draw:text-style-name="P81" svg:width="0.784cm" svg:height="0.669cm" svg:x="0.88cm" svg:y="0cm"><draw:text-box><text:p text:style-name="P49"><text:span text:style-name="T27">Q</text:span></text:p></draw:text-box></draw:frame><draw:line draw:style-name="gr358" draw:text-style-name="P63" svg:x1="1.274cm" svg:y1="0.64cm" svg:x2="1.274cm" svg:y2="0.833cm"><text:p/></draw:line><draw:frame draw:style-name="gr361" draw:text-style-name="P81" svg:width="0.773cm" svg:height="0.668cm" svg:x="3.912cm" svg:y="0.004cm"><draw:text-box><text:p text:style-name="P49"><text:span text:style-name="T27">R</text:span></text:p></draw:text-box></draw:frame><draw:line draw:style-name="gr358" draw:text-style-name="P63" svg:x1="4.867cm" svg:y1="0.587cm" svg:x2="4.867cm" svg:y2="0.879cm"><text:p/></draw:line><draw:line draw:style-name="gr358" draw:text-style-name="P63" svg:x1="7.855cm" svg:y1="0.587cm" svg:x2="7.855cm" svg:y2="0.878cm"><text:p/></draw:line><draw:line draw:style-name="gr358" draw:text-style-name="P63" svg:x1="8.153cm" svg:y1="0.64cm" svg:x2="8.153cm" svg:y2="0.834cm"><text:p/></draw:line><draw:line draw:style-name="gr358" draw:text-style-name="P63" svg:x1="8.453cm" svg:y1="0.64cm" svg:x2="8.453cm" svg:y2="0.834cm"><text:p/></draw:line><draw:line draw:style-name="gr358" draw:text-style-name="P63" svg:x1="8.751cm" svg:y1="0.64cm" svg:x2="8.751cm" svg:y2="0.834cm"><text:p/></draw:line></draw:g></text:span></text:h>
            </text:list-item>
          </text:list>
        </text:list-item>
      </text:list>
      <text:h text:style-name="_5f_Paragraphe" text:outline-level="1"><text:span text:style-name="_5f_pointillés_20_gris"><text:tab/></text:span><text:span text:style-name="_5f_Caractères">Q </text:span><text:span text:style-name="_5f_Caractères"><draw:frame draw:style-name="fr3" draw:name="Objet30" text:anchor-type="as-char" svg:width="0.982cm" svg:height="0.96cm" draw:z-index="75"><draw:object xlink:href="./Object 3" xlink:type="simple" xlink:show="embed" xlink:actuate="onLoad"/><draw:image xlink:href="./ObjectReplacements/Object 3" xlink:type="simple" xlink:show="embed" xlink:actuate="onLoad"/><svg:desc>formule</svg:desc></draw:frame></text:span><text:span text:style-name="_5f_Caractères"> ; R </text:span><draw:frame draw:style-name="fr3" draw:name="Objet31" text:anchor-type="as-char" svg:width="0.982cm" svg:height="0.96cm" draw:z-index="76"><draw:object xlink:href="./Object 4" xlink:type="simple" xlink:show="embed" xlink:actuate="onLoad"/><draw:image xlink:href="./ObjectReplacements/Object 4" xlink:type="simple" xlink:show="embed" xlink:actuate="onLoad"/><svg:desc>formule</svg:desc></draw:frame></text:h>
      <text:list text:continue-numbering="true" text:style-name="_5f_Numérotation_20_des_20_exercices">
        <text:list-item>
          <text:list>
            <text:list-item>
              <text:h text:style-name="_5f_Paragraphe_5f_avec_5f_Num_5f_Question" text:outline-level="2"><draw:g text:anchor-type="as-char" draw:z-index="38" draw:name="Objet de groupe 21" draw:style-name="gr193"><draw:line draw:style-name="gr239" draw:text-style-name="P70" svg:x1="0.327cm" svg:y1="0.36cm" svg:x2="0.327cm" svg:y2="0.966cm"><text:p/></draw:line><draw:line draw:style-name="gr350" draw:text-style-name="P70" svg:x1="0.327cm" svg:y1="0.36cm" svg:x2="0.327cm" svg:y2="0.966cm"><text:p/></draw:line><draw:line draw:style-name="gr350" draw:text-style-name="P70" svg:x1="4.052cm" svg:y1="0.36cm" svg:x2="4.052cm" svg:y2="0.966cm"><text:p/></draw:line><draw:line draw:style-name="gr350" draw:text-style-name="P70" svg:x1="7.789cm" svg:y1="0.36cm" svg:x2="7.789cm" svg:y2="0.966cm"><text:p/></draw:line><draw:line draw:style-name="gr239" draw:text-style-name="P70" svg:x1="0.954cm" svg:y1="0.51cm" svg:x2="0.954cm" svg:y2="0.814cm"><text:p/></draw:line><draw:line draw:style-name="gr239" draw:text-style-name="P70" svg:x1="8.407cm" svg:y1="0.51cm" svg:x2="8.407cm" svg:y2="0.814cm"><text:p/></draw:line><draw:line draw:style-name="gr239" draw:text-style-name="P70" svg:x1="7.167cm" svg:y1="0.51cm" svg:x2="7.167cm" svg:y2="0.814cm"><text:p/></draw:line><draw:line draw:style-name="gr239" draw:text-style-name="P70" svg:x1="6.543cm" svg:y1="0.51cm" svg:x2="6.543cm" svg:y2="0.814cm"><text:p/></draw:line><draw:line draw:style-name="gr239" draw:text-style-name="P70" svg:x1="5.922cm" svg:y1="0.51cm" svg:x2="5.922cm" svg:y2="0.814cm"><text:p/></draw:line><draw:line draw:style-name="gr239" draw:text-style-name="P70" svg:x1="5.299cm" svg:y1="0.51cm" svg:x2="5.299cm" svg:y2="0.814cm"><text:p/></draw:line><draw:line draw:style-name="gr239" draw:text-style-name="P70" svg:x1="4.681cm" svg:y1="0.51cm" svg:x2="4.681cm" svg:y2="0.814cm"><text:p/></draw:line><draw:line draw:style-name="gr239" draw:text-style-name="P70" svg:x1="3.434cm" svg:y1="0.51cm" svg:x2="3.434cm" svg:y2="0.814cm"><text:p/></draw:line><draw:line draw:style-name="gr239" draw:text-style-name="P70" svg:x1="2.819cm" svg:y1="0.51cm" svg:x2="2.819cm" svg:y2="0.814cm"><text:p/></draw:line><draw:line draw:style-name="gr239" draw:text-style-name="P70" svg:x1="2.196cm" svg:y1="0.51cm" svg:x2="2.196cm" svg:y2="0.814cm"><text:p/></draw:line><draw:line draw:style-name="gr239" draw:text-style-name="P70" svg:x1="1.574cm" svg:y1="0.51cm" svg:x2="1.574cm" svg:y2="0.814cm"><text:p/></draw:line><draw:line draw:style-name="gr240" draw:text-style-name="P71" svg:x1="0.327cm" svg:y1="0.66cm" svg:x2="9.338cm" svg:y2="0.66cm"><text:p/></draw:line><draw:frame draw:style-name="gr351" draw:text-style-name="P72" svg:width="0.727cm" svg:height="0.69cm" svg:x="0cm" svg:y="0.944cm"><draw:text-box><text:p text:style-name="P49"><text:span text:style-name="T22">0</text:span></text:p></draw:text-box></draw:frame><draw:frame draw:style-name="gr352" draw:text-style-name="P72" svg:width="0.727cm" svg:height="0.687cm" svg:x="3.708cm" svg:y="0.889cm"><draw:text-box><text:p text:style-name="P49"><text:span text:style-name="T22">1</text:span></text:p></draw:text-box></draw:frame><draw:frame draw:style-name="gr353" draw:text-style-name="P80" svg:width="0.853cm" svg:height="0.664cm" svg:x="7.452cm" svg:y="0.868cm"><draw:text-box><text:p text:style-name="P54"><text:span text:style-name="T26">2</text:span></text:p></draw:text-box></draw:frame><draw:g draw:style-name="gr26"><draw:line draw:style-name="gr244" draw:text-style-name="P70" svg:x1="2.067cm" svg:y1="0.533cm" svg:x2="2.317cm" svg:y2="0.786cm"><text:p/></draw:line><draw:line draw:style-name="gr244" draw:text-style-name="P70" svg:x1="2.317cm" svg:y1="0.533cm" svg:x2="2.067cm" svg:y2="0.786cm"><text:p/></draw:line></draw:g><draw:g draw:style-name="gr26"><draw:line draw:style-name="gr244" draw:text-style-name="P70" svg:x1="7.04cm" svg:y1="0.533cm" svg:x2="7.29cm" svg:y2="0.786cm"><text:p/></draw:line><draw:line draw:style-name="gr244" draw:text-style-name="P70" svg:x1="7.29cm" svg:y1="0.533cm" svg:x2="7.04cm" svg:y2="0.786cm"><text:p/></draw:line></draw:g><draw:frame draw:style-name="gr354" draw:text-style-name="P72" svg:width="0.772cm" svg:height="0.69cm" svg:x="2.081cm" svg:y="0.019cm"><draw:text-box><text:p text:style-name="P49"><text:span text:style-name="T14">S</text:span></text:p></draw:text-box></draw:frame><draw:frame draw:style-name="gr355" draw:text-style-name="P72" svg:width="0.796cm" svg:height="0.687cm" svg:x="7.045cm" svg:y="0cm"><draw:text-box><text:p text:style-name="P49"><text:span text:style-name="T14">T</text:span></text:p></draw:text-box></draw:frame></draw:g></text:h>
            </text:list-item>
          </text:list>
        </text:list-item>
      </text:list>
      <text:h text:style-name="_5f_Paragraphe" text:outline-level="1"><text:span text:style-name="_5f_pointillés_20_gris"><text:tab/></text:span><text:span text:style-name="_5f_Caractères">S </text:span><text:span text:style-name="_5f_Caractères"><draw:frame draw:style-name="fr3" draw:name="Objet19" text:anchor-type="as-char" svg:width="0.982cm" svg:height="0.96cm" draw:z-index="77"><draw:object xlink:href="./Object 5" xlink:type="simple" xlink:show="embed" xlink:actuate="onLoad"/><draw:image xlink:href="./ObjectReplacements/Object 5" xlink:type="simple" xlink:show="embed" xlink:actuate="onLoad"/><svg:desc>formule</svg:desc></draw:frame></text:span><text:span text:style-name="_5f_Caractères"> ; T </text:span><draw:frame draw:style-name="fr3" draw:name="Objet20" text:anchor-type="as-char" svg:width="0.982cm" svg:height="0.96cm" draw:z-index="79"><draw:object xlink:href="./Object 29" xlink:type="simple" xlink:show="embed" xlink:actuate="onLoad"/><draw:image xlink:href="./ObjectReplacements/Object 29" xlink:type="simple" xlink:show="embed" xlink:actuate="onLoad"/><svg:desc>formule</svg:desc></draw:frame></text:h>
      <text:list text:continue-numbering="true" text:style-name="_5f_Numérotation_20_des_20_exercices">
        <text:list-item>
          <text:list>
            <text:list-item>
              <text:h text:style-name="P34" text:outline-level="2"><draw:g text:anchor-type="as-char" svg:y="-0.448cm" draw:z-index="50" draw:name="Forme24" draw:style-name="gr238"><draw:line draw:style-name="gr239" draw:text-style-name="P70" svg:x1="5.134cm" svg:y1="0.416cm" svg:x2="5.134cm" svg:y2="0.666cm"><text:p/></draw:line><draw:line draw:style-name="gr239" draw:text-style-name="P70" svg:x1="0.311cm" svg:y1="0.292cm" svg:x2="0.311cm" svg:y2="0.792cm"><text:p/></draw:line><draw:line draw:style-name="gr239" draw:text-style-name="P70" svg:x1="7.06cm" svg:y1="0.416cm" svg:x2="7.06cm" svg:y2="0.666cm"><text:p/></draw:line><draw:line draw:style-name="gr239" draw:text-style-name="P70" svg:x1="6.096cm" svg:y1="0.292cm" svg:x2="6.096cm" svg:y2="0.792cm"><text:p/></draw:line><draw:line draw:style-name="gr239" draw:text-style-name="P70" svg:x1="4.17cm" svg:y1="0.416cm" svg:x2="4.17cm" svg:y2="0.666cm"><text:p/></draw:line><draw:line draw:style-name="gr239" draw:text-style-name="P70" svg:x1="3.208cm" svg:y1="0.292cm" svg:x2="3.208cm" svg:y2="0.792cm"><text:p/></draw:line><draw:line draw:style-name="gr239" draw:text-style-name="P70" svg:x1="2.244cm" svg:y1="0.416cm" svg:x2="2.244cm" svg:y2="0.666cm"><text:p/></draw:line><draw:line draw:style-name="gr239" draw:text-style-name="P70" svg:x1="1.277cm" svg:y1="0.416cm" svg:x2="1.277cm" svg:y2="0.666cm"><text:p/></draw:line><draw:line draw:style-name="gr240" draw:text-style-name="P71" svg:x1="0.317cm" svg:y1="0.543cm" svg:x2="8.678cm" svg:y2="0.551cm"><text:p/></draw:line><draw:frame draw:style-name="gr241" draw:text-style-name="P72" svg:width="0.708cm" svg:height="0.664cm" svg:x="0cm" svg:y="0.79cm"><draw:text-box><text:p text:style-name="P49"><text:span text:style-name="T22">0</text:span></text:p></draw:text-box></draw:frame><draw:frame draw:style-name="gr242" draw:text-style-name="P72" svg:width="0.763cm" svg:height="0.664cm" svg:x="2.117cm" svg:y="0.016cm"><draw:text-box><text:p text:style-name="P49"><text:span text:style-name="T14">U</text:span></text:p></draw:text-box></draw:frame><draw:frame draw:style-name="gr243" draw:text-style-name="P72" svg:width="0.747cm" svg:height="0.664cm" svg:x="4.999cm" svg:y="0cm"><draw:text-box><text:p text:style-name="P49"><text:span text:style-name="T14">V</text:span></text:p></draw:text-box></draw:frame><draw:g draw:style-name="gr26"><draw:line draw:style-name="gr244" draw:text-style-name="P70" svg:x1="2.119cm" svg:y1="0.439cm" svg:x2="2.37cm" svg:y2="0.644cm"><text:p/></draw:line><draw:line draw:style-name="gr244" draw:text-style-name="P70" svg:x1="2.37cm" svg:y1="0.439cm" svg:x2="2.119cm" svg:y2="0.644cm"><text:p/></draw:line></draw:g><draw:g draw:style-name="gr26"><draw:line draw:style-name="gr244" draw:text-style-name="P70" svg:x1="5.015cm" svg:y1="0.437cm" svg:x2="5.264cm" svg:y2="0.642cm"><text:p/></draw:line><draw:line draw:style-name="gr244" draw:text-style-name="P70" svg:x1="5.264cm" svg:y1="0.437cm" svg:x2="5.015cm" svg:y2="0.642cm"><text:p/></draw:line></draw:g><draw:frame draw:style-name="gr241" draw:text-style-name="P72" svg:width="0.708cm" svg:height="0.664cm" svg:x="2.902cm" svg:y="0.79cm"><draw:text-box><text:p text:style-name="P49"><text:span text:style-name="T22">1</text:span></text:p></draw:text-box></draw:frame></draw:g></text:h>
            </text:list-item>
          </text:list>
        </text:list-item>
      </text:list>
      <text:h text:style-name="_5f_Paragraphe" text:outline-level="1"><text:span text:style-name="_5f_pointillés_20_gris"><text:tab/></text:span><text:span text:style-name="_5f_Caractères">U </text:span><text:span text:style-name="_5f_Caractères"><draw:frame draw:style-name="fr3" draw:name="Objet32" text:anchor-type="as-char" svg:width="0.982cm" svg:height="0.96cm" draw:z-index="80"><draw:object xlink:href="./Object 30" xlink:type="simple" xlink:show="embed" xlink:actuate="onLoad"/><draw:image xlink:href="./ObjectReplacements/Object 30" xlink:type="simple" xlink:show="embed" xlink:actuate="onLoad"/><svg:desc>formule</svg:desc></draw:frame></text:span><text:span text:style-name="_5f_Caractères"> ; V </text:span><draw:frame draw:style-name="fr3" draw:name="Objet50" text:anchor-type="as-char" svg:width="0.982cm" svg:height="0.96cm" draw:z-index="43"><draw:object xlink:href="./Object 31" xlink:type="simple" xlink:show="embed" xlink:actuate="onLoad"/><draw:image xlink:href="./ObjectReplacements/Object 31" xlink:type="simple" xlink:show="embed" xlink:actuate="onLoad"/><svg:desc>formule</svg:desc></draw:frame></text:h>
      <text:list text:continue-numbering="true" text:style-name="_5f_Numérotation_20_des_20_exercices">
        <text:list-item>
          <text:list>
            <text:list-item>
              <text:h text:style-name="_5f_Paragraphe_5f_avec_5f_Num_5f_Question" text:outline-level="2"><text:span text:style-name="_5f_Caractères"><draw:g text:anchor-type="as-char" draw:z-index="55" draw:name="Objet de groupe 19" draw:style-name="gr193"><draw:line draw:style-name="gr194" draw:text-style-name="P68" svg:x1="-0.001cm" svg:y1="0.684cm" svg:x2="9.117cm" svg:y2="0.684cm"><text:p/></draw:line><draw:line draw:style-name="gr195" draw:text-style-name="P51" svg:x1="0.948cm" svg:y1="0.543cm" svg:x2="0.948cm" svg:y2="0.839cm"><text:p/></draw:line><draw:line draw:style-name="gr196" draw:text-style-name="P51" svg:x1="1.263cm" svg:y1="0.543cm" svg:x2="1.263cm" svg:y2="0.839cm"><text:p/></draw:line><draw:line draw:style-name="gr197" draw:text-style-name="P51" svg:x1="0.631cm" svg:y1="0.543cm" svg:x2="0.631cm" svg:y2="0.839cm"><text:p/></draw:line><draw:line draw:style-name="gr198" draw:text-style-name="P51" svg:x1="1.577cm" svg:y1="0.543cm" svg:x2="1.577cm" svg:y2="0.839cm"><text:p/></draw:line><draw:frame draw:style-name="gr199" draw:text-style-name="P69" svg:width="0.729cm" svg:height="0.666cm" svg:x="1.27cm" svg:y="0cm"><draw:text-box><text:p text:style-name="P49"><text:span text:style-name="T20">Y</text:span></text:p></draw:text-box></draw:frame><draw:g draw:style-name="gr26"><draw:line draw:style-name="gr200" draw:text-style-name="P59" svg:x1="1.483cm" svg:y1="0.781cm" svg:x2="1.685cm" svg:y2="0.58cm"><text:p/></draw:line><draw:line draw:style-name="gr201" draw:text-style-name="P59" svg:x1="1.685cm" svg:y1="0.781cm" svg:x2="1.483cm" svg:y2="0.58cm"><text:p/></draw:line></draw:g><draw:line draw:style-name="gr202" draw:text-style-name="P51" svg:x1="1.901cm" svg:y1="0.543cm" svg:x2="1.901cm" svg:y2="0.839cm"><text:p/></draw:line><draw:line draw:style-name="gr203" draw:text-style-name="P51" svg:x1="2.217cm" svg:y1="0.543cm" svg:x2="2.217cm" svg:y2="0.839cm"><text:p/></draw:line><draw:line draw:style-name="gr204" draw:text-style-name="P51" svg:x1="1.584cm" svg:y1="0.543cm" svg:x2="1.584cm" svg:y2="0.839cm"><text:p/></draw:line><draw:line draw:style-name="gr205" draw:text-style-name="P51" svg:x1="2.536cm" svg:y1="0.543cm" svg:x2="2.536cm" svg:y2="0.839cm"><text:p/></draw:line><draw:line draw:style-name="gr206" draw:text-style-name="P51" svg:x1="2.853cm" svg:y1="0.543cm" svg:x2="2.853cm" svg:y2="0.839cm"><text:p/></draw:line><draw:line draw:style-name="gr207" draw:text-style-name="P51" svg:x1="3.168cm" svg:y1="0.543cm" svg:x2="3.168cm" svg:y2="0.839cm"><text:p/></draw:line><draw:line draw:style-name="gr208" draw:text-style-name="P51" svg:x1="3.796cm" svg:y1="0.543cm" svg:x2="3.796cm" svg:y2="0.839cm"><text:p/></draw:line><draw:line draw:style-name="gr209" draw:text-style-name="P51" svg:x1="4.113cm" svg:y1="0.543cm" svg:x2="4.113cm" svg:y2="0.839cm"><text:p/></draw:line><draw:line draw:style-name="gr210" draw:text-style-name="P51" svg:x1="3.478cm" svg:y1="0.543cm" svg:x2="3.478cm" svg:y2="0.839cm"><text:p/></draw:line><draw:line draw:style-name="gr211" draw:text-style-name="P51" svg:x1="4.427cm" svg:y1="0.543cm" svg:x2="4.427cm" svg:y2="0.839cm"><text:p/></draw:line><draw:line draw:style-name="gr212" draw:text-style-name="P51" svg:x1="4.748cm" svg:y1="0.543cm" svg:x2="4.748cm" svg:y2="0.839cm"><text:p/></draw:line><draw:line draw:style-name="gr213" draw:text-style-name="P51" svg:x1="5.066cm" svg:y1="0.543cm" svg:x2="5.066cm" svg:y2="0.839cm"><text:p/></draw:line><draw:line draw:style-name="gr214" draw:text-style-name="P51" svg:x1="5.708cm" svg:y1="0.543cm" svg:x2="5.708cm" svg:y2="0.839cm"><text:p/></draw:line><draw:line draw:style-name="gr215" draw:text-style-name="P51" svg:x1="6.027cm" svg:y1="0.543cm" svg:x2="6.027cm" svg:y2="0.839cm"><text:p/></draw:line><draw:line draw:style-name="gr216" draw:text-style-name="P51" svg:x1="5.394cm" svg:y1="0.543cm" svg:x2="5.394cm" svg:y2="0.839cm"><text:p/></draw:line><draw:line draw:style-name="gr217" draw:text-style-name="P51" svg:x1="6.341cm" svg:y1="0.543cm" svg:x2="6.341cm" svg:y2="0.839cm"><text:p/></draw:line><draw:line draw:style-name="gr218" draw:text-style-name="P51" svg:x1="6.663cm" svg:y1="0.543cm" svg:x2="6.663cm" svg:y2="0.839cm"><text:p/></draw:line><draw:line draw:style-name="gr219" draw:text-style-name="P51" svg:x1="6.981cm" svg:y1="0.543cm" svg:x2="6.981cm" svg:y2="0.839cm"><text:p/></draw:line><draw:line draw:style-name="gr220" draw:text-style-name="P51" svg:x1="6.346cm" svg:y1="0.543cm" svg:x2="6.346cm" svg:y2="0.839cm"><text:p/></draw:line><draw:line draw:style-name="gr221" draw:text-style-name="P51" svg:x1="7.616cm" svg:y1="0.543cm" svg:x2="7.616cm" svg:y2="0.839cm"><text:p/></draw:line><draw:line draw:style-name="gr222" draw:text-style-name="P51" svg:x1="7.93cm" svg:y1="0.543cm" svg:x2="7.93cm" svg:y2="0.839cm"><text:p/></draw:line><draw:line draw:style-name="gr223" draw:text-style-name="P51" svg:x1="7.298cm" svg:y1="0.543cm" svg:x2="7.298cm" svg:y2="0.839cm"><text:p/></draw:line><draw:line draw:style-name="gr224" draw:text-style-name="P51" svg:x1="8.245cm" svg:y1="0.543cm" svg:x2="8.245cm" svg:y2="0.839cm"><text:p/></draw:line><draw:line draw:style-name="gr225" draw:text-style-name="P51" svg:x1="8.568cm" svg:y1="0.543cm" svg:x2="8.568cm" svg:y2="0.839cm"><text:p/></draw:line><draw:line draw:style-name="gr226" draw:text-style-name="P51" svg:x1="0.312cm" svg:y1="0.543cm" svg:x2="0.312cm" svg:y2="0.839cm"><text:p/></draw:line><draw:frame draw:style-name="gr227" draw:text-style-name="P69" svg:width="0.756cm" svg:height="0.666cm" svg:x="2.526cm" svg:y="0cm"><draw:text-box><text:p text:style-name="P49"><text:span text:style-name="T20">X</text:span></text:p></draw:text-box></draw:frame><draw:g draw:style-name="gr26"><draw:line draw:style-name="gr228" draw:text-style-name="P59" svg:x1="2.75cm" svg:y1="0.774cm" svg:x2="2.954cm" svg:y2="0.573cm"><text:p/></draw:line><draw:line draw:style-name="gr229" draw:text-style-name="P59" svg:x1="2.954cm" svg:y1="0.774cm" svg:x2="2.75cm" svg:y2="0.573cm"><text:p/></draw:line></draw:g><draw:frame draw:style-name="gr230" draw:text-style-name="P69" svg:width="0.757cm" svg:height="0.666cm" svg:x="3.466cm" svg:y="0.002cm"><draw:text-box><text:p text:style-name="P49"><text:span text:style-name="T20">Z</text:span></text:p></draw:text-box></draw:frame><draw:g draw:style-name="gr26"><draw:line draw:style-name="gr231" draw:text-style-name="P59" svg:x1="3.691cm" svg:y1="0.774cm" svg:x2="3.895cm" svg:y2="0.573cm"><text:p/></draw:line><draw:line draw:style-name="gr232" draw:text-style-name="P59" svg:x1="3.895cm" svg:y1="0.774cm" svg:x2="3.691cm" svg:y2="0.573cm"><text:p/></draw:line></draw:g><draw:frame draw:style-name="gr233" draw:text-style-name="P69" svg:width="0.865cm" svg:height="0.666cm" svg:x="5.652cm" svg:y="0cm"><draw:text-box><text:p text:style-name="P49"><text:span text:style-name="T20">W</text:span></text:p></draw:text-box></draw:frame><draw:g draw:style-name="gr26"><draw:line draw:style-name="gr234" draw:text-style-name="P59" svg:x1="5.93cm" svg:y1="0.781cm" svg:x2="6.132cm" svg:y2="0.58cm"><text:p/></draw:line><draw:line draw:style-name="gr235" draw:text-style-name="P59" svg:x1="6.132cm" svg:y1="0.781cm" svg:x2="5.93cm" svg:y2="0.58cm"><text:p/></draw:line></draw:g><draw:frame draw:style-name="gr236" draw:text-style-name="P62" svg:width="0.74cm" svg:height="0.664cm" svg:x="3.071cm" svg:y="0.9cm"><draw:text-box><text:p text:style-name="P49"><text:span text:style-name="T14">0</text:span></text:p></draw:text-box></draw:frame><draw:frame draw:style-name="gr237" draw:text-style-name="P62" svg:width="1.04cm" svg:height="0.664cm" svg:x="3.879cm" svg:y="0.9cm"><draw:text-box><text:p text:style-name="P49"><text:span text:style-name="T14">+1</text:span></text:p></draw:text-box></draw:frame></draw:g></text:span></text:h>
            </text:list-item>
          </text:list>
        </text:list-item>
      </text:list>
      <text:h text:style-name="_5f_Paragraphe" text:outline-level="1"><text:span text:style-name="_5f_pointillés_20_gris"><text:tab/></text:span><text:span text:style-name="_5f_Caractères">W </text:span><text:span text:style-name="_5f_Caractères"><draw:frame draw:style-name="fr3" draw:name="Objet2" text:anchor-type="as-char" svg:width="0.982cm" svg:height="0.96cm" draw:z-index="44"><draw:object xlink:href="./Object 32" xlink:type="simple" xlink:show="embed" xlink:actuate="onLoad"/><draw:image xlink:href="./ObjectReplacements/Object 32" xlink:type="simple" xlink:show="embed" xlink:actuate="onLoad"/><svg:desc>formule</svg:desc></draw:frame></text:span><text:span text:style-name="_5f_Caractères"> ; X </text:span><text:span text:style-name="_5f_Caractères"><draw:frame draw:style-name="fr3" draw:name="Objet51" text:anchor-type="as-char" svg:width="0.982cm" svg:height="0.96cm" draw:z-index="78"><draw:object xlink:href="./Object 33" xlink:type="simple" xlink:show="embed" xlink:actuate="onLoad"/><draw:image xlink:href="./ObjectReplacements/Object 33" xlink:type="simple" xlink:show="embed" xlink:actuate="onLoad"/><svg:desc>formule</svg:desc></draw:frame></text:span><text:span text:style-name="_5f_Caractères"> ; Y </text:span><text:span text:style-name="_5f_Caractères"><draw:frame draw:style-name="fr3" draw:name="Objet3" text:anchor-type="as-char" svg:width="0.982cm" svg:height="0.96cm" draw:z-index="45"><draw:object xlink:href="./Object 50" xlink:type="simple" xlink:show="embed" xlink:actuate="onLoad"/><draw:image xlink:href="./ObjectReplacements/Object 50" xlink:type="simple" xlink:show="embed" xlink:actuate="onLoad"/><svg:desc>formule</svg:desc></draw:frame></text:span><text:span text:style-name="_5f_Caractères"> ; Z </text:span><text:span text:style-name="_5f_Caractères"><draw:frame draw:style-name="fr3" draw:name="Objet4" text:anchor-type="as-char" svg:width="0.982cm" svg:height="0.96cm" draw:z-index="47"><draw:object xlink:href="./Object 51" xlink:type="simple" xlink:show="embed" xlink:actuate="onLoad"/><draw:image xlink:href="./ObjectReplacements/Object 51" xlink:type="simple" xlink:show="embed" xlink:actuate="onLoad"/><svg:desc>formule</svg:desc></draw:frame></text:span><text:span text:style-name="_5f_Caractères"> </text:span></text:h>
      <text:list text:continue-numbering="true" text:style-name="_5f_Numérotation_20_des_20_exercices">
        <text:list-item>
          <text:h text:style-name="P41" text:outline-level="1"><text:soft-page-break/><text:span text:style-name="_5f_Caractères">Dans chaque cas, place les points suivants :</text:span></text:h>
          <text:list>
            <text:list-item>
              <text:h text:style-name="P34" text:outline-level="2"><text:span text:style-name="_5f_Caractères">A(− 6) ; B(− 20) ; C(− 12)</text:span></text:h>
            </text:list-item>
          </text:list>
        </text:list-item>
      </text:list>
      <text:h text:style-name="_5f_Paragraphe" text:outline-level="1"><draw:g text:anchor-type="as-char" draw:z-index="40" draw:name="Forme 33" draw:style-name="gr245"><draw:line draw:style-name="gr325" draw:text-style-name="P73" svg:x1="0cm" svg:y1="0.149cm" svg:x2="8.987cm" svg:y2="0.149cm"><text:p/></draw:line><draw:line draw:style-name="gr326" draw:text-style-name="P73" svg:x1="0.069cm" svg:y1="0cm" svg:x2="0.069cm" svg:y2="0.296cm"><text:p/></draw:line><draw:line draw:style-name="gr327" draw:text-style-name="P73" svg:x1="0.467cm" svg:y1="0cm" svg:x2="0.467cm" svg:y2="0.296cm"><text:p/></draw:line><draw:line draw:style-name="gr328" draw:text-style-name="P73" svg:x1="0.871cm" svg:y1="0cm" svg:x2="0.871cm" svg:y2="0.296cm"><text:p/></draw:line><draw:line draw:style-name="gr329" draw:text-style-name="P73" svg:x1="0.467cm" svg:y1="0cm" svg:x2="0.467cm" svg:y2="0.296cm"><text:p/></draw:line><draw:line draw:style-name="gr330" draw:text-style-name="P73" svg:x1="1.67cm" svg:y1="0cm" svg:x2="1.67cm" svg:y2="0.296cm"><text:p/></draw:line><draw:line draw:style-name="gr331" draw:text-style-name="P73" svg:x1="2.067cm" svg:y1="0cm" svg:x2="2.067cm" svg:y2="0.296cm"><text:p/></draw:line><draw:line draw:style-name="gr332" draw:text-style-name="P73" svg:x1="2.469cm" svg:y1="0cm" svg:x2="2.469cm" svg:y2="0.296cm"><text:p/></draw:line><draw:line draw:style-name="gr333" draw:text-style-name="P73" svg:x1="1.27cm" svg:y1="0cm" svg:x2="1.27cm" svg:y2="0.296cm"><text:p/></draw:line><draw:line draw:style-name="gr334" draw:text-style-name="P73" svg:x1="3.268cm" svg:y1="0cm" svg:x2="3.268cm" svg:y2="0.296cm"><text:p/></draw:line><draw:line draw:style-name="gr335" draw:text-style-name="P73" svg:x1="3.669cm" svg:y1="0cm" svg:x2="3.669cm" svg:y2="0.296cm"><text:p/></draw:line><draw:line draw:style-name="gr336" draw:text-style-name="P73" svg:x1="4.069cm" svg:y1="0cm" svg:x2="4.069cm" svg:y2="0.296cm"><text:p/></draw:line><draw:line draw:style-name="gr337" draw:text-style-name="P73" svg:x1="2.87cm" svg:y1="0cm" svg:x2="2.87cm" svg:y2="0.296cm"><text:p/></draw:line><draw:line draw:style-name="gr338" draw:text-style-name="P73" svg:x1="4.868cm" svg:y1="0cm" svg:x2="4.868cm" svg:y2="0.296cm"><text:p/></draw:line><draw:line draw:style-name="gr339" draw:text-style-name="P73" svg:x1="5.269cm" svg:y1="0cm" svg:x2="5.269cm" svg:y2="0.296cm"><text:p/></draw:line><draw:line draw:style-name="gr340" draw:text-style-name="P73" svg:x1="5.667cm" svg:y1="0cm" svg:x2="5.667cm" svg:y2="0.296cm"><text:p/></draw:line><draw:line draw:style-name="gr341" draw:text-style-name="P73" svg:x1="4.471cm" svg:y1="0cm" svg:x2="4.471cm" svg:y2="0.296cm"><text:p/></draw:line><draw:line draw:style-name="gr342" draw:text-style-name="P73" svg:x1="6.47cm" svg:y1="0cm" svg:x2="6.47cm" svg:y2="0.296cm"><text:p/></draw:line><draw:line draw:style-name="gr343" draw:text-style-name="P73" svg:x1="6.87cm" svg:y1="0cm" svg:x2="6.87cm" svg:y2="0.296cm"><text:p/></draw:line><draw:line draw:style-name="gr344" draw:text-style-name="P73" svg:x1="7.269cm" svg:y1="0cm" svg:x2="7.269cm" svg:y2="0.296cm"><text:p/></draw:line><draw:line draw:style-name="gr345" draw:text-style-name="P73" svg:x1="6.071cm" svg:y1="0cm" svg:x2="6.071cm" svg:y2="0.296cm"><text:p/></draw:line><draw:line draw:style-name="gr346" draw:text-style-name="P73" svg:x1="8.07cm" svg:y1="0cm" svg:x2="8.07cm" svg:y2="0.296cm"><text:p/></draw:line><draw:line draw:style-name="gr347" draw:text-style-name="P73" svg:x1="7.669cm" svg:y1="0cm" svg:x2="7.669cm" svg:y2="0.296cm"><text:p/></draw:line><draw:frame draw:style-name="gr348" draw:text-style-name="P76" svg:width="0.228cm" svg:height="0.415cm" svg:x="5.971cm" svg:y="0.27cm"><draw:text-box><text:p text:style-name="P54"><text:span text:style-name="T23">4</text:span></text:p></draw:text-box></draw:frame><draw:frame draw:style-name="gr349" draw:text-style-name="P76" svg:width="0.452cm" svg:height="0.415cm" svg:x="7.468cm" svg:y="0.27cm"><draw:text-box><text:p text:style-name="P54"><text:span text:style-name="T23">12</text:span></text:p></draw:text-box></draw:frame></draw:g></text:h>
      <text:list text:continue-numbering="true" text:style-name="_5f_Numérotation_20_des_20_exercices">
        <text:list-item>
          <text:list>
            <text:list-item>
              <text:h text:style-name="P34" text:outline-level="2"><text:span text:style-name="_5f_Caractères">D(0,15) ; E(− 0,1) ; F(0,55)</text:span></text:h>
            </text:list-item>
          </text:list>
        </text:list-item>
      </text:list>
      <text:h text:style-name="_5f_Paragraphe" text:outline-level="1"><draw:g text:anchor-type="as-char" draw:z-index="41" draw:name="Forme19" draw:style-name="gr245"><draw:line draw:style-name="gr294" draw:text-style-name="P73" svg:x1="5.3cm" svg:y1="0.042cm" svg:x2="5.3cm" svg:y2="0.24cm"><text:p/></draw:line><draw:line draw:style-name="gr295" draw:text-style-name="P73" svg:x1="2.182cm" svg:y1="0.042cm" svg:x2="2.182cm" svg:y2="0.24cm"><text:p/></draw:line><draw:line draw:style-name="gr296" draw:text-style-name="P73" svg:x1="3.433cm" svg:y1="0.042cm" svg:x2="3.433cm" svg:y2="0.24cm"><text:p/></draw:line><draw:line draw:style-name="gr297" draw:text-style-name="P73" svg:x1="0.942cm" svg:y1="0.042cm" svg:x2="0.942cm" svg:y2="0.24cm"><text:p/></draw:line><draw:line draw:style-name="gr298" draw:text-style-name="P73" svg:x1="1.247cm" svg:y1="0cm" svg:x2="1.247cm" svg:y2="0.291cm"><text:p/></draw:line><draw:line draw:style-name="gr299" draw:text-style-name="P73" svg:x1="1.87cm" svg:y1="0cm" svg:x2="1.87cm" svg:y2="0.291cm"><text:p/></draw:line><draw:line draw:style-name="gr300" draw:text-style-name="P73" svg:x1="2.803cm" svg:y1="0.042cm" svg:x2="2.803cm" svg:y2="0.24cm"><text:p/></draw:line><draw:line draw:style-name="gr301" draw:text-style-name="P73" svg:x1="4.052cm" svg:y1="0.042cm" svg:x2="4.052cm" svg:y2="0.24cm"><text:p/></draw:line><draw:line draw:style-name="gr302" draw:text-style-name="P73" svg:x1="4.673cm" svg:y1="0.042cm" svg:x2="4.673cm" svg:y2="0.24cm"><text:p/></draw:line><draw:line draw:style-name="gr303" draw:text-style-name="P73" svg:x1="5.606cm" svg:y1="0cm" svg:x2="5.606cm" svg:y2="0.291cm"><text:p/></draw:line><draw:line draw:style-name="gr304" draw:text-style-name="P73" svg:x1="6.23cm" svg:y1="0cm" svg:x2="6.23cm" svg:y2="0.291cm"><text:p/></draw:line><draw:line draw:style-name="gr305" draw:text-style-name="P73" svg:x1="6.846cm" svg:y1="0cm" svg:x2="6.846cm" svg:y2="0.291cm"><text:p/></draw:line><draw:line draw:style-name="gr306" draw:text-style-name="P73" svg:x1="7.474cm" svg:y1="0cm" svg:x2="7.474cm" svg:y2="0.291cm"><text:p/></draw:line><draw:line draw:style-name="gr307" draw:text-style-name="P73" svg:x1="7.784cm" svg:y1="0.042cm" svg:x2="7.784cm" svg:y2="0.24cm"><text:p/></draw:line><draw:line draw:style-name="gr308" draw:text-style-name="P73" svg:x1="2.491cm" svg:y1="0cm" svg:x2="2.491cm" svg:y2="0.291cm"><text:p/></draw:line><draw:line draw:style-name="gr309" draw:text-style-name="P73" svg:x1="3.115cm" svg:y1="0cm" svg:x2="3.115cm" svg:y2="0.291cm"><text:p/></draw:line><draw:line draw:style-name="gr310" draw:text-style-name="P73" svg:x1="3.738cm" svg:y1="0cm" svg:x2="3.738cm" svg:y2="0.291cm"><text:p/></draw:line><draw:line draw:style-name="gr311" draw:text-style-name="P73" svg:x1="4.359cm" svg:y1="0cm" svg:x2="4.359cm" svg:y2="0.291cm"><text:p/></draw:line><draw:line draw:style-name="gr312" draw:text-style-name="P73" svg:x1="4.985cm" svg:y1="0cm" svg:x2="4.985cm" svg:y2="0.291cm"><text:p/></draw:line><draw:line draw:style-name="gr313" draw:text-style-name="P73" svg:x1="5.913cm" svg:y1="0.042cm" svg:x2="5.913cm" svg:y2="0.24cm"><text:p/></draw:line><draw:line draw:style-name="gr314" draw:text-style-name="P73" svg:x1="6.544cm" svg:y1="0.042cm" svg:x2="6.544cm" svg:y2="0.24cm"><text:p/></draw:line><draw:line draw:style-name="gr315" draw:text-style-name="P73" svg:x1="7.16cm" svg:y1="0.042cm" svg:x2="7.16cm" svg:y2="0.24cm"><text:p/></draw:line><draw:line draw:style-name="gr316" draw:text-style-name="P73" svg:x1="0.623cm" svg:y1="0cm" svg:x2="0.623cm" svg:y2="0.291cm"><text:p/></draw:line><draw:line draw:style-name="gr317" draw:text-style-name="P73" svg:x1="1.561cm" svg:y1="0.042cm" svg:x2="1.561cm" svg:y2="0.24cm"><text:p/></draw:line><draw:line draw:style-name="gr318" draw:text-style-name="P73" svg:x1="8.094cm" svg:y1="0cm" svg:x2="8.094cm" svg:y2="0.291cm"><text:p/></draw:line><draw:line draw:style-name="gr319" draw:text-style-name="P73" svg:x1="0cm" svg:y1="0.139cm" svg:x2="8.999cm" svg:y2="0.139cm"><text:p/></draw:line><draw:frame draw:style-name="gr320" draw:text-style-name="P78" svg:width="0.854cm" svg:height="0.493cm" svg:x="0.907cm" svg:y="0.332cm"><draw:text-box><text:p><text:span text:style-name="T25">−</text:span><text:span text:style-name="T23">0,3</text:span></text:p></draw:text-box></draw:frame><draw:frame draw:style-name="gr321" draw:text-style-name="P79" svg:width="0.565cm" svg:height="0.422cm" svg:x="5.383cm" svg:y="0.332cm"><draw:text-box><text:p text:style-name="P54"><text:span text:style-name="T23">0,4</text:span></text:p></draw:text-box></draw:frame><draw:frame draw:style-name="gr322" draw:text-style-name="P79" svg:width="0.565cm" svg:height="0.422cm" svg:x="7.253cm" svg:y="0.332cm"><draw:text-box><text:p text:style-name="P54"><text:span text:style-name="T23">0,7</text:span></text:p></draw:text-box></draw:frame><draw:line draw:style-name="gr323" draw:text-style-name="P73" svg:x1="0.302cm" svg:y1="0.042cm" svg:x2="0.302cm" svg:y2="0.24cm"><text:p/></draw:line><draw:line draw:style-name="gr324" draw:text-style-name="P73" svg:x1="8.414cm" svg:y1="0.042cm" svg:x2="8.414cm" svg:y2="0.24cm"><text:p/></draw:line></draw:g></text:h>
      <text:list text:continue-numbering="true" text:style-name="_5f_Numérotation_20_des_20_exercices">
        <text:list-item>
          <text:list>
            <text:list-item>
              <text:h text:style-name="P34" text:outline-level="2"><text:span text:style-name="_5f_Caractères">G</text:span><text:span text:style-name="_5f_Caractères"><draw:frame draw:style-name="fr3" draw:name="Objet1" text:anchor-type="as-char" svg:width="1.005cm" svg:height="1.005cm" draw:z-index="49"><draw:object xlink:href="./Object 1" xlink:type="simple" xlink:show="embed" xlink:actuate="onLoad"/><draw:image xlink:href="./ObjectReplacements/Object 1" xlink:type="simple" xlink:show="embed" xlink:actuate="onLoad"/><svg:desc>formule</svg:desc></draw:frame></text:span><text:span text:style-name="_5f_Caractères"> ; H</text:span><text:span text:style-name="_5f_Caractères"><draw:frame draw:style-name="fr3" draw:name="Objet5" text:anchor-type="as-char" svg:width="0.646cm" svg:height="0.96cm" draw:z-index="51"><draw:object xlink:href="./Object 2" xlink:type="simple" xlink:show="embed" xlink:actuate="onLoad"/><draw:image xlink:href="./ObjectReplacements/Object 2" xlink:type="simple" xlink:show="embed" xlink:actuate="onLoad"/><svg:desc>formule</svg:desc></draw:frame></text:span><text:span text:style-name="_5f_Caractères"> ; K</text:span><text:span text:style-name="_5f_Caractères"><draw:frame draw:style-name="fr3" draw:name="Objet7" text:anchor-type="as-char" svg:width="1.229cm" svg:height="1.005cm" draw:z-index="60"><draw:object xlink:href="./Object 8" xlink:type="simple" xlink:show="embed" xlink:actuate="onLoad"/><draw:image xlink:href="./ObjectReplacements/Object 8" xlink:type="simple" xlink:show="embed" xlink:actuate="onLoad"/><svg:desc>formule</svg:desc></draw:frame></text:span><text:span text:style-name="_5f_Caractères"> ; L</text:span><draw:frame draw:style-name="fr3" draw:name="Objet9" text:anchor-type="as-char" svg:width="1.005cm" svg:height="1.005cm" draw:z-index="73"><draw:object xlink:href="./Object 9" xlink:type="simple" xlink:show="embed" xlink:actuate="onLoad"/><draw:image xlink:href="./ObjectReplacements/Object 9" xlink:type="simple" xlink:show="embed" xlink:actuate="onLoad"/><svg:desc>formule</svg:desc></draw:frame></text:h>
            </text:list-item>
          </text:list>
        </text:list-item>
      </text:list>
      <text:h text:style-name="_5f_Paragraphe" text:outline-level="1"><draw:g text:anchor-type="as-char" draw:z-index="42" draw:name="Objet de groupe 6" draw:style-name="gr271"><draw:line draw:style-name="gr272" draw:text-style-name="P51" svg:x1="0.035cm" svg:y1="0.205cm" svg:x2="9.034cm" svg:y2="0.205cm"><text:p/></draw:line><draw:line draw:style-name="gr273" draw:text-style-name="P51" svg:x1="0.49cm" svg:y1="0.055cm" svg:x2="0.49cm" svg:y2="0.355cm"><text:p/></draw:line><draw:line draw:style-name="gr274" draw:text-style-name="P51" svg:x1="0.983cm" svg:y1="0.011cm" svg:x2="0.983cm" svg:y2="0.411cm"><text:p/></draw:line><draw:line draw:style-name="gr275" draw:text-style-name="P51" svg:x1="1.469cm" svg:y1="0.055cm" svg:x2="1.469cm" svg:y2="0.355cm"><text:p/></draw:line><draw:line draw:style-name="gr276" draw:text-style-name="P51" svg:x1="1.947cm" svg:y1="0.055cm" svg:x2="1.947cm" svg:y2="0.355cm"><text:p/></draw:line><draw:line draw:style-name="gr277" draw:text-style-name="P51" svg:x1="2.432cm" svg:y1="0.055cm" svg:x2="2.432cm" svg:y2="0.355cm"><text:p/></draw:line><draw:line draw:style-name="gr278" draw:text-style-name="P51" svg:x1="2.912cm" svg:y1="0.055cm" svg:x2="2.912cm" svg:y2="0.355cm"><text:p/></draw:line><draw:line draw:style-name="gr279" draw:text-style-name="P51" svg:x1="3.352cm" svg:y1="0.011cm" svg:x2="3.352cm" svg:y2="0.411cm"><text:p/></draw:line><draw:line draw:style-name="gr280" draw:text-style-name="P51" svg:x1="3.836cm" svg:y1="0.055cm" svg:x2="3.836cm" svg:y2="0.355cm"><text:p/></draw:line><draw:line draw:style-name="gr281" draw:text-style-name="P51" svg:x1="4.316cm" svg:y1="0.055cm" svg:x2="4.316cm" svg:y2="0.355cm"><text:p/></draw:line><draw:line draw:style-name="gr282" draw:text-style-name="P51" svg:x1="4.801cm" svg:y1="0.055cm" svg:x2="4.801cm" svg:y2="0.355cm"><text:p/></draw:line><draw:line draw:style-name="gr283" draw:text-style-name="P51" svg:x1="5.281cm" svg:y1="0.055cm" svg:x2="5.281cm" svg:y2="0.355cm"><text:p/></draw:line><draw:line draw:style-name="gr284" draw:text-style-name="P51" svg:x1="6.205cm" svg:y1="0.055cm" svg:x2="6.205cm" svg:y2="0.355cm"><text:p/></draw:line><draw:line draw:style-name="gr285" draw:text-style-name="P51" svg:x1="6.685cm" svg:y1="0.055cm" svg:x2="6.685cm" svg:y2="0.355cm"><text:p/></draw:line><draw:line draw:style-name="gr286" draw:text-style-name="P51" svg:x1="7.168cm" svg:y1="0.055cm" svg:x2="7.168cm" svg:y2="0.355cm"><text:p/></draw:line><draw:frame draw:style-name="gr287" draw:text-style-name="P77" svg:width="0.981cm" svg:height="0.664cm" svg:x="0.362cm" svg:y="0.4cm"><draw:text-box><text:p text:style-name="P49"><text:span text:style-name="T24">−</text:span><text:span text:style-name="T14">2</text:span></text:p></draw:text-box></draw:frame><draw:frame draw:style-name="gr288" draw:text-style-name="P77" svg:width="0.981cm" svg:height="0.664cm" svg:x="2.801cm" svg:y="0.4cm"><draw:text-box><text:p text:style-name="P49"><text:span text:style-name="T24">−</text:span><text:span text:style-name="T14">1</text:span></text:p></draw:text-box></draw:frame><draw:line draw:style-name="gr289" draw:text-style-name="P51" svg:x1="5.721cm" svg:y1="0.011cm" svg:x2="5.721cm" svg:y2="0.411cm"><text:p/></draw:line><draw:frame draw:style-name="gr290" draw:text-style-name="P77" svg:width="0.729cm" svg:height="0.664cm" svg:x="5.352cm" svg:y="0.4cm"><draw:text-box><text:p text:style-name="P49"><text:span text:style-name="T14">0</text:span></text:p></draw:text-box></draw:frame><draw:line draw:style-name="gr291" draw:text-style-name="P51" svg:x1="7.649cm" svg:y1="0.055cm" svg:x2="7.649cm" svg:y2="0.355cm"><text:p/></draw:line><draw:line draw:style-name="gr292" draw:text-style-name="P51" svg:x1="8.581cm" svg:y1="0.055cm" svg:x2="8.581cm" svg:y2="0.355cm"><text:p/></draw:line><draw:line draw:style-name="gr293" draw:text-style-name="P51" svg:x1="-0.001cm" svg:y1="0.055cm" svg:x2="-0.001cm" svg:y2="0.355cm"><text:p/></draw:line><draw:frame draw:style-name="gr290" draw:text-style-name="P77" svg:width="0.729cm" svg:height="0.664cm" svg:x="7.689cm" svg:y="0.4cm"><draw:text-box><text:p text:style-name="P49"><text:span text:style-name="T14">1</text:span></text:p></draw:text-box></draw:frame><draw:line draw:style-name="gr279" draw:text-style-name="P51" svg:x1="8.089cm" svg:y1="0.001cm" svg:x2="8.089cm" svg:y2="0.401cm"><text:p/></draw:line></draw:g></text:h>
      <text:list text:continue-numbering="true" text:style-name="_5f_Numérotation_20_des_20_exercices">
        <text:list-item>
          <text:list>
            <text:list-item>
              <text:h text:style-name="P34" text:outline-level="2"><text:span text:style-name="_5f_Caractères">M(− 1) ; N</text:span><text:span text:style-name="_5f_Caractères"><draw:frame draw:style-name="fr3" draw:name="Objet6" text:anchor-type="as-char" svg:width="0.646cm" svg:height="0.96cm" draw:z-index="39"><draw:object xlink:href="./Object 6" xlink:type="simple" xlink:show="embed" xlink:actuate="onLoad"/><draw:image xlink:href="./ObjectReplacements/Object 6" xlink:type="simple" xlink:show="embed" xlink:actuate="onLoad"/><svg:desc>formule</svg:desc></draw:frame></text:span><text:span text:style-name="_5f_Caractères"> ; P</text:span><text:span text:style-name="_5f_Caractères"><draw:frame draw:style-name="fr3" draw:name="Objet8" text:anchor-type="as-char" svg:width="1.187cm" svg:height="0.965cm" draw:z-index="52"><draw:object xlink:href="./Object 7" xlink:type="simple" xlink:show="embed" xlink:actuate="onLoad"/><draw:image xlink:href="./ObjectReplacements/Object 7" xlink:type="simple" xlink:show="embed" xlink:actuate="onLoad"/><svg:desc>formule</svg:desc></draw:frame></text:span></text:h>
            </text:list-item>
          </text:list>
        </text:list-item>
      </text:list>
      <text:h text:style-name="P10" text:outline-level="1"><text:span text:style-name="_5f_Caractères"><draw:g text:anchor-type="as-char" draw:z-index="48" draw:name="Forme20" draw:style-name="gr245"><draw:line draw:style-name="gr246" draw:text-style-name="P73" svg:x1="0cm" svg:y1="0.147cm" svg:x2="8.987cm" svg:y2="0.147cm"><text:p/></draw:line><draw:line draw:style-name="gr247" draw:text-style-name="P73" svg:x1="0.086cm" svg:y1="-0.001cm" svg:x2="0.086cm" svg:y2="0.295cm"><text:p/></draw:line><draw:line draw:style-name="gr248" draw:text-style-name="P73" svg:x1="0.487cm" svg:y1="-0.001cm" svg:x2="0.487cm" svg:y2="0.295cm"><text:p/></draw:line><draw:line draw:style-name="gr249" draw:text-style-name="P73" svg:x1="0.887cm" svg:y1="-0.001cm" svg:x2="0.887cm" svg:y2="0.295cm"><text:p/></draw:line><draw:line draw:style-name="gr250" draw:text-style-name="P73" svg:x1="0.487cm" svg:y1="-0.001cm" svg:x2="0.487cm" svg:y2="0.295cm"><text:p/></draw:line><draw:line draw:style-name="gr251" draw:text-style-name="P73" svg:x1="1.686cm" svg:y1="-0.001cm" svg:x2="1.686cm" svg:y2="0.295cm"><text:p/></draw:line><draw:line draw:style-name="gr252" draw:text-style-name="P73" svg:x1="2.088cm" svg:y1="-0.001cm" svg:x2="2.088cm" svg:y2="0.295cm"><text:p/></draw:line><draw:line draw:style-name="gr253" draw:text-style-name="P73" svg:x1="2.487cm" svg:y1="-0.001cm" svg:x2="2.487cm" svg:y2="0.295cm"><text:p/></draw:line><draw:line draw:style-name="gr254" draw:text-style-name="P73" svg:x1="1.289cm" svg:y1="-0.001cm" svg:x2="1.289cm" svg:y2="0.295cm"><text:p/></draw:line><draw:line draw:style-name="gr255" draw:text-style-name="P73" svg:x1="3.286cm" svg:y1="-0.001cm" svg:x2="3.286cm" svg:y2="0.295cm"><text:p/></draw:line><draw:line draw:style-name="gr256" draw:text-style-name="P73" svg:x1="3.688cm" svg:y1="-0.001cm" svg:x2="3.688cm" svg:y2="0.295cm"><text:p/></draw:line><draw:line draw:style-name="gr257" draw:text-style-name="P73" svg:x1="4.087cm" svg:y1="-0.001cm" svg:x2="4.087cm" svg:y2="0.295cm"><text:p/></draw:line><draw:line draw:style-name="gr258" draw:text-style-name="P73" svg:x1="2.887cm" svg:y1="-0.001cm" svg:x2="2.887cm" svg:y2="0.295cm"><text:p/></draw:line><draw:line draw:style-name="gr259" draw:text-style-name="P73" svg:x1="4.888cm" svg:y1="-0.001cm" svg:x2="4.888cm" svg:y2="0.295cm"><text:p/></draw:line><draw:line draw:style-name="gr260" draw:text-style-name="P73" svg:x1="5.286cm" svg:y1="-0.001cm" svg:x2="5.286cm" svg:y2="0.295cm"><text:p/></draw:line><draw:line draw:style-name="gr261" draw:text-style-name="P73" svg:x1="5.687cm" svg:y1="-0.001cm" svg:x2="5.687cm" svg:y2="0.295cm"><text:p/></draw:line><draw:line draw:style-name="gr262" draw:text-style-name="P73" svg:x1="4.487cm" svg:y1="-0.001cm" svg:x2="4.487cm" svg:y2="0.295cm"><text:p/></draw:line><draw:line draw:style-name="gr263" draw:text-style-name="P73" svg:x1="6.489cm" svg:y1="-0.001cm" svg:x2="6.489cm" svg:y2="0.295cm"><text:p/></draw:line><draw:line draw:style-name="gr264" draw:text-style-name="P73" svg:x1="6.886cm" svg:y1="-0.001cm" svg:x2="6.886cm" svg:y2="0.295cm"><text:p/></draw:line><draw:line draw:style-name="gr265" draw:text-style-name="P73" svg:x1="7.288cm" svg:y1="-0.001cm" svg:x2="7.288cm" svg:y2="0.295cm"><text:p/></draw:line><draw:line draw:style-name="gr266" draw:text-style-name="P73" svg:x1="6.087cm" svg:y1="-0.001cm" svg:x2="6.087cm" svg:y2="0.295cm"><text:p/></draw:line><draw:line draw:style-name="gr267" draw:text-style-name="P73" svg:x1="8.087cm" svg:y1="-0.001cm" svg:x2="8.087cm" svg:y2="0.295cm"><text:p/></draw:line><draw:line draw:style-name="gr268" draw:text-style-name="P73" svg:x1="7.687cm" svg:y1="-0.001cm" svg:x2="7.687cm" svg:y2="0.295cm"><text:p/></draw:line><draw:frame draw:style-name="gr269" draw:text-style-name="P75" svg:width="0.228cm" svg:height="0.477cm" svg:x="3.572cm" svg:y="0.289cm"><draw:text-box><text:p text:style-name="P74"><text:span text:style-name="T23">1</text:span></text:p></draw:text-box></draw:frame><draw:frame draw:style-name="gr270" draw:text-style-name="P76" svg:width="0.228cm" svg:height="0.477cm" svg:x="7.172cm" svg:y="0.289cm"><draw:text-box><text:p text:style-name="P54"><text:span text:style-name="T23">4</text:span></text:p></draw:text-box></draw:frame></draw:g></text:span><text:span text:style-name="_5f_Caractères_5f_gras"> </text:span></text:h>
      <text:list text:continue-numbering="true" text:style-name="_5f_Numérotation_20_des_20_exercices">
        <text:list-item>
          <text:h text:style-name="P40" text:outline-level="1"><text:span text:style-name="_5f_Caractères_5f_gras"><text:s/>Où sont les points ?</text:span></text:h>
          <text:list>
            <text:list-item>
              <text:h text:style-name="P34" text:outline-level="2"><text:span text:style-name="_5f_Caractères">Trouve et place l’origine O de la droite graduée.</text:span></text:h>
            </text:list-item>
          </text:list>
        </text:list-item>
      </text:list>
      <text:h text:style-name="_5f_Paragraphe" text:outline-level="1"><text:span text:style-name="_5f_Caractères"><draw:g text:anchor-type="as-char" draw:z-index="67" draw:name="Objet de groupe 1" draw:style-name="gr13"><draw:line draw:style-name="gr14" draw:text-style-name="P51" svg:x1="0.001cm" svg:y1="0.66cm" svg:x2="9cm" svg:y2="0.66cm"><text:p/></draw:line><draw:line draw:style-name="gr15" draw:text-style-name="P51" svg:x1="0.358cm" svg:y1="0.512cm" svg:x2="0.358cm" svg:y2="0.812cm"><text:p/></draw:line><draw:line draw:style-name="gr16" draw:text-style-name="P51" svg:x1="1cm" svg:y1="0.512cm" svg:x2="1cm" svg:y2="0.812cm"><text:p/></draw:line><draw:line draw:style-name="gr17" draw:text-style-name="P51" svg:x1="2.293cm" svg:y1="0.512cm" svg:x2="2.293cm" svg:y2="0.812cm"><text:p/></draw:line><draw:line draw:style-name="gr18" draw:text-style-name="P51" svg:x1="4.235cm" svg:y1="0.512cm" svg:x2="4.235cm" svg:y2="0.812cm"><text:p/></draw:line><draw:line draw:style-name="gr19" draw:text-style-name="P51" svg:x1="4.877cm" svg:y1="0.512cm" svg:x2="4.877cm" svg:y2="0.812cm"><text:p/></draw:line><draw:line draw:style-name="gr20" draw:text-style-name="P51" svg:x1="3.584cm" svg:y1="0.519cm" svg:x2="3.584cm" svg:y2="0.817cm"><text:p/></draw:line><draw:line draw:style-name="gr21" draw:text-style-name="P51" svg:x1="6.17cm" svg:y1="0.512cm" svg:x2="6.17cm" svg:y2="0.812cm"><text:p/></draw:line><draw:line draw:style-name="gr22" draw:text-style-name="P51" svg:x1="6.815cm" svg:y1="0.512cm" svg:x2="6.815cm" svg:y2="0.812cm"><text:p/></draw:line><draw:line draw:style-name="gr23" draw:text-style-name="P51" svg:x1="1.643cm" svg:y1="0.512cm" svg:x2="1.643cm" svg:y2="0.812cm"><text:p/></draw:line><draw:line draw:style-name="gr24" draw:text-style-name="P51" svg:x1="2.938cm" svg:y1="0.512cm" svg:x2="2.938cm" svg:y2="0.812cm"><text:p/></draw:line><draw:line draw:style-name="gr25" draw:text-style-name="P51" svg:x1="5.52cm" svg:y1="0.512cm" svg:x2="5.52cm" svg:y2="0.812cm"><text:p/></draw:line><draw:g draw:style-name="gr26"><draw:frame draw:style-name="gr27" draw:text-style-name="P52" svg:width="0.72cm" svg:height="0.666cm" svg:x="1.325cm" svg:y="0.025cm"><draw:text-box><text:p text:style-name="P49"><text:span text:style-name="T14">P</text:span></text:p></draw:text-box></draw:frame><draw:frame draw:style-name="gr28" draw:text-style-name="P52" svg:width="0.75cm" svg:height="0.664cm" svg:x="5.817cm" svg:y="0cm"><draw:text-box><text:p text:style-name="P49"><text:span text:style-name="T14">R</text:span></text:p></draw:text-box></draw:frame></draw:g><draw:line draw:style-name="gr29" draw:text-style-name="P51" svg:x1="4.877cm" svg:y1="0.512cm" svg:x2="4.877cm" svg:y2="0.812cm"><text:p/></draw:line><draw:line draw:style-name="gr30" draw:text-style-name="P51" svg:x1="6.17cm" svg:y1="0.512cm" svg:x2="6.17cm" svg:y2="0.812cm"><text:p/></draw:line><draw:line draw:style-name="gr31" draw:text-style-name="P51" svg:x1="5.52cm" svg:y1="0.512cm" svg:x2="5.52cm" svg:y2="0.812cm"><text:p/></draw:line><draw:line draw:style-name="gr32" draw:text-style-name="P51" svg:x1="7.478cm" svg:y1="0.512cm" svg:x2="7.478cm" svg:y2="0.812cm"><text:p/></draw:line><draw:line draw:style-name="gr33" draw:text-style-name="P51" svg:x1="8.126cm" svg:y1="0.512cm" svg:x2="8.126cm" svg:y2="0.812cm"><text:p/></draw:line><draw:line draw:style-name="gr34" draw:text-style-name="P51" svg:x1="7.478cm" svg:y1="0.512cm" svg:x2="7.478cm" svg:y2="0.812cm"><text:p/></draw:line><draw:line draw:style-name="gr35" draw:text-style-name="P51" svg:x1="8.126cm" svg:y1="0.512cm" svg:x2="8.126cm" svg:y2="0.812cm"><text:p/></draw:line><draw:g draw:style-name="gr26"><draw:frame draw:style-name="gr36" draw:text-style-name="P52" svg:width="1.027cm" svg:height="0.666cm" svg:x="5.63cm" svg:y="0.699cm"><draw:text-box><text:p text:style-name="P49"><text:span text:style-name="T14">+</text:span><text:span text:style-name="T14">4</text:span></text:p></draw:text-box></draw:frame><draw:frame draw:style-name="gr37" draw:text-style-name="P52" svg:width="1.011cm" svg:height="0.666cm" svg:x="1.182cm" svg:y="0.699cm"><draw:text-box><text:p text:style-name="P49"><text:span text:style-name="T15">−</text:span><text:span text:style-name="T14">3</text:span></text:p></draw:text-box></draw:frame></draw:g><draw:g draw:style-name="gr26"><draw:line draw:style-name="gr38" draw:text-style-name="P53" svg:x1="1.568cm" svg:y1="0.727cm" svg:x2="1.709cm" svg:y2="0.586cm"><text:p/></draw:line><draw:line draw:style-name="gr38" draw:text-style-name="P53" svg:x1="1.568cm" svg:y1="0.586cm" svg:x2="1.709cm" svg:y2="0.727cm"><text:p/></draw:line></draw:g><draw:g draw:style-name="gr26"><draw:line draw:style-name="gr38" draw:text-style-name="P53" svg:x1="6.1cm" svg:y1="0.739cm" svg:x2="6.241cm" svg:y2="0.598cm"><text:p/></draw:line><draw:line draw:style-name="gr38" draw:text-style-name="P53" svg:x1="6.1cm" svg:y1="0.598cm" svg:x2="6.241cm" svg:y2="0.739cm"><text:p/></draw:line></draw:g></draw:g></text:span></text:h>
      <text:list text:continue-numbering="true" text:style-name="_5f_Numérotation_20_des_20_exercices">
        <text:list-item>
          <text:list>
            <text:list-item>
              <text:h text:style-name="P34" text:outline-level="2"><text:span text:style-name="_5f_Caractères">Place le point T d’abscisse (−5).</text:span></text:h>
            </text:list-item>
          </text:list>
        </text:list-item>
      </text:list>
      <text:p text:style-name="_5f_Paragraphe_5f_Réponse_5f_Elève"><text:span text:style-name="_5f_Caractères">Place le point R’, symétrique du point R par rapport à O. et donne son abscisse : </text:span><text:span text:style-name="_5f_pointillés_20_gris"><text:tab/></text:span></text:p>
      <text:list text:continue-numbering="true" text:style-name="_5f_Numérotation_20_des_20_exercices">
        <text:list-item>
          <text:list>
            <text:list-item>
              <text:h text:style-name="P34" text:outline-level="2"><text:span text:style-name="_5f_Caractères">Que dire des abscisses des points R et R’ ?</text:span></text:h>
            </text:list-item>
          </text:list>
        </text:list-item>
      </text:list>
      <text:p text:style-name="_5f_Paragraphe_5f_Réponse_5f_Pointillés_5f_Grisés"><text:span text:style-name="_5f_pointillés_20_gris"><text:tab/></text:span><text:span text:style-name="_5f_Caractères"><text:line-break/></text:span><text:span text:style-name="_5f_pointillés_20_gris"><text:tab/></text:span></text:p>
      <text:list text:continue-numbering="true" text:style-name="_5f_Numérotation_20_des_20_exercices">
        <text:list-item>
          <text:list>
            <text:list-item>
              <text:h text:style-name="P34" text:outline-level="2"><text:span text:style-name="_5f_Caractères">Que dire des points P et T par rapport au point R’ ? </text:span></text:h>
            </text:list-item>
          </text:list>
        </text:list-item>
      </text:list>
      <text:p text:style-name="_5f_Paragraphe_5f_Réponse_5f_Pointillés_5f_Grisés"><text:span text:style-name="_5f_pointillés_20_gris"><text:tab/></text:span><text:span text:style-name="_5f_Caractères"><text:line-break/></text:span><text:span text:style-name="_5f_pointillés_20_gris"><text:tab/></text:span></text:p>
      <text:list text:continue-numbering="true" text:style-name="_5f_Numérotation_20_des_20_exercices">
        <text:list-item>
          <text:h text:style-name="P39" text:outline-level="1"><text:span text:style-name="_5f_Caractères_5f_gras"> Abscisse et milieu</text:span></text:h>
          <text:list>
            <text:list-item>
              <text:h text:style-name="P34" text:outline-level="2"><text:span text:style-name="_5f_Caractères">Sur la droite graduée ci-dessous, place précisément les points T(−1,2) et R(2,4). </text:span></text:h>
            </text:list-item>
          </text:list>
        </text:list-item>
      </text:list>
      <text:h text:style-name="_5f_Paragraphe" text:outline-level="1"><text:span text:style-name="_5f_Caractères"><draw:g text:anchor-type="as-char" draw:z-index="31" draw:name="Forme 39" draw:style-name="gr193"><draw:g draw:style-name="gr26"><draw:line draw:style-name="gr411" draw:text-style-name="P64" svg:x1="0.001cm" svg:y1="0.15cm" svg:x2="9cm" svg:y2="0.15cm"><text:p/></draw:line><draw:frame draw:style-name="gr412" draw:text-style-name="P91" svg:width="0.23cm" svg:height="0.415cm" svg:x="2.499cm" svg:y="0.319cm"><draw:text-box><text:p text:style-name="P65"><text:span text:style-name="T20">0</text:span></text:p></draw:text-box></draw:frame><draw:line draw:style-name="gr239" draw:text-style-name="P60" svg:x1="2.601cm" svg:y1="0cm" svg:x2="2.601cm" svg:y2="0.302cm"><text:p/></draw:line></draw:g><draw:line draw:style-name="gr239" draw:text-style-name="P60" svg:x1="3.597cm" svg:y1="0cm" svg:x2="3.597cm" svg:y2="0.302cm"><text:p/></draw:line><draw:frame draw:style-name="gr413" draw:text-style-name="P91" svg:width="0.228cm" svg:height="0.415cm" svg:x="3.501cm" svg:y="0.319cm"><draw:text-box><text:p text:style-name="P65"><text:span text:style-name="T20">1</text:span></text:p></draw:text-box></draw:frame></draw:g></text:span></text:h>
      <text:p text:style-name="_5f_Paragraphe_5f_Réponse_5f_Elève"><text:span text:style-name="_5f_Caractères">Place, sur cette même droite, le point U milieu du segment [TR]. <text:line-break/>Lis et écris son abscisse : </text:span><text:span text:style-name="_5f_pointillés_20_gris"><text:tab/></text:span></text:p>
      <text:list text:continue-numbering="true" text:style-name="_5f_Numérotation_20_des_20_exercices">
        <text:list-item>
          <text:list>
            <text:list-item>
              <text:h text:style-name="P34" text:outline-level="2"><text:span text:style-name="_5f_Caractères">Toujours sur cette droite, place le point S tel que R soit le milieu du segment [TS].</text:span></text:h>
            </text:list-item>
          </text:list>
        </text:list-item>
      </text:list>
      <text:p text:style-name="P11"><text:span text:style-name="_5f_Caractères">Lis et écris son abscisse : </text:span><text:span text:style-name="_5f_pointillés_20_gris"><text:tab/></text:span></text:p>
      <text:list text:continue-numbering="true" text:style-name="_5f_Numérotation_20_des_20_exercices">
        <text:list-item>
          <text:h text:style-name="P39" text:outline-level="1"><text:span text:style-name="_5f_Caractères_5f_gras"> Encadrement de l'abscisse d'un point </text:span></text:h>
        </text:list-item>
      </text:list>
      <text:h text:style-name="_5f_Paragraphe" text:outline-level="1"><text:span text:style-name="_5f_Caractères">Encadre les abscisses des points A à J en utilisant les traits des graduations les plus proches.</text:span></text:h>
      <text:h text:style-name="_5f_Paragraphe" text:outline-level="1"><text:span text:style-name="_5f_Caractères"><text:span text:style-name="T10">Exemple</text:span></text:span><text:span text:style-name="_5f_Caractères"><text:span text:style-name="T11"> :</text:span></text:span><text:span text:style-name="_5f_Caractères"><text:span text:style-name="T9"> </text:span></text:span><text:span text:style-name="_5f_Caractères">en notant </text:span><text:span text:style-name="_5f_Caractères"><draw:frame draw:style-name="fr2" draw:name="Object1" text:anchor-type="as-char" svg:width="0.422cm" svg:height="0.531cm" draw:z-index="74"><draw:object xlink:href="./Object 10" xlink:type="simple" xlink:show="embed" xlink:actuate="onLoad"/><draw:image xlink:href="./ObjectReplacements/Object 10" xlink:type="simple" xlink:show="embed" xlink:actuate="onLoad"/><svg:desc>formula</svg:desc></draw:frame></text:span><text:span text:style-name="_5f_Caractères"><text:s/>l’abscisse du point A :</text:span></text:h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h text:style-name="_5f_Paragraphe" text:outline-level="1"><text:span text:style-name="_5f_Caractères"><draw:g text:anchor-type="as-char" svg:y="-0.646cm" draw:z-index="32" draw:name="Forme 40" draw:style-name="gr390"><draw:line draw:style-name="gr391" draw:text-style-name="P87" svg:x1="0.001cm" svg:y1="0.556cm" svg:x2="5.002cm" svg:y2="0.556cm"><text:p/></draw:line><draw:line draw:style-name="gr392" draw:text-style-name="P87" svg:x1="3.663cm" svg:y1="0.249cm" svg:x2="3.663cm" svg:y2="0.849cm"><text:p/></draw:line><draw:line draw:style-name="gr393" draw:text-style-name="P87" svg:x1="0.549cm" svg:y1="0.249cm" svg:x2="0.549cm" svg:y2="0.849cm"><text:p/></draw:line><draw:line draw:style-name="gr394" draw:text-style-name="P87" svg:x1="1.795cm" svg:y1="0.415cm" svg:x2="1.795cm" svg:y2="0.71cm"><text:p/></draw:line><draw:line draw:style-name="gr395" draw:text-style-name="P87" svg:x1="0.235cm" svg:y1="0.415cm" svg:x2="0.235cm" svg:y2="0.71cm"><text:p/></draw:line><draw:line draw:style-name="gr396" draw:text-style-name="P87" svg:x1="1.168cm" svg:y1="0.415cm" svg:x2="1.168cm" svg:y2="0.71cm"><text:p/></draw:line><draw:line draw:style-name="gr397" draw:text-style-name="P87" svg:x1="2.417cm" svg:y1="0.415cm" svg:x2="2.417cm" svg:y2="0.71cm"><text:p/></draw:line><draw:line draw:style-name="gr398" draw:text-style-name="P87" svg:x1="3.036cm" svg:y1="0.415cm" svg:x2="3.036cm" svg:y2="0.71cm"><text:p/></draw:line><draw:line draw:style-name="gr399" draw:text-style-name="P87" svg:x1="3.971cm" svg:y1="0.415cm" svg:x2="3.971cm" svg:y2="0.71cm"><text:p/></draw:line><draw:line draw:style-name="gr400" draw:text-style-name="P87" svg:x1="0.862cm" svg:y1="0.415cm" svg:x2="0.862cm" svg:y2="0.71cm"><text:p/></draw:line><draw:line draw:style-name="gr401" draw:text-style-name="P87" svg:x1="1.482cm" svg:y1="0.415cm" svg:x2="1.482cm" svg:y2="0.71cm"><text:p/></draw:line><draw:line draw:style-name="gr402" draw:text-style-name="P87" svg:x1="2.103cm" svg:y1="0.415cm" svg:x2="2.103cm" svg:y2="0.71cm"><text:p/></draw:line><draw:line draw:style-name="gr403" draw:text-style-name="P87" svg:x1="2.722cm" svg:y1="0.415cm" svg:x2="2.722cm" svg:y2="0.71cm"><text:p/></draw:line><draw:line draw:style-name="gr404" draw:text-style-name="P87" svg:x1="3.35cm" svg:y1="0.415cm" svg:x2="3.35cm" svg:y2="0.71cm"><text:p/></draw:line><draw:frame draw:style-name="gr405" draw:text-style-name="P88" svg:width="0.246cm" svg:height="0.415cm" svg:x="3.074cm" svg:y="0cm"><draw:text-box><text:p text:style-name="P54"><text:span text:style-name="T31">A</text:span></text:p></draw:text-box></draw:frame><draw:g draw:style-name="gr26"><draw:line draw:style-name="gr406" draw:text-style-name="P89" svg:x1="3.052cm" svg:y1="0.459cm" svg:x2="3.251cm" svg:y2="0.658cm"><text:p/></draw:line><draw:line draw:style-name="gr407" draw:text-style-name="P89" svg:x1="3.251cm" svg:y1="0.459cm" svg:x2="3.052cm" svg:y2="0.658cm"><text:p/></draw:line></draw:g><draw:frame draw:style-name="gr408" draw:text-style-name="P90" svg:width="0.779cm" svg:height="0.415cm" svg:x="0.201cm" svg:y="0.827cm"><draw:text-box><text:p><text:span text:style-name="T32">−</text:span><text:span text:style-name="T32">3</text:span><text:span text:style-name="T33">,5</text:span></text:p></draw:text-box></draw:frame><draw:frame draw:style-name="gr409" draw:text-style-name="P90" svg:width="0.779cm" svg:height="0.415cm" svg:x="3.314cm" svg:y="0.841cm"><draw:text-box><text:p><text:span text:style-name="T32">−</text:span><text:span text:style-name="T32">3</text:span><text:span text:style-name="T33">,4</text:span></text:p></draw:text-box></draw:frame><draw:line draw:style-name="gr410" draw:text-style-name="P87" svg:x1="4.283cm" svg:y1="0.415cm" svg:x2="4.283cm" svg:y2="0.71cm"><text:p/></draw:line></draw:g></text:span></text:h>
          </table:table-cell>
          <table:table-cell table:style-name="Tableau1.A1" office:value-type="string">
            <text:h text:style-name="_5f_Paragraphe" text:outline-level="1"><text:span text:style-name="_5f_Caractères">−3,42 &lt; </text:span><text:span text:style-name="_5f_Caractères"><draw:frame draw:style-name="fr2" draw:name="Objet10" text:anchor-type="as-char" svg:width="0.422cm" svg:height="0.531cm" draw:z-index="66"><draw:object xlink:href="./Object 11" xlink:type="simple" xlink:show="embed" xlink:actuate="onLoad"/><draw:image xlink:href="./ObjectReplacements/Object 11" xlink:type="simple" xlink:show="embed" xlink:actuate="onLoad"/><svg:desc>formule</svg:desc></draw:frame></text:span><text:span text:style-name="_5f_Caractères"> &lt;−3,41</text:span></text:h>
          </table:table-cell>
        </table:table-row>
      </table:table>
      <text:list text:continue-numbering="true" text:style-name="_5f_Numérotation_20_des_20_exercices">
        <text:list-item>
          <text:list>
            <text:list-item>
              <text:h text:style-name="P35" text:outline-level="2"><draw:g text:anchor-type="as-char" draw:z-index="63" draw:name="Forme 36" draw:style-name="gr13"><draw:line draw:style-name="gr95" draw:text-style-name="P51" svg:x1="0.113cm" svg:y1="0.661cm" svg:x2="8.445cm" svg:y2="0.661cm"><text:p/></draw:line><draw:line draw:style-name="gr96" draw:text-style-name="P51" svg:x1="0.355cm" svg:y1="0.564cm" svg:x2="0.355cm" svg:y2="0.748cm"><text:p/></draw:line><draw:line draw:style-name="gr97" draw:text-style-name="P51" svg:x1="1.034cm" svg:y1="0.564cm" svg:x2="1.034cm" svg:y2="0.748cm"><text:p/></draw:line><draw:line draw:style-name="gr98" draw:text-style-name="P51" svg:x1="1.712cm" svg:y1="0.564cm" svg:x2="1.712cm" svg:y2="0.748cm"><text:p/></draw:line><draw:line draw:style-name="gr99" draw:text-style-name="P51" svg:x1="2.39cm" svg:y1="0.564cm" svg:x2="2.39cm" svg:y2="0.748cm"><text:p/></draw:line><draw:line draw:style-name="gr100" draw:text-style-name="P51" svg:x1="3.068cm" svg:y1="0.564cm" svg:x2="3.068cm" svg:y2="0.748cm"><text:p/></draw:line><draw:line draw:style-name="gr101" draw:text-style-name="P51" svg:x1="3.748cm" svg:y1="0.564cm" svg:x2="3.748cm" svg:y2="0.748cm"><text:p/></draw:line><draw:line draw:style-name="gr102" draw:text-style-name="P51" svg:x1="5.779cm" svg:y1="0.564cm" svg:x2="5.779cm" svg:y2="0.748cm"><text:p/></draw:line><draw:line draw:style-name="gr103" draw:text-style-name="P51" svg:x1="6.457cm" svg:y1="0.564cm" svg:x2="6.457cm" svg:y2="0.748cm"><text:p/></draw:line><draw:line draw:style-name="gr104" draw:text-style-name="P51" svg:x1="5.101cm" svg:y1="0.564cm" svg:x2="5.101cm" svg:y2="0.748cm"><text:p/></draw:line><draw:frame draw:style-name="gr105" draw:text-style-name="P55" svg:width="1.01cm" svg:height="0.664cm" svg:x="0.499cm" svg:y="0.838cm"><draw:text-box><text:p text:style-name="P54"><text:span text:style-name="T16">−</text:span><text:span text:style-name="T14">5</text:span></text:p></draw:text-box></draw:frame><draw:frame draw:style-name="gr106" draw:text-style-name="P55" svg:width="0.729cm" svg:height="0.664cm" svg:x="4.023cm" svg:y="0.838cm"><draw:text-box><text:p text:style-name="P54"><text:span text:style-name="T14">0</text:span></text:p></draw:text-box></draw:frame><draw:line draw:style-name="gr107" draw:text-style-name="P51" svg:x1="7.813cm" svg:y1="0.564cm" svg:x2="7.813cm" svg:y2="0.748cm"><text:p/></draw:line><draw:line draw:style-name="gr108" draw:text-style-name="P51" svg:x1="7.135cm" svg:y1="0.564cm" svg:x2="7.135cm" svg:y2="0.748cm"><text:p/></draw:line><draw:frame draw:style-name="gr109" draw:text-style-name="P55" svg:width="0.747cm" svg:height="0.664cm" svg:x="6.668cm" svg:y="0.049cm"><draw:text-box><text:p text:style-name="P54"><text:span text:style-name="T17">B</text:span></text:p></draw:text-box></draw:frame><draw:g draw:style-name="gr26"><draw:line draw:style-name="gr110" draw:text-style-name="P56" svg:x1="1.21cm" svg:y1="0.557cm" svg:x2="1.394cm" svg:y2="0.78cm"><text:p/></draw:line><draw:line draw:style-name="gr111" draw:text-style-name="P56" svg:x1="1.394cm" svg:y1="0.557cm" svg:x2="1.21cm" svg:y2="0.78cm"><text:p/></draw:line></draw:g><draw:frame draw:style-name="gr112" draw:text-style-name="P55" svg:width="0.752cm" svg:height="0.664cm" svg:x="1cm" svg:y="0cm"><draw:text-box><text:p text:style-name="P54"><text:span text:style-name="T17">C</text:span></text:p></draw:text-box></draw:frame><draw:frame draw:style-name="gr113" draw:text-style-name="P55" svg:width="0.777cm" svg:height="0.664cm" svg:x="3.727cm" svg:y="0cm"><draw:text-box><text:p text:style-name="P54"><text:span text:style-name="T17">D</text:span></text:p></draw:text-box></draw:frame><draw:frame draw:style-name="gr114" draw:text-style-name="P57" svg:width="0.228cm" svg:height="0.477cm" svg:x="0cm" svg:y="0.841cm"><draw:text-box><text:p text:style-name="P54"><text:span text:style-name="T18">0</text:span></text:p></draw:text-box></draw:frame><draw:line draw:style-name="gr115" draw:text-style-name="P51" svg:x1="4.417cm" svg:y1="0.474cm" svg:x2="4.417cm" svg:y2="0.843cm"><text:p/></draw:line><draw:g draw:style-name="gr26"><draw:line draw:style-name="gr110" draw:text-style-name="P56" svg:x1="3.979cm" svg:y1="0.55cm" svg:x2="4.163cm" svg:y2="0.773cm"><text:p/></draw:line><draw:line draw:style-name="gr111" draw:text-style-name="P56" svg:x1="4.163cm" svg:y1="0.55cm" svg:x2="3.979cm" svg:y2="0.773cm"><text:p/></draw:line></draw:g><draw:g draw:style-name="gr26"><draw:line draw:style-name="gr110" draw:text-style-name="P56" svg:x1="6.926cm" svg:y1="0.549cm" svg:x2="7.11cm" svg:y2="0.771cm"><text:p/></draw:line><draw:line draw:style-name="gr111" draw:text-style-name="P56" svg:x1="7.11cm" svg:y1="0.549cm" svg:x2="6.926cm" svg:y2="0.771cm"><text:p/></draw:line></draw:g></draw:g></text:h>
            </text:list-item>
          </text:list>
        </text:list-item>
      </text:list>
      <table:table table:name="Tableau13" table:style-name="Tableau13">
        <table:table-column table:style-name="Tableau13.A" table:number-columns-repeated="3"/>
        <table:table-row>
          <table:table-cell table:style-name="Tableau13.A1" office:value-type="string">
            <text:h text:style-name="_5f_Tableau_5f_Centré" text:outline-level="1"><text:span text:style-name="_5f_pointillés_20_gris">.….. </text:span>&lt;<text:span text:style-name="Character_5f_20_5f_style"> </text:span><text:span text:style-name="Character_5f_20_5f_style"><draw:frame draw:style-name="fr2" draw:name="Objet11" text:anchor-type="as-char" svg:width="0.423cm" svg:height="0.531cm" draw:z-index="68"><draw:object xlink:href="./Object 12" xlink:type="simple" xlink:show="embed" xlink:actuate="onLoad"/><draw:image xlink:href="./ObjectReplacements/Object 12" xlink:type="simple" xlink:show="embed" xlink:actuate="onLoad"/><svg:desc>formule</svg:desc></draw:frame></text:span><text:span text:style-name="Character_5f_20_5f_style"> &lt; </text:span><text:span text:style-name="_5f_pointillés_20_gris">..….</text:span></text:h>
          </table:table-cell>
          <table:table-cell table:style-name="Tableau13.B1" office:value-type="string">
            <text:h text:style-name="_5f_Tableau_5f_Centré" text:outline-level="1"><text:span text:style-name="_5f_pointillés_20_gris">…… </text:span><text:span text:style-name="Character_5f_20_5f_style">&lt; </text:span><text:span text:style-name="Character_5f_20_5f_style"><draw:frame draw:style-name="fr2" draw:name="Objet12" text:anchor-type="as-char" svg:width="0.434cm" svg:height="0.531cm" draw:z-index="70"><draw:object xlink:href="./Object 13" xlink:type="simple" xlink:show="embed" xlink:actuate="onLoad"/><draw:image xlink:href="./ObjectReplacements/Object 13" xlink:type="simple" xlink:show="embed" xlink:actuate="onLoad"/><svg:desc>formule</svg:desc></draw:frame></text:span><text:span text:style-name="Character_5f_20_5f_style"> &lt; </text:span><text:span text:style-name="_5f_pointillés_20_gris">……</text:span><text:span text:style-name="Character_5f_20_5f_style"> </text:span></text:h>
          </table:table-cell>
          <table:table-cell table:style-name="Tableau13.B1" office:value-type="string">
            <text:h text:style-name="_5f_Tableau_5f_Centré" text:outline-level="1"><text:span text:style-name="_5f_pointillés_20_gris">…… </text:span><text:span text:style-name="Character_5f_20_5f_style">&lt; </text:span><text:span text:style-name="Character_5f_20_5f_style"><draw:frame draw:style-name="fr2" draw:name="Objet13" text:anchor-type="as-char" svg:width="0.453cm" svg:height="0.531cm" draw:z-index="71"><draw:object xlink:href="./Object 14" xlink:type="simple" xlink:show="embed" xlink:actuate="onLoad"/><draw:image xlink:href="./ObjectReplacements/Object 14" xlink:type="simple" xlink:show="embed" xlink:actuate="onLoad"/><svg:desc>formule</svg:desc></draw:frame></text:span><text:span text:style-name="Character_5f_20_5f_style"> &lt; </text:span><text:span text:style-name="_5f_pointillés_20_gris">……</text:span></text:h>
          </table:table-cell>
        </table:table-row>
      </table:table>
      <text:list text:continue-numbering="true" text:style-name="_5f_Numérotation_20_des_20_exercices">
        <text:list-item>
          <text:list>
            <text:list-item>
              <text:h text:style-name="P35" text:outline-level="2"><draw:g text:anchor-type="as-char" draw:z-index="64" draw:name="Forme 1" draw:style-name="gr13"><draw:line draw:style-name="gr60" draw:text-style-name="P51" svg:x1="0.105cm" svg:y1="0.635cm" svg:x2="8.143cm" svg:y2="0.635cm"><text:p/></draw:line><draw:line draw:style-name="gr61" draw:text-style-name="P51" svg:x1="4.835cm" svg:y1="0.43cm" svg:x2="4.835cm" svg:y2="0.839cm"><text:p/></draw:line><draw:line draw:style-name="gr62" draw:text-style-name="P51" svg:x1="2.053cm" svg:y1="0.43cm" svg:x2="2.053cm" svg:y2="0.839cm"><text:p/></draw:line><draw:line draw:style-name="gr63" draw:text-style-name="P51" svg:x1="3.166cm" svg:y1="0.537cm" svg:x2="3.166cm" svg:y2="0.739cm"><text:p/></draw:line><draw:line draw:style-name="gr64" draw:text-style-name="P51" svg:x1="0.386cm" svg:y1="0.537cm" svg:x2="0.386cm" svg:y2="0.739cm"><text:p/></draw:line><draw:line draw:style-name="gr65" draw:text-style-name="P51" svg:x1="0.664cm" svg:y1="0.537cm" svg:x2="0.664cm" svg:y2="0.739cm"><text:p/></draw:line><draw:line draw:style-name="gr66" draw:text-style-name="P51" svg:x1="0.942cm" svg:y1="0.537cm" svg:x2="0.942cm" svg:y2="0.739cm"><text:p/></draw:line><draw:line draw:style-name="gr67" draw:text-style-name="P51" svg:x1="1.219cm" svg:y1="0.537cm" svg:x2="1.219cm" svg:y2="0.739cm"><text:p/></draw:line><draw:line draw:style-name="gr68" draw:text-style-name="P51" svg:x1="1.498cm" svg:y1="0.537cm" svg:x2="1.498cm" svg:y2="0.739cm"><text:p/></draw:line><draw:line draw:style-name="gr69" draw:text-style-name="P51" svg:x1="1.774cm" svg:y1="0.537cm" svg:x2="1.774cm" svg:y2="0.739cm"><text:p/></draw:line><draw:line draw:style-name="gr70" draw:text-style-name="P51" svg:x1="2.607cm" svg:y1="0.537cm" svg:x2="2.607cm" svg:y2="0.739cm"><text:p/></draw:line><draw:line draw:style-name="gr71" draw:text-style-name="P51" svg:x1="3.721cm" svg:y1="0.537cm" svg:x2="3.721cm" svg:y2="0.739cm"><text:p/></draw:line><draw:line draw:style-name="gr72" draw:text-style-name="P51" svg:x1="4.279cm" svg:y1="0.537cm" svg:x2="4.279cm" svg:y2="0.739cm"><text:p/></draw:line><draw:line draw:style-name="gr73" draw:text-style-name="P51" svg:x1="5.113cm" svg:y1="0.537cm" svg:x2="5.113cm" svg:y2="0.739cm"><text:p/></draw:line><draw:line draw:style-name="gr74" draw:text-style-name="P51" svg:x1="5.668cm" svg:y1="0.537cm" svg:x2="5.668cm" svg:y2="0.739cm"><text:p/></draw:line><draw:line draw:style-name="gr75" draw:text-style-name="P51" svg:x1="6.223cm" svg:y1="0.537cm" svg:x2="6.223cm" svg:y2="0.739cm"><text:p/></draw:line><draw:line draw:style-name="gr76" draw:text-style-name="P51" svg:x1="6.781cm" svg:y1="0.537cm" svg:x2="6.781cm" svg:y2="0.739cm"><text:p/></draw:line><draw:line draw:style-name="gr77" draw:text-style-name="P51" svg:x1="7.058cm" svg:y1="0.537cm" svg:x2="7.058cm" svg:y2="0.739cm"><text:p/></draw:line><draw:line draw:style-name="gr78" draw:text-style-name="P51" svg:x1="7.336cm" svg:y1="0.537cm" svg:x2="7.336cm" svg:y2="0.739cm"><text:p/></draw:line><draw:line draw:style-name="gr79" draw:text-style-name="P51" svg:x1="2.333cm" svg:y1="0.537cm" svg:x2="2.333cm" svg:y2="0.739cm"><text:p/></draw:line><draw:line draw:style-name="gr80" draw:text-style-name="P51" svg:x1="2.888cm" svg:y1="0.537cm" svg:x2="2.888cm" svg:y2="0.739cm"><text:p/></draw:line><draw:line draw:style-name="gr81" draw:text-style-name="P51" svg:x1="3.444cm" svg:y1="0.537cm" svg:x2="3.444cm" svg:y2="0.739cm"><text:p/></draw:line><draw:line draw:style-name="gr82" draw:text-style-name="P51" svg:x1="4.001cm" svg:y1="0.537cm" svg:x2="4.001cm" svg:y2="0.739cm"><text:p/></draw:line><draw:line draw:style-name="gr83" draw:text-style-name="P51" svg:x1="4.556cm" svg:y1="0.537cm" svg:x2="4.556cm" svg:y2="0.739cm"><text:p/></draw:line><draw:line draw:style-name="gr84" draw:text-style-name="P51" svg:x1="5.39cm" svg:y1="0.537cm" svg:x2="5.39cm" svg:y2="0.739cm"><text:p/></draw:line><draw:line draw:style-name="gr85" draw:text-style-name="P51" svg:x1="5.948cm" svg:y1="0.537cm" svg:x2="5.948cm" svg:y2="0.739cm"><text:p/></draw:line><draw:line draw:style-name="gr86" draw:text-style-name="P51" svg:x1="6.503cm" svg:y1="0.537cm" svg:x2="6.503cm" svg:y2="0.739cm"><text:p/></draw:line><draw:frame draw:style-name="gr87" draw:text-style-name="P55" svg:width="0.779cm" svg:height="0.664cm" svg:x="0.644cm" svg:y="0cm"><draw:text-box><text:p text:style-name="P54"><text:span text:style-name="T17">G</text:span></text:p></draw:text-box></draw:frame><draw:frame draw:style-name="gr88" draw:text-style-name="P55" svg:width="0.727cm" svg:height="0.664cm" svg:x="6.144cm" svg:y="0cm"><draw:text-box><text:p text:style-name="P54"><text:span text:style-name="T17">E</text:span></text:p></draw:text-box></draw:frame><draw:frame draw:style-name="gr89" draw:text-style-name="P55" svg:width="0.708cm" svg:height="0.664cm" svg:x="2.143cm" svg:y="0cm"><draw:text-box><text:p text:style-name="P54"><text:span text:style-name="T17">F</text:span></text:p></draw:text-box></draw:frame><draw:frame draw:style-name="gr90" draw:text-style-name="P55" svg:width="1.01cm" svg:height="0.664cm" svg:x="1.498cm" svg:y="0.69cm"><draw:text-box><text:p text:style-name="P54"><text:span text:style-name="T16">−</text:span><text:span text:style-name="T19">5</text:span></text:p></draw:text-box></draw:frame><draw:frame draw:style-name="gr91" draw:text-style-name="P55" svg:width="1.01cm" svg:height="0.664cm" svg:x="4.226cm" svg:y="0.721cm"><draw:text-box><text:p text:style-name="P54"><text:span text:style-name="T16">−</text:span><text:span text:style-name="T19">4</text:span></text:p></draw:text-box></draw:frame><draw:g draw:style-name="gr26"><draw:line draw:style-name="gr92" draw:text-style-name="P56" svg:x1="0.917cm" svg:y1="0.55cm" svg:x2="1.095cm" svg:y2="0.736cm"><text:p/></draw:line><draw:line draw:style-name="gr93" draw:text-style-name="P56" svg:x1="1.095cm" svg:y1="0.55cm" svg:x2="0.917cm" svg:y2="0.736cm"><text:p/></draw:line></draw:g><draw:frame draw:style-name="gr94" draw:text-style-name="P57" svg:width="0.228cm" svg:height="0.477cm" svg:x="0cm" svg:y="0.841cm"><draw:text-box><text:p text:style-name="P54"><text:span text:style-name="T18">0</text:span></text:p></draw:text-box></draw:frame><draw:g draw:style-name="gr26"><draw:line draw:style-name="gr92" draw:text-style-name="P56" svg:x1="2.333cm" svg:y1="0.537cm" svg:x2="2.511cm" svg:y2="0.723cm"><text:p/></draw:line><draw:line draw:style-name="gr93" draw:text-style-name="P56" svg:x1="2.511cm" svg:y1="0.537cm" svg:x2="2.333cm" svg:y2="0.723cm"><text:p/></draw:line></draw:g><draw:g draw:style-name="gr26"><draw:line draw:style-name="gr92" draw:text-style-name="P56" svg:x1="6.322cm" svg:y1="0.55cm" svg:x2="6.5cm" svg:y2="0.736cm"><text:p/></draw:line><draw:line draw:style-name="gr93" draw:text-style-name="P56" svg:x1="6.5cm" svg:y1="0.55cm" svg:x2="6.322cm" svg:y2="0.736cm"><text:p/></draw:line></draw:g></draw:g></text:h>
            </text:list-item>
          </text:list>
        </text:list-item>
      </text:list>
      <table:table table:name="Tableau14" table:style-name="Tableau14">
        <table:table-column table:style-name="Tableau14.A" table:number-columns-repeated="3"/>
        <table:table-row>
          <table:table-cell table:style-name="Tableau14.A1" office:value-type="string">
            <text:h text:style-name="_5f_Tableau_5f_Centré" text:outline-level="1"><text:span text:style-name="_5f_pointillés_20_gris">.….. </text:span>&lt;<text:span text:style-name="Character_5f_20_5f_style"> </text:span><text:span text:style-name="Character_5f_20_5f_style"><draw:frame draw:style-name="fr2" draw:name="Objet14" text:anchor-type="as-char" svg:width="0.434cm" svg:height="0.531cm" draw:z-index="72"><draw:object xlink:href="./Object 15" xlink:type="simple" xlink:show="embed" xlink:actuate="onLoad"/><draw:image xlink:href="./ObjectReplacements/Object 15" xlink:type="simple" xlink:show="embed" xlink:actuate="onLoad"/><svg:desc>formule</svg:desc></draw:frame></text:span><text:span text:style-name="Character_5f_20_5f_style"> &lt; </text:span><text:span text:style-name="_5f_pointillés_20_gris">..….</text:span></text:h>
          </table:table-cell>
          <table:table-cell table:style-name="Tableau14.B1" office:value-type="string">
            <text:h text:style-name="_5f_Tableau_5f_Centré" text:outline-level="1"><text:span text:style-name="_5f_pointillés_20_gris">…… </text:span><text:span text:style-name="Character_5f_20_5f_style">&lt; </text:span><text:span text:style-name="Character_5f_20_5f_style"><draw:frame draw:style-name="fr2" draw:name="Objet15" text:anchor-type="as-char" svg:width="0.443cm" svg:height="0.531cm" draw:z-index="53"><draw:object xlink:href="./Object 16" xlink:type="simple" xlink:show="embed" xlink:actuate="onLoad"/><draw:image xlink:href="./ObjectReplacements/Object 16" xlink:type="simple" xlink:show="embed" xlink:actuate="onLoad"/><svg:desc>formule</svg:desc></draw:frame></text:span><text:span text:style-name="Character_5f_20_5f_style"> &lt; </text:span><text:span text:style-name="_5f_pointillés_20_gris">……</text:span><text:span text:style-name="Character_5f_20_5f_style"> </text:span></text:h>
          </table:table-cell>
          <table:table-cell table:style-name="Tableau14.B1" office:value-type="string">
            <text:h text:style-name="_5f_Tableau_5f_Centré" text:outline-level="1"><text:span text:style-name="_5f_pointillés_20_gris">…… </text:span><text:span text:style-name="Character_5f_20_5f_style">&lt; </text:span><text:span text:style-name="Character_5f_20_5f_style"><draw:frame draw:style-name="fr2" draw:name="Objet16" text:anchor-type="as-char" svg:width="0.439cm" svg:height="0.531cm" draw:z-index="46"><draw:object xlink:href="./Object 17" xlink:type="simple" xlink:show="embed" xlink:actuate="onLoad"/><draw:image xlink:href="./ObjectReplacements/Object 17" xlink:type="simple" xlink:show="embed" xlink:actuate="onLoad"/><svg:desc>formule</svg:desc></draw:frame></text:span><text:span text:style-name="Character_5f_20_5f_style"> &lt; </text:span><text:span text:style-name="_5f_pointillés_20_gris">……</text:span></text:h>
          </table:table-cell>
        </table:table-row>
      </table:table>
      <text:list text:continue-numbering="true" text:style-name="_5f_Numérotation_20_des_20_exercices">
        <text:list-item>
          <text:list>
            <text:list-item>
              <text:h text:style-name="P35" text:outline-level="2"><draw:g text:anchor-type="as-char" draw:z-index="65" draw:name="Forme 38" draw:style-name="gr13"><draw:line draw:style-name="gr39" draw:text-style-name="P51" svg:x1="0.113cm" svg:y1="0.661cm" svg:x2="8.217cm" svg:y2="0.661cm"><text:p/></draw:line><draw:line draw:style-name="gr40" draw:text-style-name="P51" svg:x1="0.733cm" svg:y1="0.423cm" svg:x2="0.733cm" svg:y2="0.897cm"><text:p/></draw:line><draw:line draw:style-name="gr41" draw:text-style-name="P51" svg:x1="4.038cm" svg:y1="0.423cm" svg:x2="4.038cm" svg:y2="0.897cm"><text:p/></draw:line><draw:line draw:style-name="gr42" draw:text-style-name="P51" svg:x1="1.394cm" svg:y1="0.543cm" svg:x2="1.394cm" svg:y2="0.78cm"><text:p/></draw:line><draw:line draw:style-name="gr43" draw:text-style-name="P51" svg:x1="2.054cm" svg:y1="0.543cm" svg:x2="2.054cm" svg:y2="0.78cm"><text:p/></draw:line><draw:line draw:style-name="gr44" draw:text-style-name="P51" svg:x1="2.713cm" svg:y1="0.543cm" svg:x2="2.713cm" svg:y2="0.78cm"><text:p/></draw:line><draw:line draw:style-name="gr45" draw:text-style-name="P51" svg:x1="3.372cm" svg:y1="0.543cm" svg:x2="3.372cm" svg:y2="0.78cm"><text:p/></draw:line><draw:line draw:style-name="gr46" draw:text-style-name="P51" svg:x1="4.694cm" svg:y1="0.543cm" svg:x2="4.694cm" svg:y2="0.78cm"><text:p/></draw:line><draw:line draw:style-name="gr47" draw:text-style-name="P51" svg:x1="6.009cm" svg:y1="0.543cm" svg:x2="6.009cm" svg:y2="0.78cm"><text:p/></draw:line><draw:line draw:style-name="gr48" draw:text-style-name="P51" svg:x1="6.672cm" svg:y1="0.543cm" svg:x2="6.672cm" svg:y2="0.78cm"><text:p/></draw:line><draw:line draw:style-name="gr49" draw:text-style-name="P51" svg:x1="5.353cm" svg:y1="0.543cm" svg:x2="5.353cm" svg:y2="0.78cm"><text:p/></draw:line><draw:frame draw:style-name="gr50" draw:text-style-name="P55" svg:width="1.347cm" svg:height="0.664cm" svg:x="0cm" svg:y="0.824cm"><draw:text-box><text:p text:style-name="P54"><text:span text:style-name="T16">−</text:span><text:span text:style-name="T17">2</text:span><text:span text:style-name="T17">,</text:span><text:span text:style-name="T17">6</text:span></text:p></draw:text-box></draw:frame><draw:frame draw:style-name="gr51" draw:text-style-name="P55" svg:width="1.347cm" svg:height="0.664cm" svg:x="3.291cm" svg:y="0.824cm"><draw:text-box><text:p text:style-name="P54"><text:span text:style-name="T16">−</text:span><text:span text:style-name="T17">2</text:span><text:span text:style-name="T17">,</text:span><text:span text:style-name="T17">5</text:span></text:p></draw:text-box></draw:frame><draw:line draw:style-name="gr52" draw:text-style-name="P51" svg:x1="7.331cm" svg:y1="0.423cm" svg:x2="7.331cm" svg:y2="0.897cm"><text:p/></draw:line><draw:frame draw:style-name="gr53" draw:text-style-name="P55" svg:width="0.703cm" svg:height="0.664cm" svg:x="5.8cm" svg:y="0.056cm"><draw:text-box><text:p text:style-name="P54"><text:span text:style-name="T17">L</text:span></text:p></draw:text-box></draw:frame><draw:frame draw:style-name="gr54" draw:text-style-name="P55" svg:width="1.347cm" svg:height="0.664cm" svg:x="6.585cm" svg:y="0.824cm"><draw:text-box><text:p text:style-name="P54"><text:span text:style-name="T16">−</text:span><text:span text:style-name="T17">2</text:span><text:span text:style-name="T17">,</text:span><text:span text:style-name="T17">4</text:span></text:p></draw:text-box></draw:frame><draw:g draw:style-name="gr26"><draw:line draw:style-name="gr55" draw:text-style-name="P56" svg:x1="2.263cm" svg:y1="0.579cm" svg:x2="2.442cm" svg:y2="0.768cm"><text:p/></draw:line><draw:line draw:style-name="gr56" draw:text-style-name="P56" svg:x1="2.442cm" svg:y1="0.579cm" svg:x2="2.263cm" svg:y2="0.768cm"><text:p/></draw:line></draw:g><draw:frame draw:style-name="gr57" draw:text-style-name="P55" svg:width="0.77cm" svg:height="0.664cm" svg:x="2.013cm" svg:y="0cm"><draw:text-box><text:p text:style-name="P54"><text:span text:style-name="T17">H</text:span></text:p></draw:text-box></draw:frame><draw:frame draw:style-name="gr58" draw:text-style-name="P55" svg:width="0.742cm" svg:height="0.664cm" svg:x="3.819cm" svg:y="0.056cm"><draw:text-box><text:p text:style-name="P54"><text:span text:style-name="T17">K</text:span></text:p></draw:text-box></draw:frame><draw:frame draw:style-name="gr59" draw:text-style-name="P57" svg:width="0.227cm" svg:height="0.479cm" svg:x="0.004cm" svg:y="0.9cm"><draw:text-box><text:p text:style-name="P54"><text:span text:style-name="T18">0</text:span></text:p></draw:text-box></draw:frame><draw:g draw:style-name="gr26"><draw:line draw:style-name="gr55" draw:text-style-name="P56" svg:x1="4.125cm" svg:y1="0.58cm" svg:x2="4.304cm" svg:y2="0.769cm"><text:p/></draw:line><draw:line draw:style-name="gr56" draw:text-style-name="P56" svg:x1="4.304cm" svg:y1="0.58cm" svg:x2="4.125cm" svg:y2="0.769cm"><text:p/></draw:line></draw:g><draw:g draw:style-name="gr26"><draw:line draw:style-name="gr55" draw:text-style-name="P56" svg:x1="6.09cm" svg:y1="0.568cm" svg:x2="6.269cm" svg:y2="0.757cm"><text:p/></draw:line><draw:line draw:style-name="gr56" draw:text-style-name="P56" svg:x1="6.269cm" svg:y1="0.568cm" svg:x2="6.09cm" svg:y2="0.757cm"><text:p/></draw:line></draw:g></draw:g></text:h>
            </text:list-item>
          </text:list>
        </text:list-item>
      </text:list>
      <table:table table:name="Tableau15" table:style-name="Tableau15">
        <table:table-column table:style-name="Tableau15.A" table:number-columns-repeated="3"/>
        <table:table-row>
          <table:table-cell table:style-name="Tableau15.A1" office:value-type="string">
            <text:h text:style-name="_5f_Tableau_5f_Centré" text:outline-level="1"><text:span text:style-name="_5f_pointillés_20_gris">.….. </text:span>&lt;<text:span text:style-name="Character_5f_20_5f_style"> </text:span><text:span text:style-name="Character_5f_20_5f_style"><draw:frame draw:style-name="fr2" draw:name="Objet17" text:anchor-type="as-char" svg:width="0.48cm" svg:height="0.531cm" draw:z-index="54"><draw:object xlink:href="./Object 18" xlink:type="simple" xlink:show="embed" xlink:actuate="onLoad"/><draw:image xlink:href="./ObjectReplacements/Object 18" xlink:type="simple" xlink:show="embed" xlink:actuate="onLoad"/><svg:desc>formule</svg:desc></draw:frame></text:span><text:span text:style-name="Character_5f_20_5f_style"> &lt; </text:span><text:span text:style-name="_5f_pointillés_20_gris">..….</text:span></text:h>
          </table:table-cell>
          <table:table-cell table:style-name="Tableau15.B1" office:value-type="string">
            <text:h text:style-name="_5f_Tableau_5f_Centré" text:outline-level="1"><text:span text:style-name="_5f_pointillés_20_gris">…… </text:span><text:span text:style-name="Character_5f_20_5f_style">&lt; </text:span><text:span text:style-name="Character_5f_20_5f_style"><draw:frame draw:style-name="fr2" draw:name="Objet18" text:anchor-type="as-char" svg:width="0.459cm" svg:height="0.531cm" draw:z-index="56"><draw:object xlink:href="./Object 19" xlink:type="simple" xlink:show="embed" xlink:actuate="onLoad"/><draw:image xlink:href="./ObjectReplacements/Object 19" xlink:type="simple" xlink:show="embed" xlink:actuate="onLoad"/><svg:desc>formule</svg:desc></draw:frame></text:span><text:span text:style-name="Character_5f_20_5f_style"> &lt; </text:span><text:span text:style-name="_5f_pointillés_20_gris">……</text:span><text:span text:style-name="Character_5f_20_5f_style"> </text:span></text:h>
          </table:table-cell>
          <table:table-cell table:style-name="Tableau15.B1" office:value-type="string">
            <text:h text:style-name="_5f_Tableau_5f_Centré" text:outline-level="1"><text:span text:style-name="_5f_pointillés_20_gris">…… </text:span><text:span text:style-name="Character_5f_20_5f_style">&lt; </text:span><text:span text:style-name="Character_5f_20_5f_style"><draw:frame draw:style-name="fr2" draw:name="Objet21" text:anchor-type="as-char" svg:width="0.407cm" svg:height="0.531cm" draw:z-index="57"><draw:object xlink:href="./Object 20" xlink:type="simple" xlink:show="embed" xlink:actuate="onLoad"/><draw:image xlink:href="./ObjectReplacements/Object 20" xlink:type="simple" xlink:show="embed" xlink:actuate="onLoad"/><svg:desc>formule</svg:desc></draw:frame></text:span><text:span text:style-name="Character_5f_20_5f_style"> &lt; </text:span><text:span text:style-name="_5f_pointillés_20_gris">……</text:span></text:h>
          </table:table-cell>
        </table:table-row>
      </table:table>
      <text:list text:continue-numbering="true" text:style-name="_5f_Numérotation_20_des_20_exercices">
        <text:list-item>
          <text:h text:style-name="P36" text:outline-level="1"><text:span text:style-name="_5f_Caractères_5f_gras"><text:s/> En choisissant l’unité</text:span></text:h>
          <text:list>
            <text:list-item>
              <text:h text:style-name="P34" text:outline-level="2"><text:span text:style-name="_5f_Caractères">Sur la droite orientée ci-dessous, ajoute des graduations en choisissant correctement l’unité de longueur, afin de pouvoir placer précisément les points R, S, T, U et V d’abscisses respectives :<text:line-break/>(−0,1) ; 0,75 ; (−0,5) ; 0,35 ; (−0,3).</text:span></text:h>
            </text:list-item>
          </text:list>
        </text:list-item>
      </text:list>
      <text:h text:style-name="_5f_Paragraphe" text:outline-level="1"><draw:line text:anchor-type="char" draw:z-index="58" draw:name="Forme5" draw:style-name="gr192" draw:text-style-name="P51" svg:x1="0.002cm" svg:y1="0.252cm" svg:x2="9.241cm" svg:y2="0.241cm"><text:p/></draw:line><text:span text:style-name="_5f_Caractères"/></text:h>
      <text:list text:continue-numbering="true" text:style-name="_5f_Numérotation_20_des_20_exercices">
        <text:list-item>
          <text:list>
            <text:list-item>
              <text:h text:style-name="P34" text:outline-level="2"><text:span text:style-name="_5f_Caractères">Indique ta démarche pour choisir l’unité.</text:span></text:h>
            </text:list-item>
          </text:list>
        </text:list-item>
      </text:list>
      <text:p text:style-name="_5f_Paragraphe_5f_Réponse_5f_Pointillés_5f_Grisés"><text:span text:style-name="_5f_pointillés_20_gris"><text:tab/></text:span></text:p>
      <text:list text:continue-numbering="true" text:style-name="_5f_Numérotation_20_des_20_exercices">
        <text:list-item>
          <text:list>
            <text:list-item>
              <text:h text:style-name="P34" text:outline-level="2"><text:span text:style-name="_5f_Caractères">Place les points R, S, T, U et V.</text:span></text:h>
            </text:list-item>
          </text:list>
        </text:list-item>
        <text:list-item>
          <text:h text:style-name="P37" text:outline-level="1"><text:span text:style-name="_5f_Caractères">Voici un algorithme qui permet de placer, à chaque étape, un point sur une droite graduée :</text:span></text:h>
        </text:list-item>
      </text:list>
      <text:h text:style-name="P33" text:outline-level="1"><text:span text:style-name="_5f_Caractères">Commence à l’origine :</text:span><text:span text:style-name="_5f_pointillés_20_gris"><text:tab/></text:span><text:span text:style-name="_5f_Caractères">place le point O</text:span></text:h>
      <text:h text:style-name="P33" text:outline-level="1"><text:span text:style-name="_5f_Caractères">Avance de 3 unités :</text:span><text:span text:style-name="_5f_pointillés_20_gris"><text:tab/></text:span><text:span text:style-name="_5f_pointillés_20_gris"><text:span text:style-name="T9"><text:tab/></text:span></text:span><text:span text:style-name="_5f_Caractères">place le point E</text:span></text:h>
      <text:h text:style-name="P33" text:outline-level="1"><text:span text:style-name="_5f_Caractères">Recule de 7 unités :</text:span><text:span text:style-name="_5f_Caractères"><text:span text:style-name="T9"><text:tab/></text:span></text:span><text:span text:style-name="_5f_pointillés_20_gris"><text:tab/></text:span><text:span text:style-name="_5f_Caractères">place le point P</text:span></text:h>
      <text:h text:style-name="P33" text:outline-level="1"><text:span text:style-name="_5f_Caractères">Avance de 2 unités :</text:span><text:span text:style-name="_5f_pointillés_20_gris"><text:tab/></text:span><text:span text:style-name="_5f_pointillés_20_gris"><text:span text:style-name="T9"><text:tab/></text:span></text:span><text:span text:style-name="_5f_Caractères">place le point A</text:span></text:h>
      <text:h text:style-name="P33" text:outline-level="1"><text:span text:style-name="_5f_Caractères">Avance de 4 unités :</text:span><text:span text:style-name="_5f_pointillés_20_gris"><text:tab/></text:span><text:span text:style-name="_5f_pointillés_20_gris"><text:span text:style-name="T9"><text:tab/></text:span></text:span><text:span text:style-name="_5f_Caractères">place le point L</text:span></text:h>
      <text:h text:style-name="P33" text:outline-level="1"><draw:g text:anchor-type="char" draw:z-index="69" draw:name="Objet de groupe 8" draw:style-name="gr9"><draw:line draw:style-name="gr10" draw:text-style-name="P48" svg:x1="0.039cm" svg:y1="1.046cm" svg:x2="9.04cm" svg:y2="1.046cm"><text:p/></draw:line><draw:frame draw:style-name="gr11" draw:text-style-name="P50" svg:width="0.731cm" svg:height="0.664cm" svg:x="4.514cm" svg:y="1.189cm"><draw:text-box><text:p text:style-name="P49"><text:span text:style-name="T13">1</text:span></text:p></draw:text-box></draw:frame><draw:line draw:style-name="gr12" draw:text-style-name="P48" svg:x1="0.039cm" svg:y1="0.943cm" svg:x2="0.039cm" svg:y2="1.15cm"><text:p/></draw:line><draw:line draw:style-name="gr12" draw:text-style-name="P48" svg:x1="0.73cm" svg:y1="0.979cm" svg:x2="0.73cm" svg:y2="1.117cm"><text:p/></draw:line><draw:line draw:style-name="gr12" draw:text-style-name="P48" svg:x1="1.425cm" svg:y1="0.979cm" svg:x2="1.425cm" svg:y2="1.117cm"><text:p/></draw:line><draw:line draw:style-name="gr12" draw:text-style-name="P48" svg:x1="2.116cm" svg:y1="0.979cm" svg:x2="2.116cm" svg:y2="1.117cm"><text:p/></draw:line><draw:line draw:style-name="gr12" draw:text-style-name="P48" svg:x1="2.808cm" svg:y1="0.943cm" svg:x2="2.808cm" svg:y2="1.15cm"><text:p/></draw:line><draw:line draw:style-name="gr12" draw:text-style-name="P48" svg:x1="3.503cm" svg:y1="0.979cm" svg:x2="3.503cm" svg:y2="1.117cm"><text:p/></draw:line><draw:line draw:style-name="gr12" draw:text-style-name="P48" svg:x1="4.193cm" svg:y1="0.979cm" svg:x2="4.193cm" svg:y2="1.117cm"><text:p/></draw:line><draw:line draw:style-name="gr12" draw:text-style-name="P48" svg:x1="4.884cm" svg:y1="0.979cm" svg:x2="4.884cm" svg:y2="1.117cm"><text:p/></draw:line><draw:line draw:style-name="gr12" draw:text-style-name="P48" svg:x1="5.579cm" svg:y1="0.943cm" svg:x2="5.579cm" svg:y2="1.15cm"><text:p/></draw:line><draw:line draw:style-name="gr12" draw:text-style-name="P48" svg:x1="6.274cm" svg:y1="0.979cm" svg:x2="6.274cm" svg:y2="1.117cm"><text:p/></draw:line><draw:line draw:style-name="gr12" draw:text-style-name="P48" svg:x1="6.962cm" svg:y1="0.979cm" svg:x2="6.962cm" svg:y2="1.117cm"><text:p/></draw:line><draw:line draw:style-name="gr12" draw:text-style-name="P48" svg:x1="7.655cm" svg:y1="0.979cm" svg:x2="7.655cm" svg:y2="1.117cm"><text:p/></draw:line><draw:line draw:style-name="gr12" draw:text-style-name="P48" svg:x1="8.347cm" svg:y1="0.943cm" svg:x2="8.347cm" svg:y2="1.15cm"><text:p/></draw:line><draw:frame draw:style-name="gr11" draw:text-style-name="P50" svg:width="0.731cm" svg:height="0.664cm" svg:x="3.84cm" svg:y="1.189cm"><draw:text-box><text:p text:style-name="P49"><text:span text:style-name="T13">0</text:span></text:p></draw:text-box></draw:frame></draw:g><text:span text:style-name="_5f_Caractères">Recule de 3 unités :</text:span><text:span text:style-name="_5f_pointillés_20_gris"><text:tab/></text:span><text:span text:style-name="_5f_pointillés_20_gris"><text:span text:style-name="T9"><text:tab/></text:span></text:span><text:span text:style-name="_5f_Caractères">place le point R</text:span></text:h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 Unicode MS" svg:font-family="'Arial Unicode MS'" style:font-pitch="variable"/>
    <style:font-face style:name="Arial1" svg:font-family="Arial" style:font-family-generic="swiss" style:font-pitch="variable"/>
    <style:font-face style:name="Atalante" svg:font-family="Atalante" style:font-pitch="variable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4" svg:font-family="'Bitstream Vera Sans'" style:font-adornments="Gras" style:font-family-generic="swiss" style:font-pitch="variable"/>
    <style:font-face style:name="Bitstream Vera Sans5" svg:font-family="'Bitstream Vera Sans'" style:font-adornments="Oblique" style:font-family-generic="swiss" style:font-pitch="variable"/>
    <style:font-face style:name="Bitstream Vera Sans6" svg:font-family="'Bitstream Vera Sans'" style:font-adornments="Roman" style:font-family-generic="swiss" style:font-pitch="variable"/>
    <style:font-face style:name="Courier New" svg:font-family="'Courier New'" style:font-family-generic="modern" style:font-pitch="fixed"/>
    <style:font-face style:name="DejaVu Sans Mono" svg:font-family="'DejaVu Sans Mono'" style:font-adornments="Book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ucida Sans" svg:font-family="'Lucida Sans'" style:font-pitch="variable" style:font-charset="x-symbol"/>
    <style:font-face style:name="Lucida Sans Unicode" svg:font-family="'Lucida Sans Unicode'" style:font-pitch="variable"/>
    <style:font-face style:name="Lucida Sans Unicode1" svg:font-family="'Lucida Sans Unicode'" style:font-family-generic="system" style:font-pitch="variable"/>
    <style:font-face style:name="Lucida Sans1" svg:font-family="'Lucida Sans'" style:font-pitch="variable"/>
    <style:font-face style:name="Lucida Sans2" svg:font-family="'Lucida Sans'" style:font-family-generic="roman" style:font-pitch="variable"/>
    <style:font-face style:name="Lucida Sans3" svg:font-family="'Lucida Sans'" style:font-family-generic="system" style:font-pitch="variable" style:font-charset="x-symbol"/>
    <style:font-face style:name="Lucida Sans4" svg:font-family="'Lucida Sans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OpenSymbol1" svg:font-family="OpenSymbol" style:font-pitch="variable" style:font-charset="x-symbol"/>
    <style:font-face style:name="OpenSymbol2" svg:font-family="OpenSymbol" style:font-adornments="Regular" style:font-charset="x-symbol"/>
    <style:font-face style:name="OpenSymbol3" svg:font-family="OpenSymbol" style:font-adornments="Regular" style:font-pitch="variable" style:font-charset="x-symbol"/>
    <style:font-face style:name="SimSun" svg:font-family="SimSun" style:font-pitch="variable" style:font-charset="x-symbol"/>
    <style:font-face style:name="SimSun1" svg:font-family="SimSun" style:font-pitch="variable"/>
    <style:font-face style:name="SimSun2" svg:font-family="SimSun" style:font-family-generic="roman" style:font-pitch="variable"/>
    <style:font-face style:name="SimSun3" svg:font-family="SimSun" style:font-family-generic="system" style:font-pitch="variable" style:font-charset="x-symbol"/>
    <style:font-face style:name="SimSun4" svg:font-family="SimSun" style:font-family-generic="system" style:font-pitch="variable"/>
    <style:font-face style:name="StarSymbol" svg:font-family="StarSymbol" style:font-charset="x-symbol"/>
    <style:font-face style:name="StarSymbol1" svg:font-family="StarSymbol" style:font-pitch="variable" style:font-charset="x-symbol"/>
    <style:font-face style:name="Tahoma" svg:font-family="Tahoma"/>
    <style:font-face style:name="Tahoma1" svg:font-family="Tahoma" style:font-pitch="variable"/>
    <style:font-face style:name="Tahoma2" svg:font-family="Tahoma" style:font-family-generic="system" style:font-pitch="variable"/>
    <style:font-face style:name="Times New Roman" svg:font-family="'Times New Roman'" style:font-pitch="variable" style:font-charset="x-symbol"/>
    <style:font-face style:name="Times New Roman1" svg:font-family="'Times New Roman'" style:font-family-generic="roman" style:font-pitch="variable" style:font-charset="x-symbol"/>
    <style:font-face style:name="Times New Roman2" svg:font-family="'Times New Roman'" style:font-family-generic="roman" style:font-pitch="variable"/>
    <style:font-face style:name="Times New Roman3" svg:font-family="'Times New Roman'" style:font-family-generic="swiss" style:font-pitch="variable"/>
    <style:font-face style:name="Times New Roman4" svg:font-family="'Times New Roman'" style:font-adornments="Regular" style:font-family-generic="roman" style:font-pitch="variable"/>
  </office:font-face-decls>
  <office:styles>
    <draw:marker draw:name="Arrow_20_concave" draw:display-name="Arrow concave" svg:viewBox="0 0 1131 1580" svg:d="M1013 1491l118 89-567-1580-564 1580 114-85 136-68 148-46 161-17 161 13 153 46z"/>
    <draw:stroke-dash draw:name="Dashed_20__28_var_29__20_2597" draw:display-name="Dashed (var) 2597" draw:style="rect" draw:dots1="1" draw:dots1-length="0.003cm" draw:dots2="1" draw:dots2-length="0.003cm" draw:distance="0.003cm"/>
    <draw:stroke-dash draw:name="Dashed_20__28_var_29__20_2599" draw:display-name="Dashed (var) 2599" draw:style="rect" draw:dots1="1" draw:dots1-length="0.003cm" draw:dots2="1" draw:dots2-length="0.003cm" draw:distance="0.003cm"/>
    <draw:stroke-dash draw:name="Dashed_20__28_var_29__20_2601" draw:display-name="Dashed (var) 2601" draw:style="rect" draw:dots1="1" draw:dots1-length="0.003cm" draw:dots2="1" draw:dots2-length="0.003cm" draw:distance="0.003cm"/>
    <draw:stroke-dash draw:name="Dashed_20__28_var_29__20_2603" draw:display-name="Dashed (var) 2603" draw:style="rect" draw:dots1="1" draw:dots1-length="0.003cm" draw:dots2="1" draw:dots2-length="0.003cm" draw:distance="0.003cm"/>
    <draw:stroke-dash draw:name="Dashed_20__28_var_29__20_2605" draw:display-name="Dashed (var) 2605" draw:style="rect" draw:dots1="1" draw:dots1-length="0.003cm" draw:dots2="1" draw:dots2-length="0.003cm" draw:distance="0.003cm"/>
    <draw:stroke-dash draw:name="Dashed_20__28_var_29__20_2607" draw:display-name="Dashed (var) 2607" draw:style="rect" draw:dots1="1" draw:dots1-length="0.003cm" draw:dots2="1" draw:dots2-length="0.003cm" draw:distance="0.003cm"/>
    <draw:stroke-dash draw:name="Dashed_20__28_var_29__20_2609" draw:display-name="Dashed (var) 2609" draw:style="rect" draw:dots1="1" draw:dots1-length="0.003cm" draw:dots2="1" draw:dots2-length="0.003cm" draw:distance="0.003cm"/>
    <draw:stroke-dash draw:name="Dashed_20__28_var_29__20_2611" draw:display-name="Dashed (var) 2611" draw:style="rect" draw:dots1="1" draw:dots1-length="0.003cm" draw:dots2="1" draw:dots2-length="0.003cm" draw:distance="0.003cm"/>
    <draw:stroke-dash draw:name="Dashed_20__28_var_29__20_2613" draw:display-name="Dashed (var) 2613" draw:style="rect" draw:dots1="1" draw:dots1-length="0.003cm" draw:dots2="1" draw:dots2-length="0.003cm" draw:distance="0.003cm"/>
    <draw:stroke-dash draw:name="Dashed_20__28_var_29__20_2615" draw:display-name="Dashed (var) 2615" draw:style="rect" draw:dots1="1" draw:dots1-length="0.003cm" draw:dots2="1" draw:dots2-length="0.003cm" draw:distance="0.003cm"/>
    <draw:stroke-dash draw:name="Dashed_20__28_var_29__20_2617" draw:display-name="Dashed (var) 2617" draw:style="rect" draw:dots1="1" draw:dots1-length="0.003cm" draw:dots2="1" draw:dots2-length="0.003cm" draw:distance="0.003cm"/>
    <draw:stroke-dash draw:name="Dashed_20__28_var_29__20_2619" draw:display-name="Dashed (var) 2619" draw:style="rect" draw:dots1="1" draw:dots1-length="0.003cm" draw:dots2="1" draw:dots2-length="0.003cm" draw:distance="0.003cm"/>
    <draw:stroke-dash draw:name="Dashed_20__28_var_29__20_2621" draw:display-name="Dashed (var) 2621" draw:style="rect" draw:dots1="1" draw:dots1-length="0.003cm" draw:dots2="1" draw:dots2-length="0.003cm" draw:distance="0.003cm"/>
    <draw:stroke-dash draw:name="Dashed_20__28_var_29__20_2623" draw:display-name="Dashed (var) 2623" draw:style="rect" draw:dots1="1" draw:dots1-length="0.003cm" draw:dots2="1" draw:dots2-length="0.003cm" draw:distance="0.003cm"/>
    <draw:stroke-dash draw:name="Dashed_20__28_var_29__20_2625" draw:display-name="Dashed (var) 2625" draw:style="rect" draw:dots1="1" draw:dots1-length="0.003cm" draw:dots2="1" draw:dots2-length="0.003cm" draw:distance="0.003cm"/>
    <draw:stroke-dash draw:name="Dashed_20__28_var_29__20_2627" draw:display-name="Dashed (var) 2627" draw:style="rect" draw:dots1="1" draw:dots1-length="0.003cm" draw:dots2="1" draw:dots2-length="0.003cm" draw:distance="0.003cm"/>
    <draw:stroke-dash draw:name="Dashed_20__28_var_29__20_2629" draw:display-name="Dashed (var) 2629" draw:style="rect" draw:dots1="1" draw:dots1-length="0.003cm" draw:dots2="1" draw:dots2-length="0.003cm" draw:distance="0.003cm"/>
    <draw:stroke-dash draw:name="Dashed_20__28_var_29__20_2631" draw:display-name="Dashed (var) 2631" draw:style="rect" draw:dots1="1" draw:dots1-length="0.003cm" draw:dots2="1" draw:dots2-length="0.003cm" draw:distance="0.003cm"/>
    <draw:stroke-dash draw:name="Dashed_20__28_var_29__20_2633" draw:display-name="Dashed (var) 2633" draw:style="rect" draw:dots1="1" draw:dots1-length="0.003cm" draw:dots2="1" draw:dots2-length="0.003cm" draw:distance="0.003cm"/>
    <draw:stroke-dash draw:name="Dashed_20__28_var_29__20_2635" draw:display-name="Dashed (var) 2635" draw:style="rect" draw:dots1="1" draw:dots1-length="0.003cm" draw:dots2="1" draw:dots2-length="0.003cm" draw:distance="0.003cm"/>
    <draw:stroke-dash draw:name="Dashed_20__28_var_29__20_2637" draw:display-name="Dashed (var) 2637" draw:style="rect" draw:dots1="1" draw:dots1-length="0.003cm" draw:dots2="1" draw:dots2-length="0.003cm" draw:distance="0.003cm"/>
    <draw:stroke-dash draw:name="Dashed_20__28_var_29__20_2639" draw:display-name="Dashed (var) 2639" draw:style="rect" draw:dots1="1" draw:dots1-length="0.003cm" draw:dots2="1" draw:dots2-length="0.003cm" draw:distance="0.003cm"/>
    <draw:stroke-dash draw:name="Dashed_20__28_var_29__20_2641" draw:display-name="Dashed (var) 2641" draw:style="rect" draw:dots1="1" draw:dots1-length="0.003cm" draw:dots2="1" draw:dots2-length="0.003cm" draw:distance="0.003cm"/>
    <draw:stroke-dash draw:name="Dashed_20__28_var_29__20_3093" draw:display-name="Dashed (var) 3093" draw:style="rect" draw:dots1="1" draw:dots1-length="0.001cm" draw:dots2="1" draw:dots2-length="0.001cm" draw:distance="0.001cm"/>
    <draw:stroke-dash draw:name="Dashed_20__28_var_29__20_3133" draw:display-name="Dashed (var) 3133" draw:style="rect" draw:dots1="1" draw:dots1-length="0.001cm" draw:dots2="1" draw:dots2-length="0.001cm" draw:distance="0.001cm"/>
    <draw:stroke-dash draw:name="Dashed_20__28_var_29__20_3158" draw:display-name="Dashed (var) 3158" draw:style="rect" draw:dots1="1" draw:dots1-length="0.001cm" draw:dots2="1" draw:dots2-length="0.001cm" draw:distance="0.001cm"/>
    <draw:stroke-dash draw:name="Dashed_20__28_var_29__20_3196" draw:display-name="Dashed (var) 3196" draw:style="rect" draw:dots1="1" draw:dots1-length="0.001cm" draw:dots2="1" draw:dots2-length="0.001cm" draw:distance="0.001cm"/>
    <draw:stroke-dash draw:name="Dashed_20__28_var_29__20_3197" draw:display-name="Dashed (var) 3197" draw:style="rect" draw:dots1="1" draw:dots1-length="0.001cm" draw:dots2="1" draw:dots2-length="0.001cm" draw:distance="0.001cm"/>
    <draw:stroke-dash draw:name="Dashed_20__28_var_29__20_3431" draw:display-name="Dashed (var) 3431" draw:style="rect" draw:dots1="1" draw:dots1-length="0.001cm" draw:dots2="1" draw:dots2-length="0.001cm" draw:distance="0.001cm"/>
    <draw:stroke-dash draw:name="Dashed_20__28_var_29__20_3624" draw:display-name="Dashed (var) 3624" draw:style="rect" draw:dots1="1" draw:dots1-length="0.001cm" draw:dots2="1" draw:dots2-length="0.001cm" draw:distance="0.001cm"/>
    <draw:stroke-dash draw:name="Dashed_20__28_var_29__20_3626" draw:display-name="Dashed (var) 3626" draw:style="rect" draw:dots1="1" draw:dots1-length="0.001cm" draw:dots2="1" draw:dots2-length="0.001cm" draw:distance="0.001cm"/>
    <draw:stroke-dash draw:name="Dashed_20__28_var_29__20_3627" draw:display-name="Dashed (var) 3627" draw:style="rect" draw:dots1="1" draw:dots1-length="0.001cm" draw:dots2="1" draw:dots2-length="0.001cm" draw:distance="0.001cm"/>
    <draw:stroke-dash draw:name="Dashed_20__28_var_29__20_3628" draw:display-name="Dashed (var) 3628" draw:style="rect" draw:dots1="1" draw:dots1-length="0.001cm" draw:dots2="1" draw:dots2-length="0.001cm" draw:distance="0.001cm"/>
    <draw:stroke-dash draw:name="Dashed_20__28_var_29__20_3629" draw:display-name="Dashed (var) 3629" draw:style="rect" draw:dots1="1" draw:dots1-length="0.001cm" draw:dots2="1" draw:dots2-length="0.001cm" draw:distance="0.001cm"/>
    <draw:stroke-dash draw:name="Dashed_20__28_var_29__20_3630" draw:display-name="Dashed (var) 3630" draw:style="rect" draw:dots1="1" draw:dots1-length="0.001cm" draw:dots2="1" draw:dots2-length="0.001cm" draw:distance="0.001cm"/>
    <draw:stroke-dash draw:name="Dashed_20__28_var_29__20_3631" draw:display-name="Dashed (var) 3631" draw:style="rect" draw:dots1="1" draw:dots1-length="0.001cm" draw:dots2="1" draw:dots2-length="0.001cm" draw:distance="0.001cm"/>
    <draw:stroke-dash draw:name="Dashed_20__28_var_29__20_3632" draw:display-name="Dashed (var) 3632" draw:style="rect" draw:dots1="1" draw:dots1-length="0.001cm" draw:dots2="1" draw:dots2-length="0.001cm" draw:distance="0.001cm"/>
    <draw:stroke-dash draw:name="Dashed_20__28_var_29__20_3633" draw:display-name="Dashed (var) 3633" draw:style="rect" draw:dots1="1" draw:dots1-length="0.001cm" draw:dots2="1" draw:dots2-length="0.001cm" draw:distance="0.001cm"/>
    <draw:stroke-dash draw:name="Dashed_20__28_var_29__20_3636" draw:display-name="Dashed (var) 3636" draw:style="rect" draw:dots1="1" draw:dots1-length="0.001cm" draw:dots2="1" draw:dots2-length="0.001cm" draw:distance="0.001cm"/>
    <draw:stroke-dash draw:name="Dashed_20__28_var_29__20_3651" draw:display-name="Dashed (var) 3651" draw:style="rect" draw:dots1="1" draw:dots1-length="0.001cm" draw:dots2="1" draw:dots2-length="0.001cm" draw:distance="0.001cm"/>
    <draw:stroke-dash draw:name="Dashed_20__28_var_29__20_3652" draw:display-name="Dashed (var) 3652" draw:style="rect" draw:dots1="1" draw:dots1-length="0.001cm" draw:dots2="1" draw:dots2-length="0.001cm" draw:distance="0.001cm"/>
    <draw:stroke-dash draw:name="Dashed_20__28_var_29__20_3653" draw:display-name="Dashed (var) 3653" draw:style="rect" draw:dots1="1" draw:dots1-length="0.001cm" draw:dots2="1" draw:dots2-length="0.001cm" draw:distance="0.001cm"/>
    <draw:stroke-dash draw:name="Dashed_20__28_var_29__20_3654" draw:display-name="Dashed (var) 3654" draw:style="rect" draw:dots1="1" draw:dots1-length="0.001cm" draw:dots2="1" draw:dots2-length="0.001cm" draw:distance="0.001cm"/>
    <draw:stroke-dash draw:name="Dashed_20__28_var_29__20_3655" draw:display-name="Dashed (var) 3655" draw:style="rect" draw:dots1="1" draw:dots1-length="0.001cm" draw:dots2="1" draw:dots2-length="0.001cm" draw:distance="0.001cm"/>
    <draw:stroke-dash draw:name="Dashed_20__28_var_29__20_3656" draw:display-name="Dashed (var) 3656" draw:style="rect" draw:dots1="1" draw:dots1-length="0.001cm" draw:dots2="1" draw:dots2-length="0.001cm" draw:distance="0.001cm"/>
    <draw:stroke-dash draw:name="Dashed_20__28_var_29__20_3657" draw:display-name="Dashed (var) 3657" draw:style="rect" draw:dots1="1" draw:dots1-length="0.001cm" draw:dots2="1" draw:dots2-length="0.001cm" draw:distance="0.001cm"/>
    <draw:stroke-dash draw:name="Dashed_20__28_var_29__20_3658" draw:display-name="Dashed (var) 3658" draw:style="rect" draw:dots1="1" draw:dots1-length="0.001cm" draw:dots2="1" draw:dots2-length="0.001cm" draw:distance="0.001cm"/>
    <draw:stroke-dash draw:name="Dashed_20__28_var_29__20_3659" draw:display-name="Dashed (var) 3659" draw:style="rect" draw:dots1="1" draw:dots1-length="0.001cm" draw:dots2="1" draw:dots2-length="0.001cm" draw:distance="0.001cm"/>
    <draw:stroke-dash draw:name="Dashed_20__28_var_29__20_3660" draw:display-name="Dashed (var) 3660" draw:style="rect" draw:dots1="1" draw:dots1-length="0.001cm" draw:dots2="1" draw:dots2-length="0.001cm" draw:distance="0.001cm"/>
    <draw:stroke-dash draw:name="Dashed_20__28_var_29__20_3661" draw:display-name="Dashed (var) 3661" draw:style="rect" draw:dots1="1" draw:dots1-length="0.001cm" draw:dots2="1" draw:dots2-length="0.001cm" draw:distance="0.001cm"/>
    <draw:stroke-dash draw:name="Dashed_20__28_var_29__20_3662" draw:display-name="Dashed (var) 3662" draw:style="rect" draw:dots1="1" draw:dots1-length="0.001cm" draw:dots2="1" draw:dots2-length="0.001cm" draw:distance="0.001cm"/>
    <draw:stroke-dash draw:name="Dashed_20__28_var_29__20_3801" draw:display-name="Dashed (var) 3801" draw:style="rect" draw:dots1="1" draw:dots1-length="0.003cm" draw:dots2="1" draw:dots2-length="0.003cm" draw:distance="0.003cm"/>
    <draw:stroke-dash draw:name="Dashed_20__28_var_29__20_3802" draw:display-name="Dashed (var) 3802" draw:style="rect" draw:dots1="1" draw:dots1-length="0.003cm" draw:dots2="1" draw:dots2-length="0.003cm" draw:distance="0.003cm"/>
    <draw:stroke-dash draw:name="Dashed_20__28_var_29__20_3803" draw:display-name="Dashed (var) 3803" draw:style="rect" draw:dots1="1" draw:dots1-length="0.006cm" draw:dots2="1" draw:dots2-length="0.006cm" draw:distance="0.006cm"/>
    <draw:stroke-dash draw:name="Dashed_20__28_var_29__20_3804" draw:display-name="Dashed (var) 3804" draw:style="rect" draw:dots1="1" draw:dots1-length="0.003cm" draw:dots2="1" draw:dots2-length="0.003cm" draw:distance="0.003cm"/>
    <draw:stroke-dash draw:name="Dashed_20__28_var_29__20_3805" draw:display-name="Dashed (var) 3805" draw:style="rect" draw:dots1="1" draw:dots1-length="0.006cm" draw:dots2="1" draw:dots2-length="0.006cm" draw:distance="0.006cm"/>
    <draw:stroke-dash draw:name="Dashed_20__28_var_29__20_3806" draw:display-name="Dashed (var) 3806" draw:style="rect" draw:dots1="1" draw:dots1-length="0.006cm" draw:dots2="1" draw:dots2-length="0.006cm" draw:distance="0.006cm"/>
    <draw:stroke-dash draw:name="Dashed_20__28_var_29__20_3807" draw:display-name="Dashed (var) 3807" draw:style="rect" draw:dots1="1" draw:dots1-length="0.003cm" draw:dots2="1" draw:dots2-length="0.003cm" draw:distance="0.003cm"/>
    <draw:stroke-dash draw:name="Dashed_20__28_var_29__20_3808" draw:display-name="Dashed (var) 3808" draw:style="rect" draw:dots1="1" draw:dots1-length="0.006cm" draw:dots2="1" draw:dots2-length="0.006cm" draw:distance="0.006cm"/>
    <draw:stroke-dash draw:name="Dashed_20__28_var_29__20_3809" draw:display-name="Dashed (var) 3809" draw:style="rect" draw:dots1="1" draw:dots1-length="0.003cm" draw:dots2="1" draw:dots2-length="0.003cm" draw:distance="0.003cm"/>
    <draw:stroke-dash draw:name="Dashed_20__28_var_29__20_3810" draw:display-name="Dashed (var) 3810" draw:style="rect" draw:dots1="1" draw:dots1-length="0.003cm" draw:dots2="1" draw:dots2-length="0.003cm" draw:distance="0.003cm"/>
    <draw:stroke-dash draw:name="Dashed_20__28_var_29__20_3811" draw:display-name="Dashed (var) 3811" draw:style="rect" draw:dots1="1" draw:dots1-length="0.006cm" draw:dots2="1" draw:dots2-length="0.006cm" draw:distance="0.006cm"/>
    <draw:stroke-dash draw:name="Dashed_20__28_var_29__20_3812" draw:display-name="Dashed (var) 3812" draw:style="rect" draw:dots1="1" draw:dots1-length="0.006cm" draw:dots2="1" draw:dots2-length="0.006cm" draw:distance="0.006cm"/>
    <draw:stroke-dash draw:name="Dashed_20__28_var_29__20_3813" draw:display-name="Dashed (var) 3813" draw:style="rect" draw:dots1="1" draw:dots1-length="0.006cm" draw:dots2="1" draw:dots2-length="0.006cm" draw:distance="0.006cm"/>
    <draw:stroke-dash draw:name="Dashed_20__28_var_29__20_3814" draw:display-name="Dashed (var) 3814" draw:style="rect" draw:dots1="1" draw:dots1-length="0.003cm" draw:dots2="1" draw:dots2-length="0.003cm" draw:distance="0.003cm"/>
    <draw:stroke-dash draw:name="Dashed_20__28_var_29__20_3815" draw:display-name="Dashed (var) 3815" draw:style="rect" draw:dots1="1" draw:dots1-length="0.006cm" draw:dots2="1" draw:dots2-length="0.006cm" draw:distance="0.006cm"/>
    <draw:stroke-dash draw:name="Dashed_20__28_var_29__20_3816" draw:display-name="Dashed (var) 3816" draw:style="rect" draw:dots1="1" draw:dots1-length="0.006cm" draw:dots2="1" draw:dots2-length="0.006cm" draw:distance="0.006cm"/>
    <draw:stroke-dash draw:name="Dashed_20__28_var_29__20_3817" draw:display-name="Dashed (var) 3817" draw:style="rect" draw:dots1="1" draw:dots1-length="0.003cm" draw:dots2="1" draw:dots2-length="0.003cm" draw:distance="0.003cm"/>
    <draw:stroke-dash draw:name="Dashed_20__28_var_29__20_3818" draw:display-name="Dashed (var) 3818" draw:style="rect" draw:dots1="1" draw:dots1-length="0.003cm" draw:dots2="1" draw:dots2-length="0.003cm" draw:distance="0.003cm"/>
    <draw:stroke-dash draw:name="Dashed_20__28_var_29__20_3819" draw:display-name="Dashed (var) 3819" draw:style="rect" draw:dots1="1" draw:dots1-length="0.003cm" draw:dots2="1" draw:dots2-length="0.003cm" draw:distance="0.003cm"/>
    <draw:stroke-dash draw:name="Dashed_20__28_var_29__20_3820" draw:display-name="Dashed (var) 3820" draw:style="rect" draw:dots1="1" draw:dots1-length="0.003cm" draw:dots2="1" draw:dots2-length="0.003cm" draw:distance="0.003cm"/>
    <draw:stroke-dash draw:name="Dashed_20__28_var_29__20_3821" draw:display-name="Dashed (var) 3821" draw:style="rect" draw:dots1="1" draw:dots1-length="0.006cm" draw:dots2="1" draw:dots2-length="0.006cm" draw:distance="0.006cm"/>
    <draw:stroke-dash draw:name="Dashed_20__28_var_29__20_3822" draw:display-name="Dashed (var) 3822" draw:style="rect" draw:dots1="1" draw:dots1-length="0.006cm" draw:dots2="1" draw:dots2-length="0.006cm" draw:distance="0.006cm"/>
    <draw:stroke-dash draw:name="Dashed_20__28_var_29__20_3823" draw:display-name="Dashed (var) 3823" draw:style="rect" draw:dots1="1" draw:dots1-length="0.006cm" draw:dots2="1" draw:dots2-length="0.006cm" draw:distance="0.006cm"/>
    <draw:stroke-dash draw:name="Dashed_20__28_var_29__20_3824" draw:display-name="Dashed (var) 3824" draw:style="rect" draw:dots1="1" draw:dots1-length="0.006cm" draw:dots2="1" draw:dots2-length="0.006cm" draw:distance="0.006cm"/>
    <draw:stroke-dash draw:name="Dashed_20__28_var_29__20_3825" draw:display-name="Dashed (var) 3825" draw:style="rect" draw:dots1="1" draw:dots1-length="0.006cm" draw:dots2="1" draw:dots2-length="0.006cm" draw:distance="0.006cm"/>
    <draw:stroke-dash draw:name="Dashed_20__28_var_29__20_3826" draw:display-name="Dashed (var) 3826" draw:style="rect" draw:dots1="1" draw:dots1-length="0.003cm" draw:dots2="1" draw:dots2-length="0.003cm" draw:distance="0.003cm"/>
    <draw:stroke-dash draw:name="Dashed_20__28_var_29__20_3827" draw:display-name="Dashed (var) 3827" draw:style="rect" draw:dots1="1" draw:dots1-length="0.006cm" draw:dots2="1" draw:dots2-length="0.006cm" draw:distance="0.006cm"/>
    <draw:stroke-dash draw:name="Dashed_20__28_var_29__20_3828" draw:display-name="Dashed (var) 3828" draw:style="rect" draw:dots1="1" draw:dots1-length="0.003cm" draw:dots2="1" draw:dots2-length="0.003cm" draw:distance="0.003cm"/>
    <draw:stroke-dash draw:name="Dashed_20__28_var_29__20_3829" draw:display-name="Dashed (var) 3829" draw:style="rect" draw:dots1="1" draw:dots1-length="0.006cm" draw:dots2="1" draw:dots2-length="0.006cm" draw:distance="0.006cm"/>
    <draw:stroke-dash draw:name="Dashed_20__28_var_29__20_3830" draw:display-name="Dashed (var) 3830" draw:style="rect" draw:dots1="1" draw:dots1-length="0.006cm" draw:dots2="1" draw:dots2-length="0.006cm" draw:distance="0.006cm"/>
    <draw:stroke-dash draw:name="Dashed_20__28_var_29__20_3831" draw:display-name="Dashed (var) 3831" draw:style="rect" draw:dots1="1" draw:dots1-length="0.006cm" draw:dots2="1" draw:dots2-length="0.006cm" draw:distance="0.006cm"/>
    <draw:stroke-dash draw:name="Dashed_20__28_var_29__20_3832" draw:display-name="Dashed (var) 3832" draw:style="rect" draw:dots1="1" draw:dots1-length="0.006cm" draw:dots2="1" draw:dots2-length="0.006cm" draw:distance="0.006cm"/>
    <draw:stroke-dash draw:name="Dashed_20__28_var_29__20_3833" draw:display-name="Dashed (var) 3833" draw:style="rect" draw:dots1="1" draw:dots1-length="0.003cm" draw:dots2="1" draw:dots2-length="0.003cm" draw:distance="0.003cm"/>
    <draw:stroke-dash draw:name="Dashed_20__28_var_29__20_3834" draw:display-name="Dashed (var) 3834" draw:style="rect" draw:dots1="1" draw:dots1-length="0.006cm" draw:dots2="1" draw:dots2-length="0.006cm" draw:distance="0.006cm"/>
    <draw:stroke-dash draw:name="Dashed_20__28_var_29__20_3835" draw:display-name="Dashed (var) 3835" draw:style="rect" draw:dots1="1" draw:dots1-length="0.006cm" draw:dots2="1" draw:dots2-length="0.006cm" draw:distance="0.006cm"/>
    <draw:stroke-dash draw:name="Dashed_20__28_var_29__20_3836" draw:display-name="Dashed (var) 3836" draw:style="rect" draw:dots1="1" draw:dots1-length="0.006cm" draw:dots2="1" draw:dots2-length="0.006cm" draw:distance="0.006cm"/>
    <draw:stroke-dash draw:name="Dashed_20__28_var_29__20_3837" draw:display-name="Dashed (var) 3837" draw:style="rect" draw:dots1="1" draw:dots1-length="0.003cm" draw:dots2="1" draw:dots2-length="0.003cm" draw:distance="0.003cm"/>
    <draw:stroke-dash draw:name="Dashed_20__28_var_29__20_3838" draw:display-name="Dashed (var) 3838" draw:style="rect" draw:dots1="1" draw:dots1-length="0.006cm" draw:dots2="1" draw:dots2-length="0.006cm" draw:distance="0.006cm"/>
    <draw:stroke-dash draw:name="Dashed_20__28_var_29__20_3839" draw:display-name="Dashed (var) 3839" draw:style="rect" draw:dots1="1" draw:dots1-length="0.006cm" draw:dots2="1" draw:dots2-length="0.006cm" draw:distance="0.006cm"/>
    <draw:stroke-dash draw:name="Dashed_20__28_var_29__20_3840" draw:display-name="Dashed (var) 3840" draw:style="rect" draw:dots1="1" draw:dots1-length="0.003cm" draw:dots2="1" draw:dots2-length="0.003cm" draw:distance="0.003cm"/>
    <draw:stroke-dash draw:name="Dashed_20__28_var_29__20_3841" draw:display-name="Dashed (var) 3841" draw:style="rect" draw:dots1="1" draw:dots1-length="0.003cm" draw:dots2="1" draw:dots2-length="0.003cm" draw:distance="0.003cm"/>
    <draw:stroke-dash draw:name="Dashed_20__28_var_29__20_3842" draw:display-name="Dashed (var) 3842" draw:style="rect" draw:dots1="1" draw:dots1-length="0.003cm" draw:dots2="1" draw:dots2-length="0.003cm" draw:distance="0.003cm"/>
    <draw:stroke-dash draw:name="Dashed_20__28_var_29__20_3843" draw:display-name="Dashed (var) 3843" draw:style="rect" draw:dots1="1" draw:dots1-length="0.003cm" draw:dots2="1" draw:dots2-length="0.003cm" draw:distance="0.003cm"/>
    <draw:stroke-dash draw:name="Dashed_20__28_var_29__20_3844" draw:display-name="Dashed (var) 3844" draw:style="rect" draw:dots1="1" draw:dots1-length="0.003cm" draw:dots2="1" draw:dots2-length="0.003cm" draw:distance="0.003cm"/>
    <draw:stroke-dash draw:name="Dashed_20__28_var_29__20_3845" draw:display-name="Dashed (var) 3845" draw:style="rect" draw:dots1="1" draw:dots1-length="0.006cm" draw:dots2="1" draw:dots2-length="0.006cm" draw:distance="0.006cm"/>
    <draw:stroke-dash draw:name="Dashed_20__28_var_29__20_3846" draw:display-name="Dashed (var) 3846" draw:style="rect" draw:dots1="1" draw:dots1-length="0.003cm" draw:dots2="1" draw:dots2-length="0.003cm" draw:distance="0.003cm"/>
    <draw:stroke-dash draw:name="Dashed_20__28_var_29__20_3847" draw:display-name="Dashed (var) 3847" draw:style="rect" draw:dots1="1" draw:dots1-length="0.006cm" draw:dots2="1" draw:dots2-length="0.006cm" draw:distance="0.006cm"/>
    <draw:stroke-dash draw:name="Dashed_20__28_var_29__20_3848" draw:display-name="Dashed (var) 3848" draw:style="rect" draw:dots1="1" draw:dots1-length="0.003cm" draw:dots2="1" draw:dots2-length="0.003cm" draw:distance="0.003cm"/>
    <draw:stroke-dash draw:name="Dashed_20__28_var_29__20_3952" draw:display-name="Dashed (var) 3952" draw:style="rect" draw:dots1="1" draw:dots1-length="0.001cm" draw:dots2="1" draw:dots2-length="0.001cm" draw:distance="0.001cm"/>
    <draw:stroke-dash draw:name="Dashed_20__28_var_29__20_3953" draw:display-name="Dashed (var) 3953" draw:style="rect" draw:dots1="1" draw:dots1-length="0.001cm" draw:dots2="1" draw:dots2-length="0.001cm" draw:distance="0.001cm"/>
    <draw:stroke-dash draw:name="Dashed_20__28_var_29__20_3955" draw:display-name="Dashed (var) 3955" draw:style="rect" draw:dots1="1" draw:dots1-length="0.001cm" draw:dots2="1" draw:dots2-length="0.001cm" draw:distance="0.001cm"/>
    <draw:stroke-dash draw:name="Dashed_20__28_var_29__20_3956" draw:display-name="Dashed (var) 3956" draw:style="rect" draw:dots1="1" draw:dots1-length="0.001cm" draw:dots2="1" draw:dots2-length="0.001cm" draw:distance="0.001cm"/>
    <draw:stroke-dash draw:name="Dashed_20__28_var_29__20_3959" draw:display-name="Dashed (var) 3959" draw:style="rect" draw:dots1="1" draw:dots1-length="0.001cm" draw:dots2="1" draw:dots2-length="0.001cm" draw:distance="0.001cm"/>
    <draw:stroke-dash draw:name="Dashed_20__28_var_29__20_3960" draw:display-name="Dashed (var) 3960" draw:style="rect" draw:dots1="1" draw:dots1-length="0.001cm" draw:dots2="1" draw:dots2-length="0.001cm" draw:distance="0.001cm"/>
    <draw:stroke-dash draw:name="Dashed_20__28_var_29__20_3961" draw:display-name="Dashed (var) 3961" draw:style="rect" draw:dots1="1" draw:dots1-length="0.001cm" draw:dots2="1" draw:dots2-length="0.001cm" draw:distance="0.001cm"/>
    <draw:stroke-dash draw:name="Dashed_20__28_var_29__20_3962" draw:display-name="Dashed (var) 3962" draw:style="rect" draw:dots1="1" draw:dots1-length="0.001cm" draw:dots2="1" draw:dots2-length="0.001cm" draw:distance="0.001cm"/>
    <draw:stroke-dash draw:name="Dashed_20__28_var_29__20_3963" draw:display-name="Dashed (var) 3963" draw:style="rect" draw:dots1="1" draw:dots1-length="0.001cm" draw:dots2="1" draw:dots2-length="0.001cm" draw:distance="0.001cm"/>
    <draw:stroke-dash draw:name="Dashed_20__28_var_29__20_4107" draw:display-name="Dashed (var) 4107" draw:style="rect" draw:dots1="1" draw:dots1-length="0.001cm" draw:dots2="1" draw:dots2-length="0.001cm" draw:distance="0.001cm"/>
    <draw:stroke-dash draw:name="Dashed_20__28_var_29__20_4108" draw:display-name="Dashed (var) 4108" draw:style="rect" draw:dots1="1" draw:dots1-length="0.001cm" draw:dots2="1" draw:dots2-length="0.001cm" draw:distance="0.001cm"/>
    <draw:stroke-dash draw:name="Dashed_20__28_var_29__20_4109" draw:display-name="Dashed (var) 4109" draw:style="rect" draw:dots1="1" draw:dots1-length="0.001cm" draw:dots2="1" draw:dots2-length="0.001cm" draw:distance="0.001cm"/>
    <draw:stroke-dash draw:name="Dashed_20__28_var_29__20_4110" draw:display-name="Dashed (var) 4110" draw:style="rect" draw:dots1="1" draw:dots1-length="0.001cm" draw:dots2="1" draw:dots2-length="0.001cm" draw:distance="0.001cm"/>
    <draw:stroke-dash draw:name="Dashed_20__28_var_29__20_4111" draw:display-name="Dashed (var) 4111" draw:style="rect" draw:dots1="1" draw:dots1-length="0.001cm" draw:dots2="1" draw:dots2-length="0.001cm" draw:distance="0.001cm"/>
    <draw:stroke-dash draw:name="Dashed_20__28_var_29__20_4112" draw:display-name="Dashed (var) 4112" draw:style="rect" draw:dots1="1" draw:dots1-length="0.001cm" draw:dots2="1" draw:dots2-length="0.001cm" draw:distance="0.001cm"/>
    <draw:stroke-dash draw:name="Dashed_20__28_var_29__20_4113" draw:display-name="Dashed (var) 4113" draw:style="rect" draw:dots1="1" draw:dots1-length="0.001cm" draw:dots2="1" draw:dots2-length="0.001cm" draw:distance="0.001cm"/>
    <draw:stroke-dash draw:name="Dashed_20__28_var_29__20_4114" draw:display-name="Dashed (var) 4114" draw:style="rect" draw:dots1="1" draw:dots1-length="0.001cm" draw:dots2="1" draw:dots2-length="0.001cm" draw:distance="0.001cm"/>
    <draw:stroke-dash draw:name="Dashed_20__28_var_29__20_4115" draw:display-name="Dashed (var) 4115" draw:style="rect" draw:dots1="1" draw:dots1-length="0.001cm" draw:dots2="1" draw:dots2-length="0.001cm" draw:distance="0.001cm"/>
    <draw:stroke-dash draw:name="Dashed_20__28_var_29__20_4116" draw:display-name="Dashed (var) 4116" draw:style="rect" draw:dots1="1" draw:dots1-length="0.001cm" draw:dots2="1" draw:dots2-length="0.001cm" draw:distance="0.001cm"/>
    <draw:stroke-dash draw:name="Dashed_20__28_var_29__20_4117" draw:display-name="Dashed (var) 4117" draw:style="rect" draw:dots1="1" draw:dots1-length="0.001cm" draw:dots2="1" draw:dots2-length="0.001cm" draw:distance="0.001cm"/>
    <draw:stroke-dash draw:name="Dashed_20__28_var_29__20_4118" draw:display-name="Dashed (var) 4118" draw:style="rect" draw:dots1="1" draw:dots1-length="0.001cm" draw:dots2="1" draw:dots2-length="0.001cm" draw:distance="0.001cm"/>
    <draw:stroke-dash draw:name="Dashed_20__28_var_29__20_4119" draw:display-name="Dashed (var) 4119" draw:style="rect" draw:dots1="1" draw:dots1-length="0.001cm" draw:dots2="1" draw:dots2-length="0.001cm" draw:distance="0.001cm"/>
    <draw:stroke-dash draw:name="Dashed_20__28_var_29__20_4120" draw:display-name="Dashed (var) 4120" draw:style="rect" draw:dots1="1" draw:dots1-length="0.001cm" draw:dots2="1" draw:dots2-length="0.001cm" draw:distance="0.001cm"/>
    <draw:stroke-dash draw:name="Dashed_20__28_var_29__20_4121" draw:display-name="Dashed (var) 4121" draw:style="rect" draw:dots1="1" draw:dots1-length="0.001cm" draw:dots2="1" draw:dots2-length="0.001cm" draw:distance="0.001cm"/>
    <draw:stroke-dash draw:name="Dashed_20__28_var_29__20_4122" draw:display-name="Dashed (var) 4122" draw:style="rect" draw:dots1="1" draw:dots1-length="0.001cm" draw:dots2="1" draw:dots2-length="0.001cm" draw:distance="0.001cm"/>
    <draw:stroke-dash draw:name="Dashed_20__28_var_29__20_4123" draw:display-name="Dashed (var) 4123" draw:style="rect" draw:dots1="1" draw:dots1-length="0.001cm" draw:dots2="1" draw:dots2-length="0.001cm" draw:distance="0.001cm"/>
    <draw:stroke-dash draw:name="Dashed_20__28_var_29__20_4124" draw:display-name="Dashed (var) 4124" draw:style="rect" draw:dots1="1" draw:dots1-length="0.001cm" draw:dots2="1" draw:dots2-length="0.001cm" draw:distance="0.001cm"/>
    <draw:stroke-dash draw:name="Dashed_20__28_var_29__20_4125" draw:display-name="Dashed (var) 4125" draw:style="rect" draw:dots1="1" draw:dots1-length="0.001cm" draw:dots2="1" draw:dots2-length="0.001cm" draw:distance="0.001cm"/>
    <draw:stroke-dash draw:name="Dashed_20__28_var_29__20_4126" draw:display-name="Dashed (var) 4126" draw:style="rect" draw:dots1="1" draw:dots1-length="0.001cm" draw:dots2="1" draw:dots2-length="0.001cm" draw:distance="0.001cm"/>
    <draw:stroke-dash draw:name="Dashed_20__28_var_29__20_4127" draw:display-name="Dashed (var) 4127" draw:style="rect" draw:dots1="1" draw:dots1-length="0.001cm" draw:dots2="1" draw:dots2-length="0.001cm" draw:distance="0.001cm"/>
    <draw:stroke-dash draw:name="Dashed_20__28_var_29__20_4128" draw:display-name="Dashed (var) 4128" draw:style="rect" draw:dots1="1" draw:dots1-length="0.001cm" draw:dots2="1" draw:dots2-length="0.001cm" draw:distance="0.001cm"/>
    <draw:stroke-dash draw:name="Dashed_20__28_var_29__20_4129" draw:display-name="Dashed (var) 4129" draw:style="rect" draw:dots1="1" draw:dots1-length="0.001cm" draw:dots2="1" draw:dots2-length="0.001cm" draw:distance="0.001cm"/>
    <draw:stroke-dash draw:name="Dashed_20__28_var_29__20_4130" draw:display-name="Dashed (var) 4130" draw:style="rect" draw:dots1="1" draw:dots1-length="0.001cm" draw:dots2="1" draw:dots2-length="0.001cm" draw:distance="0.001cm"/>
    <draw:stroke-dash draw:name="Dashed_20__28_var_29__20_4131" draw:display-name="Dashed (var) 4131" draw:style="rect" draw:dots1="1" draw:dots1-length="0.001cm" draw:dots2="1" draw:dots2-length="0.001cm" draw:distance="0.001cm"/>
    <draw:stroke-dash draw:name="Dashed_20__28_var_29__20_4132" draw:display-name="Dashed (var) 4132" draw:style="rect" draw:dots1="1" draw:dots1-length="0.001cm" draw:dots2="1" draw:dots2-length="0.001cm" draw:distance="0.001cm"/>
    <draw:stroke-dash draw:name="Dashed_20__28_var_29__20_4133" draw:display-name="Dashed (var) 4133" draw:style="rect" draw:dots1="1" draw:dots1-length="0.001cm" draw:dots2="1" draw:dots2-length="0.001cm" draw:distance="0.001cm"/>
    <draw:stroke-dash draw:name="Dashed_20__28_var_29__20_4134" draw:display-name="Dashed (var) 4134" draw:style="rect" draw:dots1="1" draw:dots1-length="0.001cm" draw:dots2="1" draw:dots2-length="0.001cm" draw:distance="0.001cm"/>
    <draw:stroke-dash draw:name="Dashed_20__28_var_29__20_4135" draw:display-name="Dashed (var) 4135" draw:style="rect" draw:dots1="1" draw:dots1-length="0.001cm" draw:dots2="1" draw:dots2-length="0.001cm" draw:distance="0.001cm"/>
    <draw:stroke-dash draw:name="Dashed_20__28_var_29__20_4136" draw:display-name="Dashed (var) 4136" draw:style="rect" draw:dots1="1" draw:dots1-length="0.001cm" draw:dots2="1" draw:dots2-length="0.001cm" draw:distance="0.001cm"/>
    <draw:stroke-dash draw:name="Dashed_20__28_var_29__20_4137" draw:display-name="Dashed (var) 4137" draw:style="rect" draw:dots1="1" draw:dots1-length="0.001cm" draw:dots2="1" draw:dots2-length="0.001cm" draw:distance="0.001cm"/>
    <draw:stroke-dash draw:name="Dashed_20__28_var_29__20_4138" draw:display-name="Dashed (var) 4138" draw:style="rect" draw:dots1="1" draw:dots1-length="0.001cm" draw:dots2="1" draw:dots2-length="0.001cm" draw:distance="0.001cm"/>
    <draw:stroke-dash draw:name="Dashed_20__28_var_29__20_4139" draw:display-name="Dashed (var) 4139" draw:style="rect" draw:dots1="1" draw:dots1-length="0.001cm" draw:dots2="1" draw:dots2-length="0.001cm" draw:distance="0.001cm"/>
    <draw:stroke-dash draw:name="Dashed_20__28_var_29__20_4140" draw:display-name="Dashed (var) 4140" draw:style="rect" draw:dots1="1" draw:dots1-length="0.001cm" draw:dots2="1" draw:dots2-length="0.001cm" draw:distance="0.001cm"/>
    <draw:stroke-dash draw:name="Dashed_20__28_var_29__20_4141" draw:display-name="Dashed (var) 4141" draw:style="rect" draw:dots1="1" draw:dots1-length="0.001cm" draw:dots2="1" draw:dots2-length="0.001cm" draw:distance="0.001cm"/>
    <draw:stroke-dash draw:name="Dashed_20__28_var_29__20_4142" draw:display-name="Dashed (var) 4142" draw:style="rect" draw:dots1="1" draw:dots1-length="0.001cm" draw:dots2="1" draw:dots2-length="0.001cm" draw:distance="0.001cm"/>
    <draw:stroke-dash draw:name="Dashed_20__28_var_29__20_4143" draw:display-name="Dashed (var) 4143" draw:style="rect" draw:dots1="1" draw:dots1-length="0.001cm" draw:dots2="1" draw:dots2-length="0.001cm" draw:distance="0.001cm"/>
    <draw:stroke-dash draw:name="Dashed_20__28_var_29__20_4144" draw:display-name="Dashed (var) 4144" draw:style="rect" draw:dots1="1" draw:dots1-length="0.001cm" draw:dots2="1" draw:dots2-length="0.001cm" draw:distance="0.001cm"/>
    <draw:stroke-dash draw:name="Dashed_20__28_var_29__20_4145" draw:display-name="Dashed (var) 4145" draw:style="rect" draw:dots1="1" draw:dots1-length="0.001cm" draw:dots2="1" draw:dots2-length="0.001cm" draw:distance="0.001cm"/>
    <draw:stroke-dash draw:name="Dashed_20__28_var_29__20_4146" draw:display-name="Dashed (var) 4146" draw:style="rect" draw:dots1="1" draw:dots1-length="0.001cm" draw:dots2="1" draw:dots2-length="0.001cm" draw:distance="0.001cm"/>
    <draw:stroke-dash draw:name="Dashed_20__28_var_29__20_4147" draw:display-name="Dashed (var) 4147" draw:style="rect" draw:dots1="1" draw:dots1-length="0.001cm" draw:dots2="1" draw:dots2-length="0.001cm" draw:distance="0.001cm"/>
    <draw:stroke-dash draw:name="Dashed_20__28_var_29__20_4148" draw:display-name="Dashed (var) 4148" draw:style="rect" draw:dots1="1" draw:dots1-length="0.001cm" draw:dots2="1" draw:dots2-length="0.001cm" draw:distance="0.001cm"/>
    <draw:stroke-dash draw:name="Dashed_20__28_var_29__20_4149" draw:display-name="Dashed (var) 4149" draw:style="rect" draw:dots1="1" draw:dots1-length="0.001cm" draw:dots2="1" draw:dots2-length="0.001cm" draw:distance="0.001cm"/>
    <draw:stroke-dash draw:name="Dashed_20__28_var_29__20_4150" draw:display-name="Dashed (var) 4150" draw:style="rect" draw:dots1="1" draw:dots1-length="0.001cm" draw:dots2="1" draw:dots2-length="0.001cm" draw:distance="0.001cm"/>
    <draw:stroke-dash draw:name="Dashed_20__28_var_29__20_4151" draw:display-name="Dashed (var) 4151" draw:style="rect" draw:dots1="1" draw:dots1-length="0.001cm" draw:dots2="1" draw:dots2-length="0.001cm" draw:distance="0.001cm"/>
    <draw:stroke-dash draw:name="Dashed_20__28_var_29__20_4166" draw:display-name="Dashed (var) 4166" draw:style="rect" draw:dots1="1" draw:dots1-length="0.003cm" draw:dots2="1" draw:dots2-length="0.003cm" draw:distance="0.003cm"/>
    <draw:stroke-dash draw:name="Dashed_20__28_var_29__20_4167" draw:display-name="Dashed (var) 4167" draw:style="rect" draw:dots1="1" draw:dots1-length="0.003cm" draw:dots2="1" draw:dots2-length="0.003cm" draw:distance="0.003cm"/>
    <draw:stroke-dash draw:name="Dashed_20__28_var_29__20_4168" draw:display-name="Dashed (var) 4168" draw:style="rect" draw:dots1="1" draw:dots1-length="0.003cm" draw:dots2="1" draw:dots2-length="0.003cm" draw:distance="0.003cm"/>
    <draw:stroke-dash draw:name="Dashed_20__28_var_29__20_4169" draw:display-name="Dashed (var) 4169" draw:style="rect" draw:dots1="1" draw:dots1-length="0.003cm" draw:dots2="1" draw:dots2-length="0.003cm" draw:distance="0.003cm"/>
    <draw:stroke-dash draw:name="Dashed_20__28_var_29__20_4170" draw:display-name="Dashed (var) 4170" draw:style="rect" draw:dots1="1" draw:dots1-length="0.003cm" draw:dots2="1" draw:dots2-length="0.003cm" draw:distance="0.003cm"/>
    <draw:stroke-dash draw:name="Dashed_20__28_var_29__20_4171" draw:display-name="Dashed (var) 4171" draw:style="rect" draw:dots1="1" draw:dots1-length="0.003cm" draw:dots2="1" draw:dots2-length="0.003cm" draw:distance="0.003cm"/>
    <draw:stroke-dash draw:name="Dashed_20__28_var_29__20_4172" draw:display-name="Dashed (var) 4172" draw:style="rect" draw:dots1="1" draw:dots1-length="0.003cm" draw:dots2="1" draw:dots2-length="0.003cm" draw:distance="0.003cm"/>
    <draw:stroke-dash draw:name="Dashed_20__28_var_29__20_4173" draw:display-name="Dashed (var) 4173" draw:style="rect" draw:dots1="1" draw:dots1-length="0.003cm" draw:dots2="1" draw:dots2-length="0.003cm" draw:distance="0.003cm"/>
    <draw:stroke-dash draw:name="Dashed_20__28_var_29__20_4174" draw:display-name="Dashed (var) 4174" draw:style="rect" draw:dots1="1" draw:dots1-length="0.003cm" draw:dots2="1" draw:dots2-length="0.003cm" draw:distance="0.003cm"/>
    <draw:stroke-dash draw:name="Dashed_20__28_var_29__20_4175" draw:display-name="Dashed (var) 4175" draw:style="rect" draw:dots1="1" draw:dots1-length="0.003cm" draw:dots2="1" draw:dots2-length="0.003cm" draw:distance="0.003cm"/>
    <draw:stroke-dash draw:name="Dashed_20__28_var_29__20_4176" draw:display-name="Dashed (var) 4176" draw:style="rect" draw:dots1="1" draw:dots1-length="0.003cm" draw:dots2="1" draw:dots2-length="0.003cm" draw:distance="0.003cm"/>
    <draw:stroke-dash draw:name="Dashed_20__28_var_29__20_4177" draw:display-name="Dashed (var) 4177" draw:style="rect" draw:dots1="1" draw:dots1-length="0.003cm" draw:dots2="1" draw:dots2-length="0.003cm" draw:distance="0.003cm"/>
    <draw:stroke-dash draw:name="Dashed_20__28_var_29__20_4178" draw:display-name="Dashed (var) 4178" draw:style="rect" draw:dots1="1" draw:dots1-length="0.003cm" draw:dots2="1" draw:dots2-length="0.003cm" draw:distance="0.003cm"/>
    <draw:stroke-dash draw:name="Dashed_20__28_var_29__20_4179" draw:display-name="Dashed (var) 4179" draw:style="rect" draw:dots1="1" draw:dots1-length="0.003cm" draw:dots2="1" draw:dots2-length="0.003cm" draw:distance="0.003cm"/>
    <draw:stroke-dash draw:name="Dashed_20__28_var_29__20_4180" draw:display-name="Dashed (var) 4180" draw:style="rect" draw:dots1="1" draw:dots1-length="0.003cm" draw:dots2="1" draw:dots2-length="0.003cm" draw:distance="0.003cm"/>
    <draw:stroke-dash draw:name="Dashed_20__28_var_29__20_4181" draw:display-name="Dashed (var) 4181" draw:style="rect" draw:dots1="1" draw:dots1-length="0.003cm" draw:dots2="1" draw:dots2-length="0.003cm" draw:distance="0.003cm"/>
    <draw:stroke-dash draw:name="Dashed_20__28_var_29__20_4182" draw:display-name="Dashed (var) 4182" draw:style="rect" draw:dots1="1" draw:dots1-length="0.003cm" draw:dots2="1" draw:dots2-length="0.003cm" draw:distance="0.003cm"/>
    <draw:stroke-dash draw:name="Dashed_20__28_var_29__20_4183" draw:display-name="Dashed (var) 4183" draw:style="rect" draw:dots1="1" draw:dots1-length="0.003cm" draw:dots2="1" draw:dots2-length="0.003cm" draw:distance="0.003cm"/>
    <draw:stroke-dash draw:name="Dashed_20__28_var_29__20_4184" draw:display-name="Dashed (var) 4184" draw:style="rect" draw:dots1="1" draw:dots1-length="0.003cm" draw:dots2="1" draw:dots2-length="0.003cm" draw:distance="0.003cm"/>
    <draw:stroke-dash draw:name="Dashed_20__28_var_29__20_4185" draw:display-name="Dashed (var) 4185" draw:style="rect" draw:dots1="1" draw:dots1-length="0.003cm" draw:dots2="1" draw:dots2-length="0.003cm" draw:distance="0.003cm"/>
    <draw:stroke-dash draw:name="Dashed_20__28_var_29__20_4186" draw:display-name="Dashed (var) 4186" draw:style="rect" draw:dots1="1" draw:dots1-length="0.003cm" draw:dots2="1" draw:dots2-length="0.003cm" draw:distance="0.003cm"/>
    <draw:stroke-dash draw:name="Dashed_20__28_var_29__20_4187" draw:display-name="Dashed (var) 4187" draw:style="rect" draw:dots1="1" draw:dots1-length="0.003cm" draw:dots2="1" draw:dots2-length="0.003cm" draw:distance="0.003cm"/>
    <draw:stroke-dash draw:name="Dashed_20__28_var_29__20_4188" draw:display-name="Dashed (var) 4188" draw:style="rect" draw:dots1="1" draw:dots1-length="0.003cm" draw:dots2="1" draw:dots2-length="0.003cm" draw:distance="0.003cm"/>
    <draw:stroke-dash draw:name="Dashed_20__28_var_29__20_4189" draw:display-name="Dashed (var) 4189" draw:style="rect" draw:dots1="1" draw:dots1-length="0.003cm" draw:dots2="1" draw:dots2-length="0.003cm" draw:distance="0.003cm"/>
    <draw:stroke-dash draw:name="Dashed_20__28_var_29__20_4190" draw:display-name="Dashed (var) 4190" draw:style="rect" draw:dots1="1" draw:dots1-length="0.003cm" draw:dots2="1" draw:dots2-length="0.003cm" draw:distance="0.003cm"/>
    <draw:stroke-dash draw:name="Dashed_20__28_var_29__20_4191" draw:display-name="Dashed (var) 4191" draw:style="rect" draw:dots1="1" draw:dots1-length="0.006cm" draw:dots2="1" draw:dots2-length="0.006cm" draw:distance="0.006cm"/>
    <draw:stroke-dash draw:name="Dashed_20__28_var_29__20_4192" draw:display-name="Dashed (var) 4192" draw:style="rect" draw:dots1="1" draw:dots1-length="0.006cm" draw:dots2="1" draw:dots2-length="0.006cm" draw:distance="0.006cm"/>
    <draw:stroke-dash draw:name="Dashed_20__28_var_29__20_4193" draw:display-name="Dashed (var) 4193" draw:style="rect" draw:dots1="1" draw:dots1-length="0.006cm" draw:dots2="1" draw:dots2-length="0.006cm" draw:distance="0.006cm"/>
    <draw:stroke-dash draw:name="Dashed_20__28_var_29__20_4194" draw:display-name="Dashed (var) 4194" draw:style="rect" draw:dots1="1" draw:dots1-length="0.006cm" draw:dots2="1" draw:dots2-length="0.006cm" draw:distance="0.006cm"/>
    <draw:stroke-dash draw:name="Dashed_20__28_var_29__20_4195" draw:display-name="Dashed (var) 4195" draw:style="rect" draw:dots1="1" draw:dots1-length="0.006cm" draw:dots2="1" draw:dots2-length="0.006cm" draw:distance="0.006cm"/>
    <draw:stroke-dash draw:name="Dashed_20__28_var_29__20_4196" draw:display-name="Dashed (var) 4196" draw:style="rect" draw:dots1="1" draw:dots1-length="0.006cm" draw:dots2="1" draw:dots2-length="0.006cm" draw:distance="0.006cm"/>
    <draw:stroke-dash draw:name="Dashed_20__28_var_29__20_4197" draw:display-name="Dashed (var) 4197" draw:style="rect" draw:dots1="1" draw:dots1-length="0.006cm" draw:dots2="1" draw:dots2-length="0.006cm" draw:distance="0.006cm"/>
    <draw:stroke-dash draw:name="Dashed_20__28_var_29__20_4198" draw:display-name="Dashed (var) 4198" draw:style="rect" draw:dots1="1" draw:dots1-length="0.006cm" draw:dots2="1" draw:dots2-length="0.006cm" draw:distance="0.006cm"/>
    <draw:stroke-dash draw:name="Dashed_20__28_var_29__20_4199" draw:display-name="Dashed (var) 4199" draw:style="rect" draw:dots1="1" draw:dots1-length="0.006cm" draw:dots2="1" draw:dots2-length="0.006cm" draw:distance="0.006cm"/>
    <draw:stroke-dash draw:name="Dashed_20__28_var_29__20_4200" draw:display-name="Dashed (var) 4200" draw:style="rect" draw:dots1="1" draw:dots1-length="0.006cm" draw:dots2="1" draw:dots2-length="0.006cm" draw:distance="0.006cm"/>
    <draw:stroke-dash draw:name="Dashed_20__28_var_29__20_4201" draw:display-name="Dashed (var) 4201" draw:style="rect" draw:dots1="1" draw:dots1-length="0.006cm" draw:dots2="1" draw:dots2-length="0.006cm" draw:distance="0.006cm"/>
    <draw:stroke-dash draw:name="Dashed_20__28_var_29__20_4202" draw:display-name="Dashed (var) 4202" draw:style="rect" draw:dots1="1" draw:dots1-length="0.006cm" draw:dots2="1" draw:dots2-length="0.006cm" draw:distance="0.006cm"/>
    <draw:stroke-dash draw:name="Dashed_20__28_var_29__20_4203" draw:display-name="Dashed (var) 4203" draw:style="rect" draw:dots1="1" draw:dots1-length="0.006cm" draw:dots2="1" draw:dots2-length="0.006cm" draw:distance="0.006cm"/>
    <draw:stroke-dash draw:name="Dashed_20__28_var_29__20_4204" draw:display-name="Dashed (var) 4204" draw:style="rect" draw:dots1="1" draw:dots1-length="0.006cm" draw:dots2="1" draw:dots2-length="0.006cm" draw:distance="0.006cm"/>
    <draw:stroke-dash draw:name="Dashed_20__28_var_29__20_4205" draw:display-name="Dashed (var) 4205" draw:style="rect" draw:dots1="1" draw:dots1-length="0.006cm" draw:dots2="1" draw:dots2-length="0.006cm" draw:distance="0.006cm"/>
    <draw:stroke-dash draw:name="Dashed_20__28_var_29__20_4206" draw:display-name="Dashed (var) 4206" draw:style="rect" draw:dots1="1" draw:dots1-length="0.006cm" draw:dots2="1" draw:dots2-length="0.006cm" draw:distance="0.006cm"/>
    <draw:stroke-dash draw:name="Dashed_20__28_var_29__20_4207" draw:display-name="Dashed (var) 4207" draw:style="rect" draw:dots1="1" draw:dots1-length="0.006cm" draw:dots2="1" draw:dots2-length="0.006cm" draw:distance="0.006cm"/>
    <draw:stroke-dash draw:name="Dashed_20__28_var_29__20_4208" draw:display-name="Dashed (var) 4208" draw:style="rect" draw:dots1="1" draw:dots1-length="0.006cm" draw:dots2="1" draw:dots2-length="0.006cm" draw:distance="0.006cm"/>
    <draw:stroke-dash draw:name="Dashed_20__28_var_29__20_4209" draw:display-name="Dashed (var) 4209" draw:style="rect" draw:dots1="1" draw:dots1-length="0.006cm" draw:dots2="1" draw:dots2-length="0.006cm" draw:distance="0.006cm"/>
    <draw:stroke-dash draw:name="Dashed_20__28_var_29__20_4210" draw:display-name="Dashed (var) 4210" draw:style="rect" draw:dots1="1" draw:dots1-length="0.006cm" draw:dots2="1" draw:dots2-length="0.006cm" draw:distance="0.006cm"/>
    <draw:stroke-dash draw:name="Dashed_20__28_var_29__20_4211" draw:display-name="Dashed (var) 4211" draw:style="rect" draw:dots1="1" draw:dots1-length="0.006cm" draw:dots2="1" draw:dots2-length="0.006cm" draw:distance="0.006cm"/>
    <draw:stroke-dash draw:name="Dashed_20__28_var_29__20_4212" draw:display-name="Dashed (var) 4212" draw:style="rect" draw:dots1="1" draw:dots1-length="0.006cm" draw:dots2="1" draw:dots2-length="0.006cm" draw:distance="0.006cm"/>
    <draw:stroke-dash draw:name="Dashed_20__28_var_29__20_4213" draw:display-name="Dashed (var) 4213" draw:style="rect" draw:dots1="1" draw:dots1-length="0.006cm" draw:dots2="1" draw:dots2-length="0.006cm" draw:distance="0.006cm"/>
    <draw:stroke-dash draw:name="Dashed_20__28_var_29__20_4214" draw:display-name="Dashed (var) 4214" draw:style="rect" draw:dots1="1" draw:dots1-length="0.006cm" draw:dots2="1" draw:dots2-length="0.006cm" draw:distance="0.006cm"/>
    <draw:stroke-dash draw:name="Dashed_20__28_var_29__20_4215" draw:display-name="Dashed (var) 4215" draw:style="rect" draw:dots1="1" draw:dots1-length="0.006cm" draw:dots2="1" draw:dots2-length="0.006cm" draw:distance="0.006cm"/>
    <draw:stroke-dash draw:name="Dashed_20__28_var_29__20_4247" draw:display-name="Dashed (var) 4247" draw:style="rect" draw:dots1="1" draw:dots1-length="0.003cm" draw:dots2="1" draw:dots2-length="0.003cm" draw:distance="0.003cm"/>
    <draw:stroke-dash draw:name="Dashed_20__28_var_29__20_4248" draw:display-name="Dashed (var) 4248" draw:style="rect" draw:dots1="1" draw:dots1-length="0.003cm" draw:dots2="1" draw:dots2-length="0.003cm" draw:distance="0.003cm"/>
    <draw:stroke-dash draw:name="Dashed_20__28_var_29__20_4249" draw:display-name="Dashed (var) 4249" draw:style="rect" draw:dots1="1" draw:dots1-length="0.003cm" draw:dots2="1" draw:dots2-length="0.003cm" draw:distance="0.003cm"/>
    <draw:stroke-dash draw:name="Dashed_20__28_var_29__20_4250" draw:display-name="Dashed (var) 4250" draw:style="rect" draw:dots1="1" draw:dots1-length="0.003cm" draw:dots2="1" draw:dots2-length="0.003cm" draw:distance="0.003cm"/>
    <draw:stroke-dash draw:name="Dashed_20__28_var_29__20_4251" draw:display-name="Dashed (var) 4251" draw:style="rect" draw:dots1="1" draw:dots1-length="0.003cm" draw:dots2="1" draw:dots2-length="0.003cm" draw:distance="0.003cm"/>
    <draw:stroke-dash draw:name="Dashed_20__28_var_29__20_4252" draw:display-name="Dashed (var) 4252" draw:style="rect" draw:dots1="1" draw:dots1-length="0.003cm" draw:dots2="1" draw:dots2-length="0.003cm" draw:distance="0.003cm"/>
    <draw:stroke-dash draw:name="Dashed_20__28_var_29__20_4253" draw:display-name="Dashed (var) 4253" draw:style="rect" draw:dots1="1" draw:dots1-length="0.003cm" draw:dots2="1" draw:dots2-length="0.003cm" draw:distance="0.003cm"/>
    <draw:stroke-dash draw:name="Dashed_20__28_var_29__20_4254" draw:display-name="Dashed (var) 4254" draw:style="rect" draw:dots1="1" draw:dots1-length="0.003cm" draw:dots2="1" draw:dots2-length="0.003cm" draw:distance="0.003cm"/>
    <draw:stroke-dash draw:name="Dashed_20__28_var_29__20_4255" draw:display-name="Dashed (var) 4255" draw:style="rect" draw:dots1="1" draw:dots1-length="0.003cm" draw:dots2="1" draw:dots2-length="0.003cm" draw:distance="0.003cm"/>
    <draw:stroke-dash draw:name="Dashed_20__28_var_29__20_4256" draw:display-name="Dashed (var) 4256" draw:style="rect" draw:dots1="1" draw:dots1-length="0.003cm" draw:dots2="1" draw:dots2-length="0.003cm" draw:distance="0.003cm"/>
    <draw:stroke-dash draw:name="Dashed_20__28_var_29__20_4257" draw:display-name="Dashed (var) 4257" draw:style="rect" draw:dots1="1" draw:dots1-length="0.003cm" draw:dots2="1" draw:dots2-length="0.003cm" draw:distance="0.003cm"/>
    <draw:stroke-dash draw:name="Dashed_20__28_var_29__20_4258" draw:display-name="Dashed (var) 4258" draw:style="rect" draw:dots1="1" draw:dots1-length="0.003cm" draw:dots2="1" draw:dots2-length="0.003cm" draw:distance="0.003cm"/>
    <draw:stroke-dash draw:name="Dashed_20__28_var_29__20_4259" draw:display-name="Dashed (var) 4259" draw:style="rect" draw:dots1="1" draw:dots1-length="0.003cm" draw:dots2="1" draw:dots2-length="0.003cm" draw:distance="0.003cm"/>
    <draw:stroke-dash draw:name="Dashed_20__28_var_29__20_4260" draw:display-name="Dashed (var) 4260" draw:style="rect" draw:dots1="1" draw:dots1-length="0.003cm" draw:dots2="1" draw:dots2-length="0.003cm" draw:distance="0.003cm"/>
    <draw:stroke-dash draw:name="Dashed_20__28_var_29__20_4261" draw:display-name="Dashed (var) 4261" draw:style="rect" draw:dots1="1" draw:dots1-length="0.003cm" draw:dots2="1" draw:dots2-length="0.003cm" draw:distance="0.003cm"/>
    <draw:stroke-dash draw:name="Dashed_20__28_var_29__20_4262" draw:display-name="Dashed (var) 4262" draw:style="rect" draw:dots1="1" draw:dots1-length="0.003cm" draw:dots2="1" draw:dots2-length="0.003cm" draw:distance="0.003cm"/>
    <draw:stroke-dash draw:name="Dashed_20__28_var_29__20_4263" draw:display-name="Dashed (var) 4263" draw:style="rect" draw:dots1="1" draw:dots1-length="0.003cm" draw:dots2="1" draw:dots2-length="0.003cm" draw:distance="0.003cm"/>
    <draw:stroke-dash draw:name="Dashed_20__28_var_29__20_4264" draw:display-name="Dashed (var) 4264" draw:style="rect" draw:dots1="1" draw:dots1-length="0.003cm" draw:dots2="1" draw:dots2-length="0.003cm" draw:distance="0.003cm"/>
    <draw:stroke-dash draw:name="Dashed_20__28_var_29__20_4265" draw:display-name="Dashed (var) 4265" draw:style="rect" draw:dots1="1" draw:dots1-length="0.003cm" draw:dots2="1" draw:dots2-length="0.003cm" draw:distance="0.003cm"/>
    <draw:stroke-dash draw:name="Dashed_20__28_var_29__20_4266" draw:display-name="Dashed (var) 4266" draw:style="rect" draw:dots1="1" draw:dots1-length="0.003cm" draw:dots2="1" draw:dots2-length="0.003cm" draw:distance="0.003cm"/>
    <draw:stroke-dash draw:name="Dashed_20__28_var_29__20_4267" draw:display-name="Dashed (var) 4267" draw:style="rect" draw:dots1="1" draw:dots1-length="0.003cm" draw:dots2="1" draw:dots2-length="0.003cm" draw:distance="0.003cm"/>
    <draw:stroke-dash draw:name="Dashed_20__28_var_29__20_4268" draw:display-name="Dashed (var) 4268" draw:style="rect" draw:dots1="1" draw:dots1-length="0.003cm" draw:dots2="1" draw:dots2-length="0.003cm" draw:distance="0.003cm"/>
    <draw:stroke-dash draw:name="Dashed_20__28_var_29__20_4269" draw:display-name="Dashed (var) 4269" draw:style="rect" draw:dots1="1" draw:dots1-length="0.003cm" draw:dots2="1" draw:dots2-length="0.003cm" draw:distance="0.003cm"/>
    <draw:stroke-dash draw:name="Dashed_20__28_var_29__20_4270" draw:display-name="Dashed (var) 4270" draw:style="rect" draw:dots1="1" draw:dots1-length="0.003cm" draw:dots2="1" draw:dots2-length="0.003cm" draw:distance="0.003cm"/>
    <draw:stroke-dash draw:name="Dashed_20__28_var_29__20_4271" draw:display-name="Dashed (var) 4271" draw:style="rect" draw:dots1="1" draw:dots1-length="0.003cm" draw:dots2="1" draw:dots2-length="0.003cm" draw:distance="0.003cm"/>
    <draw:stroke-dash draw:name="Dashed_20__28_var_29__20_4272" draw:display-name="Dashed (var) 4272" draw:style="rect" draw:dots1="1" draw:dots1-length="0.003cm" draw:dots2="1" draw:dots2-length="0.003cm" draw:distance="0.003cm"/>
    <draw:stroke-dash draw:name="Dashed_20__28_var_29__20_4273" draw:display-name="Dashed (var) 4273" draw:style="rect" draw:dots1="1" draw:dots1-length="0.003cm" draw:dots2="1" draw:dots2-length="0.003cm" draw:distance="0.003cm"/>
    <draw:stroke-dash draw:name="Dashed_20__28_var_29__20_4274" draw:display-name="Dashed (var) 4274" draw:style="rect" draw:dots1="1" draw:dots1-length="0.003cm" draw:dots2="1" draw:dots2-length="0.003cm" draw:distance="0.003cm"/>
    <draw:stroke-dash draw:name="Dashed_20__28_var_29__20_4275" draw:display-name="Dashed (var) 4275" draw:style="rect" draw:dots1="1" draw:dots1-length="0.003cm" draw:dots2="1" draw:dots2-length="0.003cm" draw:distance="0.003cm"/>
    <draw:stroke-dash draw:name="Dashed_20__28_var_29__20_4276" draw:display-name="Dashed (var) 4276" draw:style="rect" draw:dots1="1" draw:dots1-length="0.003cm" draw:dots2="1" draw:dots2-length="0.003cm" draw:distance="0.003cm"/>
    <draw:stroke-dash draw:name="Dashed_20__28_var_29__20_4277" draw:display-name="Dashed (var) 4277" draw:style="rect" draw:dots1="1" draw:dots1-length="0.003cm" draw:dots2="1" draw:dots2-length="0.003cm" draw:distance="0.003cm"/>
    <draw:stroke-dash draw:name="Dashed_20__28_var_29__20_4278" draw:display-name="Dashed (var) 4278" draw:style="rect" draw:dots1="1" draw:dots1-length="0.003cm" draw:dots2="1" draw:dots2-length="0.003cm" draw:distance="0.003cm"/>
    <draw:stroke-dash draw:name="Dashed_20__28_var_29__20_4279" draw:display-name="Dashed (var) 4279" draw:style="rect" draw:dots1="1" draw:dots1-length="0.003cm" draw:dots2="1" draw:dots2-length="0.003cm" draw:distance="0.003cm"/>
    <draw:stroke-dash draw:name="Dashed_20__28_var_29__20_4280" draw:display-name="Dashed (var) 4280" draw:style="rect" draw:dots1="1" draw:dots1-length="0.003cm" draw:dots2="1" draw:dots2-length="0.003cm" draw:distance="0.003cm"/>
    <draw:stroke-dash draw:name="Dashed_20__28_var_29__20_4281" draw:display-name="Dashed (var) 4281" draw:style="rect" draw:dots1="1" draw:dots1-length="0.003cm" draw:dots2="1" draw:dots2-length="0.003cm" draw:distance="0.003cm"/>
    <draw:stroke-dash draw:name="Dashed_20__28_var_29__20_4282" draw:display-name="Dashed (var) 4282" draw:style="rect" draw:dots1="1" draw:dots1-length="0.003cm" draw:dots2="1" draw:dots2-length="0.003cm" draw:distance="0.003cm"/>
    <draw:stroke-dash draw:name="Dashed_20__28_var_29__20_4283" draw:display-name="Dashed (var) 4283" draw:style="rect" draw:dots1="1" draw:dots1-length="0.003cm" draw:dots2="1" draw:dots2-length="0.003cm" draw:distance="0.003cm"/>
    <draw:stroke-dash draw:name="Dashed_20__28_var_29__20_4284" draw:display-name="Dashed (var) 4284" draw:style="rect" draw:dots1="1" draw:dots1-length="0.003cm" draw:dots2="1" draw:dots2-length="0.003cm" draw:distance="0.003cm"/>
    <draw:stroke-dash draw:name="Dashed_20__28_var_29__20_4285" draw:display-name="Dashed (var) 4285" draw:style="rect" draw:dots1="1" draw:dots1-length="0.003cm" draw:dots2="1" draw:dots2-length="0.003cm" draw:distance="0.003cm"/>
    <draw:stroke-dash draw:name="Dashed_20__28_var_29__20_4286" draw:display-name="Dashed (var) 4286" draw:style="rect" draw:dots1="1" draw:dots1-length="0.003cm" draw:dots2="1" draw:dots2-length="0.003cm" draw:distance="0.003cm"/>
    <draw:stroke-dash draw:name="Dashed_20__28_var_29__20_4287" draw:display-name="Dashed (var) 4287" draw:style="rect" draw:dots1="1" draw:dots1-length="0.003cm" draw:dots2="1" draw:dots2-length="0.003cm" draw:distance="0.003cm"/>
    <draw:stroke-dash draw:name="Dashed_20__28_var_29__20_4288" draw:display-name="Dashed (var) 4288" draw:style="rect" draw:dots1="1" draw:dots1-length="0.003cm" draw:dots2="1" draw:dots2-length="0.003cm" draw:distance="0.003cm"/>
    <draw:stroke-dash draw:name="Dashed_20__28_var_29__20_4289" draw:display-name="Dashed (var) 4289" draw:style="rect" draw:dots1="1" draw:dots1-length="0.003cm" draw:dots2="1" draw:dots2-length="0.003cm" draw:distance="0.003cm"/>
    <draw:stroke-dash draw:name="Dashed_20__28_var_29__20_4290" draw:display-name="Dashed (var) 4290" draw:style="rect" draw:dots1="1" draw:dots1-length="0.003cm" draw:dots2="1" draw:dots2-length="0.003cm" draw:distance="0.003cm"/>
    <draw:stroke-dash draw:name="Dashed_20__28_var_29__20_4291" draw:display-name="Dashed (var) 4291" draw:style="rect" draw:dots1="1" draw:dots1-length="0.003cm" draw:dots2="1" draw:dots2-length="0.003cm" draw:distance="0.003cm"/>
    <draw:stroke-dash draw:name="Dashed_20__28_var_29__20_4292" draw:display-name="Dashed (var) 4292" draw:style="rect" draw:dots1="1" draw:dots1-length="0.003cm" draw:dots2="1" draw:dots2-length="0.003cm" draw:distance="0.003cm"/>
    <draw:stroke-dash draw:name="Dashed_20__28_var_29__20_4293" draw:display-name="Dashed (var) 4293" draw:style="rect" draw:dots1="1" draw:dots1-length="0.003cm" draw:dots2="1" draw:dots2-length="0.003cm" draw:distance="0.003cm"/>
    <draw:stroke-dash draw:name="Dashed_20__28_var_29__20_4294" draw:display-name="Dashed (var) 4294" draw:style="rect" draw:dots1="1" draw:dots1-length="0.003cm" draw:dots2="1" draw:dots2-length="0.003cm" draw:distance="0.003cm"/>
    <draw:stroke-dash draw:name="Dashed_20__28_var_29__20_4295" draw:display-name="Dashed (var) 4295" draw:style="rect" draw:dots1="1" draw:dots1-length="0.003cm" draw:dots2="1" draw:dots2-length="0.003cm" draw:distance="0.003cm"/>
    <draw:stroke-dash draw:name="Dashed_20__28_var_29__20_4296" draw:display-name="Dashed (var) 4296" draw:style="rect" draw:dots1="1" draw:dots1-length="0.003cm" draw:dots2="1" draw:dots2-length="0.003cm" draw:distance="0.003cm"/>
    <draw:stroke-dash draw:name="Dashed_20__28_var_29__20_4297" draw:display-name="Dashed (var) 4297" draw:style="rect" draw:dots1="1" draw:dots1-length="0.003cm" draw:dots2="1" draw:dots2-length="0.003cm" draw:distance="0.003cm"/>
    <draw:stroke-dash draw:name="Dashed_20__28_var_29__20_4298" draw:display-name="Dashed (var) 4298" draw:style="rect" draw:dots1="1" draw:dots1-length="0.003cm" draw:dots2="1" draw:dots2-length="0.003cm" draw:distance="0.003cm"/>
    <draw:stroke-dash draw:name="Dashed_20__28_var_29__20_4299" draw:display-name="Dashed (var) 4299" draw:style="rect" draw:dots1="1" draw:dots1-length="0.003cm" draw:dots2="1" draw:dots2-length="0.003cm" draw:distance="0.003cm"/>
    <draw:stroke-dash draw:name="Dashed_20__28_var_29__20_4300" draw:display-name="Dashed (var) 4300" draw:style="rect" draw:dots1="1" draw:dots1-length="0.003cm" draw:dots2="1" draw:dots2-length="0.003cm" draw:distance="0.003cm"/>
    <draw:stroke-dash draw:name="Dashed_20__28_var_29__20_4301" draw:display-name="Dashed (var) 4301" draw:style="rect" draw:dots1="1" draw:dots1-length="0.003cm" draw:dots2="1" draw:dots2-length="0.003cm" draw:distance="0.003cm"/>
    <draw:stroke-dash draw:name="Dashed_20__28_var_29__20_4302" draw:display-name="Dashed (var) 4302" draw:style="rect" draw:dots1="1" draw:dots1-length="0.003cm" draw:dots2="1" draw:dots2-length="0.003cm" draw:distance="0.003cm"/>
    <draw:stroke-dash draw:name="Dashed_20__28_var_29__20_4303" draw:display-name="Dashed (var) 4303" draw:style="rect" draw:dots1="1" draw:dots1-length="0.003cm" draw:dots2="1" draw:dots2-length="0.003cm" draw:distance="0.003cm"/>
    <draw:stroke-dash draw:name="Dashed_20__28_var_29__20_4304" draw:display-name="Dashed (var) 4304" draw:style="rect" draw:dots1="1" draw:dots1-length="0.003cm" draw:dots2="1" draw:dots2-length="0.003cm" draw:distance="0.003cm"/>
    <draw:stroke-dash draw:name="Dashed_20__28_var_29__20_4305" draw:display-name="Dashed (var) 4305" draw:style="rect" draw:dots1="1" draw:dots1-length="0.003cm" draw:dots2="1" draw:dots2-length="0.003cm" draw:distance="0.003cm"/>
    <draw:stroke-dash draw:name="Dashed_20__28_var_29__20_4306" draw:display-name="Dashed (var) 4306" draw:style="rect" draw:dots1="1" draw:dots1-length="0.003cm" draw:dots2="1" draw:dots2-length="0.003cm" draw:distance="0.003cm"/>
    <draw:stroke-dash draw:name="Dashed_20__28_var_29__20_4307" draw:display-name="Dashed (var) 4307" draw:style="rect" draw:dots1="1" draw:dots1-length="0.003cm" draw:dots2="1" draw:dots2-length="0.003cm" draw:distance="0.003cm"/>
    <draw:stroke-dash draw:name="Dashed_20__28_var_29__20_4308" draw:display-name="Dashed (var) 4308" draw:style="rect" draw:dots1="1" draw:dots1-length="0.003cm" draw:dots2="1" draw:dots2-length="0.003cm" draw:distance="0.003cm"/>
    <draw:stroke-dash draw:name="Dashed_20__28_var_29__20_4309" draw:display-name="Dashed (var) 4309" draw:style="rect" draw:dots1="1" draw:dots1-length="0.003cm" draw:dots2="1" draw:dots2-length="0.003cm" draw:distance="0.003cm"/>
    <draw:stroke-dash draw:name="Dashed_20__28_var_29__20_4310" draw:display-name="Dashed (var) 4310" draw:style="rect" draw:dots1="1" draw:dots1-length="0.003cm" draw:dots2="1" draw:dots2-length="0.003cm" draw:distance="0.003cm"/>
    <draw:stroke-dash draw:name="Dashed_20__28_var_29__20_4311" draw:display-name="Dashed (var) 4311" draw:style="rect" draw:dots1="1" draw:dots1-length="0.003cm" draw:dots2="1" draw:dots2-length="0.003cm" draw:distance="0.003cm"/>
    <draw:stroke-dash draw:name="Dashed_20__28_var_29__20_4312" draw:display-name="Dashed (var) 4312" draw:style="rect" draw:dots1="1" draw:dots1-length="0.003cm" draw:dots2="1" draw:dots2-length="0.003cm" draw:distance="0.003cm"/>
    <draw:stroke-dash draw:name="Dashed_20__28_var_29__20_4313" draw:display-name="Dashed (var) 4313" draw:style="rect" draw:dots1="1" draw:dots1-length="0.003cm" draw:dots2="1" draw:dots2-length="0.003cm" draw:distance="0.003cm"/>
    <draw:stroke-dash draw:name="Dashed_20__28_var_29__20_4314" draw:display-name="Dashed (var) 4314" draw:style="rect" draw:dots1="1" draw:dots1-length="0.003cm" draw:dots2="1" draw:dots2-length="0.003cm" draw:distance="0.003cm"/>
    <draw:stroke-dash draw:name="Dashed_20__28_var_29__20_4315" draw:display-name="Dashed (var) 4315" draw:style="rect" draw:dots1="1" draw:dots1-length="0.003cm" draw:dots2="1" draw:dots2-length="0.003cm" draw:distance="0.003cm"/>
    <draw:stroke-dash draw:name="Dashed_20__28_var_29__20_4316" draw:display-name="Dashed (var) 4316" draw:style="rect" draw:dots1="1" draw:dots1-length="0.003cm" draw:dots2="1" draw:dots2-length="0.003cm" draw:distance="0.003cm"/>
    <draw:stroke-dash draw:name="Dashed_20__28_var_29__20_4317" draw:display-name="Dashed (var) 4317" draw:style="rect" draw:dots1="1" draw:dots1-length="0.003cm" draw:dots2="1" draw:dots2-length="0.003cm" draw:distance="0.003cm"/>
    <draw:stroke-dash draw:name="Dashed_20__28_var_29__20_4318" draw:display-name="Dashed (var) 4318" draw:style="rect" draw:dots1="1" draw:dots1-length="0.003cm" draw:dots2="1" draw:dots2-length="0.003cm" draw:distance="0.003cm"/>
    <draw:stroke-dash draw:name="Dashed_20__28_var_29__20_4319" draw:display-name="Dashed (var) 4319" draw:style="rect" draw:dots1="1" draw:dots1-length="0.003cm" draw:dots2="1" draw:dots2-length="0.003cm" draw:distance="0.003cm"/>
    <draw:stroke-dash draw:name="Dashed_20__28_var_29__20_4320" draw:display-name="Dashed (var) 4320" draw:style="rect" draw:dots1="1" draw:dots1-length="0.003cm" draw:dots2="1" draw:dots2-length="0.003cm" draw:distance="0.003cm"/>
    <draw:stroke-dash draw:name="Dashed_20__28_var_29__20_4321" draw:display-name="Dashed (var) 4321" draw:style="rect" draw:dots1="1" draw:dots1-length="0.003cm" draw:dots2="1" draw:dots2-length="0.003cm" draw:distance="0.003cm"/>
    <draw:stroke-dash draw:name="Dashed_20__28_var_29__20_4322" draw:display-name="Dashed (var) 4322" draw:style="rect" draw:dots1="1" draw:dots1-length="0.003cm" draw:dots2="1" draw:dots2-length="0.003cm" draw:distance="0.003cm"/>
    <draw:stroke-dash draw:name="Dashed_20__28_var_29__20_4323" draw:display-name="Dashed (var) 4323" draw:style="rect" draw:dots1="1" draw:dots1-length="0.003cm" draw:dots2="1" draw:dots2-length="0.003cm" draw:distance="0.003cm"/>
    <draw:stroke-dash draw:name="Dashed_20__28_var_29__20_4324" draw:display-name="Dashed (var) 4324" draw:style="rect" draw:dots1="1" draw:dots1-length="0.003cm" draw:dots2="1" draw:dots2-length="0.003cm" draw:distance="0.003cm"/>
    <draw:stroke-dash draw:name="Dashed_20__28_var_29__20_4325" draw:display-name="Dashed (var) 4325" draw:style="rect" draw:dots1="1" draw:dots1-length="0.003cm" draw:dots2="1" draw:dots2-length="0.003cm" draw:distance="0.003cm"/>
    <draw:stroke-dash draw:name="Dashed_20__28_var_29__20_4326" draw:display-name="Dashed (var) 4326" draw:style="rect" draw:dots1="1" draw:dots1-length="0.003cm" draw:dots2="1" draw:dots2-length="0.003cm" draw:distance="0.003cm"/>
    <draw:stroke-dash draw:name="Dashed_20__28_var_29__20_4327" draw:display-name="Dashed (var) 4327" draw:style="rect" draw:dots1="1" draw:dots1-length="0.003cm" draw:dots2="1" draw:dots2-length="0.003cm" draw:distance="0.003cm"/>
    <draw:stroke-dash draw:name="Dashed_20__28_var_29__20_4328" draw:display-name="Dashed (var) 4328" draw:style="rect" draw:dots1="1" draw:dots1-length="0.003cm" draw:dots2="1" draw:dots2-length="0.003cm" draw:distance="0.003cm"/>
    <draw:stroke-dash draw:name="Dashed_20__28_var_29__20_4329" draw:display-name="Dashed (var) 4329" draw:style="rect" draw:dots1="1" draw:dots1-length="0.003cm" draw:dots2="1" draw:dots2-length="0.003cm" draw:distance="0.003cm"/>
    <draw:stroke-dash draw:name="Dashed_20__28_var_29__20_4330" draw:display-name="Dashed (var) 4330" draw:style="rect" draw:dots1="1" draw:dots1-length="0.003cm" draw:dots2="1" draw:dots2-length="0.003cm" draw:distance="0.003cm"/>
    <draw:stroke-dash draw:name="Dashed_20__28_var_29__20_4331" draw:display-name="Dashed (var) 4331" draw:style="rect" draw:dots1="1" draw:dots1-length="0.003cm" draw:dots2="1" draw:dots2-length="0.003cm" draw:distance="0.003cm"/>
    <draw:stroke-dash draw:name="Dashed_20__28_var_29__20_4332" draw:display-name="Dashed (var) 4332" draw:style="rect" draw:dots1="1" draw:dots1-length="0.003cm" draw:dots2="1" draw:dots2-length="0.003cm" draw:distance="0.003cm"/>
    <draw:stroke-dash draw:name="Dashed_20__28_var_29__20_4333" draw:display-name="Dashed (var) 4333" draw:style="rect" draw:dots1="1" draw:dots1-length="0.003cm" draw:dots2="1" draw:dots2-length="0.003cm" draw:distance="0.003cm"/>
    <draw:stroke-dash draw:name="Dashed_20__28_var_29__20_4334" draw:display-name="Dashed (var) 4334" draw:style="rect" draw:dots1="1" draw:dots1-length="0.003cm" draw:dots2="1" draw:dots2-length="0.003cm" draw:distance="0.003cm"/>
    <draw:stroke-dash draw:name="Dashed_20__28_var_29__20_4335" draw:display-name="Dashed (var) 4335" draw:style="rect" draw:dots1="1" draw:dots1-length="0.003cm" draw:dots2="1" draw:dots2-length="0.003cm" draw:distance="0.003cm"/>
    <draw:stroke-dash draw:name="Dashed_20__28_var_29__20_4336" draw:display-name="Dashed (var) 4336" draw:style="rect" draw:dots1="1" draw:dots1-length="0.003cm" draw:dots2="1" draw:dots2-length="0.003cm" draw:distance="0.003cm"/>
    <draw:stroke-dash draw:name="Dashed_20__28_var_29__20_4337" draw:display-name="Dashed (var) 4337" draw:style="rect" draw:dots1="1" draw:dots1-length="0.003cm" draw:dots2="1" draw:dots2-length="0.003cm" draw:distance="0.003cm"/>
    <draw:stroke-dash draw:name="Dashed_20__28_var_29__20_4338" draw:display-name="Dashed (var) 4338" draw:style="rect" draw:dots1="1" draw:dots1-length="0.003cm" draw:dots2="1" draw:dots2-length="0.003cm" draw:distance="0.003cm"/>
    <draw:stroke-dash draw:name="Dashed_20__28_var_29__20_4339" draw:display-name="Dashed (var) 4339" draw:style="rect" draw:dots1="1" draw:dots1-length="0.003cm" draw:dots2="1" draw:dots2-length="0.003cm" draw:distance="0.003cm"/>
    <draw:stroke-dash draw:name="Dashed_20__28_var_29__20_4340" draw:display-name="Dashed (var) 4340" draw:style="rect" draw:dots1="1" draw:dots1-length="0.003cm" draw:dots2="1" draw:dots2-length="0.003cm" draw:distance="0.003cm"/>
    <draw:stroke-dash draw:name="Dashed_20__28_var_29__20_4341" draw:display-name="Dashed (var) 4341" draw:style="rect" draw:dots1="1" draw:dots1-length="0.003cm" draw:dots2="1" draw:dots2-length="0.003cm" draw:distance="0.003cm"/>
    <draw:stroke-dash draw:name="Dashed_20__28_var_29__20_4342" draw:display-name="Dashed (var) 4342" draw:style="rect" draw:dots1="1" draw:dots1-length="0.003cm" draw:dots2="1" draw:dots2-length="0.003cm" draw:distance="0.003cm"/>
    <draw:stroke-dash draw:name="Dashed_20__28_var_29__20_4385" draw:display-name="Dashed (var) 4385" draw:style="rect" draw:dots1="1" draw:dots1-length="0.001cm" draw:dots2="1" draw:dots2-length="0.001cm" draw:distance="0.001cm"/>
    <draw:stroke-dash draw:name="Dashed_20__28_var_29__20_4386" draw:display-name="Dashed (var) 4386" draw:style="rect" draw:dots1="1" draw:dots1-length="0.001cm" draw:dots2="1" draw:dots2-length="0.001cm" draw:distance="0.001cm"/>
    <draw:stroke-dash draw:name="Dashed_20__28_var_29__20_4387" draw:display-name="Dashed (var) 4387" draw:style="rect" draw:dots1="1" draw:dots1-length="0.001cm" draw:dots2="1" draw:dots2-length="0.001cm" draw:distance="0.001cm"/>
    <draw:stroke-dash draw:name="Dashed_20__28_var_29__20_4388" draw:display-name="Dashed (var) 4388" draw:style="rect" draw:dots1="1" draw:dots1-length="0.001cm" draw:dots2="1" draw:dots2-length="0.001cm" draw:distance="0.001cm"/>
    <draw:stroke-dash draw:name="Dashed_20__28_var_29__20_4389" draw:display-name="Dashed (var) 4389" draw:style="rect" draw:dots1="1" draw:dots1-length="0.001cm" draw:dots2="1" draw:dots2-length="0.001cm" draw:distance="0.001cm"/>
    <draw:stroke-dash draw:name="Dashed_20__28_var_29__20_4390" draw:display-name="Dashed (var) 4390" draw:style="rect" draw:dots1="1" draw:dots1-length="0.001cm" draw:dots2="1" draw:dots2-length="0.001cm" draw:distance="0.001cm"/>
    <draw:stroke-dash draw:name="Dashed_20__28_var_29__20_4391" draw:display-name="Dashed (var) 4391" draw:style="rect" draw:dots1="1" draw:dots1-length="0.001cm" draw:dots2="1" draw:dots2-length="0.001cm" draw:distance="0.001cm"/>
    <draw:stroke-dash draw:name="Dashed_20__28_var_29__20_4392" draw:display-name="Dashed (var) 4392" draw:style="rect" draw:dots1="1" draw:dots1-length="0.001cm" draw:dots2="1" draw:dots2-length="0.001cm" draw:distance="0.001cm"/>
    <draw:stroke-dash draw:name="Dashed_20__28_var_29__20_4393" draw:display-name="Dashed (var) 4393" draw:style="rect" draw:dots1="1" draw:dots1-length="0.001cm" draw:dots2="1" draw:dots2-length="0.001cm" draw:distance="0.001cm"/>
    <draw:stroke-dash draw:name="Dashed_20__28_var_29__20_4394" draw:display-name="Dashed (var) 4394" draw:style="rect" draw:dots1="1" draw:dots1-length="0.001cm" draw:dots2="1" draw:dots2-length="0.001cm" draw:distance="0.001cm"/>
    <draw:stroke-dash draw:name="Dashed_20__28_var_29__20_4395" draw:display-name="Dashed (var) 4395" draw:style="rect" draw:dots1="1" draw:dots1-length="0.001cm" draw:dots2="1" draw:dots2-length="0.001cm" draw:distance="0.001cm"/>
    <draw:stroke-dash draw:name="Dashed_20__28_var_29__20_4396" draw:display-name="Dashed (var) 4396" draw:style="rect" draw:dots1="1" draw:dots1-length="0.001cm" draw:dots2="1" draw:dots2-length="0.001cm" draw:distance="0.001cm"/>
    <draw:stroke-dash draw:name="Dashed_20__28_var_29__20_4397" draw:display-name="Dashed (var) 4397" draw:style="rect" draw:dots1="1" draw:dots1-length="0.001cm" draw:dots2="1" draw:dots2-length="0.001cm" draw:distance="0.001cm"/>
    <draw:stroke-dash draw:name="Dashed_20__28_var_29__20_4398" draw:display-name="Dashed (var) 4398" draw:style="rect" draw:dots1="1" draw:dots1-length="0.001cm" draw:dots2="1" draw:dots2-length="0.001cm" draw:distance="0.001cm"/>
    <draw:stroke-dash draw:name="Dashed_20__28_var_29__20_4399" draw:display-name="Dashed (var) 4399" draw:style="rect" draw:dots1="1" draw:dots1-length="0.001cm" draw:dots2="1" draw:dots2-length="0.001cm" draw:distance="0.001cm"/>
    <draw:stroke-dash draw:name="Dashed_20__28_var_29__20_4400" draw:display-name="Dashed (var) 4400" draw:style="rect" draw:dots1="1" draw:dots1-length="0.001cm" draw:dots2="1" draw:dots2-length="0.001cm" draw:distance="0.001cm"/>
    <draw:stroke-dash draw:name="Dashed_20__28_var_29__20_4401" draw:display-name="Dashed (var) 4401" draw:style="rect" draw:dots1="1" draw:dots1-length="0.001cm" draw:dots2="1" draw:dots2-length="0.001cm" draw:distance="0.001cm"/>
    <draw:stroke-dash draw:name="Dashed_20__28_var_29__20_4402" draw:display-name="Dashed (var) 4402" draw:style="rect" draw:dots1="1" draw:dots1-length="0.001cm" draw:dots2="1" draw:dots2-length="0.001cm" draw:distance="0.001cm"/>
    <draw:stroke-dash draw:name="Dashed_20__28_var_29__20_4403" draw:display-name="Dashed (var) 4403" draw:style="rect" draw:dots1="1" draw:dots1-length="0.001cm" draw:dots2="1" draw:dots2-length="0.001cm" draw:distance="0.001cm"/>
    <draw:stroke-dash draw:name="Dashed_20__28_var_29__20_4404" draw:display-name="Dashed (var) 4404" draw:style="rect" draw:dots1="1" draw:dots1-length="0.001cm" draw:dots2="1" draw:dots2-length="0.001cm" draw:distance="0.001cm"/>
    <draw:stroke-dash draw:name="Dashed_20__28_var_29__20_4405" draw:display-name="Dashed (var) 4405" draw:style="rect" draw:dots1="1" draw:dots1-length="0.001cm" draw:dots2="1" draw:dots2-length="0.001cm" draw:distance="0.001cm"/>
    <draw:stroke-dash draw:name="Dashed_20__28_var_29__20_4406" draw:display-name="Dashed (var) 4406" draw:style="rect" draw:dots1="1" draw:dots1-length="0.001cm" draw:dots2="1" draw:dots2-length="0.001cm" draw:distance="0.001cm"/>
    <draw:stroke-dash draw:name="Dashed_20__28_var_29__20_4407" draw:display-name="Dashed (var) 4407" draw:style="rect" draw:dots1="1" draw:dots1-length="0.001cm" draw:dots2="1" draw:dots2-length="0.001cm" draw:distance="0.001cm"/>
    <draw:stroke-dash draw:name="Dashed_20__28_var_29__20_4408" draw:display-name="Dashed (var) 4408" draw:style="rect" draw:dots1="1" draw:dots1-length="0.001cm" draw:dots2="1" draw:dots2-length="0.001cm" draw:distance="0.001cm"/>
    <draw:stroke-dash draw:name="Dashed_20__28_var_29__20_4409" draw:display-name="Dashed (var) 4409" draw:style="rect" draw:dots1="1" draw:dots1-length="0.001cm" draw:dots2="1" draw:dots2-length="0.001cm" draw:distance="0.001cm"/>
    <draw:stroke-dash draw:name="Dashed_20__28_var_29__20_4410" draw:display-name="Dashed (var) 4410" draw:style="rect" draw:dots1="1" draw:dots1-length="0.001cm" draw:dots2="1" draw:dots2-length="0.001cm" draw:distance="0.001cm"/>
    <draw:stroke-dash draw:name="Dashed_20__28_var_29__20_4411" draw:display-name="Dashed (var) 4411" draw:style="rect" draw:dots1="1" draw:dots1-length="0.001cm" draw:dots2="1" draw:dots2-length="0.001cm" draw:distance="0.001cm"/>
    <draw:stroke-dash draw:name="Dashed_20__28_var_29__20_4412" draw:display-name="Dashed (var) 4412" draw:style="rect" draw:dots1="1" draw:dots1-length="0.001cm" draw:dots2="1" draw:dots2-length="0.001cm" draw:distance="0.001cm"/>
    <draw:stroke-dash draw:name="Dashed_20__28_var_29__20_4413" draw:display-name="Dashed (var) 4413" draw:style="rect" draw:dots1="1" draw:dots1-length="0.001cm" draw:dots2="1" draw:dots2-length="0.001cm" draw:distance="0.001cm"/>
    <draw:stroke-dash draw:name="Dashed_20__28_var_29__20_4414" draw:display-name="Dashed (var) 4414" draw:style="rect" draw:dots1="1" draw:dots1-length="0.001cm" draw:dots2="1" draw:dots2-length="0.001cm" draw:distance="0.001cm"/>
    <draw:stroke-dash draw:name="Dashed_20__28_var_29__20_4415" draw:display-name="Dashed (var) 4415" draw:style="rect" draw:dots1="1" draw:dots1-length="0.001cm" draw:dots2="1" draw:dots2-length="0.001cm" draw:distance="0.001cm"/>
    <draw:stroke-dash draw:name="Dashed_20__28_var_29__20_4416" draw:display-name="Dashed (var) 4416" draw:style="rect" draw:dots1="1" draw:dots1-length="0.001cm" draw:dots2="1" draw:dots2-length="0.001cm" draw:distance="0.001cm"/>
    <draw:stroke-dash draw:name="Dashed_20__28_var_29__20_4417" draw:display-name="Dashed (var) 4417" draw:style="rect" draw:dots1="1" draw:dots1-length="0.001cm" draw:dots2="1" draw:dots2-length="0.001cm" draw:distance="0.001cm"/>
    <draw:stroke-dash draw:name="Dashed_20__28_var_29__20_4418" draw:display-name="Dashed (var) 4418" draw:style="rect" draw:dots1="1" draw:dots1-length="0.001cm" draw:dots2="1" draw:dots2-length="0.001cm" draw:distance="0.001cm"/>
    <draw:stroke-dash draw:name="Dashed_20__28_var_29__20_4419" draw:display-name="Dashed (var) 4419" draw:style="rect" draw:dots1="1" draw:dots1-length="0.001cm" draw:dots2="1" draw:dots2-length="0.001cm" draw:distance="0.001cm"/>
    <draw:stroke-dash draw:name="Dashed_20__28_var_29__20_4420" draw:display-name="Dashed (var) 4420" draw:style="rect" draw:dots1="1" draw:dots1-length="0.001cm" draw:dots2="1" draw:dots2-length="0.001cm" draw:distance="0.001cm"/>
    <draw:stroke-dash draw:name="Dashed_20__28_var_29__20_4421" draw:display-name="Dashed (var) 4421" draw:style="rect" draw:dots1="1" draw:dots1-length="0.001cm" draw:dots2="1" draw:dots2-length="0.001cm" draw:distance="0.001cm"/>
    <draw:stroke-dash draw:name="Dashed_20__28_var_29__20_4422" draw:display-name="Dashed (var) 4422" draw:style="rect" draw:dots1="1" draw:dots1-length="0.001cm" draw:dots2="1" draw:dots2-length="0.001cm" draw:distance="0.001cm"/>
    <draw:stroke-dash draw:name="Dashed_20__28_var_29__20_4423" draw:display-name="Dashed (var) 4423" draw:style="rect" draw:dots1="1" draw:dots1-length="0.001cm" draw:dots2="1" draw:dots2-length="0.001cm" draw:distance="0.001cm"/>
    <draw:stroke-dash draw:name="Dashed_20__28_var_29__20_4424" draw:display-name="Dashed (var) 4424" draw:style="rect" draw:dots1="1" draw:dots1-length="0.001cm" draw:dots2="1" draw:dots2-length="0.001cm" draw:distance="0.001cm"/>
    <draw:stroke-dash draw:name="Dashed_20__28_var_29__20_4425" draw:display-name="Dashed (var) 4425" draw:style="rect" draw:dots1="1" draw:dots1-length="0.001cm" draw:dots2="1" draw:dots2-length="0.001cm" draw:distance="0.001cm"/>
    <draw:stroke-dash draw:name="Dashed_20__28_var_29__20_4426" draw:display-name="Dashed (var) 4426" draw:style="rect" draw:dots1="1" draw:dots1-length="0.001cm" draw:dots2="1" draw:dots2-length="0.001cm" draw:distance="0.001cm"/>
    <draw:stroke-dash draw:name="Dashed_20__28_var_29__20_4529" draw:display-name="Dashed (var) 4529" draw:style="rect" draw:dots1="1" draw:dots1-length="0.001cm" draw:dots2="1" draw:dots2-length="0.001cm" draw:distance="0.001cm"/>
    <draw:stroke-dash draw:name="Dashed_20__28_var_29__20_4530" draw:display-name="Dashed (var) 4530" draw:style="rect" draw:dots1="1" draw:dots1-length="0.001cm" draw:dots2="1" draw:dots2-length="0.001cm" draw:distance="0.001cm"/>
    <draw:stroke-dash draw:name="Dashed_20__28_var_29__20_4531" draw:display-name="Dashed (var) 4531" draw:style="rect" draw:dots1="1" draw:dots1-length="0.001cm" draw:dots2="1" draw:dots2-length="0.001cm" draw:distance="0.001cm"/>
    <draw:stroke-dash draw:name="Dashed_20__28_var_29__20_4532" draw:display-name="Dashed (var) 4532" draw:style="rect" draw:dots1="1" draw:dots1-length="0.001cm" draw:dots2="1" draw:dots2-length="0.001cm" draw:distance="0.001cm"/>
    <draw:stroke-dash draw:name="Dashed_20__28_var_29__20_4533" draw:display-name="Dashed (var) 4533" draw:style="rect" draw:dots1="1" draw:dots1-length="0.001cm" draw:dots2="1" draw:dots2-length="0.001cm" draw:distance="0.001cm"/>
    <draw:stroke-dash draw:name="Dashed_20__28_var_29__20_4534" draw:display-name="Dashed (var) 4534" draw:style="rect" draw:dots1="1" draw:dots1-length="0.001cm" draw:dots2="1" draw:dots2-length="0.001cm" draw:distance="0.001cm"/>
    <draw:stroke-dash draw:name="Dashed_20__28_var_29__20_4535" draw:display-name="Dashed (var) 4535" draw:style="rect" draw:dots1="1" draw:dots1-length="0.001cm" draw:dots2="1" draw:dots2-length="0.001cm" draw:distance="0.001cm"/>
    <draw:stroke-dash draw:name="Dashed_20__28_var_29__20_4536" draw:display-name="Dashed (var) 4536" draw:style="rect" draw:dots1="1" draw:dots1-length="0.001cm" draw:dots2="1" draw:dots2-length="0.001cm" draw:distance="0.001cm"/>
    <draw:stroke-dash draw:name="Dashed_20__28_var_29__20_4537" draw:display-name="Dashed (var) 4537" draw:style="rect" draw:dots1="1" draw:dots1-length="0.001cm" draw:dots2="1" draw:dots2-length="0.001cm" draw:distance="0.001cm"/>
    <draw:stroke-dash draw:name="Dashed_20__28_var_29__20_4538" draw:display-name="Dashed (var) 4538" draw:style="rect" draw:dots1="1" draw:dots1-length="0.001cm" draw:dots2="1" draw:dots2-length="0.001cm" draw:distance="0.001cm"/>
    <draw:stroke-dash draw:name="Dashed_20__28_var_29__20_4539" draw:display-name="Dashed (var) 4539" draw:style="rect" draw:dots1="1" draw:dots1-length="0.001cm" draw:dots2="1" draw:dots2-length="0.001cm" draw:distance="0.001cm"/>
    <draw:stroke-dash draw:name="Dashed_20__28_var_29__20_4540" draw:display-name="Dashed (var) 4540" draw:style="rect" draw:dots1="1" draw:dots1-length="0.001cm" draw:dots2="1" draw:dots2-length="0.001cm" draw:distance="0.001cm"/>
    <draw:stroke-dash draw:name="Dashed_20__28_var_29__20_4541" draw:display-name="Dashed (var) 4541" draw:style="rect" draw:dots1="1" draw:dots1-length="0.001cm" draw:dots2="1" draw:dots2-length="0.001cm" draw:distance="0.001cm"/>
    <draw:stroke-dash draw:name="Dashed_20__28_var_29__20_4542" draw:display-name="Dashed (var) 4542" draw:style="rect" draw:dots1="1" draw:dots1-length="0.001cm" draw:dots2="1" draw:dots2-length="0.001cm" draw:distance="0.001cm"/>
    <draw:stroke-dash draw:name="Dashed_20__28_var_29__20_4543" draw:display-name="Dashed (var) 4543" draw:style="rect" draw:dots1="1" draw:dots1-length="0.001cm" draw:dots2="1" draw:dots2-length="0.001cm" draw:distance="0.001cm"/>
    <draw:stroke-dash draw:name="Dashed_20__28_var_29__20_4544" draw:display-name="Dashed (var) 4544" draw:style="rect" draw:dots1="1" draw:dots1-length="0.001cm" draw:dots2="1" draw:dots2-length="0.001cm" draw:distance="0.001cm"/>
    <draw:stroke-dash draw:name="Dashed_20__28_var_29__20_4545" draw:display-name="Dashed (var) 4545" draw:style="rect" draw:dots1="1" draw:dots1-length="0.001cm" draw:dots2="1" draw:dots2-length="0.001cm" draw:distance="0.001cm"/>
    <draw:stroke-dash draw:name="Dashed_20__28_var_29__20_4546" draw:display-name="Dashed (var) 4546" draw:style="rect" draw:dots1="1" draw:dots1-length="0.001cm" draw:dots2="1" draw:dots2-length="0.001cm" draw:distance="0.001cm"/>
    <draw:stroke-dash draw:name="Dashed_20__28_var_29__20_4547" draw:display-name="Dashed (var) 4547" draw:style="rect" draw:dots1="1" draw:dots1-length="0.001cm" draw:dots2="1" draw:dots2-length="0.001cm" draw:distance="0.001cm"/>
    <draw:stroke-dash draw:name="Dashed_20__28_var_29__20_4548" draw:display-name="Dashed (var) 4548" draw:style="rect" draw:dots1="1" draw:dots1-length="0.001cm" draw:dots2="1" draw:dots2-length="0.001cm" draw:distance="0.001cm"/>
    <draw:stroke-dash draw:name="Dashed_20__28_var_29__20_4549" draw:display-name="Dashed (var) 4549" draw:style="rect" draw:dots1="1" draw:dots1-length="0.001cm" draw:dots2="1" draw:dots2-length="0.001cm" draw:distance="0.001cm"/>
    <draw:stroke-dash draw:name="Dashed_20__28_var_29__20_4550" draw:display-name="Dashed (var) 4550" draw:style="rect" draw:dots1="1" draw:dots1-length="0.001cm" draw:dots2="1" draw:dots2-length="0.001cm" draw:distance="0.001cm"/>
    <draw:stroke-dash draw:name="Dashed_20__28_var_29__20_4551" draw:display-name="Dashed (var) 4551" draw:style="rect" draw:dots1="1" draw:dots1-length="0.002cm" draw:dots2="1" draw:dots2-length="0.002cm" draw:distance="0.002cm"/>
    <draw:stroke-dash draw:name="Dashed_20__28_var_29__20_4552" draw:display-name="Dashed (var) 4552" draw:style="rect" draw:dots1="1" draw:dots1-length="0.002cm" draw:dots2="1" draw:dots2-length="0.002cm" draw:distance="0.002cm"/>
    <draw:stroke-dash draw:name="Dashed_20__28_var_29__20_4553" draw:display-name="Dashed (var) 4553" draw:style="rect" draw:dots1="1" draw:dots1-length="0.002cm" draw:dots2="1" draw:dots2-length="0.002cm" draw:distance="0.002cm"/>
    <draw:stroke-dash draw:name="Dashed_20__28_var_29__20_4554" draw:display-name="Dashed (var) 4554" draw:style="rect" draw:dots1="1" draw:dots1-length="0.002cm" draw:dots2="1" draw:dots2-length="0.002cm" draw:distance="0.002cm"/>
    <draw:stroke-dash draw:name="Dashed_20__28_var_29__20_4555" draw:display-name="Dashed (var) 4555" draw:style="rect" draw:dots1="1" draw:dots1-length="0.002cm" draw:dots2="1" draw:dots2-length="0.002cm" draw:distance="0.002cm"/>
    <draw:stroke-dash draw:name="Dashed_20__28_var_29__20_4556" draw:display-name="Dashed (var) 4556" draw:style="rect" draw:dots1="1" draw:dots1-length="0.002cm" draw:dots2="1" draw:dots2-length="0.002cm" draw:distance="0.002cm"/>
    <draw:stroke-dash draw:name="Dashed_20__28_var_29__20_4557" draw:display-name="Dashed (var) 4557" draw:style="rect" draw:dots1="1" draw:dots1-length="0.002cm" draw:dots2="1" draw:dots2-length="0.002cm" draw:distance="0.002cm"/>
    <draw:stroke-dash draw:name="Dashed_20__28_var_29__20_4558" draw:display-name="Dashed (var) 4558" draw:style="rect" draw:dots1="1" draw:dots1-length="0.002cm" draw:dots2="1" draw:dots2-length="0.002cm" draw:distance="0.002cm"/>
    <draw:stroke-dash draw:name="Dashed_20__28_var_29__20_4559" draw:display-name="Dashed (var) 4559" draw:style="rect" draw:dots1="1" draw:dots1-length="0.002cm" draw:dots2="1" draw:dots2-length="0.002cm" draw:distance="0.002cm"/>
    <draw:stroke-dash draw:name="Dashed_20__28_var_29__20_4560" draw:display-name="Dashed (var) 4560" draw:style="rect" draw:dots1="1" draw:dots1-length="0.002cm" draw:dots2="1" draw:dots2-length="0.002cm" draw:distance="0.002cm"/>
    <draw:stroke-dash draw:name="Dashed_20__28_var_29__20_4561" draw:display-name="Dashed (var) 4561" draw:style="rect" draw:dots1="1" draw:dots1-length="0.002cm" draw:dots2="1" draw:dots2-length="0.002cm" draw:distance="0.002cm"/>
    <draw:stroke-dash draw:name="Dashed_20__28_var_29__20_4562" draw:display-name="Dashed (var) 4562" draw:style="rect" draw:dots1="1" draw:dots1-length="0.002cm" draw:dots2="1" draw:dots2-length="0.002cm" draw:distance="0.002cm"/>
    <draw:stroke-dash draw:name="Dashed_20__28_var_29__20_4563" draw:display-name="Dashed (var) 4563" draw:style="rect" draw:dots1="1" draw:dots1-length="0.002cm" draw:dots2="1" draw:dots2-length="0.002cm" draw:distance="0.002cm"/>
    <draw:stroke-dash draw:name="Dashed_20__28_var_29__20_4564" draw:display-name="Dashed (var) 4564" draw:style="rect" draw:dots1="1" draw:dots1-length="0.002cm" draw:dots2="1" draw:dots2-length="0.002cm" draw:distance="0.002cm"/>
    <draw:stroke-dash draw:name="Dashed_20__28_var_29__20_4565" draw:display-name="Dashed (var) 4565" draw:style="rect" draw:dots1="1" draw:dots1-length="0.002cm" draw:dots2="1" draw:dots2-length="0.002cm" draw:distance="0.002cm"/>
    <draw:stroke-dash draw:name="Dashed_20__28_var_29__20_4568" draw:display-name="Dashed (var) 4568" draw:style="rect" draw:dots1="1" draw:dots1-length="0.002cm" draw:dots2="1" draw:dots2-length="0.002cm" draw:distance="0.002cm"/>
    <draw:stroke-dash draw:name="Dashed_20__28_var_29__20_4569" draw:display-name="Dashed (var) 4569" draw:style="rect" draw:dots1="1" draw:dots1-length="0.002cm" draw:dots2="1" draw:dots2-length="0.002cm" draw:distance="0.002cm"/>
    <draw:stroke-dash draw:name="Dashed_20__28_var_29__20_4570" draw:display-name="Dashed (var) 4570" draw:style="rect" draw:dots1="1" draw:dots1-length="0.002cm" draw:dots2="1" draw:dots2-length="0.002cm" draw:distance="0.002cm"/>
    <draw:stroke-dash draw:name="Dashed_20__28_var_29__20_4573" draw:display-name="Dashed (var) 4573" draw:style="rect" draw:dots1="1" draw:dots1-length="0.002cm" draw:dots2="1" draw:dots2-length="0.002cm" draw:distance="0.002cm"/>
    <draw:stroke-dash draw:name="Dashed_20__28_var_29__20_4574" draw:display-name="Dashed (var) 4574" draw:style="rect" draw:dots1="1" draw:dots1-length="0.002cm" draw:dots2="1" draw:dots2-length="0.002cm" draw:distance="0.002cm"/>
    <draw:stroke-dash draw:name="Dashed_20__28_var_29__20_4575" draw:display-name="Dashed (var) 4575" draw:style="rect" draw:dots1="1" draw:dots1-length="0.002cm" draw:dots2="1" draw:dots2-length="0.002cm" draw:distance="0.002cm"/>
    <draw:stroke-dash draw:name="Dashed_20__28_var_29__20_4576" draw:display-name="Dashed (var) 4576" draw:style="rect" draw:dots1="1" draw:dots1-length="0.002cm" draw:dots2="1" draw:dots2-length="0.002cm" draw:distance="0.002cm"/>
    <draw:stroke-dash draw:name="Dashed_20__28_var_29__20_4577" draw:display-name="Dashed (var) 4577" draw:style="rect" draw:dots1="1" draw:dots1-length="0.002cm" draw:dots2="1" draw:dots2-length="0.002cm" draw:distance="0.002cm"/>
    <draw:stroke-dash draw:name="Dashed_20__28_var_29__20_4578" draw:display-name="Dashed (var) 4578" draw:style="rect" draw:dots1="1" draw:dots1-length="0.002cm" draw:dots2="1" draw:dots2-length="0.002cm" draw:distance="0.002cm"/>
    <draw:stroke-dash draw:name="Dashed_20__28_var_29__20_4579" draw:display-name="Dashed (var) 4579" draw:style="rect" draw:dots1="1" draw:dots1-length="0.002cm" draw:dots2="1" draw:dots2-length="0.002cm" draw:distance="0.002cm"/>
    <draw:stroke-dash draw:name="Dashed_20__28_var_29__20_4580" draw:display-name="Dashed (var) 4580" draw:style="rect" draw:dots1="1" draw:dots1-length="0.002cm" draw:dots2="1" draw:dots2-length="0.002cm" draw:distance="0.002cm"/>
    <draw:stroke-dash draw:name="Dashed_20__28_var_29__20_4581" draw:display-name="Dashed (var) 4581" draw:style="rect" draw:dots1="1" draw:dots1-length="0.002cm" draw:dots2="1" draw:dots2-length="0.002cm" draw:distance="0.002cm"/>
    <draw:stroke-dash draw:name="Dashed_20__28_var_29__20_4582" draw:display-name="Dashed (var) 4582" draw:style="rect" draw:dots1="1" draw:dots1-length="0.002cm" draw:dots2="1" draw:dots2-length="0.002cm" draw:distance="0.002cm"/>
    <draw:stroke-dash draw:name="Dashed_20__28_var_29__20_4583" draw:display-name="Dashed (var) 4583" draw:style="rect" draw:dots1="1" draw:dots1-length="0.002cm" draw:dots2="1" draw:dots2-length="0.002cm" draw:distance="0.002cm"/>
    <draw:stroke-dash draw:name="Dashed_20__28_var_29__20_4584" draw:display-name="Dashed (var) 4584" draw:style="rect" draw:dots1="1" draw:dots1-length="0.002cm" draw:dots2="1" draw:dots2-length="0.002cm" draw:distance="0.002cm"/>
    <draw:stroke-dash draw:name="Dashed_20__28_var_29__20_4585" draw:display-name="Dashed (var) 4585" draw:style="rect" draw:dots1="1" draw:dots1-length="0.002cm" draw:dots2="1" draw:dots2-length="0.002cm" draw:distance="0.002cm"/>
    <draw:stroke-dash draw:name="Dashed_20__28_var_29__20_4586" draw:display-name="Dashed (var) 4586" draw:style="rect" draw:dots1="1" draw:dots1-length="0.002cm" draw:dots2="1" draw:dots2-length="0.002cm" draw:distance="0.002cm"/>
    <draw:stroke-dash draw:name="Dashed_20__28_var_29__20_4587" draw:display-name="Dashed (var) 4587" draw:style="rect" draw:dots1="1" draw:dots1-length="0.002cm" draw:dots2="1" draw:dots2-length="0.002cm" draw:distance="0.002cm"/>
    <draw:stroke-dash draw:name="Dashed_20__28_var_29__20_4588" draw:display-name="Dashed (var) 4588" draw:style="rect" draw:dots1="1" draw:dots1-length="0.002cm" draw:dots2="1" draw:dots2-length="0.002cm" draw:distance="0.002cm"/>
    <draw:stroke-dash draw:name="Dashed_20__28_var_29__20_4589" draw:display-name="Dashed (var) 4589" draw:style="rect" draw:dots1="1" draw:dots1-length="0.002cm" draw:dots2="1" draw:dots2-length="0.002cm" draw:distance="0.002cm"/>
    <draw:stroke-dash draw:name="Dashed_20__28_var_29__20_4590" draw:display-name="Dashed (var) 4590" draw:style="rect" draw:dots1="1" draw:dots1-length="0.002cm" draw:dots2="1" draw:dots2-length="0.002cm" draw:distance="0.002cm"/>
    <draw:stroke-dash draw:name="Dashed_20__28_var_29__20_4591" draw:display-name="Dashed (var) 4591" draw:style="rect" draw:dots1="1" draw:dots1-length="0.002cm" draw:dots2="1" draw:dots2-length="0.002cm" draw:distance="0.002cm"/>
    <draw:stroke-dash draw:name="Dashed_20__28_var_29__20_4592" draw:display-name="Dashed (var) 4592" draw:style="rect" draw:dots1="1" draw:dots1-length="0.002cm" draw:dots2="1" draw:dots2-length="0.002cm" draw:distance="0.002cm"/>
    <draw:stroke-dash draw:name="Dashed_20__28_var_29__20_4593" draw:display-name="Dashed (var) 4593" draw:style="rect" draw:dots1="1" draw:dots1-length="0.002cm" draw:dots2="1" draw:dots2-length="0.002cm" draw:distance="0.002cm"/>
    <draw:stroke-dash draw:name="Dashed_20__28_var_29__20_4594" draw:display-name="Dashed (var) 4594" draw:style="rect" draw:dots1="1" draw:dots1-length="0.002cm" draw:dots2="1" draw:dots2-length="0.002cm" draw:distance="0.002cm"/>
    <draw:stroke-dash draw:name="Dashed_20__28_var_29__20_4595" draw:display-name="Dashed (var) 4595" draw:style="rect" draw:dots1="1" draw:dots1-length="0.002cm" draw:dots2="1" draw:dots2-length="0.002cm" draw:distance="0.002cm"/>
    <draw:stroke-dash draw:name="Dashed_20__28_var_29__20_4596" draw:display-name="Dashed (var) 4596" draw:style="rect" draw:dots1="1" draw:dots1-length="0.002cm" draw:dots2="1" draw:dots2-length="0.002cm" draw:distance="0.002cm"/>
    <draw:stroke-dash draw:name="Dashed_20__28_var_29__20_4597" draw:display-name="Dashed (var) 4597" draw:style="rect" draw:dots1="1" draw:dots1-length="0.002cm" draw:dots2="1" draw:dots2-length="0.002cm" draw:distance="0.002cm"/>
    <draw:stroke-dash draw:name="Dashed_20__28_var_29__20_4598" draw:display-name="Dashed (var) 4598" draw:style="rect" draw:dots1="1" draw:dots1-length="0.002cm" draw:dots2="1" draw:dots2-length="0.002cm" draw:distance="0.002cm"/>
    <draw:stroke-dash draw:name="Dashed_20__28_var_29__20_4599" draw:display-name="Dashed (var) 4599" draw:style="rect" draw:dots1="1" draw:dots1-length="0.002cm" draw:dots2="1" draw:dots2-length="0.002cm" draw:distance="0.002cm"/>
    <draw:stroke-dash draw:name="Dashed_20__28_var_29__20_4600" draw:display-name="Dashed (var) 4600" draw:style="rect" draw:dots1="1" draw:dots1-length="0.002cm" draw:dots2="1" draw:dots2-length="0.002cm" draw:distance="0.002cm"/>
    <draw:stroke-dash draw:name="Dashed_20__28_var_29__20_4601" draw:display-name="Dashed (var) 4601" draw:style="rect" draw:dots1="1" draw:dots1-length="0.002cm" draw:dots2="1" draw:dots2-length="0.002cm" draw:distance="0.002cm"/>
    <draw:stroke-dash draw:name="Dashed_20__28_var_29__20_4602" draw:display-name="Dashed (var) 4602" draw:style="rect" draw:dots1="1" draw:dots1-length="0.002cm" draw:dots2="1" draw:dots2-length="0.002cm" draw:distance="0.002cm"/>
    <draw:stroke-dash draw:name="Dashed_20__28_var_29__20_4603" draw:display-name="Dashed (var) 4603" draw:style="rect" draw:dots1="1" draw:dots1-length="0.002cm" draw:dots2="1" draw:dots2-length="0.002cm" draw:distance="0.002cm"/>
    <draw:stroke-dash draw:name="Dashed_20__28_var_29__20_4604" draw:display-name="Dashed (var) 4604" draw:style="rect" draw:dots1="1" draw:dots1-length="0.002cm" draw:dots2="1" draw:dots2-length="0.002cm" draw:distance="0.002cm"/>
    <draw:stroke-dash draw:name="Dashed_20__28_var_29__20_4605" draw:display-name="Dashed (var) 4605" draw:style="rect" draw:dots1="1" draw:dots1-length="0.002cm" draw:dots2="1" draw:dots2-length="0.002cm" draw:distance="0.002cm"/>
    <draw:stroke-dash draw:name="Dashed_20__28_var_29__20_4606" draw:display-name="Dashed (var) 4606" draw:style="rect" draw:dots1="1" draw:dots1-length="0.002cm" draw:dots2="1" draw:dots2-length="0.002cm" draw:distance="0.002cm"/>
    <draw:stroke-dash draw:name="Dashed_20__28_var_29__20_4607" draw:display-name="Dashed (var) 4607" draw:style="rect" draw:dots1="1" draw:dots1-length="0.001cm" draw:dots2="1" draw:dots2-length="0.001cm" draw:distance="0.001cm"/>
    <draw:stroke-dash draw:name="Dashed_20__28_var_29__20_4608" draw:display-name="Dashed (var) 4608" draw:style="rect" draw:dots1="1" draw:dots1-length="0.001cm" draw:dots2="1" draw:dots2-length="0.001cm" draw:distance="0.001cm"/>
    <draw:stroke-dash draw:name="Dashed_20__28_var_29__20_4613" draw:display-name="Dashed (var) 4613" draw:style="rect" draw:dots1="1" draw:dots1-length="0.002cm" draw:dots2="1" draw:dots2-length="0.002cm" draw:distance="0.002cm"/>
    <draw:stroke-dash draw:name="Dashed_20__28_var_29__20_4614" draw:display-name="Dashed (var) 4614" draw:style="rect" draw:dots1="1" draw:dots1-length="0.002cm" draw:dots2="1" draw:dots2-length="0.002cm" draw:distance="0.002cm"/>
    <draw:stroke-dash draw:name="Dashed_20__28_var_29__20_4615" draw:display-name="Dashed (var) 4615" draw:style="rect" draw:dots1="1" draw:dots1-length="0.002cm" draw:dots2="1" draw:dots2-length="0.002cm" draw:distance="0.002cm"/>
    <draw:stroke-dash draw:name="Dashed_20__28_var_29__20_4616" draw:display-name="Dashed (var) 4616" draw:style="rect" draw:dots1="1" draw:dots1-length="0.002cm" draw:dots2="1" draw:dots2-length="0.002cm" draw:distance="0.002cm"/>
    <draw:stroke-dash draw:name="Dashed_20__28_var_29__20_4617" draw:display-name="Dashed (var) 4617" draw:style="rect" draw:dots1="1" draw:dots1-length="0.002cm" draw:dots2="1" draw:dots2-length="0.002cm" draw:distance="0.002cm"/>
    <draw:stroke-dash draw:name="Dashed_20__28_var_29__20_4618" draw:display-name="Dashed (var) 4618" draw:style="rect" draw:dots1="1" draw:dots1-length="0.002cm" draw:dots2="1" draw:dots2-length="0.002cm" draw:distance="0.002cm"/>
    <draw:stroke-dash draw:name="Dashed_20__28_var_29__20_4619" draw:display-name="Dashed (var) 4619" draw:style="rect" draw:dots1="1" draw:dots1-length="0.002cm" draw:dots2="1" draw:dots2-length="0.002cm" draw:distance="0.002cm"/>
    <draw:stroke-dash draw:name="Dashed_20__28_var_29__20_4620" draw:display-name="Dashed (var) 4620" draw:style="rect" draw:dots1="1" draw:dots1-length="0.002cm" draw:dots2="1" draw:dots2-length="0.002cm" draw:distance="0.002cm"/>
    <draw:stroke-dash draw:name="Dashed_20__28_var_29__20_4621" draw:display-name="Dashed (var) 4621" draw:style="rect" draw:dots1="1" draw:dots1-length="0.002cm" draw:dots2="1" draw:dots2-length="0.002cm" draw:distance="0.002cm"/>
    <draw:stroke-dash draw:name="Dashed_20__28_var_29__20_4622" draw:display-name="Dashed (var) 4622" draw:style="rect" draw:dots1="1" draw:dots1-length="0.002cm" draw:dots2="1" draw:dots2-length="0.002cm" draw:distance="0.002cm"/>
    <draw:stroke-dash draw:name="Dashed_20__28_var_29__20_4623" draw:display-name="Dashed (var) 4623" draw:style="rect" draw:dots1="1" draw:dots1-length="0.002cm" draw:dots2="1" draw:dots2-length="0.002cm" draw:distance="0.002cm"/>
    <draw:stroke-dash draw:name="Dashed_20__28_var_29__20_4624" draw:display-name="Dashed (var) 4624" draw:style="rect" draw:dots1="1" draw:dots1-length="0.002cm" draw:dots2="1" draw:dots2-length="0.002cm" draw:distance="0.002cm"/>
    <draw:stroke-dash draw:name="Dashed_20__28_var_29__20_4625" draw:display-name="Dashed (var) 4625" draw:style="rect" draw:dots1="1" draw:dots1-length="0.002cm" draw:dots2="1" draw:dots2-length="0.002cm" draw:distance="0.002cm"/>
    <draw:stroke-dash draw:name="Dashed_20__28_var_29__20_4626" draw:display-name="Dashed (var) 4626" draw:style="rect" draw:dots1="1" draw:dots1-length="0.002cm" draw:dots2="1" draw:dots2-length="0.002cm" draw:distance="0.002cm"/>
    <draw:stroke-dash draw:name="Dashed_20__28_var_29__20_4627" draw:display-name="Dashed (var) 4627" draw:style="rect" draw:dots1="1" draw:dots1-length="0.002cm" draw:dots2="1" draw:dots2-length="0.002cm" draw:distance="0.002cm"/>
    <draw:stroke-dash draw:name="Dashed_20__28_var_29__20_4628" draw:display-name="Dashed (var) 4628" draw:style="rect" draw:dots1="1" draw:dots1-length="0.002cm" draw:dots2="1" draw:dots2-length="0.002cm" draw:distance="0.002cm"/>
    <draw:stroke-dash draw:name="Dashed_20__28_var_29__20_4629" draw:display-name="Dashed (var) 4629" draw:style="rect" draw:dots1="1" draw:dots1-length="0.002cm" draw:dots2="1" draw:dots2-length="0.002cm" draw:distance="0.002cm"/>
    <draw:stroke-dash draw:name="Dashed_20__28_var_29__20_4630" draw:display-name="Dashed (var) 4630" draw:style="rect" draw:dots1="1" draw:dots1-length="0.002cm" draw:dots2="1" draw:dots2-length="0.002cm" draw:distance="0.002cm"/>
    <draw:stroke-dash draw:name="Dashed_20__28_var_29__20_4635" draw:display-name="Dashed (var) 4635" draw:style="rect" draw:dots1="1" draw:dots1-length="0.002cm" draw:dots2="1" draw:dots2-length="0.002cm" draw:distance="0.002cm"/>
    <draw:stroke-dash draw:name="Dashed_20__28_var_29__20_4636" draw:display-name="Dashed (var) 4636" draw:style="rect" draw:dots1="1" draw:dots1-length="0.002cm" draw:dots2="1" draw:dots2-length="0.002cm" draw:distance="0.002cm"/>
    <draw:stroke-dash draw:name="Dashed_20__28_var_29__20_6806" draw:display-name="Dashed (var) 6806" draw:style="rect" draw:dots1="1" draw:dots1-length="0.001cm" draw:dots2="1" draw:dots2-length="0.001cm" draw:distance="0.001cm"/>
    <draw:stroke-dash draw:name="Dashed_20__28_var_29__20_6807" draw:display-name="Dashed (var) 6807" draw:style="rect" draw:dots1="1" draw:dots1-length="0.001cm" draw:dots2="1" draw:dots2-length="0.001cm" draw:distance="0.001cm"/>
    <draw:stroke-dash draw:name="Dashed_20__28_var_29__20_6809" draw:display-name="Dashed (var) 6809" draw:style="rect" draw:dots1="1" draw:dots1-length="0.001cm" draw:dots2="1" draw:dots2-length="0.001cm" draw:distance="0.00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2" fo:font-size="12pt" fo:language="fr" fo:country="FR" style:letter-kerning="true" style:font-name-asian="SimSun4" style:font-size-asian="12pt" style:language-asian="zh" style:country-asian="CN" style:font-name-complex="Lucida Sans4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2" fo:font-size="12pt" fo:language="fr" fo:country="FR" style:letter-kerning="true" style:font-name-asian="SimSun4" style:font-size-asian="12pt" style:language-asian="zh" style:country-asian="CN" style:font-name-complex="Lucida Sans4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6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2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6" fo:font-family="'Bitstream Vera Sans'" style:font-style-name="Roman" style:font-family-generic="swiss" style:font-pitch="variable" fo:font-size="9pt" fo:background-color="transparent"/>
    </style:style>
    <style:style style:name="Table_20_Contents" style:display-name="Table Contents" style:family="paragraph" style:parent-style-name="Text_20_body" style:class="extra">
      <style:paragraph-properties fo:margin-left="0cm" fo:margin-right="0cm" fo:margin-top="0.101cm" fo:margin-bottom="0.101cm" style:contextual-spacing="false" fo:text-indent="0cm" style:auto-text-indent="false"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2" fo:font-family="'Times New Roman'" style:font-family-generic="roman" style:font-pitch="variable" fo:font-size="12pt" fo:font-weight="bold" style:font-name-asian="Lucida Sans Unicode1" style:font-family-asian="'Lucida Sans Unicode'" style:font-family-generic-asian="system" style:font-pitch-asian="variable" style:font-size-asian="12pt" style:font-weight-asian="bold" style:font-name-complex="Tahoma2" style:font-family-complex="Tahoma" style:font-family-generic-complex="system" style:font-pitch-complex="variable" style:font-size-complex="12pt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class="text">
      <style:text-properties style:font-name="Times New Roman2" fo:font-family="'Times New Roman'" style:font-family-generic="roman" style:font-pitch="variable" fo:font-size="24pt" fo:font-weight="bold" style:font-name-asian="Lucida Sans Unicode1" style:font-family-asian="'Lucida Sans Unicode'" style:font-family-generic-asian="system" style:font-pitch-asian="variable" style:font-size-asian="24pt" style:font-weight-asian="bold" style:font-name-complex="Tahoma2" style:font-family-complex="Tahoma" style:font-family-generic-complex="system" style:font-pitch-complex="variable" style:font-size-complex="24pt" style:font-weight-complex="bold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class="text">
      <style:text-properties style:font-name="Times New Roman2" fo:font-family="'Times New Roman'" style:font-family-generic="roman" style:font-pitch="variable" fo:font-size="18pt" fo:font-weight="bold" style:font-name-asian="Lucida Sans Unicode1" style:font-family-asian="'Lucida Sans Unicode'" style:font-family-generic-asian="system" style:font-pitch-asian="variable" style:font-size-asian="18pt" style:font-weight-asian="bold" style:font-name-complex="Tahoma2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2" fo:font-family="'Times New Roman'" style:font-family-generic="roman" style:font-pitch="variable" fo:font-size="14pt" fo:font-weight="bold" style:font-name-asian="Lucida Sans Unicode1" style:font-family-asian="'Lucida Sans Unicode'" style:font-family-generic-asian="system" style:font-pitch-asian="variable" style:font-size-asian="14pt" style:font-weight-asian="bold" style:font-name-complex="Tahoma2" style:font-family-complex="Tahoma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Folio" style:family="paragraph" style:parent-style-name="Footer">
      <style:paragraph-properties fo:text-align="center" style:justify-single-word="false"/>
      <style:text-properties fo:color="#ffffff" loext:opacity="100%" style:font-name="Bitstream Vera Sans4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Drawing" style:family="paragraph" style:parent-style-name="Caption" style:class="extra"/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Heading_20_5" style:display-name="Heading 5" style:family="paragraph" style:parent-style-name="Heading" style:default-outline-level="5" style:class="text"/>
    <style:style style:name="Heading_20_6" style:display-name="Heading 6" style:family="paragraph" style:parent-style-name="Heading" style:default-outline-level="6" style:class="text"/>
    <style:style style:name="_5f_Paragraphe" style:display-name="_Paragraphe" style:family="paragraph" style:parent-style-name="Standard" style:default-outline-level="1" style:list-style-name="">
      <style:paragraph-properties fo:margin-left="0cm" fo:margin-right="0.101cm" fo:margin-top="0.101cm" fo:margin-bottom="0.101cm" style:contextual-spacing="false" fo:text-align="justify" style:justify-single-word="false" fo:orphans="0" fo:widows="0" fo:hyphenation-ladder-count="no-limit" fo:text-indent="0cm" style:auto-text-indent="false" style:vertical-align="baseline"/>
      <style:text-properties fo:color="#000000" loext:opacity="100%" style:font-name="Bitstream Vera Sans" fo:font-family="'Bitstream Vera Sans'" style:font-family-generic="roman" style:font-pitch="variable" fo:font-size="10pt" fo:language="fr" fo:country="FR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name-complex="Bitstream Vera Sans2" style:font-family-complex="'Bitstream Vera Sans'" style:font-family-generic-complex="system" style:font-pitch-complex="variable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_5f_Titre_5f_Exercices_5f_sans_5f_Titre" style:display-name="_Titre_Exercices_sans_Titre" style:family="paragraph" style:parent-style-name="Standard" style:default-outline-level="1" style:list-style-name="_5f_Numérotation_20_des_20_exercices" style:master-page-name="">
      <style:paragraph-properties fo:margin-top="0.3cm" fo:margin-bottom="0.101cm" style:contextual-spacing="false" fo:text-align="justify" style:justify-single-word="false" style:page-number="auto" fo:keep-with-next="always" text:number-lines="true" text:line-number="0"/>
      <style:text-properties style:use-window-font-color="true" loext:opacity="0%" fo:font-style="normal" fo:font-weight="normal"/>
    </style:style>
    <style:style style:name="_5f_Header_20_N_20_page_20_paire_20__28_G_29_" style:display-name="_Header N page paire (G)" style:family="paragraph" style:parent-style-name="Header" style:master-page-name="">
      <loext:graphic-properties draw:fill="none" draw:fill-color="#ffe5b2"/>
      <style:paragraph-properties fo:margin-left="3.099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d7e12c" loext:opacity="100%" style:font-name="Bitstream Vera Sans3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Footer_20_page_20_impaire_20__28_D_29_" style:display-name="_Footer page impaire (D)" style:family="paragraph" style:parent-style-name="Footer" style:default-outline-level="1" style:list-style-name="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 style:page-number="auto" style:shadow="none" style:vertical-align="auto" style:snap-to-layout-grid="false">
        <style:tab-stops/>
      </style:paragraph-properties>
      <style:text-properties fo:text-transform="uppercase" fo:color="#b2b2b2" loext:opacity="100%" style:font-name="Bitstream Vera Sans6" fo:font-family="'Bitstream Vera Sans'" style:font-style-name="Roman" style:font-family-generic="swiss" style:font-pitch="variable" fo:font-size="9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_5f_Footer_20_page_20_paire_20__28_G_29_" style:display-name="_Footer page paire (G)" style:family="paragraph" style:parent-style-name="Footer" style:default-outline-level="1" style:list-style-name="">
      <style:paragraph-properties fo:margin-left="0cm" fo:margin-right="0cm" fo:text-align="start" style:justify-single-word="false" fo:text-indent="0cm" style:auto-text-indent="false" style:shadow="none">
        <style:tab-stops/>
      </style:paragraph-properties>
      <style:text-properties fo:text-transform="uppercase" fo:color="#b2b2b2" loext:opacity="100%" style:font-name="Bitstream Vera Sans1" fo:font-family="'Bitstream Vera Sans'" style:font-family-generic="swiss" style:font-pitch="variable" fo:font-size="9pt" fo:font-style="normal" fo:font-weight="normal" style:font-size-asian="11pt" style:font-style-asian="italic" style:font-weight-asian="bold" style:font-size-complex="11pt" style:font-style-complex="italic" style:font-weight-complex="bold"/>
    </style:style>
    <style:style style:name="_5f_Tableau_5f_Centré_5f_Gras" style:display-name="_Tableau_Centré_Gras" style:family="paragraph" style:parent-style-name="_5f_Paragraphe">
      <style:paragraph-properties fo:text-align="center" style:justify-single-word="false"/>
      <style:text-properties fo:font-weight="bold"/>
    </style:style>
    <style:style style:name="_5f_Paragraphe_5f_Réponse_5f_Elève_5f_Fraction" style:display-name="_Paragraphe_Réponse_Elève_Fraction" style:family="paragraph" style:parent-style-name="Standard"/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Table" style:family="paragraph" style:parent-style-name="Caption" style:class="extra"/>
    <style:style style:name="Heading_20_7" style:display-name="Heading 7" style:family="paragraph" style:parent-style-name="Heading" style:default-outline-level="7" style:class="text"/>
    <style:style style:name="Heading_20_8" style:display-name="Heading 8" style:family="paragraph" style:parent-style-name="Heading" style:default-outline-level="8" style:class="text"/>
    <style:style style:name="Heading_20_9" style:display-name="Heading 9" style:family="paragraph" style:parent-style-name="Heading" style:default-outline-level="9" style:class="text"/>
    <style:style style:name="Heading_20_10" style:display-name="Heading 10" style:family="paragraph" style:parent-style-name="Heading" style:default-outline-level="10" style:class="text"/>
    <style:style style:name="Object_20_index_20_heading" style:display-name="Object index heading" style:family="paragraph" style:parent-style-name="Heading" style:class="index"/>
    <style:style style:name="Table_20_index_20_heading" style:display-name="Table index heading" style:family="paragraph" style:parent-style-name="Heading" style:class="index"/>
    <style:style style:name="User_20_Index_20_Heading" style:display-name="User Index Heading" style:family="paragraph" style:parent-style-name="Heading" style:class="index"/>
    <style:style style:name="Bibliography_20_Heading" style:display-name="Bibliography Heading" style:family="paragraph" style:parent-style-name="Heading" style:class="index"/>
    <style:style style:name="Contents_20_Heading" style:display-name="Contents Heading" style:family="paragraph" style:parent-style-name="Heading" style:class="index"/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" style:display-name="List 1" style:family="paragraph" style:parent-style-name="List" style:class="list"/>
    <style:style style:name="List_20_1_20_Start" style:display-name="List 1 Start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" style:display-name="List 2" style:family="paragraph" style:parent-style-name="List" style:class="list"/>
    <style:style style:name="List_20_2_20_Start" style:display-name="List 2 Start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" style:display-name="List 3" style:family="paragraph" style:parent-style-name="List" style:class="list"/>
    <style:style style:name="List_20_3_20_Start" style:display-name="List 3 Start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" style:display-name="List 4" style:family="paragraph" style:parent-style-name="List" style:class="list"/>
    <style:style style:name="List_20_4_20_Start" style:display-name="List 4 Start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" style:display-name="List 5" style:family="paragraph" style:parent-style-name="List" style:class="list"/>
    <style:style style:name="List_20_5_20_Start" style:display-name="List 5 Start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_5f_Titre_5f_Exercices_5f_avec_5f_Titre" style:display-name="_Titre_Exercices_avec_Titre" style:family="paragraph" style:parent-style-name="Standard" style:default-outline-level="1" style:list-style-name="_5f_Numérotation_20_des_20_exercices">
      <style:paragraph-properties fo:margin-top="0.3cm" fo:margin-bottom="0.101cm" style:contextual-spacing="false" fo:text-align="justify" style:justify-single-word="false" text:number-lines="true" text:line-number="0"/>
      <style:text-properties fo:color="#e8c32a" loext:opacity="100%" fo:font-weight="bold"/>
    </style:style>
    <style:style style:name="_5f_Header_20_D_20_page_20_paire_20__28_G_29_" style:display-name="_Header D page paire (G)" style:family="paragraph" style:parent-style-name="Header" style:master-page-name="">
      <style:paragraph-properties fo:margin-left="3cm" fo:margin-right="0cm" fo:text-indent="0cm" style:auto-text-indent="false" style:page-number="auto"/>
      <style:text-properties fo:font-variant="small-caps" fo:color="#9d0f89" loext:opacity="100%" fo:font-size="16pt" fo:font-weight="bold"/>
    </style:style>
    <style:style style:name="_5f_Tableau_5f_Gauche_5f_Gras" style:display-name="_Tableau_Gauche_Gras" style:family="paragraph" style:parent-style-name="_5f_Paragraphe">
      <style:paragraph-properties fo:text-align="start" style:justify-single-word="false"/>
      <style:text-properties fo:font-weight="bold"/>
    </style:style>
    <style:style style:name="_5f_Tableau_5f_Centré_5f_Gras_5f_Vertical" style:display-name="_Tableau_Centré_Gras_Vertical" style:family="paragraph" style:parent-style-name="_5f_Paragraphe" style:master-page-name="">
      <style:paragraph-properties fo:text-align="center" style:justify-single-word="false" style:page-number="auto">
        <style:tab-stops/>
      </style:paragraph-properties>
      <style:text-properties fo:font-weight="bold" style:text-rotation-angle="270" style:text-rotation-scale="line-height"/>
    </style:style>
    <style:style style:name="_5f_Tableau_5f_Centré" style:display-name="_Tableau_Centré" style:family="paragraph" style:parent-style-name="_5f_Paragraphe" style:master-page-name="">
      <style:paragraph-properties fo:text-align="center" style:justify-single-word="false" style:page-number="auto">
        <style:tab-stops/>
      </style:paragraph-properties>
    </style:style>
    <style:style style:name="_5f_Paragraphe_5f_Réponse_5f_Elève_5f_Bullet" style:display-name="_Paragraphe_Réponse_Elève_Bullet" style:family="paragraph" style:parent-style-name="Standard" style:list-style-name="List_20_1">
      <style:paragraph-properties fo:text-align="start" style:justify-single-word="false" style:writing-mode="lr-tb">
        <style:tab-stops>
          <style:tab-stop style:position="8.999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style:use-window-font-color="true" loext:opacity="0%"/>
    </style:style>
    <style:style style:name="_5f_Header_20_D_20_page_20_impaire_20__28_D_29_" style:display-name="_Header D page impaire (D)" style:family="paragraph" style:parent-style-name="Header">
      <style:paragraph-properties fo:margin-left="3cm" fo:margin-right="0cm" fo:text-indent="0cm" style:auto-text-indent="false"/>
      <style:text-properties fo:font-variant="small-caps" fo:color="#9d0f89" loext:opacity="100%" fo:font-size="16pt" fo:font-weight="bold"/>
    </style:style>
    <style:style style:name="_5f_Paragraphe_5f_Bullet" style:display-name="_Paragraphe_Bullet" style:family="paragraph" style:parent-style-name="_5f_Paragraphe" style:list-style-name="List_20_1"/>
    <style:style style:name="_5f_Paragraphe_5f_Exemple_5f_sans_5f_Titre" style:display-name="_Paragraphe_Exemple_sans_Titre" style:family="paragraph" style:parent-style-name="_5f_Paragraphe" style:master-page-name="">
      <loext:graphic-properties draw:fill="solid" draw:fill-color="#eeeeee"/>
      <style:paragraph-properties fo:margin-left="0cm" fo:margin-right="0cm" fo:margin-top="0cm" fo:margin-bottom="0cm" style:contextual-spacing="false" fo:text-indent="0cm" style:auto-text-indent="false" style:page-number="auto" fo:background-color="#eeeeee" fo:padding="0.049cm" fo:border="0.06pt solid #000000"/>
      <style:text-properties fo:font-style="normal" fo:font-weight="normal" officeooo:rsid="01993d4f" style:font-style-asian="italic" style:font-style-complex="italic"/>
    </style:style>
    <style:style style:name="_5f_Paragraphe_5f_Exemple_5f_avec_5f_Titre" style:display-name="_Paragraphe_Exemple_avec_Titre" style:family="paragraph" style:parent-style-name="_5f_Paragraphe">
      <loext:graphic-properties draw:fill="solid" draw:fill-color="#eeeeee"/>
      <style:paragraph-properties fo:margin-left="0cm" fo:margin-right="0cm" fo:text-indent="0cm" style:auto-text-indent="false" fo:background-color="#eeeeee" fo:padding="0.049cm" fo:border="0.06pt solid #000000"/>
      <style:text-properties fo:font-style="oblique" fo:font-weight="bold"/>
    </style:style>
    <style:style style:name="_5f_Paragraphe_5f_Réponse_5f_Pointillés_5f_Grisés_5f_avec_5f_bordure_5f_supérieure" style:display-name="_Paragraphe_Réponse_Pointillés_Grisés_avec_bordure_supérieure" style:family="paragraph" style:parent-style-name="Standard" style:list-style-name="">
      <style:paragraph-properties fo:text-align="end" style:justify-single-word="false" fo:padding="0.049cm" fo:border-left="none" fo:border-right="none" fo:border-top="0.06pt solid #000000" fo:border-bottom="none">
        <style:tab-stops>
          <style:tab-stop style:position="8.999cm" style:type="right" style:leader-style="dotted" style:leader-text="."/>
          <style:tab-stop style:position="18.701cm" style:type="right" style:leader-style="dotted" style:leader-text="."/>
        </style:tab-stops>
      </style:paragraph-properties>
    </style:style>
    <style:style style:name="_5f_Premier_5f_Titre_5f_Exercices_5f_avec_5f_Num_5f_Exo_5f_sans_5f_Titre" style:display-name="_Premier_Titre_Exercices_avec_Num_Exo_sans_Titre" style:family="paragraph" style:parent-style-name="Standard" style:default-outline-level="1" style:list-style-name="_5f_Numérotation_20_des_20_exercices">
      <style:paragraph-properties fo:margin-top="0cm" fo:margin-bottom="0.101cm" style:contextual-spacing="false" fo:text-align="justify" style:justify-single-word="false"/>
      <style:text-properties style:use-window-font-color="true" loext:opacity="0%" fo:font-weight="normal"/>
    </style:style>
    <style:style style:name="_5f_Premier_5f_Titre_5f_Exercices_5f_avec_5f_Num_20_Exo_5f_Avec_5f_Titre" style:display-name="_Premier_Titre_Exercices_avec_Num Exo_Avec_Titre" style:family="paragraph" style:parent-style-name="Standard" style:default-outline-level="1" style:list-style-name="_5f_Numérotation_20_des_20_exercices">
      <style:paragraph-properties fo:margin-top="0cm" fo:margin-bottom="0.101cm" style:contextual-spacing="false" fo:text-align="justify" style:justify-single-word="false"/>
      <style:text-properties fo:color="#e8c32a" loext:opacity="100%" fo:font-weight="bold"/>
    </style:style>
    <style:style style:name="_5f_Tableau_5f_Pointillés_5f_Grisés" style:display-name="_Tableau_Pointillés_Grisés" style:family="paragraph" style:parent-style-name="Standard">
      <style:paragraph-properties fo:text-align="center" style:justify-single-word="false"/>
      <style:text-properties fo:color="#b3b3b3" loext:opacity="100%"/>
    </style:style>
    <style:style style:name="_5f_Paragraphe_5f_avec_5f_Num_5f_Question" style:display-name="_Paragraphe_avec_Num_Question" style:family="paragraph" style:parent-style-name="Standard" style:default-outline-level="2" style:list-style-name="_5f_Numérotation_20_des_20_exercices" style:list-level="2" style:master-page-name="">
      <style:paragraph-properties fo:margin-top="0.199cm" fo:margin-bottom="0.101cm" style:contextual-spacing="false" style:page-number="auto" text:number-lines="true" text:line-number="0"/>
    </style:style>
    <style:style style:name="_5f_Header_20_N_20_page_20_impaire_20__28_D_29_" style:display-name="_Header N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d7e12c" loext:opacity="100%" fo:font-size="16pt" fo:font-weight="bold"/>
    </style:style>
    <style:style style:name="_5f_Paragraphe_5f_Réponse_5f_Pointillés_5f_Grisés" style:display-name="_Paragraphe_Réponse_Pointillés_Grisés" style:family="paragraph" style:parent-style-name="_5f_Paragraphe_5f_Réponse_5f_Elève" style:list-style-name="">
      <style:paragraph-properties fo:line-height="0.7cm">
        <style:tab-stops>
          <style:tab-stop style:position="8.999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_5f_Paragraphe_5f_Réponse_5f_Elève" style:display-name="_Paragraphe_Réponse_Elève" style:family="paragraph" style:parent-style-name="Standard" style:list-style-name="">
      <style:paragraph-properties fo:margin-top="0cm" fo:margin-bottom="0cm" style:contextual-spacing="false" fo:line-height="0.7cm" fo:text-align="start" style:justify-single-word="false" style:shadow="none">
        <style:tab-stops>
          <style:tab-stop style:position="8.999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000000" loext:opacity="100%" style:font-name="Bitstream Vera Sans6" fo:font-family="'Bitstream Vera Sans'" style:font-style-name="Roman" style:font-family-generic="swiss" style:font-pitch="variable" fo:font-size="10pt"/>
    </style:style>
    <style:style style:name="_5f_Header_20_M_20_page_20_paire_20__28_G_29_" style:display-name="_Header M page paire (G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Header_20_M_20_page_20_impaire_20__28_D_29_" style:display-name="_Header M page impaire (D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Tableau_20_Gauche" style:display-name="_Tableau Gauche" style:family="paragraph" style:parent-style-name="_5f_Paragraphe">
      <style:paragraph-properties fo:text-align="start" style:justify-single-word="false"/>
    </style:style>
    <style:style style:name="_5f_Tableau_20_Droit" style:display-name="_Tableau Droit" style:family="paragraph" style:parent-style-name="_5f_Paragraphe">
      <style:paragraph-properties fo:text-align="end" style:justify-single-word="false"/>
    </style:style>
    <style:style style:name="_5f_Header_20_G_20_page_20_paire_20__28_G_29_" style:display-name="_Header G page paire (G)" style:family="paragraph" style:parent-style-name="Header" style:master-page-name="">
      <loext:graphic-properties draw:fill="none" draw:fill-color="#ffe5b2"/>
      <style:paragraph-properties fo:margin-left="3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1ca2b8" loext:opacity="100%" style:font-name="Bitstream Vera Sans3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Header_20_G_20_page_20_impaire_20__28_D_29_" style:display-name="_Header G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1ca2b8" loext:opacity="100%" fo:font-size="16pt" fo:font-weight="bold"/>
    </style:style>
    <style:style style:name="_5f_Paragraphe_5f_Coche" style:display-name="_Paragraphe_Coche" style:family="paragraph" style:parent-style-name="_5f_Paragraphe" style:list-style-name="List_20_3"/>
    <style:style style:name="_5f_Paragraphe_5f_opération_5f_posée" style:display-name="_Paragraphe_opération_posée" style:family="paragraph" style:parent-style-name="Standard">
      <style:paragraph-properties fo:text-align="end" style:justify-single-word="false"/>
    </style:style>
    <style:style style:name="_5f_Paragraphe_5f_Réponse_5f_Elève_5f_Droit" style:display-name="_Paragraphe_Réponse_Elève_Droit" style:family="paragraph" style:parent-style-name="Standard">
      <style:paragraph-properties fo:text-align="end" style:justify-single-word="false"/>
    </style:style>
    <style:style style:name="_5f_Tableau_5f_Centré_5f_Bullet" style:display-name="_Tableau_Centré_Bullet" style:family="paragraph" style:parent-style-name="_5f_Paragraphe_5f_Bullet">
      <style:paragraph-properties fo:text-align="center" style:justify-single-word="false"/>
    </style:style>
    <style:style style:name="_5f_Tableau_5f_Droit_5f_Gras" style:display-name="_Tableau_Droit_Gras" style:family="paragraph" style:parent-style-name="_5f_Tableau_20_Droit">
      <style:text-properties fo:font-weight="bold" style:font-weight-asian="bold" style:font-weight-complex="bold"/>
    </style:style>
    <style:style style:name="_5f_Header_20_P_20_page_20_impaire_20__28_D_29_" style:display-name="_Header P page impaire (D)" style:family="paragraph" style:parent-style-name="_5f_Header_20_N_20_page_20_paire_20__28_G_29_">
      <style:text-properties fo:color="#d62e4e" loext:opacity="100%"/>
    </style:style>
    <style:style style:name="_5f_Header_20_P_20_page_20_paire_20__28_G_29_" style:display-name="_Header P page paire (G)" style:family="paragraph" style:parent-style-name="_5f_Header_20_N_20_page_20_paire_20__28_G_29_">
      <style:text-properties fo:color="#d62e4e" loext:opacity="100%"/>
    </style:style>
    <style:style style:name="_5f_Paragraphe_5f_Correction" style:display-name="_Paragraphe_Correction" style:family="paragraph" style:parent-style-name="_5f_Paragraphe" style:master-page-name="">
      <style:paragraph-properties style:page-number="auto"/>
      <style:text-properties fo:background-color="#ffff00"/>
    </style:style>
    <style:style style:name="_5f_Paragraphe_5f_Geometrie_5f_Clr_5f_1ca2b8" style:display-name="_Paragraphe_Geometrie_Clr_1ca2b8" style:family="paragraph" style:parent-style-name="_5f_Paragraphe">
      <loext:graphic-properties draw:fill="solid" draw:fill-color="#1ca2b8"/>
      <style:paragraph-properties fo:background-color="#1ca2b8"/>
      <style:text-properties fo:color="#ffffff" loext:opacity="100%" fo:font-weight="bold"/>
    </style:style>
    <style:style style:name="_5f_Paragraphe_5f_Gestion_5f_de_5f_donnee_5f_Clr_5f_9d0f89" style:display-name="_Paragraphe_Gestion_de_donnee_Clr_9d0f89" style:family="paragraph" style:parent-style-name="_5f_Paragraphe_5f_Geometrie_5f_Clr_5f_1ca2b8">
      <loext:graphic-properties draw:fill="solid" draw:fill-color="#9d0f89"/>
      <style:paragraph-properties fo:background-color="#9d0f89"/>
    </style:style>
    <style:style style:name="_5f_Paragraphe_5f_Numerique_5f_Clr_5f_d7e12c" style:display-name="_Paragraphe_Numerique_Clr_d7e12c" style:family="paragraph" style:parent-style-name="_5f_Paragraphe_5f_Geometrie_5f_Clr_5f_1ca2b8">
      <loext:graphic-properties draw:fill="solid" draw:fill-color="#d7e12c"/>
      <style:paragraph-properties fo:background-color="#d7e12c"/>
    </style:style>
    <style:style style:name="_5f_Paragraphe_5f_Problemes_5f_Clr_5f_d62e4e" style:display-name="_Paragraphe_Problemes_Clr_d62e4e" style:family="paragraph" style:parent-style-name="_5f_Paragraphe_5f_Numerique_5f_Clr_5f_d7e12c">
      <loext:graphic-properties draw:fill="solid" draw:fill-color="#d62e4e"/>
      <style:paragraph-properties fo:background-color="#d62e4e"/>
    </style:style>
    <style:style style:name="_5f_Paragraphe_5f_Mesures_5f_Clr_5f_7fb241" style:display-name="_Paragraphe_Mesures_Clr_7fb241" style:family="paragraph" style:parent-style-name="_5f_Paragraphe_5f_Problemes_5f_Clr_5f_d62e4e">
      <loext:graphic-properties draw:fill="solid" draw:fill-color="#7fb241"/>
      <style:paragraph-properties fo:background-color="#7fb241"/>
    </style:style>
    <style:style style:name="_5f_Paragraphe_5f_Réponse_5f_Elève_5f_Fractions" style:display-name="_Paragraphe_Réponse_Elève_Fractions" style:family="paragraph" style:parent-style-name="_5f_Paragraphe_5f_Réponse_5f_Elève" style:list-style-name="">
      <style:paragraph-properties fo:margin-top="0.101cm" fo:margin-bottom="0.101cm" style:contextual-spacing="false" style:line-height-at-least="0.7cm"/>
    </style:style>
    <style:style style:name="_5f_Paragraphe_5f_Réponse_5f_Elève_5f_Fractions_5f_numéroté" style:display-name="_Paragraphe_Réponse_Elève_Fractions_numéroté" style:family="paragraph" style:parent-style-name="_5f_Paragraphe_5f_Réponse_5f_Elève_5f_Fractions" style:list-style-name="_5f_Numérotation_20_des_20_exercices"/>
    <style:style style:name="_5f_Paragraphe_5f_Réponse_5f_Elève_5f_numéroté" style:display-name="_Paragraphe_Réponse_Elève_numéroté" style:family="paragraph" style:parent-style-name="_5f_Paragraphe_5f_Réponse_5f_Elève" style:list-style-name="_5f_Numérotation_20_des_20_exercices"/>
    <style:style style:name="_5f_Paragraphe_5f_avec_5f_espace_5f_en_5f_dessous" style:display-name="_Paragraphe_avec_espace_en_dessous" style:family="paragraph" style:parent-style-name="_5f_Paragraphe">
      <style:paragraph-properties fo:margin-top="0.101cm" fo:margin-bottom="0.3cm" style:contextual-spacing="false"/>
    </style:style>
    <style:style style:name="_5f_Paragraphe_5f_Réponse_5f_Elève_5f_Fractions_5f_avec_5f_espace_5f_en_5f_dessous" style:display-name="_Paragraphe_Réponse_Elève_Fractions_avec_espace_en_dessous" style:family="paragraph" style:parent-style-name="_5f_Paragraphe_5f_Réponse_5f_Elève_5f_Fractions">
      <style:paragraph-properties fo:margin-top="0.101cm" fo:margin-bottom="0.3cm" style:contextual-spacing="false"/>
    </style:style>
    <style:style style:name="_5f_Paragraphe_5f_Programmation" style:display-name="_Paragraphe_Programmation" style:family="paragraph" style:parent-style-name="Standard" style:list-style-name="_5f_Numérotation_20_des_20_exercices" style:master-page-name="">
      <loext:graphic-properties draw:fill="solid" draw:fill-color="#fcf7ed"/>
      <style:paragraph-properties style:page-number="auto" fo:background-color="#fcf7ed" fo:padding="0.199cm" fo:border="0.31pt solid #000000" style:shadow="#b2b2b2 0.101cm 0.101cm"/>
      <style:text-properties style:font-name="DejaVu Sans Mono" fo:font-family="'DejaVu Sans Mono'" style:font-style-name="Book" style:font-family-generic="modern" style:font-pitch="fixed" fo:font-size="9pt"/>
    </style:style>
    <style:style style:name="_5f_Paragraphe_5f_2pt" style:display-name="_Paragraphe_2pt" style:family="paragraph" style:parent-style-name="_5f_Paragraphe">
      <style:text-properties fo:font-size="2pt"/>
    </style:style>
    <style:style style:name="_5f_pointillés_20_gris" style:display-name="_pointillés gris" style:family="text">
      <style:text-properties fo:color="#b3b3b3" loext:opacity="100%" style:font-name="Bitstream Vera Sans5" fo:font-family="'Bitstream Vera Sans'" style:font-style-name="Oblique" style:font-family-generic="swiss" style:font-pitch="variable" fo:font-size="10pt" fo:font-style="normal" fo:background-color="transparent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Variable" style:family="text">
      <style:text-properties fo:font-style="italic" style:font-style-asian="italic" style:font-style-complex="italic"/>
    </style:style>
    <style:style style:name="Line_20_numbering" style:display-name="Line numbering" style:family="text"/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Numéros_20_exercices" style:display-name="_Numéros exercices" style:family="text">
      <style:text-properties fo:color="#ffffff" loext:opacity="100%" style:font-name="Bitstream Vera Sans4" fo:font-family="'Bitstream Vera Sans'" style:font-style-name="Gras" style:font-family-generic="swiss" style:font-pitch="variable" fo:font-size="10pt" fo:font-style="normal" fo:font-weight="bold" fo:background-color="#e8c32a" loext:border-line-width="0.002cm 0.004cm 0.002cm" loext:padding-left="0.079cm" loext:padding-right="0.101cm" loext:padding-top="0cm" loext:padding-bottom="0cm" loext:border="0.2pt double #e8c32a" loext:shadow="#b38d19 -0.101cm -0.101cm"/>
    </style:style>
    <style:style style:name="_5f_Numéros_20_second_20_exercices" style:display-name="_Numéros second exercices" style:family="text" style:parent-style-name="_5f_Numéros_20_exercices">
      <style:text-properties fo:color="#e8c32a" loext:opacity="100%" fo:font-style="normal" fo:font-weight="bold" fo:background-color="transparent" loext:padding-left="0.079cm" loext:padding-right="0.101cm" loext:padding-top="0cm" loext:padding-bottom="0cm" loext:border="none" loext:shadow="none"/>
    </style:style>
    <style:style style:name="_5f_Caractères_5f_gras_5f_Blanc" style:display-name="_Caractères_gras_Blanc" style:family="text" style:parent-style-name="Source_20_Text">
      <style:text-properties fo:text-transform="uppercase" fo:color="#ffffff" loext:opacity="100%" style:font-name="Bitstream Vera Sans6" fo:font-family="'Bitstream Vera Sans'" style:font-style-name="Roman" style:font-family-generic="swiss" style:font-pitch="variable" fo:font-size="9pt" fo:font-style="normal" fo:font-weight="bold" fo:background-color="transparent" style:font-size-asian="11pt" style:font-style-asian="normal" style:font-weight-asian="bold" style:font-size-complex="11pt" style:font-style-complex="normal" style:font-weight-complex="bold"/>
    </style:style>
    <style:style style:name="_5f_Caractères" style:display-name="_Caractères" style:family="text">
      <style:text-properties style:font-name="Bitstream Vera Sans6" fo:font-family="'Bitstream Vera Sans'" style:font-style-name="Roman" style:font-family-generic="swiss" style:font-pitch="variable" fo:font-size="10pt"/>
    </style:style>
    <style:style style:name="_5f_Caractères_5f_gras" style:display-name="_Caractères_gras" style:family="text" style:parent-style-name="_5f_Caractères">
      <style:text-properties fo:font-weight="bold"/>
    </style:style>
    <style:style style:name="_5f_Caractères_5f_indice" style:display-name="_Caractères_indice" style:family="text" style:parent-style-name="_5f_Caractères">
      <style:text-properties style:text-position="-1% 58%"/>
    </style:style>
    <style:style style:name="_5f_Caractères_5f_exposant" style:display-name="_Caractères_exposant" style:family="text" style:parent-style-name="_5f_Caractères">
      <style:text-properties style:text-position="40% 60%"/>
    </style:style>
    <style:style style:name="_5f_Caractères_5f_opensymbol" style:display-name="_Caractères_opensymbol" style:family="text" style:parent-style-name="_5f_Caractères">
      <style:text-properties fo:color="#000000" loext:opacity="100%" style:font-name="OpenSymbol1" fo:font-family="OpenSymbol" style:font-pitch="variable" style:font-charset="x-symbol" fo:font-size="10pt" fo:language="fr" fo:country="FR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name-complex="Bitstream Vera Sans2" style:font-family-complex="'Bitstream Vera Sans'" style:font-family-generic-complex="system" style:font-pitch-complex="variable" style:language-complex="hi" style:country-complex="IN"/>
    </style:style>
    <style:style style:name="_5f_Caractères_5f_atalante_5f_gras" style:display-name="_Caractères_atalante_gras" style:family="text" style:parent-style-name="_5f_Caractères_5f_atalante">
      <style:text-properties style:use-window-font-color="true" loext:opacity="0%" style:font-name="Atalante" fo:font-family="Atalante" style:font-pitch="variable" fo:font-size="10pt" fo:language="fr" fo:country="FR" fo:font-style="normal" fo:font-weight="bold" style:letter-kerning="true" fo:background-color="transparent" style:font-name-asian="Bitstream Vera Sans2" style:font-family-asian="'Bitstream Vera Sans'" style:font-family-generic-asian="system" style:font-pitch-asian="variable" style:font-size-asian="10pt" style:language-asian="zh" style:country-asian="CN" style:font-weight-asian="bold" style:font-name-complex="Bitstream Vera Sans2" style:font-family-complex="'Bitstream Vera Sans'" style:font-family-generic-complex="system" style:font-pitch-complex="variable" style:language-complex="hi" style:country-complex="IN" style:font-weight-complex="bold"/>
    </style:style>
    <style:style style:name="_5f_Caractères_5f_atalante" style:display-name="_Caractères_atalante" style:family="text" style:parent-style-name="_5f_Caractères_5f_gris">
      <style:text-properties style:use-window-font-color="true" loext:opacity="0%" style:font-name="Atalante" fo:font-family="Atalante" style:font-pitch="variable" fo:font-size="10pt" fo:font-style="normal" fo:font-weight="100" fo:background-color="transparent"/>
    </style:style>
    <style:style style:name="_5f_Caractères_5f_gras_5f_Vert_5f_Italique" style:display-name="_Caractères_gras_Vert_Italique" style:family="text" style:parent-style-name="_5f_Caractères">
      <style:text-properties fo:color="#069a2e" loext:opacity="100%" style:font-name="Bitstream Vera Sans6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2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gras_5f_Rouge_5f_Italique" style:display-name="_Caractères_gras_Rouge_Italique" style:family="text" style:parent-style-name="_5f_Caractères">
      <style:text-properties fo:color="#c9211e" loext:opacity="100%" style:font-name="Bitstream Vera Sans6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2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correction" style:display-name="_Caractères_correction" style:family="text" style:parent-style-name="_5f_Caractères">
      <style:text-properties fo:color="#000000" loext:opacity="100%" style:font-name="Bitstream Vera Sans6" fo:font-family="'Bitstream Vera Sans'" style:font-style-name="Roman" style:font-family-generic="swiss" style:font-pitch="variable" fo:font-size="10pt" fo:language="fr" fo:country="FR" style:letter-kerning="true" fo:background-color="#ffff00" style:font-name-asian="Bitstream Vera Sans2" style:font-family-asian="'Bitstream Vera Sans'" style:font-family-generic-asian="system" style:font-pitch-asian="variable" style:font-size-asian="10pt" style:language-asian="zh" style:country-asian="CN" style:font-name-complex="Bitstream Vera Sans2" style:font-family-complex="'Bitstream Vera Sans'" style:font-family-generic-complex="system" style:font-pitch-complex="variable" style:language-complex="hi" style:country-complex="IN"/>
    </style:style>
    <style:style style:name="_5f_Caractères_5f_encadré" style:display-name="_Caractères_encadré" style:family="text" style:parent-style-name="_5f_Caractères">
      <style:text-properties loext:padding="0.049cm" loext:border="0.06pt solid #000000"/>
    </style:style>
    <style:style style:name="_5f_Caractères_5f_Times_5f_13" style:display-name="_Caractères_Times_13" style:family="text" style:parent-style-name="_5f_Caractères">
      <style:text-properties style:font-name="Times New Roman4" fo:font-family="'Times New Roman'" style:font-style-name="Regular" style:font-family-generic="roman" style:font-pitch="variable" fo:font-size="13pt" fo:font-style="italic"/>
    </style:style>
    <style:style style:name="_5f_Caractères_5f_2pt" style:display-name="_Caractères_2pt" style:family="text" style:parent-style-name="_5f_Caractères">
      <style:text-properties fo:font-size="2pt"/>
    </style:style>
    <style:style style:name="_5f_Caractères_5f_gris" style:display-name="_Caractères_gris" style:family="text">
      <style:text-properties fo:color="#b3b3b3" loext:opacity="100%" style:font-name="Bitstream Vera Sans5" fo:font-family="'Bitstream Vera Sans'" style:font-style-name="Oblique" style:font-family-generic="swiss" style:font-pitch="variable" fo:font-size="10pt" fo:font-style="normal" fo:background-color="transparent"/>
    </style:style>
    <style:style style:name="_5f_Caractères_5f_espacement_5f_-0_2c_2pt" style:display-name="_Caractères_espacement_-0,2pt" style:family="text" style:parent-style-name="_5f_Caractères">
      <style:text-properties fo:letter-spacing="-0.007cm"/>
    </style:style>
    <style:style style:name="_5f_Caractères_5f_espacement_5f_-0_2c_3pt" style:display-name="_Caractères_espacement_-0,3pt" style:family="text" style:parent-style-name="_5f_Caractères">
      <style:text-properties fo:letter-spacing="-0.011cm"/>
    </style:style>
    <style:style style:name="_5f_Caractères_5f_espacement_5f_-0_2c_1pt" style:display-name="_Caractères_espacement_-0,1pt" style:family="text" style:parent-style-name="_5f_Caractères">
      <style:text-properties fo:letter-spacing="-0.004cm"/>
    </style:style>
    <style:style style:name="Character_5f_20_5f_style" style:display-name="Character_20_style" style:family="text"/>
    <style:style style:name="Formula" style:family="graphic">
      <style:graphic-properties text:anchor-type="as-char" svg:y="0cm" fo:margin-left="0.201cm" fo:margin-right="0.201cm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 fo:background-color="transparent" draw:fill="none" draw:fill-color="#729fcf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 fo:background-color="transparent" draw:fill="none" draw:fill-color="#729fcf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 fo:background-color="transparent" draw:fill="none" draw:fill-color="#729fcf"/>
    </style:style>
    <style:style style:name="_5f_Frame_20_G" style:display-name="_Frame G" style:family="graphic">
      <style:graphic-properties svg:x="0cm" svg:y="0cm" style:wrap="parallel" style:number-wrapped-paragraphs="no-limit" style:wrap-contour="false" style:vertical-pos="middle" style:vertical-rel="page-content" style:horizontal-pos="from-left" style:horizontal-rel="page-content" fo:background-color="transparent" draw:fill="none" draw:fill-color="#729fcf" fo:padding="0.049cm" fo:border="0.99pt solid #1ca2b8" style:shadow="#add9e0 0.101cm 0.101cm" draw:shadow-opacity="100%" draw:wrap-influence-on-position="once-concurrent" loext:allow-overlap="true">
        <style:columns fo:column-count="1" fo:column-gap="0cm"/>
      </style:graphic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Bullet_20_Symbols" loext:num-list-format="%1%" text:bullet-char="●">
        <style:list-level-properties text:min-label-distance="0.101cm"/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space-before="2.306cm" text:min-label-width="0.4cm"/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space-before="2.704cm" text:min-label-width="0.4cm"/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space-before="3.105cm" text:min-label-width="0.4cm"/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space-before="3.505cm" text:min-label-width="0.4cm"/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space-before="3.906cm" text:min-label-width="0.4cm"/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space-before="4.304cm" text:min-label-width="0.4cm"/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space-before="4.705cm" text:min-label-width="0.4cm"/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space-before="5.105cm" text:min-label-width="0.4cm"/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space-before="5.506cm" text:min-label-width="0.4cm"/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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2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_5f_Numérotation_20_des_20_exercices" style:display-name="_Numérotation des exercices">
      <text:list-level-style-number text:level="1" text:style-name="_5f_Numéros_20_exercices" loext:num-list-format="%1%" style:num-format="1">
        <style:list-level-properties text:min-label-distance="0.101cm" fo:text-align="center"/>
      </text:list-level-style-number>
      <text:list-level-style-number text:level="2" text:style-name="_5f_Numéros_20_second_20_exercices" loext:num-list-format="%2%." style:num-suffix="." style:num-format="a">
        <style:list-level-properties text:min-label-distance="0.101cm"/>
      </text:list-level-style-number>
      <text:list-level-style-bullet text:level="3" text:style-name="Character_5f_20_5f_style" loext:num-list-format=" %3%" style:num-prefix=" " text:bullet-char="•">
        <style:list-level-properties text:min-label-width="0.3cm" fo:text-align="end"/>
        <style:text-properties style:font-name="StarSymbol"/>
      </text:list-level-style-bullet>
      <text:list-level-style-bullet text:level="4" text:style-name="_5f_Numéros_20_exercices" loext:num-list-format=" %4%" style:num-prefix=" " text:bullet-char="•">
        <style:list-level-properties text:space-before="1.501cm" text:min-label-width="0.499cm" fo:text-align="end"/>
        <style:text-properties style:font-name="StarSymbol"/>
      </text:list-level-style-bullet>
      <text:list-level-style-bullet text:level="5" text:style-name="_5f_Numéros_20_exercices" loext:num-list-format=" %5%" style:num-prefix=" " text:bullet-char="•">
        <style:list-level-properties text:space-before="2cm" text:min-label-width="0.499cm" fo:text-align="end"/>
        <style:text-properties style:font-name="StarSymbol"/>
      </text:list-level-style-bullet>
      <text:list-level-style-bullet text:level="6" text:style-name="_5f_Numéros_20_exercices" loext:num-list-format=" %6%" style:num-prefix=" " text:bullet-char="•">
        <style:list-level-properties text:space-before="2.501cm" text:min-label-width="0.499cm" fo:text-align="end"/>
        <style:text-properties style:font-name="StarSymbol"/>
      </text:list-level-style-bullet>
      <text:list-level-style-bullet text:level="7" text:style-name="_5f_Numéros_20_exercices" loext:num-list-format=" %7%" style:num-prefix=" " text:bullet-char="•">
        <style:list-level-properties text:space-before="3.001cm" text:min-label-width="0.499cm" fo:text-align="end"/>
        <style:text-properties style:font-name="StarSymbol"/>
      </text:list-level-style-bullet>
      <text:list-level-style-bullet text:level="8" text:style-name="_5f_Numéros_20_exercices" loext:num-list-format=" %8%" style:num-prefix=" " text:bullet-char="•">
        <style:list-level-properties text:space-before="3.502cm" text:min-label-width="0.499cm" fo:text-align="end"/>
        <style:text-properties style:font-name="StarSymbol"/>
      </text:list-level-style-bullet>
      <text:list-level-style-bullet text:level="9" text:style-name="_5f_Numéros_20_exercices" loext:num-list-format=" %9%" style:num-prefix=" " text:bullet-char="•">
        <style:list-level-properties text:space-before="4.001cm" text:min-label-width="0.499cm" fo:text-align="end"/>
        <style:text-properties style:font-name="StarSymbol"/>
      </text:list-level-style-bullet>
      <text:list-level-style-bullet text:level="10" text:style-name="_5f_Numéros_20_exercices" loext:num-list-format=" %10%" style:num-prefix=" " text:bullet-char="•">
        <style:list-level-properties text:space-before="4.502cm" text:min-label-width="0.499cm" fo:text-align="end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percentage-style style:name="N114">
      <number:number number:decimal-places="0" number:min-decimal-places="0" number:min-integer-digits="1"/>
      <number:text>%</number:text>
    </number:percentage-style>
    <number:number-style style:name="N115">
      <number:number number:decimal-places="3" number:min-decimal-places="3" number:min-integer-digits="1"/>
    </number:number-style>
    <number:number-style style:name="N116">
      <number:number number:decimal-places="4" number:min-decimal-places="0" number:decimal-replacement="" number:min-integer-digits="0" number:grouping="true"/>
    </number:number-style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104ebc9" officeooo:paragraph-rsid="0104ebc9"/>
    </style:style>
    <style:style style:name="MP2" style:family="paragraph">
      <loext:graphic-properties draw:fill="solid" draw:fill-color="#d7e12c"/>
    </style:style>
    <style:style style:name="MP3" style:family="paragraph">
      <style:paragraph-properties fo:text-align="center"/>
    </style:style>
    <style:style style:name="MP4" style:family="paragraph">
      <loext:graphic-properties draw:fill="none" draw:fill-color="#ffffff"/>
      <style:paragraph-properties fo:text-align="center"/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MP5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6" style:family="paragraph" style:parent-style-name="_5f_Footer_20_page_20_paire_20__28_G_29_">
      <style:paragraph-properties fo:text-align="end" style:justify-single-word="false"/>
      <style:text-properties officeooo:rsid="0104ebc9" officeooo:paragraph-rsid="0104ebc9"/>
    </style:style>
    <style:style style:name="MP7" style:family="paragraph" style:parent-style-name="_5f_Footer_20_page_20_impaire_20__28_D_29_">
      <style:paragraph-properties fo:text-align="start" style:justify-single-word="false"/>
      <style:text-properties officeooo:rsid="0104ebc9" officeooo:paragraph-rsid="0104ebc9"/>
    </style:style>
    <style:style style:name="MP8" style:family="paragraph" style:parent-style-name="_5f_Header_20_G_20_page_20_paire_20__28_G_29_">
      <style:text-properties officeooo:rsid="00fbc68f" officeooo:paragraph-rsid="00fbc68f"/>
    </style:style>
    <style:style style:name="MP9" style:family="paragraph">
      <loext:graphic-properties draw:fill="solid" draw:fill-color="#1ca2b8"/>
    </style:style>
    <style:style style:name="MP10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11" style:family="paragraph" style:parent-style-name="_5f_Header_20_G_20_page_20_paire_20__28_G_29_">
      <style:text-properties officeooo:rsid="00ff3616" officeooo:paragraph-rsid="00ff3616"/>
    </style:style>
    <style:style style:name="MP12" style:family="paragraph" style:parent-style-name="_5f_Footer_20_page_20_impaire_20__28_D_29_">
      <style:text-properties officeooo:paragraph-rsid="01316a8b"/>
    </style:style>
    <style:style style:name="MP13" style:family="paragraph" style:parent-style-name="_5f_Footer_20_page_20_paire_20__28_G_29_">
      <style:text-properties officeooo:paragraph-rsid="01316a8b"/>
    </style:style>
    <style:style style:name="MP14" style:family="paragraph" style:parent-style-name="_5f_Header_20_G_20_page_20_impaire_20__28_D_29_">
      <style:text-properties officeooo:rsid="00fc60e2" officeooo:paragraph-rsid="00fc60e2"/>
    </style:style>
    <style:style style:name="MP15" style:family="paragraph" style:parent-style-name="_5f_Header_20_G_20_page_20_paire_20__28_G_29_">
      <style:paragraph-properties fo:text-align="start" style:justify-single-word="false"/>
      <style:text-properties officeooo:rsid="00ff1fa1" officeooo:paragraph-rsid="00ff1fa1"/>
    </style:style>
    <style:style style:name="MP16" style:family="paragraph" style:parent-style-name="_5f_Footer_20_page_20_paire_20__28_G_29_">
      <style:paragraph-properties fo:text-align="end" style:justify-single-word="false"/>
      <style:text-properties officeooo:paragraph-rsid="01336347"/>
    </style:style>
    <style:style style:name="MP17" style:family="paragraph" style:parent-style-name="_5f_Footer_20_page_20_paire_20__28_G_29_">
      <style:text-properties officeooo:paragraph-rsid="01336347"/>
    </style:style>
    <style:style style:name="MP18" style:family="paragraph" style:parent-style-name="_5f_Header_20_D_20_page_20_impaire_20__28_D_29_">
      <style:text-properties officeooo:rsid="00fe4814" officeooo:paragraph-rsid="00fe4814"/>
    </style:style>
    <style:style style:name="MP19" style:family="paragraph">
      <loext:graphic-properties draw:fill="solid" draw:fill-color="#9d0f89"/>
    </style:style>
    <style:style style:name="MP20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21" style:family="paragraph" style:parent-style-name="_5f_Header_20_D_20_page_20_paire_20__28_G_29_">
      <style:text-properties officeooo:paragraph-rsid="00fe4814"/>
    </style:style>
    <style:style style:name="MP22" style:family="paragraph" style:parent-style-name="_5f_Footer_20_page_20_paire_20__28_G_29_">
      <style:paragraph-properties fo:text-align="end" style:justify-single-word="false"/>
      <style:text-properties officeooo:paragraph-rsid="0135ac9e"/>
    </style:style>
    <style:style style:name="MP23" style:family="paragraph" style:parent-style-name="_5f_Footer_20_page_20_paire_20__28_G_29_">
      <style:text-properties officeooo:paragraph-rsid="0135ac9e"/>
    </style:style>
    <style:style style:name="MP24" style:family="paragraph" style:parent-style-name="_5f_Header_20_D_20_page_20_impaire_20__28_D_29_">
      <style:text-properties officeooo:rsid="0101821f" officeooo:paragraph-rsid="0101821f"/>
    </style:style>
    <style:style style:name="MP25" style:family="paragraph" style:parent-style-name="_5f_Header_20_D_20_page_20_paire_20__28_G_29_">
      <style:text-properties officeooo:rsid="0101821f" officeooo:paragraph-rsid="0101821f"/>
    </style:style>
    <style:style style:name="MP26" style:family="paragraph" style:parent-style-name="_5f_Footer_20_page_20_paire_20__28_G_29_">
      <style:paragraph-properties fo:text-align="end" style:justify-single-word="false"/>
      <style:text-properties officeooo:paragraph-rsid="01397109"/>
    </style:style>
    <style:style style:name="MP27" style:family="paragraph" style:parent-style-name="_5f_Footer_20_page_20_paire_20__28_G_29_">
      <style:text-properties officeooo:paragraph-rsid="01397109"/>
    </style:style>
    <style:style style:name="MP28" style:family="paragraph" style:parent-style-name="_5f_Header_20_M_20_page_20_impaire_20__28_D_29_">
      <style:text-properties officeooo:rsid="0101a5c8" officeooo:paragraph-rsid="0101a5c8"/>
    </style:style>
    <style:style style:name="MP29" style:family="paragraph">
      <loext:graphic-properties draw:fill="solid" draw:fill-color="#7fb241"/>
    </style:style>
    <style:style style:name="MP30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1" style:family="paragraph" style:parent-style-name="_5f_Header_20_M_20_page_20_paire_20__28_G_29_">
      <style:text-properties officeooo:rsid="0101a5c8" officeooo:paragraph-rsid="0101a5c8"/>
    </style:style>
    <style:style style:name="MP32" style:family="paragraph" style:parent-style-name="_5f_Footer_20_page_20_paire_20__28_G_29_">
      <style:paragraph-properties fo:text-align="end" style:justify-single-word="false"/>
      <style:text-properties officeooo:paragraph-rsid="013b50d8"/>
    </style:style>
    <style:style style:name="MP33" style:family="paragraph" style:parent-style-name="_5f_Footer_20_page_20_paire_20__28_G_29_">
      <style:text-properties officeooo:paragraph-rsid="013b50d8"/>
    </style:style>
    <style:style style:name="MP34" style:family="paragraph" style:parent-style-name="_5f_Header_20_M_20_page_20_impaire_20__28_D_29_">
      <style:text-properties officeooo:rsid="01035d0f" officeooo:paragraph-rsid="01035d0f"/>
    </style:style>
    <style:style style:name="MT1" style:family="text"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MT2" style:family="text">
      <style:text-properties fo:font-variant="small-caps" fo:color="#1ca2b8" loext:opacity="100%" style:font-name="Bitstream Vera Sans3" fo:font-size="16pt" fo:font-style="normal" fo:text-shadow="none" fo:font-weight="bold" officeooo:rsid="0334510d"/>
    </style:style>
    <style:style style:name="MT3" style:family="text">
      <style:text-properties fo:font-variant="small-caps" fo:color="#1ca2b8" loext:opacity="100%" style:font-name="Bitstream Vera Sans3" fo:font-size="16pt" fo:font-style="normal" fo:text-shadow="none" fo:font-weight="bold"/>
    </style:style>
    <style:style style:name="MT4" style:family="text">
      <style:text-properties fo:font-size="16pt" officeooo:rsid="00fe4814" style:font-size-asian="16pt" style:font-size-complex="16pt"/>
    </style:style>
    <style:style style:name="MT5" style:family="text">
      <style:text-properties fo:font-variant="small-caps" fo:color="#7fb241" loext:opacity="100%" style:font-name="Bitstream Vera Sans6" fo:font-size="16pt" fo:font-weight="bold" officeooo:rsid="02768590"/>
    </style:style>
    <style:style style:name="MT6" style:family="text">
      <style:text-properties fo:font-variant="small-caps" fo:color="#7fb241" loext:opacity="100%" style:font-name="Bitstream Vera Sans6" fo:font-size="16pt" fo:font-weight="bold"/>
    </style:style>
    <style:style style:name="MT7" style:family="text">
      <style:text-properties fo:font-variant="small-caps" fo:color="#7fb241" loext:opacity="100%" style:font-name="Bitstream Vera Sans6" fo:font-size="16pt" fo:font-weight="bold" officeooo:rsid="0021cde5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Mgr1" style:family="graphic">
      <style:graphic-properties draw:stroke="none" draw:fill="solid" draw:fill-color="#d7e12c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none" svg:stroke-color="#000000" draw:fill="none" draw:fill-color="#ffffff" fo:min-height="0.714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4" style:family="graphic">
      <style:graphic-properties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6" style:family="graphic">
      <style:graphic-properties draw:stroke="none" draw:fill="solid" draw:fill-color="#1ca2b8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7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8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9" style:family="graphic">
      <style:graphic-properties draw:stroke="none" draw:fill="solid" draw:fill-color="#1ca2b8" loext:decorative="false" style:run-through="back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0" style:family="graphic">
      <style:graphic-properties draw:stroke="none" draw:fill="solid" draw:fill-color="#9d0f89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1" style:family="graphic">
      <style:graphic-properties svg:stroke-width="0.06cm" svg:stroke-color="#9d0f89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2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13" style:family="graphic">
      <style:graphic-properties draw:stroke="none" draw:fill="solid" draw:fill-color="#7fb241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4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2" fo:column-gap="0.699cm"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1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1" fo:column-gap="0cm">
          <style:column-sep style:width="0.021cm" style:color="#1ca2b8" style:height="100%" style:style="none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2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1" fo:column-gap="0cm">
          <style:column-sep style:width="0.021cm" style:color="#1ca2b8" style:height="100%" style:style="none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 draw:fill-image-width="0cm" draw:fill-image-height="0cm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_5f_Header_20_G_20_page_20_paire_20__28_G_29_"/>
      </style:header>
    </style:master-page>
    <style:master-page style:name="Endnote" style:page-layout-name="Mpm2" draw:style-name="Mdp2"/>
    <style:master-page style:name="HTML" style:page-layout-name="Mpm3" draw:style-name="Mdp2"/>
    <style:master-page style:name="Right_20_Page" style:display-name="Right Page" style:page-layout-name="Mpm4" draw:style-name="Mdp2"/>
    <style:master-page style:name="Left_20_Page" style:display-name="Left Page" style:page-layout-name="Mpm5" draw:style-name="Mdp2" style:next-style-name="Right_20_Page"/>
    <style:master-page style:name="First_20_Page" style:display-name="First Page" style:page-layout-name="Mpm6" draw:style-name="Mdp2" style:next-style-name="Standard"/>
    <style:master-page style:name="Envelope" style:page-layout-name="Mpm7" draw:style-name="Mdp2"/>
    <style:master-page style:name="Index" style:page-layout-name="Mpm6" draw:style-name="Mdp2"/>
    <style:master-page style:name="Footnote" style:page-layout-name="Mpm8" draw:style-name="Mdp2"/>
    <style:master-page style:name="Landscape" style:page-layout-name="Mpm9" draw:style-name="Mdp2"/>
    <style:master-page style:name="SERIE_5f_Numerique_5f_CLR_5f_d7e12c_5f_2col" style:display-name="SERIE_Numerique_CLR_d7e12c_2col" style:page-layout-name="Mpm10" draw:style-name="Mdp1">
      <style:header>
        <text:p text:style-name="MP1"><draw:path text:anchor-type="paragraph" draw:z-index="82" draw:name="Fond_Num_Serie_Impair_Numerique_2col" draw:style-name="Mgr1" draw:text-style-name="MP2" svg:width="4.329cm" svg:height="2.24cm" svg:x="-1.499cm" svg:y="-1cm" svg:viewBox="0 0 4330 2241" svg:d="M0 2241l3984-288c209-15 363-168 345-342l-170-1611h-4159z"><text:p/></draw:path><draw:frame text:anchor-type="paragraph" draw:z-index="89" draw:name="Num_Serie_Impair_Numerique_2col" draw:style-name="Mgr2" draw:text-style-name="MP4" svg:width="2.703cm" svg:height="0.715cm" draw:transform="rotate (0.0872664625997165) translate (-0.172861111111111cm 0.218722222222222cm)"><draw:text-box><text:p text:style-name="MP3"><text:span text:style-name="MT1">S</text:span><text:span text:style-name="MT1">é</text:span><text:span text:style-name="MT1">r</text:span><text:span text:style-name="MT1">i</text:span><text:span text:style-name="MT1">e</text:span><text:span text:style-name="MT1"> </text:span></text:p></draw:text-box></draw:frame><draw:line text:anchor-type="paragraph" draw:z-index="83" draw:name="Ligne_Entete_Impair_Numerique_2col" draw:style-name="Mgr3" draw:text-style-name="MP3" svg:x1="16.023cm" svg:y1="0.36cm" svg:x2="20.496cm" svg:y2="0.36cm"><text:p/></draw:line><draw:line text:anchor-type="paragraph" draw:z-index="87" draw:name="Ligne_Verticale_Impair_Numerique_2col" draw:style-name="Mgr3" draw:text-style-name="MP3" svg:x1="9.477cm" svg:y1="2.007cm" svg:x2="9.477cm" svg:y2="27.044cm"><text:p/></draw:line><draw:g text:anchor-type="paragraph" draw:z-index="1" draw:name="Fond_Num_Page_Impair_Numerique_2col" draw:style-name="Mgr4"><draw:path draw:style-name="Mgr5" draw:text-style-name="MP5" svg:width="0.855cm" svg:height="1.172cm" svg:x="18.459cm" svg:y="27.525cm" svg:viewBox="0 0 856 1173" svg:d="M856 1173h-856v-991c0-100 79-182 175-182h505c97 0 176 82 176 182z"><text:p/></draw:path></draw:g>À compléter</text:p>
      </style:header>
      <style:header-left>
        <text:p text:style-name="MP1"><draw:path text:anchor-type="paragraph" draw:z-index="84" draw:name="Fond_Num_Serie_Pair_Numerique_2col" draw:style-name="Mgr1" draw:text-style-name="MP2" svg:width="4.329cm" svg:height="2.24cm" svg:x="-1.499cm" svg:y="-1cm" svg:viewBox="0 0 4330 2241" svg:d="M0 2241l3984-288c209-15 363-168 345-342l-170-1611h-4159z"><text:p/></draw:path><draw:frame text:anchor-type="paragraph" draw:z-index="85" draw:name="Num_Serie_Pair_Numerique_2col" draw:style-name="Mgr2" draw:text-style-name="MP4" svg:width="2.703cm" svg:height="0.715cm" draw:transform="rotate (0.0872664625997165) translate (-0.172861111111111cm 0.218722222222222cm)"><draw:text-box><text:p text:style-name="MP3"><text:span text:style-name="MT1">S</text:span><text:span text:style-name="MT1">é</text:span><text:span text:style-name="MT1">r</text:span><text:span text:style-name="MT1">i</text:span><text:span text:style-name="MT1">e</text:span><text:span text:style-name="MT1"> </text:span></text:p></draw:text-box></draw:frame><draw:line text:anchor-type="paragraph" draw:z-index="86" draw:name="Ligne_Entete_Pair_Numerique_2col" draw:style-name="Mgr3" draw:text-style-name="MP3" svg:x1="16.023cm" svg:y1="0.36cm" svg:x2="20.496cm" svg:y2="0.36cm"><text:p/></draw:line><draw:line text:anchor-type="paragraph" draw:z-index="88" draw:name="Ligne_Verticale_Pair_Numerique_2col" draw:style-name="Mgr3" draw:text-style-name="MP3" svg:x1="9.477cm" svg:y1="2.007cm" svg:x2="9.477cm" svg:y2="27.044cm"><text:p/></draw:line><draw:g text:anchor-type="paragraph" draw:z-index="2" draw:name="Fond_Num_Page_Pair_Numerique_2col" draw:style-name="Mgr4"><draw:path draw:style-name="Mgr5" draw:text-style-name="MP5" svg:width="0.855cm" svg:height="1.172cm" svg:x="-0.272cm" svg:y="27.525cm" svg:viewBox="0 0 856 1173" svg:d="M856 1173h-856v-991c0-100 79-182 175-182h505c97 0 176 82 176 182z"><text:p/></draw:path></draw:g>À compléter</text:p>
      </style:header-left>
      <style:footer>
        <text:h text:style-name="_5f_Footer_20_page_20_impaire_20__28_D_29_" text:outline-level="1"><draw:frame draw:style-name="Mfr1" draw:name="Cadre_Pied_Impair_Numerique_2col1" text:anchor-type="paragraph" svg:x="12.666cm" svg:y="-0.088cm" draw:z-index="0"><draw:text-box fo:min-height="0.499cm" fo:min-width="5.126cm"><text:h text:style-name="MP6" text:outline-level="1">À compléter</text:h></draw:text-box></draw:frame><text:s text:c="2"/><text:span text:style-name="_5f_Caractères_5f_gras_5f_Blanc"><text:page-number text:select-page="current">0</text:page-number></text:span></text:h>
      </style:footer>
      <style:footer-left>
        <text:h text:style-name="_5f_Footer_20_page_20_paire_20__28_G_29_" text:outline-level="1"><draw:frame draw:style-name="Mfr1" draw:name="Cadre_Pied_Pair_Numerique_2col1" text:anchor-type="paragraph" svg:x="1.337cm" svg:y="-0.145cm" draw:z-index="0"><draw:text-box fo:min-height="0.52cm" fo:min-width="6.994cm"><text:h text:style-name="MP7" text:outline-level="1">À compléter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Geometrie_5f_1col" style:display-name="SERIE_Geometrie_1col" style:page-layout-name="Mpm11" draw:style-name="Mdp1">
      <style:header>
        <text:p text:style-name="MP8"><draw:path text:anchor-type="paragraph" draw:z-index="90" draw:name="Fond_Num_Serie_Impair_Geometrie_1col" draw:style-name="Mgr6" draw:text-style-name="MP9" svg:width="4.329cm" svg:height="2.24cm" svg:x="-1.499cm" svg:y="-1cm" svg:viewBox="0 0 4330 2241" svg:d="M0 2241l3984-288c209-15 363-168 345-342l-170-1611h-4159z"><text:p/></draw:path><draw:frame text:anchor-type="paragraph" draw:z-index="93" draw:name="Num_Serie_Impair_Geometrie_1col" draw:style-name="Mgr2" draw:text-style-name="MP4" svg:width="2.703cm" svg:height="0.715cm" draw:transform="rotate (0.0872664625997165) translate (-0.172861111111111cm 0.218722222222222cm)"><draw:text-box><text:p text:style-name="MP3"><text:span text:style-name="MT1">S</text:span><text:span text:style-name="MT1">é</text:span><text:span text:style-name="MT1">r</text:span><text:span text:style-name="MT1">i</text:span><text:span text:style-name="MT1">e</text:span><text:span text:style-name="MT1"> </text:span></text:p></draw:text-box></draw:frame><draw:line text:anchor-type="paragraph" draw:z-index="106" draw:name="Ligne_Entete_Impair_Geometrie_1col" draw:style-name="Mgr7" draw:text-style-name="MP3" svg:x1="16.023cm" svg:y1="0.36cm" svg:x2="20.496cm" svg:y2="0.36cm"><text:p/></draw:line><draw:g text:anchor-type="paragraph" draw:z-index="3" draw:name="Fond_Num_Page_Impair_Geometrie_1col" draw:style-name="Mgr4"><draw:path draw:style-name="Mgr8" draw:text-style-name="MP10" svg:width="0.855cm" svg:height="1.172cm" svg:x="18.459cm" svg:y="27.525cm" svg:viewBox="0 0 856 1173" svg:d="M856 1173h-856v-991c0-100 79-182 175-182h505c97 0 176 82 176 182z"><text:p/></draw:path></draw:g><text:span text:style-name="MT2">À </text:span><text:span text:style-name="MT3">compléter</text:span></text:p>
      </style:header>
      <style:header-left>
        <text:p text:style-name="MP11"><draw:path text:anchor-type="paragraph" draw:z-index="91" draw:name="Fond_Num_Serie_Pair_Geometrie_1col" draw:style-name="Mgr6" draw:text-style-name="MP9" svg:width="4.329cm" svg:height="2.24cm" svg:x="-1.499cm" svg:y="-1cm" svg:viewBox="0 0 4330 2241" svg:d="M0 2241l3984-288c209-15 363-168 345-342l-170-1611h-4159z"><text:p/></draw:path><draw:frame text:anchor-type="paragraph" draw:z-index="92" draw:name="Num_Serie_Pair_Geometrie_1col" draw:style-name="Mgr2" draw:text-style-name="MP4" svg:width="2.703cm" svg:height="0.715cm" draw:transform="rotate (0.0872664625997165) translate (-0.172861111111111cm 0.218722222222222cm)"><draw:text-box><text:p text:style-name="MP3"><text:span text:style-name="MT1">S</text:span><text:span text:style-name="MT1">é</text:span><text:span text:style-name="MT1">r</text:span><text:span text:style-name="MT1">i</text:span><text:span text:style-name="MT1">e</text:span><text:span text:style-name="MT1"> </text:span></text:p></draw:text-box></draw:frame><draw:line text:anchor-type="paragraph" draw:z-index="105" draw:name="Ligne_Entete_Pair_Geometrie_1col" draw:style-name="Mgr7" draw:text-style-name="MP3" svg:x1="16.023cm" svg:y1="0.36cm" svg:x2="20.496cm" svg:y2="0.36cm"><text:p/></draw:line><draw:g text:anchor-type="paragraph" draw:z-index="4" draw:name="Fond_Num_Page_Pair_Geometrie_1col" draw:style-name="Mgr4"><draw:path draw:style-name="Mgr8" draw:text-style-name="MP10" svg:width="0.855cm" svg:height="1.172cm" svg:x="-0.272cm" svg:y="27.525cm" svg:viewBox="0 0 856 1173" svg:d="M856 1173h-856v-991c0-100 79-182 175-182h505c97 0 176 82 176 182z"><text:p/></draw:path></draw:g><text:span text:style-name="MT2">À </text:span><text:span text:style-name="MT3">compléter</text:span></text:p>
      </style:header-left>
      <style:footer>
        <text:h text:style-name="MP12" text:outline-level="1"><draw:frame draw:style-name="Mfr1" draw:name="Cadre_Pied_Impair_Geometrie_1col" text:anchor-type="paragraph" svg:x="12.534cm" svg:y="-0.088cm" draw:z-index="0"><draw:text-box fo:min-height="0.499cm" fo:min-width="5.126cm"><text:h text:style-name="MP6" text:outline-level="1">À compléter</text:h></draw:text-box></draw:frame><text:s text:c="2"/><text:span text:style-name="_5f_Caractères_5f_gras_5f_Blanc"><text:page-number text:select-page="current">0</text:page-number></text:span></text:h>
      </style:footer>
      <style:footer-left>
        <text:h text:style-name="MP13" text:outline-level="1"><draw:frame draw:style-name="Mfr1" draw:name="Cadre_Pied_Pair_Geometrie_1col" text:anchor-type="paragraph" svg:x="1.178cm" svg:y="-0.012cm" draw:z-index="0"><draw:text-box fo:min-height="0.482cm" fo:min-width="6.994cm"><text:h text:style-name="MP7" text:outline-level="1">À compléter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Geometrie_5f_CLR_5f_1ca2b8_5f_2col" style:display-name="SERIE_Geometrie_CLR_1ca2b8_2col" style:page-layout-name="Mpm10" draw:style-name="Mdp1">
      <style:header>
        <text:p text:style-name="MP14"><draw:path text:anchor-type="paragraph" draw:z-index="0" draw:name="Fond_Num_Serie_Impair_Geometrie_2col" draw:style-name="Mgr9" draw:text-style-name="MP9" svg:width="4.329cm" svg:height="2.24cm" svg:x="-1.499cm" svg:y="-1cm" svg:viewBox="0 0 4330 2241" svg:d="M0 2241l3984-288c209-15 363-168 345-342l-170-1611h-4159z"><text:p/></draw:path><draw:frame text:anchor-type="paragraph" draw:z-index="94" draw:name="Num_Serie_Impair_Geometrie_2col" draw:style-name="Mgr2" draw:text-style-name="MP4" svg:width="2.703cm" svg:height="0.715cm" draw:transform="rotate (0.0872664625997165) translate (-0.172861111111111cm 0.218722222222222cm)"><draw:text-box><text:p text:style-name="MP3"><text:span text:style-name="MT1">S</text:span><text:span text:style-name="MT1">é</text:span><text:span text:style-name="MT1">r</text:span><text:span text:style-name="MT1">i</text:span><text:span text:style-name="MT1">e</text:span><text:span text:style-name="MT1"> </text:span><text:span text:style-name="MT1">2</text:span></text:p></draw:text-box></draw:frame><draw:line text:anchor-type="paragraph" draw:z-index="107" draw:name="Ligne_Entete_Impair_Geometrie_2col" draw:style-name="Mgr7" draw:text-style-name="MP3" svg:x1="13.878cm" svg:y1="0.367cm" svg:x2="23.9cm" svg:y2="0.36cm"><text:p/></draw:line><draw:line text:anchor-type="paragraph" draw:z-index="22" draw:name="Ligne_Verticale_Impair_Geometrie_2col" draw:style-name="Mgr7" draw:text-style-name="MP3" svg:x1="9.477cm" svg:y1="1.949cm" svg:x2="9.477cm" svg:y2="26.986cm"><text:p/></draw:line><draw:g text:anchor-type="paragraph" draw:z-index="5" draw:name="Fond_Num_Page_Impair_Geometrie_2col" draw:style-name="Mgr4"><draw:path draw:style-name="Mgr8" draw:text-style-name="MP10" svg:width="0.855cm" svg:height="1.172cm" svg:x="18.459cm" svg:y="27.525cm" svg:viewBox="0 0 856 1173" svg:d="M856 1173h-856v-991c0-100 79-182 175-182h505c97 0 176 82 176 182z"><text:p/></draw:path></draw:g><text:span text:style-name="MT3">Droite graduée</text:span></text:p>
      </style:header>
      <style:header-left>
        <text:p text:style-name="MP15"><draw:path text:anchor-type="paragraph" draw:z-index="15" draw:name="Fond_Num_Serie_Pair_Geometrie_2col" draw:style-name="Mgr9" draw:text-style-name="MP9" svg:width="4.329cm" svg:height="2.24cm" svg:x="-1.499cm" svg:y="-1cm" svg:viewBox="0 0 4330 2241" svg:d="M0 2241l3984-288c209-15 363-168 345-342l-170-1611h-4159z"><text:p/></draw:path><draw:frame text:anchor-type="paragraph" draw:z-index="95" draw:name="Num_Serie_Pair_Geometrie_2col" draw:style-name="Mgr2" draw:text-style-name="MP4" svg:width="2.703cm" svg:height="0.715cm" draw:transform="rotate (0.0872664625997165) translate (-0.172861111111111cm 0.218722222222222cm)"><draw:text-box><text:p text:style-name="MP3"><text:span text:style-name="MT1">S</text:span><text:span text:style-name="MT1">é</text:span><text:span text:style-name="MT1">r</text:span><text:span text:style-name="MT1">i</text:span><text:span text:style-name="MT1">e</text:span><text:span text:style-name="MT1"> </text:span><text:span text:style-name="MT1">2</text:span></text:p></draw:text-box></draw:frame><draw:line text:anchor-type="paragraph" draw:z-index="108" draw:name="Ligne_Entete_Pair_Geometrie_2col" draw:style-name="Mgr7" draw:text-style-name="MP3" svg:x1="26.8cm" svg:y1="0.36cm" svg:x2="14.275cm" svg:y2="0.461cm"><text:p/></draw:line><draw:line text:anchor-type="paragraph" draw:z-index="23" draw:name="Ligne_Verticale_Pair_Geometrie_2col" draw:style-name="Mgr7" draw:text-style-name="MP3" svg:x1="9.477cm" svg:y1="2.028cm" svg:x2="9.477cm" svg:y2="27.065cm"><text:p/></draw:line><draw:g text:anchor-type="paragraph" draw:z-index="6" draw:name="Fond_Num_Page_Pair_Geometrie_2col" draw:style-name="Mgr4"><draw:path draw:style-name="Mgr8" draw:text-style-name="MP10" svg:width="0.855cm" svg:height="1.172cm" svg:x="-0.272cm" svg:y="27.525cm" svg:viewBox="0 0 856 1173" svg:d="M856 1173h-856v-991c0-100 79-182 175-182h505c97 0 176 82 176 182z"><text:p/></draw:path></draw:g><text:span text:style-name="MT3">Droite graduée</text:span></text:p>
      </style:header-left>
      <style:footer>
        <text:h text:style-name="MP16" text:outline-level="1"><draw:frame draw:style-name="Mfr1" draw:name="Cadre_Pied_Impair_Geometrie_2col1" text:anchor-type="paragraph" svg:x="12.587cm" svg:y="-0.088cm" draw:z-index="100"><draw:text-box fo:min-height="0.499cm" fo:min-width="5.126cm"><text:h text:style-name="MP6" text:outline-level="1">Repérage</text:h></draw:text-box></draw:frame><text:s text:c="4"/><text:span text:style-name="_5f_Caractères_5f_gras_5f_Blanc"><text:page-number text:select-page="current">3</text:page-number></text:span></text:h>
      </style:footer>
      <style:footer-left>
        <text:h text:style-name="MP17" text:outline-level="1"><draw:frame draw:style-name="Mfr1" draw:name="Cadre_Pied_Pair_Geometrie_2col1" text:anchor-type="paragraph" svg:x="1.231cm" svg:y="-0.021cm" draw:z-index="101"><draw:text-box fo:min-height="0.425cm" fo:min-width="6.994cm"><text:h text:style-name="MP7" text:outline-level="1">Repérage</text:h></draw:text-box></draw:frame><text:span text:style-name="_5f_Caractères_5f_gras_5f_Blanc"><text:page-number text:select-page="current">2</text:page-number></text:span><text:s/></text:h>
      </style:footer-left>
    </style:master-page>
    <style:master-page style:name="SERIE_5f_Donnees_5f_1col" style:display-name="SERIE_Donnees_1col" style:page-layout-name="Mpm12" draw:style-name="Mdp1">
      <style:header>
        <text:p text:style-name="MP18"><draw:path text:anchor-type="paragraph" draw:z-index="96" draw:name="Fond_Num_Serie_Impair_Donnees_1col" draw:style-name="Mgr10" draw:text-style-name="MP19" svg:width="4.329cm" svg:height="2.24cm" svg:x="-1.499cm" svg:y="-1cm" svg:viewBox="0 0 4330 2241" svg:d="M0 2241l3984-288c209-15 363-168 345-342l-170-1611h-4159z"><text:p/></draw:path><draw:frame text:anchor-type="paragraph" draw:z-index="98" draw:name="Num_Serie_Impair_Donnees_1col" draw:style-name="Mgr2" draw:text-style-name="MP4" svg:width="2.703cm" svg:height="0.715cm" draw:transform="rotate (0.0872664625997165) translate (-0.172861111111111cm 0.218722222222222cm)"><draw:text-box><text:p text:style-name="MP3"><text:span text:style-name="MT1">S</text:span><text:span text:style-name="MT1">é</text:span><text:span text:style-name="MT1">r</text:span><text:span text:style-name="MT1">i</text:span><text:span text:style-name="MT1">e</text:span><text:span text:style-name="MT1"> </text:span></text:p></draw:text-box></draw:frame><draw:line text:anchor-type="paragraph" draw:z-index="110" draw:name="Ligne_Entete_Impair_Donnees_1col" draw:style-name="Mgr11" draw:text-style-name="MP3" svg:x1="16.023cm" svg:y1="0.36cm" svg:x2="20.496cm" svg:y2="0.36cm"><text:p/></draw:line><draw:g text:anchor-type="paragraph" draw:z-index="8" draw:name="Fond_Num_Page_Impair_Donnees_1col" draw:style-name="Mgr4"><draw:path draw:style-name="Mgr12" draw:text-style-name="MP20" svg:width="0.855cm" svg:height="1.172cm" svg:x="18.459cm" svg:y="27.525cm" svg:viewBox="0 0 856 1173" svg:d="M856 1173h-856v-991c0-100 79-182 175-182h505c97 0 176 82 176 182z"><text:p/></draw:path></draw:g>À compléter</text:p>
      </style:header>
      <style:header-left>
        <text:p text:style-name="MP21"><draw:path text:anchor-type="paragraph" draw:z-index="97" draw:name="Fond_Num_Serie_Pair_Donnees_1col" draw:style-name="Mgr10" draw:text-style-name="MP19" svg:width="4.329cm" svg:height="2.24cm" svg:x="-1.499cm" svg:y="-1cm" svg:viewBox="0 0 4330 2241" svg:d="M0 2241l3984-288c209-15 363-168 345-342l-170-1611h-4159z"><text:p/></draw:path><draw:frame text:anchor-type="paragraph" draw:z-index="99" draw:name="Num_Serie_Pair_Donnees_1col" draw:style-name="Mgr2" draw:text-style-name="MP4" svg:width="2.703cm" svg:height="0.715cm" draw:transform="rotate (0.0872664625997165) translate (-0.172861111111111cm 0.218722222222222cm)"><draw:text-box><text:p text:style-name="MP3"><text:span text:style-name="MT1">S</text:span><text:span text:style-name="MT1">é</text:span><text:span text:style-name="MT1">r</text:span><text:span text:style-name="MT1">i</text:span><text:span text:style-name="MT1">e</text:span><text:span text:style-name="MT1"> </text:span></text:p></draw:text-box></draw:frame><draw:line text:anchor-type="paragraph" draw:z-index="109" draw:name="Ligne_Entete_Pair_Donnees_1col" draw:style-name="Mgr11" draw:text-style-name="MP3" svg:x1="16.023cm" svg:y1="0.36cm" svg:x2="20.496cm" svg:y2="0.36cm"><text:p/></draw:line><draw:g text:anchor-type="paragraph" draw:z-index="9" draw:name="Fond_Num_Page_Pair_Donnees_1col" draw:style-name="Mgr4"><draw:path draw:style-name="Mgr12" draw:text-style-name="MP20" svg:width="0.855cm" svg:height="1.172cm" svg:x="-0.272cm" svg:y="27.525cm" svg:viewBox="0 0 856 1173" svg:d="M856 1173h-856v-991c0-100 79-182 175-182h505c97 0 176 82 176 182z"><text:p/></draw:path></draw:g><text:span text:style-name="_5f_Caractères"><text:span text:style-name="MT4">À compléter</text:span></text:span></text:p>
      </style:header-left>
      <style:footer>
        <text:h text:style-name="MP22" text:outline-level="1"><draw:frame draw:style-name="Mfr1" draw:name="Cadre_Pied_Impair_Donnees_1col1" text:anchor-type="paragraph" svg:x="12.428cm" svg:y="-0.088cm" draw:z-index="0"><draw:text-box fo:min-height="0.499cm" fo:min-width="5.126cm"><text:h text:style-name="MP6" text:outline-level="1">À compléter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23" text:outline-level="1"><draw:frame draw:style-name="Mfr1" draw:name="Cadre_Pied_Pair_Donnees_1col1" text:anchor-type="paragraph" svg:x="1.178cm" svg:y="-0.145cm" draw:z-index="0"><draw:text-box fo:min-height="0.536cm" fo:min-width="6.994cm"><text:h text:style-name="MP7" text:outline-level="1">À compléter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Donnees_5f_CLR_5f_9d0f89_5f_2col" style:display-name="SERIE_Donnees_CLR_9d0f89_2col" style:page-layout-name="Mpm10" draw:style-name="Mdp1">
      <style:header>
        <text:p text:style-name="MP24"><draw:path text:anchor-type="paragraph" draw:z-index="102" draw:name="Fond_Num_Serie_Impair_Donnees_2col" draw:style-name="Mgr10" draw:text-style-name="MP19" svg:width="4.329cm" svg:height="2.24cm" svg:x="-1.499cm" svg:y="-1cm" svg:viewBox="0 0 4330 2241" svg:d="M0 2241l3984-288c209-15 363-168 345-342l-170-1611h-4159z"><text:p/></draw:path><draw:frame text:anchor-type="paragraph" draw:z-index="103" draw:name="Num_Serie_Impair_Donnees_2col" draw:style-name="Mgr2" draw:text-style-name="MP4" svg:width="2.703cm" svg:height="0.715cm" draw:transform="rotate (0.0872664625997165) translate (-0.172861111111111cm 0.218722222222222cm)"><draw:text-box><text:p text:style-name="MP3"><text:span text:style-name="MT1">S</text:span><text:span text:style-name="MT1">é</text:span><text:span text:style-name="MT1">r</text:span><text:span text:style-name="MT1">i</text:span><text:span text:style-name="MT1">e</text:span><text:span text:style-name="MT1"> </text:span></text:p></draw:text-box></draw:frame><draw:line text:anchor-type="paragraph" draw:z-index="111" draw:name="Ligne_Entete_Impair_Donnees_2col" draw:style-name="Mgr11" draw:text-style-name="MP3" svg:x1="16.023cm" svg:y1="0.36cm" svg:x2="20.496cm" svg:y2="0.36cm"><text:p/></draw:line><draw:line text:anchor-type="paragraph" draw:z-index="24" draw:name="Ligne_Verticale_Impair_Donnees_2col" draw:style-name="Mgr11" draw:text-style-name="MP3" svg:x1="9.477cm" svg:y1="2.007cm" svg:x2="9.477cm" svg:y2="27.044cm"><text:p/></draw:line><draw:g text:anchor-type="paragraph" draw:z-index="7" draw:name="Fond_Num_Page_Impair_Donnees_2col" draw:style-name="Mgr4"><draw:path draw:style-name="Mgr12" draw:text-style-name="MP20" svg:width="0.855cm" svg:height="1.172cm" svg:x="18.459cm" svg:y="27.525cm" svg:viewBox="0 0 856 1173" svg:d="M856 1173h-856v-991c0-100 79-182 175-182h505c97 0 176 82 176 182z"><text:p/></draw:path></draw:g>À compléter</text:p>
      </style:header>
      <style:header-left>
        <text:p text:style-name="MP25"><draw:path text:anchor-type="paragraph" draw:z-index="81" draw:name="Fond_Num_Serie_Pair_Donnees_2col" draw:style-name="Mgr10" draw:text-style-name="MP19" svg:width="4.329cm" svg:height="2.24cm" svg:x="-1.499cm" svg:y="-1cm" svg:viewBox="0 0 4330 2241" svg:d="M0 2241l3984-288c209-15 363-168 345-342l-170-1611h-4159z"><text:p/></draw:path><draw:frame text:anchor-type="paragraph" draw:z-index="104" draw:name="Num_Serie_Pair_Donnees_2col" draw:style-name="Mgr2" draw:text-style-name="MP4" svg:width="2.703cm" svg:height="0.715cm" draw:transform="rotate (0.0872664625997165) translate (-0.172861111111111cm 0.218722222222222cm)"><draw:text-box><text:p text:style-name="MP3"><text:span text:style-name="MT1">S</text:span><text:span text:style-name="MT1">é</text:span><text:span text:style-name="MT1">r</text:span><text:span text:style-name="MT1">i</text:span><text:span text:style-name="MT1">e</text:span><text:span text:style-name="MT1"> </text:span></text:p></draw:text-box></draw:frame><draw:line text:anchor-type="paragraph" draw:z-index="112" draw:name="Ligne_Entete_Pair_Donnees_2col" draw:style-name="Mgr11" draw:text-style-name="MP3" svg:x1="16.023cm" svg:y1="0.36cm" svg:x2="20.496cm" svg:y2="0.36cm"><text:p/></draw:line><draw:line text:anchor-type="paragraph" draw:z-index="25" draw:name="Ligne_Verticale_Pair_Donnees_2col" draw:style-name="Mgr11" draw:text-style-name="MP3" svg:x1="9.533cm" svg:y1="1.949cm" svg:x2="9.533cm" svg:y2="26.986cm"><text:p/></draw:line><draw:g text:anchor-type="paragraph" draw:z-index="10" draw:name="Fond_Num_Page_Pair_Donnees_2col" draw:style-name="Mgr4"><draw:path draw:style-name="Mgr12" draw:text-style-name="MP20" svg:width="0.855cm" svg:height="1.172cm" svg:x="-0.272cm" svg:y="27.525cm" svg:viewBox="0 0 856 1173" svg:d="M856 1173h-856v-991c0-100 79-182 175-182h505c97 0 176 82 176 182z"><text:p/></draw:path></draw:g>À compléter</text:p>
      </style:header-left>
      <style:footer>
        <text:h text:style-name="MP26" text:outline-level="1"><draw:frame draw:style-name="Mfr1" draw:name="Cadre_Pied_Impair_Donnees_2col1" text:anchor-type="paragraph" svg:x="12.428cm" svg:y="-0.088cm" draw:z-index="0"><draw:text-box fo:min-height="0.499cm" fo:min-width="5.126cm"><text:h text:style-name="MP6" text:outline-level="1">À compléter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27" text:outline-level="1"><draw:frame draw:style-name="Mfr1" draw:name="Cadre_Pied_Pair_Donnees_2col1" text:anchor-type="paragraph" svg:x="1.178cm" svg:y="-0.145cm" draw:z-index="0"><draw:text-box fo:min-height="0.536cm" fo:min-width="6.994cm"><text:h text:style-name="MP7" text:outline-level="1">À compléter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Mesures_5f_1col" style:display-name="SERIE_Mesures_1col" style:page-layout-name="Mpm11" draw:style-name="Mdp1">
      <style:header>
        <text:p text:style-name="MP28"><draw:path text:anchor-type="paragraph" draw:z-index="113" draw:name="Fond_Num_Serie_Impair_Mesures_1col" draw:style-name="Mgr13" draw:text-style-name="MP29" svg:width="4.329cm" svg:height="2.24cm" svg:x="-1.499cm" svg:y="-1cm" svg:viewBox="0 0 4330 2241" svg:d="M0 2241l3984-288c209-15 363-168 345-342l-170-1611h-4159z"><text:p/></draw:path><draw:frame text:anchor-type="paragraph" draw:z-index="117" draw:name="Num_Serie_Impair_Mesures_1col" draw:style-name="Mgr2" draw:text-style-name="MP4" svg:width="2.703cm" svg:height="0.715cm" draw:transform="rotate (0.0872664625997165) translate (-0.172861111111111cm 0.218722222222222cm)"><draw:text-box><text:p text:style-name="MP3"><text:span text:style-name="MT1">S</text:span><text:span text:style-name="MT1">é</text:span><text:span text:style-name="MT1">r</text:span><text:span text:style-name="MT1">i</text:span><text:span text:style-name="MT1">e</text:span><text:span text:style-name="MT1"> </text:span></text:p></draw:text-box></draw:frame><draw:line text:anchor-type="paragraph" draw:z-index="18" draw:name="Ligne_Entete_Impair_Mesures_1col" draw:style-name="Mgr14" draw:text-style-name="MP3" svg:x1="16.023cm" svg:y1="0.36cm" svg:x2="20.496cm" svg:y2="0.36cm"><text:p/></draw:line><draw:g text:anchor-type="paragraph" draw:z-index="11" draw:name="Fond_Num_Page_Impair_Mesures_1col" draw:style-name="Mgr4"><draw:path draw:style-name="Mgr15" draw:text-style-name="MP30" svg:width="0.855cm" svg:height="1.172cm" svg:x="18.459cm" svg:y="27.525cm" svg:viewBox="0 0 856 1173" svg:d="M856 1173h-856v-991c0-100 79-182 175-182h505c97 0 176 82 176 182z"><text:p/></draw:path></draw:g><text:span text:style-name="MT5">À </text:span><text:span text:style-name="MT6">compléter</text:span></text:p>
      </style:header>
      <style:header-left>
        <text:p text:style-name="MP31"><draw:path text:anchor-type="paragraph" draw:z-index="114" draw:name="Fond_Num_Serie_Pair_Mesures_1col" draw:style-name="Mgr13" draw:text-style-name="MP29" svg:width="4.329cm" svg:height="2.24cm" svg:x="-1.499cm" svg:y="-1cm" svg:viewBox="0 0 4330 2241" svg:d="M0 2241l3984-288c209-15 363-168 345-342l-170-1611h-4159z"><text:p/></draw:path><draw:frame text:anchor-type="paragraph" draw:z-index="118" draw:name="Num_Serie_Pair_Mesures_1col" draw:style-name="Mgr2" draw:text-style-name="MP4" svg:width="2.703cm" svg:height="0.715cm" draw:transform="rotate (0.0872664625997165) translate (-0.172861111111111cm 0.218722222222222cm)"><draw:text-box><text:p text:style-name="MP3"><text:span text:style-name="MT1">S</text:span><text:span text:style-name="MT1">é</text:span><text:span text:style-name="MT1">r</text:span><text:span text:style-name="MT1">i</text:span><text:span text:style-name="MT1">e</text:span><text:span text:style-name="MT1"> </text:span></text:p></draw:text-box></draw:frame><draw:line text:anchor-type="paragraph" draw:z-index="19" draw:name="Ligne_Entete_Pair_Mesures_1col" draw:style-name="Mgr14" draw:text-style-name="MP3" svg:x1="16.023cm" svg:y1="0.36cm" svg:x2="20.496cm" svg:y2="0.36cm"><text:p/></draw:line><draw:g text:anchor-type="paragraph" draw:z-index="12" draw:name="Fond_Num_Page_Pair_Mesures_1col" draw:style-name="Mgr4"><draw:path draw:style-name="Mgr15" draw:text-style-name="MP30" svg:width="0.855cm" svg:height="1.172cm" svg:x="-0.272cm" svg:y="27.525cm" svg:viewBox="0 0 856 1173" svg:d="M856 1173h-856v-991c0-100 79-182 175-182h505c97 0 176 82 176 182z"><text:p/></draw:path></draw:g><text:span text:style-name="MT7">À </text:span><text:span text:style-name="MT6">compléter</text:span></text:p>
      </style:header-left>
      <style:footer>
        <text:h text:style-name="MP32" text:outline-level="1"><draw:frame draw:style-name="Mfr1" draw:name="Cadre_Pied_Impair_Mesures_1col1" text:anchor-type="paragraph" svg:x="12.428cm" svg:y="-0.088cm" draw:z-index="0"><draw:text-box fo:min-height="0.499cm" fo:min-width="5.126cm"><text:h text:style-name="MP6" text:outline-level="1">À compléter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33" text:outline-level="1"><draw:frame draw:style-name="Mfr1" draw:name="Cadre_Pied_Pair_Mesures_1col1" text:anchor-type="paragraph" svg:x="1.178cm" svg:y="-0.145cm" draw:z-index="0"><draw:text-box fo:min-height="0.536cm" fo:min-width="6.994cm"><text:h text:style-name="MP7" text:outline-level="1">À compléter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Mesures_5f_CLR_5f_7fb241_5f_2col" style:display-name="SERIE_Mesures_CLR_7fb241_2col" style:page-layout-name="Mpm10" draw:style-name="Mdp1">
      <style:header>
        <text:p text:style-name="MP34"><draw:path text:anchor-type="paragraph" draw:z-index="115" draw:name="Fond_Num_Serie_Impair_Mesures_2col" draw:style-name="Mgr13" draw:text-style-name="MP29" svg:width="4.329cm" svg:height="2.24cm" svg:x="-1.499cm" svg:y="-1cm" svg:viewBox="0 0 4330 2241" svg:d="M0 2241l3984-288c209-15 363-168 345-342l-170-1611h-4159z"><text:p/></draw:path><draw:frame text:anchor-type="paragraph" draw:z-index="16" draw:name="Num_Serie_Impair_Mesures_2col" draw:style-name="Mgr2" draw:text-style-name="MP4" svg:width="2.703cm" svg:height="0.715cm" draw:transform="rotate (0.0872664625997165) translate (-0.172861111111111cm 0.218722222222222cm)"><draw:text-box><text:p text:style-name="MP3"><text:span text:style-name="MT1">S</text:span><text:span text:style-name="MT1">é</text:span><text:span text:style-name="MT1">r</text:span><text:span text:style-name="MT1">i</text:span><text:span text:style-name="MT1">e</text:span><text:span text:style-name="MT1"> </text:span></text:p></draw:text-box></draw:frame><draw:line text:anchor-type="paragraph" draw:z-index="20" draw:name="Ligne_Entete_Impair_Mesures_2col" draw:style-name="Mgr14" draw:text-style-name="MP3" svg:x1="16.023cm" svg:y1="0.36cm" svg:x2="20.496cm" svg:y2="0.36cm"><text:p/></draw:line><draw:line text:anchor-type="paragraph" draw:z-index="26" draw:name="Ligne_Verticale_Impair_Mesures_2col" draw:style-name="Mgr14" draw:text-style-name="MP3" svg:x1="9.477cm" svg:y1="1.979cm" svg:x2="9.477cm" svg:y2="27.016cm"><text:p/></draw:line><draw:g text:anchor-type="paragraph" draw:z-index="13" draw:name="Fond_Num_Page_Impair_Mesures_2col" draw:style-name="Mgr4"><draw:path draw:style-name="Mgr15" draw:text-style-name="MP30" svg:width="0.855cm" svg:height="1.172cm" svg:x="18.459cm" svg:y="27.525cm" svg:viewBox="0 0 856 1173" svg:d="M856 1173h-856v-991c0-100 79-182 175-182h505c97 0 176 82 176 182z"><text:p/></draw:path></draw:g><text:span text:style-name="MT7">À </text:span><text:span text:style-name="MT6">compléter</text:span></text:p>
      </style:header>
      <style:header-left>
        <text:p text:style-name="MP34"><draw:path text:anchor-type="paragraph" draw:z-index="116" draw:name="Fond_Num_Serie_Pair_Mesures_2col" draw:style-name="Mgr13" draw:text-style-name="MP29" svg:width="4.329cm" svg:height="2.24cm" svg:x="-1.499cm" svg:y="-1cm" svg:viewBox="0 0 4330 2241" svg:d="M0 2241l3984-288c209-15 363-168 345-342l-170-1611h-4159z"><text:p/></draw:path><draw:frame text:anchor-type="paragraph" draw:z-index="17" draw:name="Num_Serie_Pair_Mesures_2col" draw:style-name="Mgr2" draw:text-style-name="MP4" svg:width="2.703cm" svg:height="0.715cm" draw:transform="rotate (0.0872664625997165) translate (-0.172861111111111cm 0.218722222222222cm)"><draw:text-box><text:p text:style-name="MP3"><text:span text:style-name="MT1">S</text:span><text:span text:style-name="MT1">é</text:span><text:span text:style-name="MT1">r</text:span><text:span text:style-name="MT1">i</text:span><text:span text:style-name="MT1">e</text:span><text:span text:style-name="MT1"> </text:span></text:p></draw:text-box></draw:frame><draw:line text:anchor-type="paragraph" draw:z-index="21" draw:name="Ligne_Entete_Pair_Mesures_2col" draw:style-name="Mgr14" draw:text-style-name="MP3" svg:x1="16.023cm" svg:y1="0.36cm" svg:x2="20.496cm" svg:y2="0.36cm"><text:p/></draw:line><draw:line text:anchor-type="paragraph" draw:z-index="27" draw:name="Ligne_Verticale_Pair_Mesures_2col" draw:style-name="Mgr14" draw:text-style-name="MP3" svg:x1="9.502cm" svg:y1="2.046cm" svg:x2="9.502cm" svg:y2="27.083cm"><text:p/></draw:line><draw:g text:anchor-type="paragraph" draw:z-index="14" draw:name="Fond_Num_Page_Pair_Mesures_2col" draw:style-name="Mgr4"><draw:path draw:style-name="Mgr15" draw:text-style-name="MP30" svg:width="0.855cm" svg:height="1.172cm" svg:x="-0.272cm" svg:y="27.525cm" svg:viewBox="0 0 856 1173" svg:d="M856 1173h-856v-991c0-100 79-182 175-182h505c97 0 176 82 176 182z"><text:p/></draw:path></draw:g><text:span text:style-name="MT5">À </text:span><text:span text:style-name="MT6">compléter</text:span></text:p>
      </style:header-left>
      <style:footer>
        <text:h text:style-name="MP32" text:outline-level="1"><draw:frame draw:style-name="Mfr1" draw:name="Cadre_Pied_Impair_Mesures_2col1" text:anchor-type="paragraph" svg:x="12.428cm" svg:y="-0.088cm" draw:z-index="0"><draw:text-box fo:min-height="0.499cm" fo:min-width="5.126cm"><text:h text:style-name="MP6" text:outline-level="1">À compléter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33" text:outline-level="1"><draw:frame draw:style-name="Mfr1" draw:name="Cadre_Pied_Pair_Mesures_2col1" text:anchor-type="paragraph" svg:x="1.178cm" svg:y="-0.145cm" draw:z-index="0"><draw:text-box fo:min-height="0.536cm" fo:min-width="6.994cm"><text:h text:style-name="MP7" text:outline-level="1">À compléter</text:h></draw:text-box></draw:frame><text:span text:style-name="_5f_Caractères_5f_gras_5f_Blanc"><text:page-number text:select-page="current">0</text:page-number></text:span><text:s/></text:h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ESAMATH</meta:initial-creator>
    <meta:creation-date>2014-10-23T16:08:44.230000000</meta:creation-date>
    <dc:date>2024-07-01T18:49:41.766197558</dc:date>
    <meta:editing-duration>P1DT22H7M8S</meta:editing-duration>
    <meta:editing-cycles>241</meta:editing-cycles>
    <meta:generator>LibreOffice/7.6.1.2$Linux_X86_64 LibreOffice_project/f5defcebd022c5bc36bbb79be232cb6926d8f674</meta:generator>
    <meta:document-statistic meta:table-count="4" meta:image-count="0" meta:object-count="27" meta:page-count="2" meta:paragraph-count="132" meta:word-count="675" meta:character-count="3225" meta:non-whitespace-character-count="2548"/>
    <meta:template xlink:type="simple" xlink:actuate="onRequest" xlink:title="Modele_Cahier" xlink:href="../../../../../../../../.config/libreoffice/4/user/template/Modele_Cahier.ott" meta:date="2024-07-01T17:41:38.310747327"/>
  </office:meta>
</office:document-meta>
</file>

<file path=Object 1/content.xml><?xml version="1.0" encoding="utf-8"?>
<math xmlns="http://www.w3.org/1998/Math/MathML" display="block">
  <semantics>
    <mrow>
      <mo fence="true" form="prefix" stretchy="true">(</mo>
      <mrow>
        <mfrac>
          <mrow>
            <mstyle mathsize="11pt">
              <mtext>−</mtext>
            </mstyle>
            <mn>2</mn>
          </mrow>
          <mn>5</mn>
        </mfrac>
      </mrow>
      <mo fence="true" form="postfix" stretchy="true">)</mo>
    </mrow>
    <annotation encoding="StarMath 5.0">left ( {{ size 11 "−" 2}}over{{5}} right)
</annotation>
  </semantics>
</math>
</file>

<file path=Object 10/content.xml><?xml version="1.0" encoding="utf-8"?>
<math xmlns="http://www.w3.org/1998/Math/MathML" display="block">
  <semantics>
    <mstyle mathsize="12pt">
      <msub>
        <mi>x</mi>
        <mi>A</mi>
      </msub>
    </mstyle>
    <annotation encoding="StarMath 5.0">size 12{x_A}
</annotation>
  </semantics>
</math>
</file>

<file path=Object 11/content.xml><?xml version="1.0" encoding="utf-8"?>
<math xmlns="http://www.w3.org/1998/Math/MathML" display="block">
  <semantics>
    <mstyle mathsize="12pt">
      <msub>
        <mi>x</mi>
        <mi>A</mi>
      </msub>
    </mstyle>
    <annotation encoding="StarMath 5.0">size 12{x_A}
</annotation>
  </semantics>
</math>
</file>

<file path=Object 12/content.xml><?xml version="1.0" encoding="utf-8"?>
<math xmlns="http://www.w3.org/1998/Math/MathML" display="block">
  <semantics>
    <mstyle mathsize="12pt">
      <msub>
        <mi>x</mi>
        <mi>B</mi>
      </msub>
    </mstyle>
    <annotation encoding="StarMath 5.0">size 12{x_B}
</annotation>
  </semantics>
</math>
</file>

<file path=Object 13/content.xml><?xml version="1.0" encoding="utf-8"?>
<math xmlns="http://www.w3.org/1998/Math/MathML" display="block">
  <semantics>
    <mstyle mathsize="12pt">
      <msub>
        <mi>x</mi>
        <mi>C</mi>
      </msub>
    </mstyle>
    <annotation encoding="StarMath 5.0">size 12{x_C}
</annotation>
  </semantics>
</math>
</file>

<file path=Object 14/content.xml><?xml version="1.0" encoding="utf-8"?>
<math xmlns="http://www.w3.org/1998/Math/MathML" display="block">
  <semantics>
    <mstyle mathsize="12pt">
      <msub>
        <mi>x</mi>
        <mi>D</mi>
      </msub>
    </mstyle>
    <annotation encoding="StarMath 5.0">size 12{x_D}</annotation>
  </semantics>
</math>
</file>

<file path=Object 15/content.xml><?xml version="1.0" encoding="utf-8"?>
<math xmlns="http://www.w3.org/1998/Math/MathML" display="block">
  <semantics>
    <mstyle mathsize="12pt">
      <msub>
        <mi>x</mi>
        <mi>E</mi>
      </msub>
    </mstyle>
    <annotation encoding="StarMath 5.0">size 12{x_E}
</annotation>
  </semantics>
</math>
</file>

<file path=Object 16/content.xml><?xml version="1.0" encoding="utf-8"?>
<math xmlns="http://www.w3.org/1998/Math/MathML" display="block">
  <semantics>
    <mstyle mathsize="12pt">
      <msub>
        <mi>x</mi>
        <mi>F</mi>
      </msub>
    </mstyle>
    <annotation encoding="StarMath 5.0">size 12{x_F}
</annotation>
  </semantics>
</math>
</file>

<file path=Object 17/content.xml><?xml version="1.0" encoding="utf-8"?>
<math xmlns="http://www.w3.org/1998/Math/MathML" display="block">
  <semantics>
    <mstyle mathsize="12pt">
      <msub>
        <mi>x</mi>
        <mi>G</mi>
      </msub>
    </mstyle>
    <annotation encoding="StarMath 5.0">size 12{x_G}</annotation>
  </semantics>
</math>
</file>

<file path=Object 18/content.xml><?xml version="1.0" encoding="utf-8"?>
<math xmlns="http://www.w3.org/1998/Math/MathML" display="block">
  <semantics>
    <mstyle mathsize="12pt">
      <msub>
        <mi>x</mi>
        <mi>H</mi>
      </msub>
    </mstyle>
    <annotation encoding="StarMath 5.0">size 12{x_H}
</annotation>
  </semantics>
</math>
</file>

<file path=Object 19/content.xml><?xml version="1.0" encoding="utf-8"?>
<math xmlns="http://www.w3.org/1998/Math/MathML" display="block">
  <semantics>
    <mstyle mathsize="12pt">
      <msub>
        <mi>x</mi>
        <mi>K</mi>
      </msub>
    </mstyle>
    <annotation encoding="StarMath 5.0">size 12{x_K}
</annotation>
  </semantics>
</math>
</file>

<file path=Object 2/content.xml><?xml version="1.0" encoding="utf-8"?>
<math xmlns="http://www.w3.org/1998/Math/MathML" display="block">
  <semantics>
    <mrow>
      <mo fence="true" form="prefix" stretchy="true">(</mo>
      <mrow>
        <mfrac>
          <mn>1</mn>
          <mn>5</mn>
        </mfrac>
      </mrow>
      <mo fence="true" form="postfix" stretchy="true">)</mo>
    </mrow>
    <annotation encoding="StarMath 5.0">left ( {{1}}over{{5}} right)
</annotation>
  </semantics>
</math>
</file>

<file path=Object 20/content.xml><?xml version="1.0" encoding="utf-8"?>
<math xmlns="http://www.w3.org/1998/Math/MathML" display="block">
  <semantics>
    <mstyle mathsize="12pt">
      <msub>
        <mi>x</mi>
        <mi>L</mi>
      </msub>
    </mstyle>
    <annotation encoding="StarMath 5.0">size 12{x_L}</annotation>
  </semantics>
</math>
</file>

<file path=Object 29/content.xml><?xml version="1.0" encoding="utf-8"?>
<math xmlns="http://www.w3.org/1998/Math/MathML" display="block">
  <semantics>
    <mrow>
      <mo fence="true" form="prefix" stretchy="true">(</mo>
      <mrow>
        <mfrac>
          <mstyle mathcolor="silver">
            <mstyle mathcolor="silver">
              <mn>.....</mn>
            </mstyle>
          </mstyle>
          <mstyle mathcolor="silver">
            <mstyle mathcolor="silver">
              <mn>.....</mn>
            </mstyle>
          </mstyle>
        </mfrac>
      </mrow>
      <mo fence="true" form="postfix" stretchy="true">)</mo>
    </mrow>
    <annotation encoding="StarMath 5.0">left( COLOR SILVER{color silver{.....}} over COLOR SILVER{color silver{.....}} right)</annotation>
  </semantics>
</math>
</file>

<file path=Object 3/content.xml><?xml version="1.0" encoding="utf-8"?>
<math xmlns="http://www.w3.org/1998/Math/MathML" display="block">
  <semantics>
    <mrow>
      <mo fence="true" form="prefix" stretchy="true">(</mo>
      <mrow>
        <mfrac>
          <mstyle mathcolor="silver">
            <mstyle mathcolor="silver">
              <mn>.....</mn>
            </mstyle>
          </mstyle>
          <mstyle mathcolor="silver">
            <mstyle mathcolor="silver">
              <mn>.....</mn>
            </mstyle>
          </mstyle>
        </mfrac>
      </mrow>
      <mo fence="true" form="postfix" stretchy="true">)</mo>
    </mrow>
    <annotation encoding="StarMath 5.0">left( COLOR SILVER{color silver{.....}} over COLOR SILVER{color silver{.....}} right)</annotation>
  </semantics>
</math>
</file>

<file path=Object 30/content.xml><?xml version="1.0" encoding="utf-8"?>
<math xmlns="http://www.w3.org/1998/Math/MathML" display="block">
  <semantics>
    <mrow>
      <mo fence="true" form="prefix" stretchy="true">(</mo>
      <mrow>
        <mfrac>
          <mstyle mathcolor="silver">
            <mstyle mathcolor="silver">
              <mn>.....</mn>
            </mstyle>
          </mstyle>
          <mstyle mathcolor="silver">
            <mstyle mathcolor="silver">
              <mn>.....</mn>
            </mstyle>
          </mstyle>
        </mfrac>
      </mrow>
      <mo fence="true" form="postfix" stretchy="true">)</mo>
    </mrow>
    <annotation encoding="StarMath 5.0">left( COLOR SILVER{color silver{.....}} over COLOR SILVER{color silver{.....}} right)</annotation>
  </semantics>
</math>
</file>

<file path=Object 31/content.xml><?xml version="1.0" encoding="utf-8"?>
<math xmlns="http://www.w3.org/1998/Math/MathML" display="block">
  <semantics>
    <mrow>
      <mo fence="true" form="prefix" stretchy="true">(</mo>
      <mrow>
        <mfrac>
          <mstyle mathcolor="silver">
            <mstyle mathcolor="silver">
              <mn>.....</mn>
            </mstyle>
          </mstyle>
          <mstyle mathcolor="silver">
            <mstyle mathcolor="silver">
              <mn>.....</mn>
            </mstyle>
          </mstyle>
        </mfrac>
      </mrow>
      <mo fence="true" form="postfix" stretchy="true">)</mo>
    </mrow>
    <annotation encoding="StarMath 5.0">left( COLOR SILVER{color silver{.....}} over COLOR SILVER{color silver{.....}} right)</annotation>
  </semantics>
</math>
</file>

<file path=Object 32/content.xml><?xml version="1.0" encoding="utf-8"?>
<math xmlns="http://www.w3.org/1998/Math/MathML" display="block">
  <semantics>
    <mrow>
      <mo fence="true" form="prefix" stretchy="true">(</mo>
      <mrow>
        <mfrac>
          <mstyle mathcolor="silver">
            <mstyle mathcolor="silver">
              <mn>.....</mn>
            </mstyle>
          </mstyle>
          <mstyle mathcolor="silver">
            <mstyle mathcolor="silver">
              <mn>.....</mn>
            </mstyle>
          </mstyle>
        </mfrac>
      </mrow>
      <mo fence="true" form="postfix" stretchy="true">)</mo>
    </mrow>
    <annotation encoding="StarMath 5.0">left( COLOR SILVER{color silver{.....}} over COLOR SILVER{color silver{.....}} right)</annotation>
  </semantics>
</math>
</file>

<file path=Object 33/content.xml><?xml version="1.0" encoding="utf-8"?>
<math xmlns="http://www.w3.org/1998/Math/MathML" display="block">
  <semantics>
    <mrow>
      <mo fence="true" form="prefix" stretchy="true">(</mo>
      <mrow>
        <mfrac>
          <mstyle mathcolor="silver">
            <mstyle mathcolor="silver">
              <mn>.....</mn>
            </mstyle>
          </mstyle>
          <mstyle mathcolor="silver">
            <mstyle mathcolor="silver">
              <mn>.....</mn>
            </mstyle>
          </mstyle>
        </mfrac>
      </mrow>
      <mo fence="true" form="postfix" stretchy="true">)</mo>
    </mrow>
    <annotation encoding="StarMath 5.0">left( COLOR SILVER{color silver{.....}} over COLOR SILVER{color silver{.....}} right)</annotation>
  </semantics>
</math>
</file>

<file path=Object 4/content.xml><?xml version="1.0" encoding="utf-8"?>
<math xmlns="http://www.w3.org/1998/Math/MathML" display="block">
  <semantics>
    <mrow>
      <mo fence="true" form="prefix" stretchy="true">(</mo>
      <mrow>
        <mfrac>
          <mstyle mathcolor="silver">
            <mstyle mathcolor="silver">
              <mn>.....</mn>
            </mstyle>
          </mstyle>
          <mstyle mathcolor="silver">
            <mstyle mathcolor="silver">
              <mn>.....</mn>
            </mstyle>
          </mstyle>
        </mfrac>
      </mrow>
      <mo fence="true" form="postfix" stretchy="true">)</mo>
    </mrow>
    <annotation encoding="StarMath 5.0">left( COLOR SILVER{color silver{.....}} over COLOR SILVER{color silver{.....}} right)</annotation>
  </semantics>
</math>
</file>

<file path=Object 5/content.xml><?xml version="1.0" encoding="utf-8"?>
<math xmlns="http://www.w3.org/1998/Math/MathML" display="block">
  <semantics>
    <mrow>
      <mo fence="true" form="prefix" stretchy="true">(</mo>
      <mrow>
        <mfrac>
          <mstyle mathcolor="silver">
            <mstyle mathcolor="silver">
              <mn>.....</mn>
            </mstyle>
          </mstyle>
          <mstyle mathcolor="silver">
            <mstyle mathcolor="silver">
              <mn>.....</mn>
            </mstyle>
          </mstyle>
        </mfrac>
      </mrow>
      <mo fence="true" form="postfix" stretchy="true">)</mo>
    </mrow>
    <annotation encoding="StarMath 5.0">left( COLOR SILVER{color silver{.....}} over COLOR SILVER{color silver{.....}} right)</annotation>
  </semantics>
</math>
</file>

<file path=Object 50/content.xml><?xml version="1.0" encoding="utf-8"?>
<math xmlns="http://www.w3.org/1998/Math/MathML" display="block">
  <semantics>
    <mrow>
      <mo fence="true" form="prefix" stretchy="true">(</mo>
      <mrow>
        <mfrac>
          <mstyle mathcolor="silver">
            <mstyle mathcolor="silver">
              <mn>.....</mn>
            </mstyle>
          </mstyle>
          <mstyle mathcolor="silver">
            <mstyle mathcolor="silver">
              <mn>.....</mn>
            </mstyle>
          </mstyle>
        </mfrac>
      </mrow>
      <mo fence="true" form="postfix" stretchy="true">)</mo>
    </mrow>
    <annotation encoding="StarMath 5.0">left( COLOR SILVER{color silver{.....}} over COLOR SILVER{color silver{.....}} right)</annotation>
  </semantics>
</math>
</file>

<file path=Object 51/content.xml><?xml version="1.0" encoding="utf-8"?>
<math xmlns="http://www.w3.org/1998/Math/MathML" display="block">
  <semantics>
    <mrow>
      <mo fence="true" form="prefix" stretchy="true">(</mo>
      <mrow>
        <mfrac>
          <mstyle mathcolor="silver">
            <mstyle mathcolor="silver">
              <mn>.....</mn>
            </mstyle>
          </mstyle>
          <mstyle mathcolor="silver">
            <mstyle mathcolor="silver">
              <mn>.....</mn>
            </mstyle>
          </mstyle>
        </mfrac>
      </mrow>
      <mo fence="true" form="postfix" stretchy="true">)</mo>
    </mrow>
    <annotation encoding="StarMath 5.0">left( COLOR SILVER{color silver{.....}} over COLOR SILVER{color silver{.....}} right)</annotation>
  </semantics>
</math>
</file>

<file path=Object 6/content.xml><?xml version="1.0" encoding="utf-8"?>
<math xmlns="http://www.w3.org/1998/Math/MathML" display="block">
  <semantics>
    <mrow>
      <mo fence="true" form="prefix" stretchy="true">(</mo>
      <mrow>
        <mfrac>
          <mn>4</mn>
          <mn>3</mn>
        </mfrac>
      </mrow>
      <mo fence="true" form="postfix" stretchy="true">)</mo>
    </mrow>
    <annotation encoding="StarMath 5.0">left ( {{4}}over{{3}} right)
</annotation>
  </semantics>
</math>
</file>

<file path=Object 7/content.xml><?xml version="1.0" encoding="utf-8"?>
<math xmlns="http://www.w3.org/1998/Math/MathML" display="block">
  <semantics>
    <mrow>
      <mo fence="true" form="prefix" stretchy="true">(</mo>
      <mrow>
        <mrow>
          <mn>3</mn>
          <mspace width="0.5em"/>
          <mstyle mathvariant="normal">
            <mrow>
              <mo stretchy="false">+</mo>
              <mspace width="0.5em"/>
            </mrow>
          </mstyle>
          <mfrac>
            <mn>1</mn>
            <mn>3</mn>
          </mfrac>
        </mrow>
      </mrow>
      <mo fence="true" form="postfix" stretchy="true">)</mo>
    </mrow>
    <annotation encoding="StarMath 5.0">left ( {3} `nitalic+` {{1}}over{{3}} right)
</annotation>
  </semantics>
</math>
</file>

<file path=Object 8/content.xml><?xml version="1.0" encoding="utf-8"?>
<math xmlns="http://www.w3.org/1998/Math/MathML" display="block">
  <semantics>
    <mrow>
      <mo fence="true" form="prefix" stretchy="true">(</mo>
      <mrow>
        <mfrac>
          <mrow>
            <mstyle mathsize="11pt">
              <mtext>−</mtext>
            </mstyle>
            <mn>10</mn>
          </mrow>
          <mn>5</mn>
        </mfrac>
      </mrow>
      <mo fence="true" form="postfix" stretchy="true">)</mo>
    </mrow>
    <annotation encoding="StarMath 5.0">left ( {{ size 11 "−" 10}}over{{5}} right)
</annotation>
  </semantics>
</math>
</file>

<file path=Object 9/content.xml><?xml version="1.0" encoding="utf-8"?>
<math xmlns="http://www.w3.org/1998/Math/MathML" display="block">
  <semantics>
    <mrow>
      <mo fence="true" form="prefix" stretchy="true">(</mo>
      <mrow>
        <mfrac>
          <mrow>
            <mstyle mathsize="11pt">
              <mtext>−</mtext>
            </mstyle>
            <mn>4</mn>
          </mrow>
          <mn>5</mn>
        </mfrac>
      </mrow>
      <mo fence="true" form="postfix" stretchy="true">)</mo>
    </mrow>
    <annotation encoding="StarMath 5.0">left ( {{ size 11 "−" 4}}over{{5}} right)
</annotation>
  </semantics>
</math>
</file>